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8300000104BC30F97DB.svm"/>
  <manifest:file-entry manifest:media-type="" manifest:full-path="Pictures/2000000700002FF600001419A61C4F22.svm"/>
  <manifest:file-entry manifest:media-type="" manifest:full-path="Pictures/200000070000323100001419D94A8C28.svm"/>
  <manifest:file-entry manifest:media-type="" manifest:full-path="Pictures/2000000700002FF6000014432C2784BF.svm"/>
  <manifest:file-entry manifest:media-type="" manifest:full-path="Pictures/200000070000284500001149EA4B9613.svm"/>
  <manifest:file-entry manifest:media-type="" manifest:full-path="Pictures/200000070000300B00001458F2D190D3.svm"/>
  <manifest:file-entry manifest:media-type="" manifest:full-path="Pictures/200000070000309F000014034A5AF9E7.svm"/>
  <manifest:file-entry manifest:media-type="" manifest:full-path="Pictures/2000000700003148000013AF70EE3377.svm"/>
  <manifest:file-entry manifest:media-type="" manifest:full-path="Pictures/200000070000271D000015C0D0E2C7FF.svm"/>
  <manifest:file-entry manifest:media-type="" manifest:full-path="Pictures/2000000700003133000010608A6D79F5.svm"/>
  <manifest:file-entry manifest:media-type="" manifest:full-path="Pictures/200000070000386500001482D202608C.svm"/>
  <manifest:file-entry manifest:media-type="" manifest:full-path="Pictures/2000000700002FF600001419AADE3A30.svm"/>
  <manifest:file-entry manifest:media-type="" manifest:full-path="Pictures/2000000700002845000013C44513AA16.svm"/>
  <manifest:file-entry manifest:media-type="" manifest:full-path="Pictures/200000070000283000000EA4EB3AA898.svm"/>
  <manifest:file-entry manifest:media-type="" manifest:full-path="Pictures/20000007000037BB00001556C68ECB38.svm"/>
  <manifest:file-entry manifest:media-type="" manifest:full-path="Pictures/200000070000285A000010CA1637F5C1.svm"/>
  <manifest:file-entry manifest:media-type="" manifest:full-path="Pictures/2000000700002FF6000013AF9C42E004.svm"/>
  <manifest:file-entry manifest:media-type="" manifest:full-path="Pictures/2000000700003020000013C49140777B.svm"/>
  <manifest:file-entry manifest:media-type="" manifest:full-path="Pictures/2000000700003D460000202B54393E6B.svm"/>
  <manifest:file-entry manifest:media-type="" manifest:full-path="Pictures/20000007000037FB0000152C0E51BBF3.svm"/>
  <manifest:file-entry manifest:media-type="" manifest:full-path="Pictures/20000007000032070000138470713587.svm"/>
  <manifest:file-entry manifest:media-type="" manifest:full-path="Pictures/20000007000032460000146D35A20A8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3.535cm" style:rel-column-width="13627*"/>
    </style:style>
    <style:style style:name="Таблица1.B" style:family="table-column">
      <style:table-column-properties style:column-width="2.94cm" style:rel-column-width="11336*"/>
    </style:style>
    <style:style style:name="Таблица1.C" style:family="table-column">
      <style:table-column-properties style:column-width="10.523cm" style:rel-column-width="40572*"/>
    </style:style>
    <style:style style:name="Таблица1.A1" style:family="table-cell">
      <style:table-cell-properties fo:background-color="#cc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C1" style:family="table-cell">
      <style:table-cell-properties fo:background-color="#ccffff" fo:padding="0.097cm" fo:border="0.002cm solid #000000">
        <style:background-image/>
      </style:table-cell-properties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C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A1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C1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3.196cm" style:rel-column-width="12322*"/>
    </style:style>
    <style:style style:name="Таблица2.B" style:family="table-column">
      <style:table-column-properties style:column-width="3.323cm" style:rel-column-width="12811*"/>
    </style:style>
    <style:style style:name="Таблица2.C" style:family="table-column">
      <style:table-column-properties style:column-width="10.479cm" style:rel-column-width="40402*"/>
    </style:style>
    <style:style style:name="Таблица2.A1" style:family="table-cell">
      <style:table-cell-properties fo:background-color="#cc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C1" style:family="table-cell">
      <style:table-cell-properties fo:background-color="#ccffff" fo:padding="0.097cm" fo:border="0.002cm solid #000000">
        <style:background-image/>
      </style:table-cell-properties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C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3.196cm" style:rel-column-width="12322*"/>
    </style:style>
    <style:style style:name="Таблица3.B" style:family="table-column">
      <style:table-column-properties style:column-width="3.323cm" style:rel-column-width="12811*"/>
    </style:style>
    <style:style style:name="Таблица3.C" style:family="table-column">
      <style:table-column-properties style:column-width="10.479cm" style:rel-column-width="40402*"/>
    </style:style>
    <style:style style:name="Таблица3.A1" style:family="table-cell">
      <style:table-cell-properties fo:background-color="#cc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C1" style:family="table-cell">
      <style:table-cell-properties fo:background-color="#ccffff" fo:padding="0.097cm" fo:border="0.002cm solid #000000">
        <style:background-image/>
      </style:table-cell-properties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3.C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4" style:family="table">
      <style:table-properties style:width="16.999cm" table:align="left"/>
    </style:style>
    <style:style style:name="Таблица4.A" style:family="table-column">
      <style:table-column-properties style:column-width="2.977cm"/>
    </style:style>
    <style:style style:name="Таблица4.B" style:family="table-column">
      <style:table-column-properties style:column-width="14.021cm"/>
    </style:style>
    <style:style style:name="Таблица4.A1" style:family="table-cell">
      <style:table-cell-properties style:vertical-align="middle" fo:background-color="#e6e6e6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>
        <style:background-image/>
      </style:table-cell-properties>
    </style:style>
    <style:style style:name="Таблица4.B1" style:family="table-cell">
      <style:table-cell-properties style:vertical-align="middle" style:border-line-width="0.002cm 0.088cm 0.002cm" fo:padding="0.049cm" fo:border="0.092cm double #808080"/>
    </style:style>
    <style:style style:name="Таблица4.A2" style:family="table-cell">
      <style:table-cell-properties style:vertical-align="middle" fo:background-color="#e6e6e6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Таблица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text-properties style:font-name="Verdana" fo:font-size="13pt" fo:font-weight="normal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Verdana" fo:font-size="13pt" fo:font-weight="normal" style:font-size-asian="13pt" style:font-weight-asian="normal" style:font-size-complex="13pt" style:font-weight-complex="normal"/>
    </style:style>
    <style:style style:name="P3" style:family="paragraph" style:parent-style-name="Text_20_body">
      <style:text-properties style:font-name="Verdana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4" style:family="paragraph" style:parent-style-name="Text_20_body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text-properties style:font-name="Verdana" fo:font-size="10pt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Verdana" fo:font-size="10pt" style:font-size-asian="12pt" style:font-size-complex="12pt"/>
    </style:style>
    <style:style style:name="P9" style:family="paragraph" style:parent-style-name="Text_20_body">
      <style:text-properties style:font-name="Verdana" fo:font-size="10pt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1" style:family="paragraph" style:parent-style-name="Text_20_body"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text-properties style:font-name="Verdan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Text_20_body">
      <style:text-properties style:font-name="Verdana" fo:font-size="11.8000001907349pt" style:font-size-asian="11.8000001907349pt" style:font-size-complex="11.8000001907349pt"/>
    </style:style>
    <style:style style:name="P16" style:family="paragraph" style:parent-style-name="Text_20_body">
      <style:paragraph-properties fo:text-align="justify" style:justify-single-word="false"/>
      <style:text-properties style:font-name="Verdana" fo:font-size="11.8000001907349pt" style:font-size-asian="11.8000001907349pt" style:font-size-complex="11.8000001907349pt"/>
    </style:style>
    <style:style style:name="P17" style:family="paragraph" style:parent-style-name="Text_20_body">
      <style:text-properties style:font-name="Verdana" fo:font-size="11.8000001907349pt" fo:font-weight="normal" style:font-size-asian="11.8000001907349pt" style:font-weight-asian="normal" style:font-size-complex="11.8000001907349pt" style:font-weight-complex="normal"/>
    </style:style>
    <style:style style:name="P18" style:family="paragraph" style:parent-style-name="Text_20_body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style:font-name="Arial" fo:font-size="11.8000001907349pt" style:font-size-asian="11.8000001907349pt" style:font-size-complex="11.8000001907349pt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1.8000001907349pt" style:font-size-asian="11.8000001907349pt" style:font-size-complex="11.8000001907349pt"/>
    </style:style>
    <style:style style:name="P21" style:family="paragraph" style:parent-style-name="Text_20_body">
      <style:paragraph-properties fo:text-align="center" style:justify-single-word="false"/>
      <style:text-properties style:font-name="Arial" fo:font-size="11.8000001907349pt" style:font-size-asian="11.8000001907349pt" style:font-size-complex="11.8000001907349pt"/>
    </style:style>
    <style:style style:name="P22" style:family="paragraph" style:parent-style-name="Text_20_body">
      <style:text-properties fo:color="#000000" style:font-name="Verdana" fo:font-size="10pt" style:font-size-asian="10pt" style:font-size-complex="10pt"/>
    </style:style>
    <style:style style:name="P23" style:family="paragraph" style:parent-style-name="Text_20_body">
      <style:paragraph-properties fo:text-align="justify" style:justify-single-word="false"/>
      <style:text-properties fo:color="#000000" style:font-name="Verdana" fo:font-size="10pt" style:font-size-asian="10pt" style:font-size-complex="10pt"/>
    </style:style>
    <style:style style:name="P24" style:family="paragraph" style:parent-style-name="Text_20_body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text-properties fo:color="#000000" style:font-name="Verdana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color="#000000" style:font-name="Verdana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color="#000000"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Text_20_body"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text-properties fo:color="#000000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ext_20_body">
      <style:text-properties fo:color="#000000" style:font-name="Verdan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ext_20_body"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ext_20_body">
      <style:text-properties fo:color="#000000" style:font-name="Verdana" fo:font-style="italic" fo:font-weight="normal" style:font-style-asian="italic" style:font-weight-asian="normal" style:font-style-complex="italic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Text_20_body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40" style:family="paragraph" style:parent-style-name="Text_20_body">
      <style:text-properties fo:color="#000000"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Text_20_body">
      <style:text-properties fo:color="#000000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>
      <style:paragraph-properties fo:text-align="start" style:justify-single-word="false"/>
      <style:text-properties fo:color="#000000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>
      <style:paragraph-properties fo:text-align="start" style:justify-single-word="false"/>
      <style:text-properties fo:color="#000000" style:font-name="Times New Roman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45" style:family="paragraph" style:parent-style-name="Text_20_body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46" style:family="paragraph" style:parent-style-name="Text_20_body">
      <style:text-properties fo:font-weight="normal" style:font-weight-asian="normal" style:font-weight-complex="normal"/>
    </style:style>
    <style:style style:name="P47" style:family="paragraph" style:parent-style-name="Text_20_body">
      <style:text-properties fo:color="#008000" style:font-name="Verdan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Text_20_body">
      <style:paragraph-properties fo:text-align="justify" style:justify-single-word="false"/>
      <style:text-properties fo:color="#800000" style:font-name="Verdan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color="#800000" style:font-name="Verdan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Text_20_body">
      <style:text-properties fo:color="#800000" style:font-name="Times New Roman" fo:font-size="12pt" fo:font-weight="bold" style:font-size-asian="12pt" style:font-weight-asian="bold" style:font-size-complex="12pt" style:font-weight-complex="bold"/>
    </style:style>
    <style:style style:name="P51" style:family="paragraph" style:parent-style-name="Text_20_body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53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text-align="justify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>
      <style:paragraph-properties fo:text-align="justify" style:justify-single-word="false"/>
    </style:style>
    <style:style style:name="P57" style:family="paragraph" style:parent-style-name="Standard">
      <style:text-properties style:font-name="Verdana" fo:font-size="10pt" style:font-size-asian="12pt" style:font-size-complex="12pt"/>
    </style:style>
    <style:style style:name="P58" style:family="paragraph" style:parent-style-name="Standard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style:font-name="Verdana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Verdana" fo:font-size="10pt" fo:font-style="normal" style:font-size-asian="12pt" style:font-style-asian="normal" style:font-size-complex="12pt" style:font-style-complex="normal"/>
    </style:style>
    <style:style style:name="P62" style:family="paragraph" style:parent-style-name="Standard">
      <style:paragraph-properties fo:text-align="justify" style:justify-single-word="false"/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style:font-name="Verdana" fo:font-size="10pt" fo:font-weight="normal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style:font-name="Verdana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65" style:family="paragraph" style:parent-style-name="Standard">
      <style:text-properties fo:color="#000000" style:font-name="Times New Roman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66" style:family="paragraph" style:parent-style-name="Standard">
      <style:text-properties fo:color="#000000"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6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9" style:family="paragraph" style:parent-style-name="Standard">
      <style:text-properties fo:color="#000080" style:font-name="Verdana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70" style:family="paragraph" style:parent-style-name="Standard">
      <style:text-properties fo:color="#000080" style:font-name="Verdana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Heading_20_2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72" style:family="paragraph" style:parent-style-name="Heading_20_2">
      <style:text-properties style:font-name="Verdana" fo:font-style="normal" style:font-style-asian="normal" style:font-style-complex="normal"/>
    </style:style>
    <style:style style:name="P73" style:family="paragraph" style:parent-style-name="Heading_20_2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Heading_20_2"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Heading_20_2">
      <style:text-properties fo:font-style="normal" style:font-style-asian="normal" style:font-style-complex="normal"/>
    </style:style>
    <style:style style:name="P76" style:family="paragraph" style:parent-style-name="Heading_20_3">
      <style:text-properties style:font-name="Verdana" fo:font-size="13pt" fo:font-weight="normal" style:font-size-asian="13pt" style:font-weight-asian="normal" style:font-size-complex="13pt" style:font-weight-complex="normal"/>
    </style:style>
    <style:style style:name="P77" style:family="paragraph" style:parent-style-name="Heading_20_3">
      <style:text-properties fo:font-weight="normal" style:font-weight-asian="normal" style:font-weight-complex="normal"/>
    </style:style>
    <style:style style:name="P78" style:family="paragraph" style:parent-style-name="Heading_20_3">
      <style:text-properties fo:color="#000000" style:font-name="Verdana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9" style:family="paragraph" style:parent-style-name="Heading_20_3">
      <style:text-properties fo:font-size="13pt" fo:font-weight="normal" style:font-size-asian="13pt" style:font-weight-asian="normal" style:font-size-complex="13pt" style:font-weight-complex="normal"/>
    </style:style>
    <style:style style:name="P80" style:family="paragraph" style:parent-style-name="Heading_20_4">
      <style:text-properties style:font-name="Arial" fo:font-size="11.8000001907349pt" style:font-size-asian="11.8000001907349pt" style:font-size-complex="11.8000001907349pt"/>
    </style:style>
    <style:style style:name="P81" style:family="paragraph" style:parent-style-name="Heading_20_4">
      <style:text-properties fo:font-weight="normal" style:font-weight-asian="normal" style:font-weight-complex="normal"/>
    </style:style>
    <style:style style:name="P82" style:family="paragraph" style:parent-style-name="Heading_20_4">
      <style:text-properties fo:font-style="italic" fo:font-weight="normal" style:font-style-asian="italic" style:font-weight-asian="normal" style:font-style-complex="italic" style:font-weight-complex="normal"/>
    </style:style>
    <style:style style:name="P83" style:family="paragraph" style:parent-style-name="Heading_20_4">
      <style:text-properties fo:color="#000000" style:font-name="Verdana" fo:font-style="italic" fo:font-weight="normal" style:font-style-asian="italic" style:font-weight-asian="normal" style:font-style-complex="italic" style:font-weight-complex="normal"/>
    </style:style>
    <style:style style:name="P84" style:family="paragraph" style:parent-style-name="Heading_20_4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88" style:family="paragraph" style:parent-style-name="Table_20_Contents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text-align="justify" style:justify-single-word="false"/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Table_20_Contents">
      <style:paragraph-properties fo:text-align="justify" style:justify-single-word="false"/>
      <style:text-properties fo:color="#000000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Table_20_Contents">
      <style:paragraph-properties fo:text-align="justify" style:justify-single-word="false"/>
      <style:text-properties fo:color="#000000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Table_20_Contents">
      <style:paragraph-properties fo:text-align="start" style:justify-single-word="false"/>
    </style:style>
    <style:style style:name="P102" style:family="paragraph" style:parent-style-name="Table_20_Contents">
      <style:paragraph-properties fo:text-align="justify" style:justify-single-word="false"/>
      <style:text-properties fo:color="#800000" style:font-name="Verdan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fo:color="#800000" style:font-name="Verdan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fo:color="#800000" style:font-name="Courier New" fo:font-size="10pt" fo:font-weight="bold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justify" style:justify-single-word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06" style:family="paragraph" style:parent-style-name="Heading_20_5">
      <style:text-properties fo:font-size="10.5pt" style:font-size-asian="10.5pt" style:font-size-complex="10.5pt"/>
    </style:style>
    <style:style style:name="P107" style:family="paragraph" style:parent-style-name="Heading_20_5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108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background-color="#e6e6e6">
        <style:background-image/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8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Text_20_body">
      <style:paragraph-properties fo:background-color="#e6e6e6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background-color="#e6e6e6">
        <style:background-image/>
      </style:paragraph-properties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ext_20_body">
      <style:paragraph-properties fo:background-color="#e6e6e6">
        <style:background-image/>
      </style:paragraph-properties>
      <style:text-properties fo:color="#0000ff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9" style:family="paragraph" style:parent-style-name="Standard">
      <style:paragraph-properties fo:background-color="#e6e6e6">
        <style:background-image/>
      </style:paragraph-properties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Standard">
      <style:paragraph-properties fo:background-color="#e6e6e6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ext_20_body">
      <style:paragraph-properties fo:background-color="transparent">
        <style:background-image/>
      </style:paragraph-properties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Verdana" fo:font-size="10pt" style:font-size-asian="10pt" style:font-size-complex="10pt"/>
    </style:style>
    <style:style style:name="P124" style:family="paragraph" style:parent-style-name="Text_20_body">
      <style:paragraph-properties fo:background-color="transparent">
        <style:background-image/>
      </style:paragraph-properties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125" style:family="paragraph" style:parent-style-name="Text_20_body">
      <style:paragraph-properties fo:background-color="transparent">
        <style:background-image/>
      </style:paragraph-properties>
      <style:text-properties fo:color="#00008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8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80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8" style:family="paragraph" style:parent-style-name="Text_20_body">
      <style:paragraph-properties fo:background-color="transparent">
        <style:background-image/>
      </style:paragraph-properties>
      <style:text-properties fo:color="#00008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Text_20_body">
      <style:paragraph-properties fo:background-color="transparent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5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36" style:family="paragraph" style:parent-style-name="Text_20_body">
      <style:paragraph-properties fo:background-color="transparent">
        <style:background-image/>
      </style:paragraph-properties>
      <style:text-properties fo:color="#000000" style:font-name="Verdana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7" style:family="paragraph" style:parent-style-name="Text_20_body">
      <style:paragraph-properties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Text_20_body">
      <style:paragraph-properties fo:background-color="transparent">
        <style:background-image/>
      </style:paragraph-properties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1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fo:font-weight="normal" style:font-weight-asian="normal" style:font-weight-complex="normal"/>
    </style:style>
    <style:style style:name="P143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Courier New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44" style:family="paragraph" style:parent-style-name="Text_20_body">
      <style:paragraph-properties fo:text-align="justify" style:justify-single-word="false" fo:background-color="transparent">
        <style:background-image/>
      </style:paragraph-properties>
    </style:style>
    <style:style style:name="P145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800000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6" style:family="paragraph" style:parent-style-name="Text_20_body">
      <style:paragraph-properties fo:background-color="transparent">
        <style:background-image/>
      </style:paragraph-properties>
      <style:text-properties fo:color="#0000ff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Heading_20_4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Heading_20_5">
      <style:paragraph-properties fo:background-color="transparent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Heading_20_7">
      <style:paragraph-properties fo:background-color="transparent">
        <style:background-image/>
      </style:paragraph-properties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151" style:family="paragraph" style:parent-style-name="Heading_20_2">
      <style:paragraph-properties fo:background-color="transparent">
        <style:background-image/>
      </style:paragraph-properties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152" style:family="paragraph" style:parent-style-name="Text_20_body">
      <style:paragraph-properties fo:background-color="#e6e6ff">
        <style:background-image/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Text_20_body">
      <style:paragraph-properties fo:background-color="#e6e6ff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Text_20_body">
      <style:paragraph-properties fo:margin-top="0cm" fo:margin-bottom="0cm" fo:background-color="#e6e6e6">
        <style:background-image/>
      </style:paragraph-properties>
    </style:style>
    <style:style style:name="P155" style:family="paragraph" style:parent-style-name="Text_20_body">
      <style:paragraph-properties fo:margin-top="0cm" fo:margin-bottom="0cm" fo:text-align="justify" style:justify-single-word="false" fo:background-color="#e6e6e6">
        <style:background-image/>
      </style:paragraph-properties>
      <style:text-properties fo:color="#000000"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6" style:family="paragraph" style:parent-style-name="Text_20_body">
      <style:paragraph-properties fo:margin-top="0cm" fo:margin-bottom="0cm" fo:text-align="justify" style:justify-single-word="false" fo:background-color="#e6e6e6">
        <style:background-image/>
      </style:paragraph-properties>
      <style:text-properties fo:color="#000000"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57" style:family="paragraph" style:parent-style-name="Text_20_body">
      <style:paragraph-properties fo:margin-top="0cm" fo:margin-bottom="0cm" fo:text-align="start" style:justify-single-word="false" fo:background-color="#e6e6e6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Text_20_body">
      <style:paragraph-properties fo:margin-top="0cm" fo:margin-bottom="0cm" fo:text-align="justify" style:justify-single-word="false" fo:background-color="#e6e6e6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Text_20_body">
      <style:paragraph-properties fo:margin-top="0cm" fo:margin-bottom="0cm" fo:text-align="start" style:justify-single-word="false" fo:background-color="#e6e6e6">
        <style:background-image/>
      </style:paragraph-properties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60" style:family="paragraph" style:parent-style-name="Text_20_body">
      <style:paragraph-properties fo:margin-top="0cm" fo:margin-bottom="0cm" fo:text-align="justify" style:justify-single-word="false" fo:background-color="#e6e6e6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Text_20_body">
      <style:paragraph-properties fo:margin-top="0cm" fo:margin-bottom="0cm" fo:text-align="justify" style:justify-single-word="false" fo:background-color="#e6e6e6">
        <style:background-image/>
      </style:paragraph-properties>
      <style:text-properties fo:color="#0000ff"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Text_20_body">
      <style:paragraph-properties fo:margin-top="0cm" fo:margin-bottom="0cm" fo:text-align="justify" style:justify-single-word="false" fo:background-color="#e6e6e6">
        <style:background-image/>
      </style:paragraph-properties>
      <style:text-properties fo:color="#008000"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63" style:family="paragraph" style:parent-style-name="Text_20_body">
      <style:paragraph-properties fo:margin-top="0cm" fo:margin-bottom="0cm" fo:background-color="#e6e6e6">
        <style:background-image/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Text_20_body">
      <style:paragraph-properties fo:margin-top="0cm" fo:margin-bottom="0cm" fo:text-align="justify" style:justify-single-word="false" fo:background-color="#e6e6e6">
        <style:background-image/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Text_20_body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6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ext_20_body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8" style:family="paragraph" style:parent-style-name="Text_20_body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9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70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fo:color="#000000" style:font-name="Verdana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1" style:family="paragraph" style:parent-style-name="Text_20_body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Courier New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172" style:family="paragraph" style:parent-style-name="Text_20_body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80"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3" style:family="paragraph" style:parent-style-name="Text_20_body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8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4" style:family="paragraph" style:parent-style-name="Text_20_body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80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5" style:family="paragraph" style:parent-style-name="Text_20_body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80" fo:font-weight="bold" style:font-weight-asian="bold" style:font-weight-complex="bold"/>
    </style:style>
    <style:style style:name="P176" style:family="paragraph" style:parent-style-name="Text_20_body">
      <style:paragraph-properties fo:margin-top="0cm" fo:margin-bottom="0cm" fo:background-color="transparent">
        <style:background-image/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Text_20_body">
      <style:paragraph-properties fo:margin-top="0cm" fo:margin-bottom="0cm" fo:background-color="transparent">
        <style:background-image/>
      </style:paragraph-properties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Text_20_body">
      <style:paragraph-properties fo:margin-top="0cm" fo:margin-bottom="0cm" fo:text-align="justify" style:justify-single-word="false" fo:background-color="#e6e6ff">
        <style:background-image/>
      </style:paragraph-properties>
      <style:text-properties fo:color="#000000"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9" style:family="paragraph" style:parent-style-name="Text_20_body">
      <style:paragraph-properties fo:margin-top="0cm" fo:margin-bottom="0cm" fo:text-align="start" style:justify-single-word="false" fo:background-color="#e6e6ff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Text_20_body">
      <style:paragraph-properties fo:margin-top="0cm" fo:margin-bottom="0cm" fo:text-align="start" style:justify-single-word="false" fo:background-color="#e6e6ff">
        <style:background-image/>
      </style:paragraph-properties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81" style:family="paragraph" style:parent-style-name="Text_20_body">
      <style:paragraph-properties fo:margin-top="0cm" fo:margin-bottom="0cm" fo:text-align="justify" style:justify-single-word="false"/>
      <style:text-properties fo:color="#000080"/>
    </style:style>
    <style:style style:name="P182" style:family="paragraph" style:parent-style-name="Text_20_body">
      <style:paragraph-properties fo:margin-top="0cm" fo:margin-bottom="0cm" fo:text-align="justify" style:justify-single-word="false"/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Text_20_body">
      <style:paragraph-properties fo:margin-top="0cm" fo:margin-bottom="0c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Text_20_body">
      <style:paragraph-properties fo:margin-top="0cm" fo:margin-bottom="0cm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85" style:family="paragraph" style:parent-style-name="Text_20_body">
      <style:paragraph-properties fo:margin-top="0cm" fo:margin-bottom="0cm" fo:text-align="justify" style:justify-single-word="false" fo:background-color="#cccccc">
        <style:background-image/>
      </style:paragraph-properties>
      <style:text-properties fo:color="#0000ff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6" style:family="paragraph" style:parent-style-name="Text_20_body">
      <style:paragraph-properties fo:break-before="column"/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7" style:family="paragraph" style:parent-style-name="Heading_20_7"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8" style:family="paragraph" style:parent-style-name="Text_20_body">
      <style:paragraph-properties fo:background-color="#cccccc">
        <style:background-image/>
      </style:paragraph-properties>
      <style:text-properties fo:color="#0000ff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9" style:family="paragraph" style:parent-style-name="Text_20_body">
      <style:paragraph-properties fo:text-align="justify" style:justify-single-word="false" fo:background-color="#cccccc">
        <style:background-image/>
      </style:paragraph-properties>
      <style:text-properties fo:color="#0000ff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0" style:family="paragraph" style:parent-style-name="Text_20_body" style:list-style-name="L1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Text_20_body" style:list-style-name="L1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Text_20_body" style:list-style-name="L2">
      <style:paragraph-properties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Text_20_body" style:list-style-name="L2">
      <style:paragraph-properties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Text_20_body" style:list-style-name="L3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Text_20_body" style:list-style-name="L3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Text_20_body" style:list-style-name="L3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Text_20_body" style:list-style-name="L3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Text_20_body" style:list-style-name="L12">
      <style:text-properties fo:color="#000000" style:font-name="Verdana" fo:font-size="10pt" fo:font-weight="normal" style:font-size-asian="10pt" style:font-weight-asian="normal" style:font-size-complex="10pt" style:font-weight-complex="normal"/>
    </style:style>
    <style:style style:name="P199" style:family="paragraph" style:parent-style-name="Text_20_body">
      <style:paragraph-properties fo:text-align="justify" style:justify-single-word="false"/>
      <style:text-properties fo:color="#000000" style:font-name="Verdana" fo:font-size="10pt" fo:font-weight="normal" style:font-size-asian="10pt" style:font-weight-asian="normal" style:font-size-complex="10pt" style:font-weight-complex="normal"/>
    </style:style>
    <style:style style:name="P200" style:family="paragraph" style:parent-style-name="Text_20_body" style:list-style-name="L20"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1" style:family="paragraph" style:parent-style-name="Text_20_body" style:list-style-name="L20"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2" style:family="paragraph" style:parent-style-name="Text_20_body" style:list-style-name="L20"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3" style:family="paragraph" style:parent-style-name="Text_20_body" style:list-style-name="L20"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4" style:family="paragraph" style:parent-style-name="Text_20_body" style:list-style-name="L20"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5" style:family="paragraph" style:parent-style-name="Text_20_body" style:list-style-name="L22">
      <style:text-properties fo:color="#000000" style:font-name="Verdan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06" style:family="paragraph" style:parent-style-name="Text_20_body" style:list-style-name="L22">
      <style:text-properties fo:color="#000000" style:font-name="Verdan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07" style:family="paragraph" style:parent-style-name="Text_20_body" style:list-style-name="L22">
      <style:text-properties fo:color="#000000" style:font-name="Verdan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08" style:family="paragraph" style:parent-style-name="Text_20_body" style:list-style-name="L22">
      <style:text-properties fo:color="#000000" style:font-name="Verdan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09" style:family="paragraph" style:parent-style-name="Text_20_body" style:list-style-name="L22">
      <style:text-properties fo:color="#000000" style:font-name="Verdan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10" style:family="paragraph" style:parent-style-name="Text_20_body" style:list-style-name="L22">
      <style:text-properties fo:color="#000000" style:font-name="Verdan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11" style:family="paragraph" style:parent-style-name="Text_20_body" style:list-style-name="L22">
      <style:text-properties fo:color="#000000" style:font-name="Verdan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12" style:family="paragraph" style:parent-style-name="Text_20_body" style:list-style-name="L22">
      <style:text-properties fo:color="#000000" style:font-name="Verdan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13" style:family="paragraph" style:parent-style-name="Text_20_body" style:list-style-name="L22">
      <style:text-properties fo:color="#000000" style:font-name="Verdan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14" style:family="paragraph" style:parent-style-name="Text_20_body" style:list-style-name="L14">
      <style:text-properties style:font-name="Verdana" fo:font-size="10pt" style:font-size-asian="10pt" style:font-size-complex="10pt"/>
    </style:style>
    <style:style style:name="P215" style:family="paragraph" style:parent-style-name="Text_20_body" style:list-style-name="L14">
      <style:text-properties style:font-name="Verdana" fo:font-size="10pt" style:font-size-asian="10pt" style:font-size-complex="10pt"/>
    </style:style>
    <style:style style:name="P216" style:family="paragraph" style:parent-style-name="Text_20_body" style:list-style-name="L14">
      <style:text-properties style:font-name="Verdana" fo:font-size="10pt" style:font-size-asian="10pt" style:font-size-complex="10pt"/>
    </style:style>
    <style:style style:name="P217" style:family="paragraph" style:parent-style-name="Text_20_body" style:list-style-name="L14">
      <style:text-properties style:font-name="Verdana" fo:font-size="10pt" style:font-size-asian="10pt" style:font-size-complex="10pt"/>
    </style:style>
    <style:style style:name="P218" style:family="paragraph" style:parent-style-name="Text_20_body" style:list-style-name="L23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19" style:family="paragraph" style:parent-style-name="Text_20_body" style:list-style-name="L23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20" style:family="paragraph" style:parent-style-name="Text_20_body" style:list-style-name="L23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21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22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23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24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25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26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27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28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29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30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31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32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33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34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35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36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37" style:family="paragraph" style:parent-style-name="Text_20_body" style:list-style-name="L17">
      <style:paragraph-properties fo:text-align="justify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38" style:family="paragraph" style:parent-style-name="Text_20_body" style:list-style-name="L17">
      <style:paragraph-properties fo:text-align="start" style:justify-single-word="false"/>
      <style:text-properties fo:color="#000080" style:font-name="Arial" fo:font-size="11.8000001907349pt" fo:font-style="italic" fo:font-weight="normal" style:font-size-asian="11.8000001907349pt" style:font-style-asian="italic" style:font-weight-asian="normal" style:font-size-complex="11.8000001907349pt" style:font-style-complex="italic" style:font-weight-complex="normal"/>
    </style:style>
    <style:style style:name="P239" style:family="paragraph" style:parent-style-name="Text_20_body" style:list-style-name="L18">
      <style:text-properties fo:font-weight="normal" style:font-weight-asian="normal" style:font-weight-complex="normal"/>
    </style:style>
    <style:style style:name="P240" style:family="paragraph" style:parent-style-name="Text_20_body" style:list-style-name="L18">
      <style:text-properties fo:font-weight="normal" style:font-weight-asian="normal" style:font-weight-complex="normal"/>
    </style:style>
    <style:style style:name="P241" style:family="paragraph" style:parent-style-name="Text_20_body" style:list-style-name="L18">
      <style:text-properties fo:font-weight="normal" style:font-weight-asian="normal" style:font-weight-complex="normal"/>
    </style:style>
    <style:style style:name="P242" style:family="paragraph" style:parent-style-name="Text_20_body" style:list-style-name="L24">
      <style:paragraph-properties fo:text-align="start" style:justify-single-word="false"/>
      <style:text-properties fo:color="#800000" style:font-name="Verdan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43" style:family="paragraph" style:parent-style-name="Text_20_body" style:list-style-name="L24">
      <style:paragraph-properties fo:text-align="start" style:justify-single-word="false"/>
      <style:text-properties fo:color="#800000" style:font-name="Verdan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44" style:family="paragraph" style:parent-style-name="Text_20_body" style:list-style-name="L25">
      <style:paragraph-properties fo:text-align="start" style:justify-single-word="false"/>
      <style:text-properties fo:color="#800000" style:font-name="Verdan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45" style:family="paragraph" style:parent-style-name="Text_20_body" style:list-style-name="L25">
      <style:paragraph-properties fo:text-align="start" style:justify-single-word="false"/>
      <style:text-properties fo:color="#800000" style:font-name="Verdan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46" style:family="paragraph" style:parent-style-name="Text_20_body" style:list-style-name="L25">
      <style:paragraph-properties fo:text-align="start" style:justify-single-word="false"/>
      <style:text-properties fo:color="#800000" style:font-name="Verdan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47" style:family="paragraph" style:parent-style-name="Text_20_body">
      <style:paragraph-properties fo:text-align="justify" style:justify-single-word="false"/>
    </style:style>
    <style:style style:name="P248" style:family="paragraph" style:parent-style-name="Text_20_body" style:list-style-name="L4">
      <style:paragraph-properties fo:background-color="transparent">
        <style:background-image/>
      </style:paragraph-properties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49" style:family="paragraph" style:parent-style-name="Text_20_body" style:list-style-name="L4">
      <style:paragraph-properties fo:background-color="transparent">
        <style:background-image/>
      </style:paragraph-properties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0" style:family="paragraph" style:parent-style-name="Text_20_body" style:list-style-name="L4">
      <style:paragraph-properties fo:background-color="transparent">
        <style:background-image/>
      </style:paragraph-properties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1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Verdana" fo:font-size="10pt" style:font-size-asian="10pt" style:font-size-complex="10pt"/>
    </style:style>
    <style:style style:name="P252" style:family="paragraph" style:parent-style-name="Text_20_body" style:list-style-name="L8">
      <style:paragraph-properties fo:text-align="justify" style:justify-single-word="false" fo:background-color="transparent">
        <style:background-image/>
      </style:paragraph-properties>
      <style:text-properties style:font-name="Verdana" fo:font-size="10pt" style:font-size-asian="10pt" style:font-size-complex="10pt"/>
    </style:style>
    <style:style style:name="P253" style:family="paragraph" style:parent-style-name="Text_20_body" style:list-style-name="L8">
      <style:paragraph-properties fo:text-align="justify" style:justify-single-word="false" fo:background-color="transparent">
        <style:background-image/>
      </style:paragraph-properties>
      <style:text-properties style:font-name="Verdana" fo:font-size="10pt" style:font-size-asian="10pt" style:font-size-complex="10pt"/>
    </style:style>
    <style:style style:name="P254" style:family="paragraph" style:parent-style-name="Text_20_body" style:list-style-name="L11">
      <style:paragraph-properties fo:text-align="justify" style:justify-single-word="false" fo:background-color="transparent">
        <style:background-image/>
      </style:paragraph-properties>
      <style:text-properties style:font-name="Verdana" fo:font-size="10pt" style:font-size-asian="10pt" style:font-size-complex="10pt"/>
    </style:style>
    <style:style style:name="P255" style:family="paragraph" style:parent-style-name="Text_20_body" style:list-style-name="L11">
      <style:paragraph-properties fo:text-align="justify" style:justify-single-word="false" fo:background-color="transparent">
        <style:background-image/>
      </style:paragraph-properties>
      <style:text-properties style:font-name="Verdana" fo:font-size="10pt" style:font-size-asian="10pt" style:font-size-complex="10pt"/>
    </style:style>
    <style:style style:name="P256" style:family="paragraph" style:parent-style-name="Text_20_body" style:list-style-name="L11">
      <style:paragraph-properties fo:text-align="justify" style:justify-single-word="false" fo:background-color="transparent">
        <style:background-image/>
      </style:paragraph-properties>
      <style:text-properties style:font-name="Verdana" fo:font-size="10pt" style:font-size-asian="10pt" style:font-size-complex="10pt"/>
    </style:style>
    <style:style style:name="P257" style:family="paragraph" style:parent-style-name="Text_20_body" style:list-style-name="L11">
      <style:paragraph-properties fo:text-align="start" style:justify-single-word="false" fo:background-color="transparent">
        <style:background-image/>
      </style:paragraph-properties>
      <style:text-properties style:font-name="Verdana" fo:font-size="10pt" style:font-size-asian="10pt" style:font-size-complex="10pt"/>
    </style:style>
    <style:style style:name="P258" style:family="paragraph" style:parent-style-name="Text_20_body" style:list-style-name="L5">
      <style:paragraph-properties fo:text-align="start" style:justify-single-word="false" fo:background-color="transparent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9" style:family="paragraph" style:parent-style-name="Text_20_body" style:list-style-name="L5">
      <style:paragraph-properties fo:text-align="start" style:justify-single-word="false" fo:background-color="transparent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0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1" style:family="paragraph" style:parent-style-name="Text_20_body" style:list-style-name="L28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2" style:family="paragraph" style:parent-style-name="Text_20_body" style:list-style-name="L28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3" style:family="paragraph" style:parent-style-name="Text_20_body" style:list-style-name="L28">
      <style:paragraph-properties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4" style:family="paragraph" style:parent-style-name="Text_20_body">
      <style:paragraph-properties fo:background-color="transparent">
        <style:background-image/>
      </style:paragraph-properties>
      <style:text-properties fo:color="#000000" style:font-name="Verdana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65" style:family="paragraph" style:parent-style-name="Text_20_body" style:list-style-name="L6">
      <style:paragraph-properties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Text_20_body" style:list-style-name="L6">
      <style:paragraph-properties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Text_20_body" style:list-style-name="L6">
      <style:paragraph-properties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Text_20_body" style:list-style-name="L6">
      <style:paragraph-properties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Text_20_body" style:list-style-name="L6">
      <style:paragraph-properties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Text_20_body" style:list-style-name="L6">
      <style:paragraph-properties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Text_20_body" style:list-style-name="L6">
      <style:paragraph-properties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Text_20_body" style:list-style-name="L6">
      <style:paragraph-properties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Text_20_body" style:list-style-name="L6">
      <style:paragraph-properties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Text_20_body" style:list-style-name="L6">
      <style:paragraph-properties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Text_20_body">
      <style:paragraph-properties fo:margin-top="0cm" fo:margin-bottom="0cm" fo:text-align="justify" style:justify-single-word="false" fo:background-color="#e6e6e6">
        <style:background-image/>
      </style:paragraph-properties>
      <style:text-properties fo:color="#000000"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76" style:family="paragraph" style:parent-style-name="Text_20_body">
      <style:paragraph-properties fo:margin-top="0cm" fo:margin-bottom="0cm" fo:text-align="justify" style:justify-single-word="false" fo:background-color="#e6e6e6">
        <style:background-image/>
      </style:paragraph-properties>
      <style:text-properties fo:color="#000000"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77" style:family="paragraph" style:parent-style-name="Text_20_body">
      <style:paragraph-properties fo:margin-top="0cm" fo:margin-bottom="0cm" fo:text-align="start" style:justify-single-word="false" fo:background-color="#e6e6e6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Text_20_body" style:list-style-name="L26">
      <style:paragraph-properties fo:margin-top="0cm" fo:margin-bottom="0cm" fo:text-align="justify" style:justify-single-word="false"/>
    </style:style>
    <style:style style:name="P279" style:family="paragraph" style:parent-style-name="Text_20_body">
      <style:paragraph-properties fo:margin-top="0cm" fo:margin-bottom="0cm" fo:text-align="justify" style:justify-single-word="false"/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0" style:family="paragraph" style:parent-style-name="Text_20_body">
      <style:paragraph-properties fo:margin-top="0cm" fo:margin-bottom="0cm" fo:text-align="justify" style:justify-single-word="false" fo:background-color="#cccccc">
        <style:background-image/>
      </style:paragraph-properties>
      <style:text-properties fo:color="#0000ff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81" style:family="paragraph" style:parent-style-name="Text_20_body" style:list-style-name="L27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8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2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fo:color="#00008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Text_20_body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5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87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288" style:family="paragraph" style:parent-style-name="Standard" style:list-style-name="L7"/>
    <style:style style:name="P289" style:family="paragraph" style:parent-style-name="Standard" style:list-style-name="L8"/>
    <style:style style:name="P290" style:family="paragraph" style:parent-style-name="Standard" style:list-style-name="L8"/>
    <style:style style:name="P291" style:family="paragraph" style:parent-style-name="Standard" style:list-style-name="L9"/>
    <style:style style:name="P292" style:family="paragraph" style:parent-style-name="Standard" style:list-style-name="L9"/>
    <style:style style:name="P293" style:family="paragraph" style:parent-style-name="Standard" style:list-style-name="L9"/>
    <style:style style:name="P294" style:family="paragraph" style:parent-style-name="Standard" style:list-style-name="L9"/>
    <style:style style:name="P295" style:family="paragraph" style:parent-style-name="Standard" style:list-style-name="L8"/>
    <style:style style:name="P296" style:family="paragraph" style:parent-style-name="Standard" style:list-style-name="L8"/>
    <style:style style:name="P297" style:family="paragraph" style:parent-style-name="Standard" style:list-style-name="L8"/>
    <style:style style:name="P298" style:family="paragraph" style:parent-style-name="Standard" style:list-style-name="L8">
      <style:text-properties style:font-name="Verdana" fo:font-size="10pt" style:font-size-asian="10pt" style:font-size-complex="10pt"/>
    </style:style>
    <style:style style:name="P299" style:family="paragraph" style:parent-style-name="Standard" style:list-style-name="L13">
      <style:text-properties style:font-name="Verdana" fo:font-size="10pt" style:font-size-asian="12pt" style:font-size-complex="12pt"/>
    </style:style>
    <style:style style:name="P300" style:family="paragraph" style:parent-style-name="Standard" style:list-style-name="L13">
      <style:text-properties style:font-name="Verdana" fo:font-size="10pt" style:font-size-asian="12pt" style:font-size-complex="12pt"/>
    </style:style>
    <style:style style:name="P301" style:family="paragraph" style:parent-style-name="Standard" style:list-style-name="L13">
      <style:text-properties style:font-name="Verdana" fo:font-size="10pt" style:font-size-asian="12pt" style:font-size-complex="12pt"/>
    </style:style>
    <style:style style:name="P302" style:family="paragraph" style:parent-style-name="Standard" style:list-style-name="L13">
      <style:text-properties style:font-name="Verdana" fo:font-size="10pt" style:font-size-asian="12pt" style:font-size-complex="12pt"/>
    </style:style>
    <style:style style:name="P303" style:family="paragraph" style:parent-style-name="Standard" style:list-style-name="L13">
      <style:text-properties style:font-name="Verdana" fo:font-size="10pt" style:font-size-asian="12pt" style:font-size-complex="12pt"/>
    </style:style>
    <style:style style:name="P304" style:family="paragraph" style:parent-style-name="Standard" style:list-style-name="L16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305" style:family="paragraph" style:parent-style-name="Standard" style:list-style-name="L16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306" style:family="paragraph" style:parent-style-name="Standard" style:list-style-name="L16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307" style:family="paragraph" style:parent-style-name="Standard" style:list-style-name="L16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308" style:family="paragraph" style:parent-style-name="Standard" style:list-style-name="L16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309" style:family="paragraph" style:parent-style-name="Standard" style:list-style-name="L16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310" style:family="paragraph" style:parent-style-name="Standard" style:list-style-name="L16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311" style:family="paragraph" style:parent-style-name="Standard" style:list-style-name="L16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312" style:family="paragraph" style:parent-style-name="Standard" style:list-style-name="L16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313" style:family="paragraph" style:parent-style-name="Standard" style:list-style-name="L16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314" style:family="paragraph" style:parent-style-name="Standard" style:list-style-name="L16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315" style:family="paragraph" style:parent-style-name="Standard" style:list-style-name="L16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316" style:family="paragraph" style:parent-style-name="Standard" style:list-style-name="L16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317" style:family="paragraph" style:parent-style-name="Standard" style:list-style-name="L19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318" style:family="paragraph" style:parent-style-name="Standard" style:list-style-name="L19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319" style:family="paragraph" style:parent-style-name="Standard" style:list-style-name="L19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P320" style:family="paragraph" style:parent-style-name="Standard" style:list-style-name="L8"/>
    <style:style style:name="P321" style:family="paragraph" style:parent-style-name="Standard" style:list-style-name="L10"/>
    <style:style style:name="P322" style:family="paragraph" style:parent-style-name="Standard" style:list-style-name="L10"/>
    <style:style style:name="P323" style:family="paragraph" style:parent-style-name="Standard" style:list-style-name="L10"/>
    <style:style style:name="P324" style:family="paragraph" style:parent-style-name="Standard" style:list-style-name="L10"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5" style:family="paragraph" style:parent-style-name="Standard" style:list-style-name="L11"/>
    <style:style style:name="P326" style:family="paragraph" style:parent-style-name="Standard" style:list-style-name="L11"/>
    <style:style style:name="P327" style:family="paragraph" style:parent-style-name="Standard" style:list-style-name="L11"/>
    <style:style style:name="P328" style:family="paragraph" style:parent-style-name="Standard" style:list-style-name="L12"/>
    <style:style style:name="P329" style:family="paragraph" style:parent-style-name="Standard" style:list-style-name="L12"/>
    <style:style style:name="P330" style:family="paragraph" style:parent-style-name="Standard" style:list-style-name="L12"/>
    <style:style style:name="P331" style:family="paragraph" style:parent-style-name="Standard" style:list-style-name="L12"/>
    <style:style style:name="P332" style:family="paragraph" style:parent-style-name="Standard" style:list-style-name="L12"/>
    <style:style style:name="P333" style:family="paragraph" style:parent-style-name="Standard" style:list-style-name="L12"/>
    <style:style style:name="P334" style:family="paragraph" style:parent-style-name="Standard" style:list-style-name="L11"/>
    <style:style style:name="P335" style:family="paragraph" style:parent-style-name="Standard" style:list-style-name="L11"/>
    <style:style style:name="P336" style:family="paragraph" style:parent-style-name="Standard" style:list-style-name="L11"/>
    <style:style style:name="P337" style:family="paragraph" style:parent-style-name="Standard" style:list-style-name="L11"/>
    <style:style style:name="P338" style:family="paragraph" style:parent-style-name="Standard" style:list-style-name="L11"/>
    <style:style style:name="P339" style:family="paragraph" style:parent-style-name="Standard" style:list-style-name="L15"/>
    <style:style style:name="P340" style:family="paragraph" style:parent-style-name="Standard" style:list-style-name="L16"/>
    <style:style style:name="P341" style:family="paragraph" style:parent-style-name="Standard" style:list-style-name="L7"/>
    <style:style style:name="P342" style:family="paragraph" style:parent-style-name="Table_20_Contents" style:list-style-name="L21">
      <style:paragraph-properties fo:text-align="justify" style:justify-single-word="false"/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43" style:family="paragraph" style:parent-style-name="Table_20_Contents" style:list-style-name="L21">
      <style:paragraph-properties fo:text-align="justify" style:justify-single-word="false"/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44" style:family="paragraph" style:parent-style-name="Table_20_Contents" style:list-style-name="L21">
      <style:paragraph-properties fo:text-align="justify" style:justify-single-word="false"/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45" style:family="paragraph" style:parent-style-name="Table_20_Contents" style:list-style-name="L21">
      <style:paragraph-properties fo:text-align="justify" style:justify-single-word="false"/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46" style:family="paragraph" style:parent-style-name="Heading_20_10">
      <style:paragraph-properties fo:background-color="transparent">
        <style:background-image/>
      </style:paragraph-properties>
      <style:text-properties fo:color="#000000" style:font-name="Verdana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fo:font-style="italic" style:font-style-asian="italic" style:font-style-complex="italic"/>
    </style:style>
    <style:style style:name="T8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Times New Roman" fo:font-size="12pt" fo:font-weight="bold" style:font-weight-asian="bold" style:font-weight-complex="bold"/>
    </style:style>
    <style:style style:name="T1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Times New Roman" fo:font-size="12pt" fo:font-weight="normal" style:font-weight-asian="normal" style:font-weight-complex="normal"/>
    </style:style>
    <style:style style:name="T1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21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style:font-name="Times New Roman" fo:font-size="13pt" style:font-size-asian="13pt" style:font-size-complex="13pt"/>
    </style:style>
    <style:style style:name="T26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27" style:family="text">
      <style:text-properties style:font-name="Times New Roman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style:font-name="Times New Roman" fo:font-size="13pt" fo:font-style="normal" style:font-size-asian="13pt" style:font-style-asian="normal" style:font-size-complex="13pt" style:font-style-complex="normal"/>
    </style:style>
    <style:style style:name="T29" style:family="text">
      <style:text-properties style:font-name="Times New Roman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0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31" style:family="text">
      <style:text-properties style:font-name="Times New Roman" fo:font-style="italic" style:font-style-asian="italic" style:font-style-complex="italic"/>
    </style:style>
    <style:style style:name="T32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33" style:family="text"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4" style:family="text">
      <style:text-properties style:font-name="Times New Roman" fo:font-weight="bold" style:font-weight-asian="bold" style:font-weight-complex="bol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color="#800000"/>
    </style:style>
    <style:style style:name="T39" style:family="text">
      <style:text-properties fo:color="#800000" fo:font-weight="bold" style:font-weight-asian="bold" style:font-weight-complex="bold"/>
    </style:style>
    <style:style style:name="T40" style:family="text">
      <style:text-properties fo:color="#800000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color="#800000" fo:font-style="italic" style:font-style-asian="italic" style:font-style-complex="italic"/>
    </style:style>
    <style:style style:name="T42" style:family="text">
      <style:text-properties fo:color="#800000" style:font-name="Times New Roman" fo:font-size="12pt" fo:font-weight="bold" style:font-weight-asian="bold" style:font-weight-complex="bold"/>
    </style:style>
    <style:style style:name="T43" style:family="text">
      <style:text-properties fo:color="#800000" style:font-name="Times New Roman" fo:font-size="12pt" fo:font-weight="bold" style:font-size-asian="12pt" style:font-weight-asian="bold" style:font-size-complex="12pt" style:font-weight-complex="bold"/>
    </style:style>
    <style:style style:name="T44" style:family="text">
      <style:text-properties fo:color="#8000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color="#800000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color="#8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800000" style:font-name="Times New Roman"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color="#800000" style:font-name="Times New Roman" fo:font-size="12pt" style:font-size-asian="12pt" style:font-size-complex="12pt"/>
    </style:style>
    <style:style style:name="T49" style:family="text">
      <style:text-properties fo:color="#800000" style:font-name="Times New Roman" fo:font-size="12pt" style:text-underline-style="none" style:font-size-asian="12pt" style:font-size-complex="12pt"/>
    </style:style>
    <style:style style:name="T50" style:family="text">
      <style:text-properties fo:color="#800000" style:font-name="Verdana" fo:font-size="10.5pt" fo:font-weight="bold" style:font-size-asian="10.5pt" style:font-weight-asian="bold" style:font-size-complex="10.5pt" style:font-weight-complex="bold"/>
    </style:style>
    <style:style style:name="T51" style:family="text">
      <style:text-properties fo:color="#800000" style:font-name="Courier New" fo:font-weight="bold" style:font-weight-asian="bold" style:font-weight-complex="bold"/>
    </style:style>
    <style:style style:name="T52" style:family="text">
      <style:text-properties fo:color="#800000" fo:font-size="13pt" style:font-size-asian="13pt" style:font-size-complex="13pt"/>
    </style:style>
    <style:style style:name="T53" style:family="text">
      <style:text-properties fo:font-size="10pt" style:font-size-asian="12pt" style:font-size-complex="12pt"/>
    </style:style>
    <style:style style:name="T54" style:family="text">
      <style:text-properties fo:font-size="10pt" fo:font-weight="normal" style:font-size-asian="12pt" style:font-weight-asian="normal" style:font-size-complex="12pt" style:font-weight-complex="normal"/>
    </style:style>
    <style:style style:name="T55" style:family="text">
      <style:text-properties fo:font-size="10pt" fo:font-weight="normal" style:font-size-asian="10pt" style:font-weight-asian="normal" style:font-size-complex="10pt" style:font-weight-complex="normal"/>
    </style:style>
    <style:style style:name="T56" style:family="text">
      <style:text-properties fo:font-size="10pt" fo:font-style="italic" style:font-size-asian="12pt" style:font-style-asian="italic" style:font-size-complex="12pt" style:font-style-complex="italic"/>
    </style:style>
    <style:style style:name="T57" style:family="text">
      <style:text-properties fo:font-size="10pt" fo:font-style="italic" style:font-size-asian="10pt" style:font-style-asian="italic" style:font-size-complex="10pt" style:font-style-complex="italic"/>
    </style:style>
    <style:style style:name="T58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9" style:family="text"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0" style:family="text">
      <style:text-properties fo:font-size="10pt" fo:font-style="normal" style:font-size-asian="10pt" style:font-style-asian="normal" style:font-size-complex="10pt" style:font-style-complex="normal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fo:font-weight="bold" style:font-size-asian="12pt" style:font-weight-asian="bold" style:font-size-complex="12pt" style:font-weight-complex="bold"/>
    </style:style>
    <style:style style:name="T63" style:family="text">
      <style:text-properties fo:font-weight="normal" style:font-size-asian="10pt" style:font-weight-asian="normal" style:font-size-complex="10pt" style:font-weight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66" style:family="text">
      <style:text-properties fo:color="#000080"/>
    </style:style>
    <style:style style:name="T67" style:family="text">
      <style:text-properties fo:color="#000080" fo:font-style="italic" style:font-style-asian="italic" style:font-style-complex="italic"/>
    </style:style>
    <style:style style:name="T68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fo:color="#000080" fo:font-style="normal" style:font-style-asian="normal" style:font-style-complex="normal"/>
    </style:style>
    <style:style style:name="T70" style:family="text">
      <style:text-properties fo:color="#000080" fo:font-size="10pt" style:font-size-asian="12pt" style:font-size-complex="12pt"/>
    </style:style>
    <style:style style:name="T71" style:family="text">
      <style:text-properties fo:color="#000080" fo:font-size="10pt" fo:font-style="italic" style:font-size-asian="12pt" style:font-style-asian="italic" style:font-size-complex="12pt" style:font-style-complex="italic"/>
    </style:style>
    <style:style style:name="T72" style:family="text">
      <style:text-properties fo:color="#000080"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3" style:family="text">
      <style:text-properties fo:color="#000080" fo:font-size="10pt" fo:font-weight="bold" style:font-size-asian="12pt" style:font-weight-asian="bold" style:font-size-complex="12pt" style:font-weight-complex="bold"/>
    </style:style>
    <style:style style:name="T74" style:family="text">
      <style:text-properties fo:color="#000080" style:font-name="Times New Roman" fo:font-size="12pt"/>
    </style:style>
    <style:style style:name="T75" style:family="text">
      <style:text-properties fo:color="#000080" style:font-name="Times New Roman" fo:font-size="12pt" fo:font-weight="bold" style:font-size-asian="12pt" style:font-weight-asian="bold" style:font-size-complex="12pt" style:font-weight-complex="bold"/>
    </style:style>
    <style:style style:name="T76" style:family="text">
      <style:text-properties fo:color="#00008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7" style:family="text">
      <style:text-properties fo:color="#000080" style:font-name="Times New Roman" fo:font-size="12pt" fo:font-style="italic" style:font-size-asian="12pt" style:font-style-asian="italic" style:font-size-complex="12pt" style:font-style-complex="italic"/>
    </style:style>
    <style:style style:name="T78" style:family="text">
      <style:text-properties fo:color="#000080" style:font-name="Times New Roman" fo:font-size="12pt" style:font-size-asian="12pt" style:font-size-complex="12pt"/>
    </style:style>
    <style:style style:name="T79" style:family="text">
      <style:text-properties fo:color="#000080" style:font-name="Verdana"/>
    </style:style>
    <style:style style:name="T80" style:family="text">
      <style:text-properties fo:color="#00008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color="#000080" style:font-name="Verdana" fo:font-size="10pt" fo:font-style="normal" style:font-size-asian="10pt" style:font-style-asian="normal" style:font-size-complex="10pt" style:font-style-complex="normal"/>
    </style:style>
    <style:style style:name="T82" style:family="text">
      <style:text-properties fo:color="#000080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3" style:family="text">
      <style:text-properties fo:color="#000080" style:font-name="Verdana" fo:font-size="10pt" style:font-size-asian="10pt" style:font-size-complex="10pt"/>
    </style:style>
    <style:style style:name="T84" style:family="text">
      <style:text-properties fo:color="#000080" fo:font-weight="bold" style:font-weight-asian="bold" style:font-weight-complex="bold"/>
    </style:style>
    <style:style style:name="T85" style:family="text">
      <style:text-properties fo:color="#000000"/>
    </style:style>
    <style:style style:name="T86" style:family="text">
      <style:text-properties fo:color="#000000" fo:font-style="normal" style:font-style-asian="normal" style:font-style-complex="normal"/>
    </style:style>
    <style:style style:name="T87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88" style:family="text">
      <style:text-properties fo:color="#000000" style:font-name="Verdana"/>
    </style:style>
    <style:style style:name="T89" style:family="text">
      <style:text-properties fo:color="#000000" style:font-name="Verdana" fo:font-size="10pt" fo:font-style="normal" style:font-size-asian="10pt" style:font-style-asian="normal" style:font-size-complex="10pt" style:font-style-complex="normal"/>
    </style:style>
    <style:style style:name="T90" style:family="text">
      <style:text-properties fo:color="#000000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1" style:family="text">
      <style:text-properties fo:color="#000000"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 style:font-name="Verdana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95" style:family="text">
      <style:text-properties fo:color="#000000" style:font-name="Verdana" fo:font-size="10pt" style:font-size-asian="10pt" style:font-size-complex="10pt"/>
    </style:style>
    <style:style style:name="T96" style:family="text">
      <style:text-properties fo:color="#000000" style:font-name="Verdana" fo:font-size="10pt" style:text-underline-style="solid" style:text-underline-width="auto" style:text-underline-color="font-color" style:font-size-asian="10pt" style:font-size-complex="10pt"/>
    </style:style>
    <style:style style:name="T97" style:family="text">
      <style:text-properties fo:color="#000000" style:font-name="Verdana" fo:font-size="10pt" style:text-underline-style="none" style:font-size-asian="10pt" style:font-size-complex="10pt"/>
    </style:style>
    <style:style style:name="T98" style:family="text">
      <style:text-properties fo:color="#000000" style:font-name="Verdan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9" style:family="text">
      <style:text-properties fo:color="#000000"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0" style:family="text">
      <style:text-properties fo:color="#000000" style:font-name="Verdana" fo:font-size="10pt" fo:font-weight="normal" style:font-size-asian="10pt" style:font-weight-asian="normal" style:font-size-complex="10pt" style:font-weight-complex="normal"/>
    </style:style>
    <style:style style:name="T101" style:family="text">
      <style:text-properties fo:color="#000000" style:font-name="Verdana" fo:font-size="12pt" style:font-size-asian="12pt" style:font-size-complex="12pt"/>
    </style:style>
    <style:style style:name="T102" style:family="text">
      <style:text-properties fo:color="#000000" style:font-name="Verdan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color="#000000"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04" style:family="text">
      <style:text-properties fo:color="#000000" style:font-name="Verdana" fo:font-style="normal" style:font-style-asian="normal" style:font-style-complex="normal"/>
    </style:style>
    <style:style style:name="T105" style:family="text">
      <style:text-properties fo:color="#000000" style:font-name="Verdana" fo:font-style="normal" style:text-underline-style="solid" style:text-underline-width="auto" style:text-underline-color="font-color" style:font-style-asian="normal" style:font-style-complex="normal"/>
    </style:style>
    <style:style style:name="T106" style:family="text">
      <style:text-properties fo:color="#000000" style:font-name="Verdan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7" style:family="text">
      <style:text-properties fo:color="#000000" style:font-name="Verdana" fo:font-style="italic" style:text-underline-style="none" fo:font-weight="normal" style:font-style-asian="italic" style:font-weight-asian="normal" style:font-style-complex="italic" style:font-weight-complex="normal"/>
    </style:style>
    <style:style style:name="T108" style:family="text">
      <style:text-properties fo:color="#000000" style:font-name="Verdana" fo:font-style="italic" style:font-style-asian="italic" style:font-style-complex="italic"/>
    </style:style>
    <style:style style:name="T109" style:family="text">
      <style:text-properties fo:color="#000000" style:font-name="Verdana" fo:font-weight="bold" style:font-weight-asian="bold" style:font-weight-complex="bold"/>
    </style:style>
    <style:style style:name="T110" style:family="text">
      <style:text-properties fo:color="#000000" style:font-name="Times New Roman"/>
    </style:style>
    <style:style style:name="T111" style:family="text">
      <style:text-properties fo:color="#000000"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2" style:family="text">
      <style:text-properties fo:color="#000000" style:font-name="Times New Roman" fo:font-size="10pt" fo:font-style="normal" style:font-size-asian="10pt" style:font-style-asian="normal" style:font-size-complex="10pt" style:font-style-complex="normal"/>
    </style:style>
    <style:style style:name="T113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14" style:family="text">
      <style:text-properties fo:color="#000000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5" style:family="text">
      <style:text-properties fo:color="#000000"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6" style:family="text"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T117" style:family="text"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8" style:family="text">
      <style:text-properties fo:color="#000000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9" style:family="text">
      <style:text-properties fo:color="#000000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color="#000000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122" style:family="text">
      <style:text-properties fo:color="#000000" style:font-name="Times New Roman" fo:font-size="12pt" style:font-size-asian="12pt" style:font-size-complex="12pt"/>
    </style:style>
    <style:style style:name="T123" style:family="text">
      <style:text-properties fo:color="#0000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4" style:family="text">
      <style:text-properties fo:color="#000000" style:font-name="Times New Roman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5" style:family="text">
      <style:text-properties fo:color="#000000" style:font-name="Times New Roman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26" style:family="text">
      <style:text-properties fo:color="#000000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7" style:family="text"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T128" style:family="text">
      <style:text-properties fo:color="#000000" style:font-name="Times New Roman" fo:font-weight="bold" style:font-weight-asian="bold" style:font-weight-complex="bold"/>
    </style:style>
    <style:style style:name="T129" style:family="text">
      <style:text-properties fo:color="#000000" fo:font-style="italic" style:font-style-asian="italic" style:font-style-complex="italic"/>
    </style:style>
    <style:style style:name="T130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31" style:family="text">
      <style:text-properties fo:color="#000000"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T132" style:family="text">
      <style:text-properties fo:color="#000000" style:font-name="Courier New" fo:font-style="normal" style:font-style-asian="normal" style:font-style-complex="normal"/>
    </style:style>
    <style:style style:name="T133" style:family="text">
      <style:text-properties fo:color="#000000" style:font-name="Courier New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34" style:family="text">
      <style:text-properties fo:color="#000000" style:font-name="Courier New" fo:font-weight="bold" style:font-weight-asian="bold" style:font-weight-complex="bold"/>
    </style:style>
    <style:style style:name="T135" style:family="text">
      <style:text-properties fo:color="#000000" style:font-name="Courier New" fo:font-size="10pt" fo:font-style="normal" style:font-size-asian="10pt" style:font-style-asian="normal" style:font-size-complex="10pt" style:font-style-complex="normal"/>
    </style:style>
    <style:style style:name="T136" style:family="text">
      <style:text-properties fo:color="#000000"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7" style:family="text">
      <style:text-properties fo:color="#000000" style:font-name="Courier Ne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8" style:family="text">
      <style:text-properties fo:color="#000000" style:font-name="Courier New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139" style:family="text">
      <style:text-properties fo:color="#000000" fo:font-weight="bold" style:font-weight-asian="bold" style:font-weight-complex="bold"/>
    </style:style>
    <style:style style:name="T140" style:family="text">
      <style:text-properties fo:color="#000000" style:text-underline-style="solid" style:text-underline-width="auto" style:text-underline-color="font-color"/>
    </style:style>
    <style:style style:name="T141" style:family="text">
      <style:text-properties fo:color="#0000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2" style:family="text"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3" style:family="text">
      <style:text-properties style:font-name="Verdana"/>
    </style:style>
    <style:style style:name="T144" style:family="text">
      <style:text-properties style:font-name="Verdana" fo:font-size="10pt" style:font-size-asian="10pt" style:font-size-complex="10pt"/>
    </style:style>
    <style:style style:name="T145" style:family="text">
      <style:text-properties style:font-name="Verdana" fo:font-size="10pt" fo:font-style="italic" style:font-size-asian="10pt" style:font-style-asian="italic" style:font-size-complex="10pt" style:font-style-complex="italic"/>
    </style:style>
    <style:style style:name="T146" style:family="text">
      <style:text-properties style:font-name="Verdan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47" style:family="text"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8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149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150" style:family="text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52" style:family="text">
      <style:text-properties style:font-name="Verdana" fo:font-size="10pt" fo:font-style="normal" style:font-size-asian="10pt" style:font-style-asian="normal" style:font-size-complex="10pt" style:font-style-complex="normal"/>
    </style:style>
    <style:style style:name="T153" style:family="text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T154" style:family="text">
      <style:text-properties style:font-name="Verdana" fo:font-size="10.5pt" fo:font-weight="bold" style:font-size-asian="10.5pt" style:font-weight-asian="bold" style:font-size-complex="10.5pt" style:font-weight-complex="bold"/>
    </style:style>
    <style:style style:name="T155" style:family="text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T156" style:family="text">
      <style:text-properties style:font-name="Verdana" fo:font-style="normal" style:font-style-asian="normal" style:font-style-complex="normal"/>
    </style:style>
    <style:style style:name="T157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158" style:family="text">
      <style:text-properties style:font-name="Verdana" fo:font-size="12pt" style:font-size-asian="12pt" style:font-size-complex="12pt"/>
    </style:style>
    <style:style style:name="T159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160" style:family="text">
      <style:text-properties style:font-name="Verdan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1" style:family="text">
      <style:text-properties style:font-name="Verdana" fo:font-weight="normal" style:font-size-asian="10pt" style:font-weight-asian="normal" style:font-size-complex="10pt" style:font-weight-complex="normal"/>
    </style:style>
    <style:style style:name="T162" style:family="text">
      <style:text-properties style:font-name="Verdana" fo:font-weight="normal" style:font-weight-asian="normal" style:font-weight-complex="normal"/>
    </style:style>
    <style:style style:name="T163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164" style:family="text">
      <style:text-properties style:font-name="Verdana" fo:font-style="italic" style:font-style-asian="italic" style:font-style-complex="italic"/>
    </style:style>
    <style:style style:name="T165" style:family="text">
      <style:text-properties style:font-name="Verdana"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style:text-underline-style="solid" style:text-underline-width="auto" style:text-underline-color="font-color"/>
    </style:style>
    <style:style style:name="T16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9" style:family="text">
      <style:text-properties style:font-name="Courier New"/>
    </style:style>
    <style:style style:name="T170" style:family="text">
      <style:text-properties style:font-name="Courier New" fo:font-weight="bold" style:font-weight-asian="bold" style:font-weight-complex="bold"/>
    </style:style>
    <style:style style:name="T171" style:family="text">
      <style:text-properties style:font-name="Courier New" fo:font-weight="normal" style:font-weight-asian="normal" style:font-weight-complex="normal"/>
    </style:style>
    <style:style style:name="T172" style:family="text">
      <style:text-properties style:font-name="Courier New" fo:font-size="10pt" style:font-size-asian="10pt" style:font-size-complex="10pt"/>
    </style:style>
    <style:style style:name="T173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174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175" style:family="text">
      <style:text-properties style:font-name="Courier New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6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177" style:family="text">
      <style:text-properties style:font-name="Courier New" fo:font-size="11pt" style:font-size-asian="11pt" style:font-size-complex="11pt"/>
    </style:style>
    <style:style style:name="T178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179" style:family="text">
      <style:text-properties style:font-name="Courier New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80" style:family="text">
      <style:text-properties fo:color="#0000ff"/>
    </style:style>
    <style:style style:name="T181" style:family="text">
      <style:text-properties fo:color="#0000ff" style:font-name="Times New Roman" fo:font-size="12pt" style:font-size-asian="12pt" style:font-size-complex="12pt"/>
    </style:style>
    <style:style style:name="T182" style:family="text">
      <style:text-properties fo:color="#0000ff" fo:font-style="italic" style:font-style-asian="italic" style:font-style-complex="italic"/>
    </style:style>
    <style:style style:name="T183" style:family="text">
      <style:text-properties fo:color="#0000ff" fo:font-weight="bold" style:font-weight-asian="bold" style:font-weight-complex="bold"/>
    </style:style>
    <style:style style:name="T184" style:family="text">
      <style:text-properties fo:color="#0000ff" style:font-name="Courier New" fo:font-size="11pt" style:font-size-asian="11pt" style:font-size-complex="11pt"/>
    </style:style>
    <style:style style:name="T185" style:family="text">
      <style:text-properties fo:color="#ff0000"/>
    </style:style>
    <style:style style:name="T186" style:family="text">
      <style:text-properties fo:color="#ff0000" style:font-name="Times New Roman" fo:font-size="12pt" style:font-size-asian="12pt" style:font-size-complex="12pt"/>
    </style:style>
    <style:style style:name="T187" style:family="text">
      <style:text-properties fo:font-size="12pt" fo:font-weight="bold" style:font-size-asian="12pt" style:font-weight-asian="bold" style:font-size-complex="12pt" style:font-weight-complex="bold"/>
    </style:style>
    <style:style style:name="T188" style:family="text">
      <style:text-properties fo:font-size="12pt" style:font-size-asian="12pt" style:font-size-complex="12pt"/>
    </style:style>
    <style:style style:name="T189" style:family="text">
      <style:text-properties fo:color="#008000" fo:font-weight="bold" style:font-weight-asian="bold" style:font-weight-complex="bold"/>
    </style:style>
    <style:style style:name="T190" style:family="text">
      <style:text-properties fo:font-size="13pt" style:font-size-asian="13pt" style:font-size-complex="13pt"/>
    </style:style>
    <style:style style:name="T191" style:family="text">
      <style:text-properties fo:font-size="11pt" fo:font-weight="bold" style:font-size-asian="11pt" style:font-weight-asian="bold" style:font-size-complex="11pt" style:font-weight-complex="bold"/>
    </style:style>
    <style:style style:name="T192" style:family="text">
      <style:text-properties fo:color="#008080" fo:font-style="italic" style:font-style-asian="italic" style:font-style-complex="italic"/>
    </style:style>
    <style:style style:name="T193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95" style:family="text">
      <style:text-properties style:font-name="Times New Roman" fo:font-size="12pt" style:font-size-asian="12pt" style:font-size-complex="12pt"/>
    </style:style>
    <style:style style:name="T19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73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009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279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549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819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089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359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629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899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169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73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00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27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54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81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08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35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62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89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162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7">
      <text:list-level-style-number text:level="1" text:style-name="Numbering_20_Symbols" style:num-suffix=")." style:num-format="1" text:start-value="4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1" text:outline-level="2">Сортировка рядов таблицы</text:h>
      <text:p text:style-name="P18"/>
      <text:p text:style-name="P4"><text:tab/>Для выполнения сортировки объекты <text:span text:style-name="T15">tdo.</text:span><text:span text:style-name="T12">DataTable</text:span><text:span text:style-name="T15"> </text:span>и <text:span text:style-name="T15">tdo.</text:span><text:span text:style-name="T12">DataView</text:span> предоставляют методы:</text:p>
      <text:list text:style-name="L1">
        <text:list-item>
          <text:p text:style-name="P190">Sorter <text:span text:style-name="T166">sort(</text:span>String <text:span text:style-name="T1">columnList</text:span>, boolean <text:span text:style-name="T1">direction</text:span><text:span text:style-name="T166">)</text:span></text:p>
        </text:list-item>
        <text:list-item>
          <text:p text:style-name="P190">Sorter <text:span text:style-name="T166">sort(</text:span>String <text:span text:style-name="T1">columnList</text:span><text:span text:style-name="T166">)</text:span></text:p>
        </text:list-item>
      </text:list>
      <text:p text:style-name="P4"><text:tab/>Второй метод из списка делегирует исполнение первому методу со значением второго параметра равным Sorter.<text:span text:style-name="T1">ASCENDING</text:span>.</text:p>
      <text:p text:style-name="P4"/>
      <text:p text:style-name="P4"><text:span text:style-name="T166">Пример</text:span>.</text:p>
      <text:p text:style-name="P109">DataTable persons = <text:span text:style-name="T180">new</text:span> <text:span text:style-name="T166">DataTable();</text:span></text:p>
      <text:p text:style-name="P109">persons.getColumns().<text:span text:style-name="T166">add</text:span>(String.class, "FirstName") ;</text:p>
      <text:p text:style-name="P109">persons.getColumns().<text:span text:style-name="T166">add</text:span>(String.class,"LastName") ;</text:p>
      <text:p text:style-name="P109">persons.getColumns().<text:span text:style-name="T166">add</text:span>(Date.class,"birthDay");</text:p>
      <text:p text:style-name="P109">persons.getColumns().<text:span text:style-name="T166">add</text:span>(Date.class,"startDay");</text:p>
      <text:p text:style-name="P109"/>
      <text:p text:style-name="P109">persons.<text:span text:style-name="T166">addRow</text:span>(new Object[] {"Tom", "Soyer", "1992-01-03", "2004-03-07"} <text:s/>);</text:p>
      <text:p text:style-name="P109">persons.<text:span text:style-name="T166">addRow</text:span>( new Object[] {"Bill", "Gates", "1973-12-12", "1994-08-06"} );</text:p>
      <text:p text:style-name="P109">persons.<text:span text:style-name="T166">addRow</text:span>( new Object[] {"Tom", "Gates", "1969-11-13", "1990-07-05"} );</text:p>
      <text:p text:style-name="P109">persons.<text:span text:style-name="T166">addRow</text:span>( new Object[] {"Bob", "Stone", "1970-01-01", "1993-09-03"} );</text:p>
      <text:p text:style-name="P109">persons.<text:span text:style-name="T166">addRow</text:span>( new Object[] {"Tom", "Gates", "1969-11-13", "1990-07-05"} );</text:p>
      <text:p text:style-name="P109">persons.<text:span text:style-name="T166">addRow</text:span>( new Object[] {"Ann", "Stone", "1970-01-01", "1993-09-03"} ); <text:s text:c="7"/></text:p>
      <text:p text:style-name="P109">persons.<text:span text:style-name="T166">addRow</text:span>( new Object[] {"Ann", "Stone", "1982-01-01", "2003-11-03"} ); <text:s text:c="7"/></text:p>
      <text:p text:style-name="P109">persons.<text:span text:style-name="T166">addRow</text:span>( new Object[] {"Ann", "Stone", "1969-01-01", "1993-09-03"} ); <text:s text:c="7"/></text:p>
      <text:p text:style-name="P109"/>
      <text:p text:style-name="P109">ModelProvider mp = new ModelProvider();</text:p>
      <text:p text:style-name="P109">TableModel model = mp.getTableModel(persons);</text:p>
      <text:p text:style-name="P109">this.jTable1.setModel(model);</text:p>
      <text:p text:style-name="P116"><text:tab/></text:p>
      <text:p text:style-name="P4"><draw:frame draw:style-name="fr1" draw:name="Графический объект1" text:anchor-type="paragraph" svg:x="1.958cm" svg:y="0.28cm" svg:width="12.448cm" svg:height="5.122cm" draw:z-index="0"><draw:image xlink:href="Pictures/200000070000309F000014034A5AF9E7.svm" xlink:type="simple" xlink:show="embed" xlink:actuate="onLoad"/></draw:frame></text:p>
      <text:p text:style-name="P4"/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tab/>Для кнопки с надписью "Sort" определим обработчик:</text:p>
      <text:p text:style-name="P116"><text:s/><text:span text:style-name="T180"><text:s text:c="2"/></text:span><text:span text:style-name="T181"><text:s/>private void </text:span><text:span text:style-name="T12">sortButton1ActionPerformed(</text:span><text:span text:style-name="T15">java.awt.event.ActionEvent </text:span><text:span text:style-name="T10">evt</text:span><text:span text:style-name="T15">) {</text:span></text:p>
      <text:p text:style-name="P109"><text:s text:c="8"/>persons.<text:span text:style-name="T166">sort(</text:span>"<text:span text:style-name="T38">lastName</text:span>"<text:span text:style-name="T166">);</text:span></text:p>
      <text:p text:style-name="P109"><text:s text:c="4"/>}</text:p>
      <text:p text:style-name="P4"/>
      <text:p text:style-name="P4"><text:tab/>На рисунке представлен резудьтат сортировки по значению колонки с именем "lastName".</text:p>
      <text:p text:style-name="P4"><draw:frame draw:style-name="fr2" draw:name="Графический объект2" text:anchor-type="paragraph" svg:width="12.3cm" svg:height="5.209cm" draw:z-index="1"><draw:image xlink:href="Pictures/200000070000300B00001458F2D190D3.svm" xlink:type="simple" xlink:show="embed" xlink:actuate="onLoad"/></draw:frame></text:p>
      <text:p text:style-name="P4"/>
      <text:p text:style-name="P4"/>
      <text:p text:style-name="P4"/>
      <text:p text:style-name="P4"/>
      <text:p text:style-name="P4"><text:tab/></text:p>
      <text:p text:style-name="P4"/>
      <text:p text:style-name="P4"/>
      <text:p text:style-name="P4"><text:tab/><text:tab/><text:tab/><text:span text:style-name="T166">Рис 2</text:span>. Результат сортировки по колонке <text:span text:style-name="T77">lastName</text:span></text:p>
      <text:p text:style-name="P4"><text:tab/></text:p>
      <text:p text:style-name="P4"><text:tab/>Модифицируем код обработчика кнопки sortButton1 для выполнения сортировки по <text:span text:style-name="T1">двум</text:span> полям: "lastName" и "firstName".</text:p>
      <text:p text:style-name="P119"><text:span text:style-name="T180"><text:s text:c="2"/></text:span><text:span text:style-name="T181"><text:s/>private void </text:span><text:span text:style-name="T12">sortButton1ActionPerformed(</text:span><text:span text:style-name="T15">java.awt.event.ActionEvent </text:span><text:span text:style-name="T10">evt</text:span><text:span text:style-name="T15">) {</text:span></text:p>
      <text:p text:style-name="P109"><text:s text:c="8"/>persons.<text:span text:style-name="T166">sort(</text:span>"<text:span text:style-name="T38">lastName,firstName</text:span>"<text:span text:style-name="T166">);</text:span></text:p>
      <text:p text:style-name="P109"><text:s text:c="4"/>}</text:p>
      <text:p text:style-name="P4"><text:tab/></text:p>
      <text:p text:style-name="P4"><text:tab/>Получим:</text:p>
      <text:p text:style-name="P4"/>
      <text:p text:style-name="P4"><draw:frame draw:style-name="fr2" draw:name="Графический объект3" text:anchor-type="paragraph" svg:width="12.321cm" svg:height="5.061cm" draw:z-index="2"><draw:image xlink:href="Pictures/2000000700003020000013C49140777B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66"><text:tab/><text:tab/>Рис 3</text:span>. Результат сортировки по колонкам <text:span text:style-name="T77">lastName,firstName</text:span></text:p>
      <text:p text:style-name="P4"><text:tab/>До сих пор мы рассматривали сортировку таблицы по колонкам в возрастающей последовательности значений.</text:p>
      <text:p text:style-name="P4"><text:tab/>Если требуется выполнить сортировку таблицы в <text:span text:style-name="T1">убывающей</text:span> последовательности значений полей, то можем воспользоваться перегруженным методом <text:span text:style-name="T12">sort</text:span>:</text:p>
      <text:p text:style-name="P4"/>
      <text:p text:style-name="P4"><text:soft-page-break/></text:p>
      <text:p text:style-name="P119"><text:span text:style-name="T180"><text:s text:c="2"/></text:span><text:span text:style-name="T181"><text:s/>private void </text:span><text:span text:style-name="T12">sortButton1ActionPerformed(</text:span><text:span text:style-name="T15">java.awt.event.ActionEvent </text:span><text:span text:style-name="T10">evt</text:span><text:span text:style-name="T15">) {</text:span></text:p>
      <text:p text:style-name="P109"><text:s text:c="8"/>persons.<text:span text:style-name="T166">sort(</text:span>"<text:span text:style-name="T38">lastName,firstName</text:span>",Sorter.DESCENDING<text:span text:style-name="T166">);</text:span></text:p>
      <text:p text:style-name="P109"><text:s text:c="4"/>}</text:p>
      <text:p text:style-name="P4"/>
      <text:p text:style-name="P4"><draw:frame draw:style-name="fr2" draw:name="Графический объект4" text:anchor-type="paragraph" svg:width="12.278cm" svg:height="5.145cm" draw:z-index="3"><draw:image xlink:href="Pictures/2000000700002FF600001419A61C4F22.svm" xlink:type="simple" xlink:show="embed" xlink:actuate="onLoad"/></draw:frame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Иногда требуется выполнить сортировку одних полей в убывающей последовательности, а других — в возрастающей:</text:p>
      <text:p text:style-name="P4"/>
      <text:p text:style-name="P119"><text:span text:style-name="T180"><text:s/></text:span><text:span text:style-name="T181"><text:s/>private void </text:span><text:span text:style-name="T12">sortButton1ActionPerformed(</text:span><text:span text:style-name="T15">java.awt.event.ActionEvent </text:span><text:span text:style-name="T10">evt</text:span><text:span text:style-name="T15">) {</text:span></text:p>
      <text:p text:style-name="P109"><text:s text:c="8"/>persons.<text:span text:style-name="T166">sort(</text:span>"<text:span text:style-name="T38">lastName,firstName DESC</text:span>"<text:span text:style-name="T166">);</text:span></text:p>
      <text:p text:style-name="P109"><text:s text:c="2"/>}</text:p>
      <text:p text:style-name="P4"/>
      <text:p text:style-name="P4"><draw:frame draw:style-name="fr2" draw:name="Графический объект5" text:anchor-type="paragraph" svg:width="12.278cm" svg:height="5.188cm" draw:z-index="4"><draw:image xlink:href="Pictures/2000000700002FF6000014432C2784BF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Мы воспользовались модификатором <text:span text:style-name="T66">DESC</text:span> с именем колонки в списке колонок сортировки. Приведем более сложный пример сортировки со <text:span text:style-name="T1">смешенным </text:span>направлением сортировки.</text:p>
      <text:p text:style-name="P4"/>
      <text:p text:style-name="P119"><text:span text:style-name="T180"><text:s/></text:span><text:span text:style-name="T181"><text:s/>private void </text:span><text:span text:style-name="T12">sortButton1ActionPerformed(</text:span><text:span text:style-name="T15">java.awt.event.ActionEvent </text:span><text:span text:style-name="T10">evt</text:span><text:span text:style-name="T15">) {</text:span></text:p>
      <text:p text:style-name="P109"><text:s text:c="8"/>persons.<text:span text:style-name="T166">sort(</text:span>"<text:span text:style-name="T38">lastName,firstName, birthDate ASC</text:span>", Sorter.<text:span text:style-name="T192">DESCENDING</text:span><text:span text:style-name="T166">);</text:span></text:p>
      <text:p text:style-name="P109"><text:s text:c="2"/>}</text:p>
      <text:p text:style-name="P6"><text:tab/>В приведенном примере задано общее направление сортировки — <text:span text:style-name="T1">DESCENDING</text:span>, т.е. по убыванию значения полей. Но модификатор направления сортирвки поля <text:span text:style-name="T76">birthDay</text:span> установлен в <text:span text:style-name="T1">ASCENDING</text:span> — по возрастанию.</text:p>
      <text:p text:style-name="P6"/>
      <text:p text:style-name="P6"><draw:frame draw:style-name="fr1" draw:name="Графический объект6" text:anchor-type="paragraph" svg:x="2.36cm" svg:y="0.233cm" svg:width="12.278cm" svg:height="5.039cm" draw:z-index="5"><draw:image xlink:href="Pictures/2000000700002FF6000013AF9C42E004.svm" xlink:type="simple" xlink:show="embed" xlink:actuate="onLoad"/></draw:frame><text:soft-page-break/></text:p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><text:tab/>Что, если мы вначале выполним сортировку по колонке <text:span text:style-name="T67">lastName</text:span>, а затем по колонке <text:span text:style-name="T67">firstName</text:span>?</text:p>
      <text:p text:style-name="P119"><text:span text:style-name="T181"><text:s/>private void </text:span><text:span text:style-name="T12">sortButton1ActionPerformed(</text:span><text:span text:style-name="T15">java.awt.event.ActionEvent </text:span><text:span text:style-name="T10">evt</text:span><text:span text:style-name="T15">) {</text:span></text:p>
      <text:p text:style-name="P163"><text:s text:c="8"/>persons.<text:span text:style-name="T166">sort(</text:span>"<text:span text:style-name="T38">lastName</text:span><text:span text:style-name="T110">"</text:span><text:span text:style-name="T128">);</text:span></text:p>
      <text:p text:style-name="P163"><text:span text:style-name="T166"><text:s text:c="8"/></text:span>persons<text:span text:style-name="T166">.sort("</text:span><text:span text:style-name="T38">firstName</text:span><text:span text:style-name="T110">"</text:span><text:span text:style-name="T128">);</text:span></text:p>
      <text:p text:style-name="P163"><text:s text:c="2"/>}</text:p>
      <text:p text:style-name="P4"/>
      <text:p text:style-name="P4"><draw:frame draw:style-name="fr2" draw:name="Графический объект7" text:anchor-type="paragraph" svg:width="12.278cm" svg:height="5.145cm" draw:z-index="6"><draw:image xlink:href="Pictures/2000000700002FF600001419AADE3A30.svm" xlink:type="simple" xlink:show="embed" xlink:actuate="onLoad"/></draw:frame></text:p>
      <text:p text:style-name="P4"/>
      <text:p text:style-name="P4"/>
      <text:p text:style-name="P4"/>
      <text:p text:style-name="P4"/>
      <text:p text:style-name="P4"><text:tab/></text:p>
      <text:p text:style-name="P4"/>
      <text:p text:style-name="P4"/>
      <text:p text:style-name="P4"/>
      <text:p text:style-name="P5"><text:tab/>Результат такой сортировки, как мы видим, <text:s/>это не одно и тоже, что сортировка по списку полей <text:s/>"<text:span text:style-name="T67">lastName, firstName</text:span>". Но и не тоже, что результат сортировки по той же колонке, так, как на <text:span text:style-name="T166">рис 2</text:span>. Это происходит потому, что в каждом из этих случаев <text:s/>использовались <text:span text:style-name="T1">различные</text:span> источники рядов. В одном случае — это только что созданная таблица с неупорядоченными рядами, а в другом — предварительно сортированная таблица. </text:p>
      <text:p text:style-name="P5"><text:tab/>Для отмены сортировки применяется один из методов:</text:p>
      <text:list text:style-name="L2">
        <text:list-item>
          <text:p text:style-name="P192"><text:span text:style-name="T180">public void</text:span> <text:span text:style-name="T166">cancelSort(</text:span>Sorter <text:span text:style-name="T1">sorter</text:span><text:span text:style-name="T166">)</text:span> </text:p>
        </text:list-item>
        <text:list-item>
          <text:p text:style-name="P192"><text:span text:style-name="T180">public void </text:span><text:span text:style-name="T166">cancelSort() </text:span></text:p>
        </text:list-item>
      </text:list>
      <text:p text:style-name="P5"><text:tab/>Метод<text:span text:style-name="T15"> </text:span><text:span text:style-name="T12">cancelSort(</text:span><text:span text:style-name="T15">Sorter</text:span><text:span text:style-name="T12">)</text:span> отменяет конкретную сортировку, а метод <text:span text:style-name="T12">cancelSort() </text:span>все сортировки.</text:p>
      <text:p text:style-name="P5"><text:tab/>Изменим обработчик кнопки <text:span text:style-name="T66">sortButton1</text:span>:</text:p>
      <text:p text:style-name="P120"><text:span text:style-name="T15">Sorter </text:span><text:span text:style-name="T10">sorter</text:span><text:span text:style-name="T15">;</text:span></text:p>
      <text:p text:style-name="P120"><text:span text:style-name="T15">Sorter </text:span><text:span text:style-name="T10">sorter1</text:span><text:span text:style-name="T15">;</text:span></text:p>
      <text:p text:style-name="P119"><text:span text:style-name="T181">private void </text:span><text:span text:style-name="T12">sortButton1ActionPerformed(</text:span><text:span text:style-name="T15">java.awt.event.ActionEvent </text:span><text:span text:style-name="T10">evt</text:span><text:span text:style-name="T15">) {</text:span></text:p>
      <text:p text:style-name="P163"><text:s text:c="8"/>sorter = persons.<text:span text:style-name="T166">sort(</text:span>"<text:span text:style-name="T38">firstName</text:span><text:span text:style-name="T85">"</text:span><text:span text:style-name="T139">);</text:span></text:p>
      <text:p text:style-name="P163"><text:s text:c="2"/>}</text:p>
      <text:p text:style-name="P163"/>
      <text:p text:style-name="P163"><text:s text:c="4"/>private void sortButton2ActionPerformed(java.awt.event.ActionEvent evt) {</text:p>
      <text:p text:style-name="P163"><text:s text:c="8"/>sorter1 = persons.<text:span text:style-name="T166">sort(</text:span>"<text:span text:style-name="T38">lastName</text:span>"<text:span text:style-name="T166">);</text:span></text:p>
      <text:p text:style-name="P163"><text:soft-page-break/><text:s text:c="4"/>}</text:p>
      <text:p text:style-name="P163"/>
      <text:p text:style-name="P163"><text:s text:c="4"/>private void cancelSort1Button2ActionPerformed(java.awt.event.ActionEvent evt) {</text:p>
      <text:p text:style-name="P163"><text:s text:c="8"/>persons.<text:span text:style-name="T166">cancelSort</text:span>(<text:span text:style-name="T67">sorter1</text:span>);</text:p>
      <text:p text:style-name="P163"><text:s text:c="4"/>}</text:p>
      <text:p text:style-name="P163"/>
      <text:p text:style-name="P163"><text:s text:c="4"/>private void cancelSortButton1ActionPerformed(java.awt.event.ActionEvent evt) {</text:p>
      <text:p text:style-name="P163"><text:s text:c="8"/>persons.<text:span text:style-name="T166">cancelSort</text:span>(<text:span text:style-name="T67">sorter</text:span>);</text:p>
      <text:p text:style-name="P163"><text:s text:c="4"/>}</text:p>
      <text:p text:style-name="P5"/>
      <text:p text:style-name="P5"><text:tab/>Добавим к форме еще три кнопки: первая, с именем <text:span text:style-name="T66">sortButton2</text:span> — выполняет сортировку по колонке <text:span text:style-name="T67">firstName</text:span>, вторая отменяет сортировку по этому полю, а третья, <text:s/>с отменяет сортировку по колонке <text:span text:style-name="T67">lastName</text:span>. После щелчка <text:span text:style-name="T166">init</text:span>-кнопки:</text:p>
      <text:p text:style-name="P5"><draw:frame draw:style-name="fr2" draw:name="Графический объект8" text:anchor-type="paragraph" svg:width="12.594cm" svg:height="4.193cm" draw:z-index="7"><draw:image xlink:href="Pictures/2000000700003133000010608A6D79F5.svm" xlink:type="simple" xlink:show="embed" xlink:actuate="onLoad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><text:tab/>Последовательно выполним:</text:p>
      <text:p text:style-name="P4"><text:tab/><text:span text:style-name="T2">Щелчок кнопки </text:span><text:span text:style-name="T68">Sort</text:span><text:span text:style-name="T2">: ( </text:span><text:span text:style-name="T1">сортировка по </text:span><text:span text:style-name="T67">firstName</text:span><text:span text:style-name="T2">)</text:span></text:p>
      <text:p text:style-name="P4"><draw:frame draw:style-name="fr3" draw:name="Графический объект9" text:anchor-type="paragraph" svg:width="12.848cm" svg:height="5.145cm" draw:z-index="8"><draw:image xlink:href="Pictures/200000070000323100001419D94A8C28.svm" xlink:type="simple" xlink:show="embed" xlink:actuate="onLoad"/></draw:frame></text:p>
      <text:p text:style-name="P18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2">Щелчок кнопки </text:span><text:span text:style-name="T68">Sort1: ( </text:span><text:span text:style-name="T129">сортировка по </text:span><text:span text:style-name="T67">lastName</text:span><text:span text:style-name="T68">)</text:span></text:p>
      <text:p text:style-name="P4"><draw:frame draw:style-name="fr2" draw:name="Графический объект10" text:anchor-type="paragraph" svg:width="12.808cm" svg:height="4.995cm" draw:z-index="9"><draw:image xlink:href="Pictures/20000007000032070000138470713587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/>
      <text:p text:style-name="P14"/>
      <text:p text:style-name="P14"><text:soft-page-break/></text:p>
      <text:p text:style-name="P4"><text:span text:style-name="T2"><text:tab/>Щелчок кнопки </text:span><text:span text:style-name="T68">cancelSort1: ( </text:span><text:span text:style-name="T129">отмена сортировки по </text:span><text:span text:style-name="T67">lastName</text:span><text:span text:style-name="T68">)</text:span></text:p>
      <text:p text:style-name="P4"><draw:frame draw:style-name="fr2" draw:name="Графический объект11" text:anchor-type="paragraph" svg:width="12.869cm" svg:height="5.228cm" draw:z-index="10"><draw:image xlink:href="Pictures/20000007000032460000146D35A20A84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Как видим, после отмены сортировки по колонке lastName, получили результат, аналогичный тому, что был после сортировки по firstName.<text:tab/><text:tab/></text:p>
      <text:p text:style-name="P4"/>
      <text:p text:style-name="P4"><text:span text:style-name="T2"><text:tab/>Щелчок кнопки </text:span><text:span text:style-name="T68">cancelSort: ( </text:span><text:span text:style-name="T129">отмена сортировки по</text:span><text:span text:style-name="T67"> firstName</text:span><text:span text:style-name="T68">)</text:span></text:p>
      <text:p text:style-name="P4"><draw:frame draw:style-name="fr2" draw:name="Графический объект12" text:anchor-type="paragraph" svg:width="12.615cm" svg:height="5.039cm" draw:z-index="11"><draw:image xlink:href="Pictures/2000000700003148000013AF70EE3377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Как и следовало ожидать, получили <text:span text:style-name="T1">исходную</text:span> таблицу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Heading_20_2" text:outline-level="2"/>
      <text:h text:style-name="P75" text:outline-level="2">Фильтр рядов таблицы</text:h>
      <text:p text:style-name="P4"><text:tab/>Для выполнения фильтрации рядов таблицы объекты <text:span text:style-name="T15">tdo.</text:span><text:span text:style-name="T12">DataTable</text:span><text:span text:style-name="T15"> </text:span>и <text:span text:style-name="T15">tdo.</text:span><text:span text:style-name="T12">DataView</text:span> предоставляют методы:</text:p>
      <text:list text:style-name="L3">
        <text:list-item>
          <text:p text:style-name="P194"><text:span text:style-name="T180">public</text:span> Filterer <text:span text:style-name="T166">filter(</text:span>String <text:span text:style-name="T1">expression</text:span><text:span text:style-name="T166">)</text:span></text:p>
        </text:list-item>
        <text:list-item>
          <text:p text:style-name="P194"><text:span text:style-name="T180">public</text:span> Filterer <text:span text:style-name="T166">filter(</text:span>RowEvaluator <text:span text:style-name="T1">predicate</text:span><text:span text:style-name="T166">)</text:span></text:p>
        </text:list-item>
        <text:list-item>
          <text:p text:style-name="P194"><text:span text:style-name="T180">public void </text:span><text:span text:style-name="T166">filter(</text:span>Filterer <text:span text:style-name="T1">newfilterer</text:span><text:span text:style-name="T166">)</text:span></text:p>
        </text:list-item>
        <text:list-item>
          <text:p text:style-name="P194"><text:span text:style-name="T180">public </text:span><text:span text:style-name="T85">Filterer</text:span><text:span text:style-name="T180"> </text:span><text:span text:style-name="T139">prepareFilter</text:span><text:span text:style-name="T166">(</text:span>String<text:span text:style-name="T1"> expression</text:span><text:span text:style-name="T166">)</text:span></text:p>
        </text:list-item>
      </text:list>
      <text:p text:style-name="P4"><text:tab/>Метод (1) использует для оценки ряда таблицы строковое выражение над именами колонок, параметрами и литералами.</text:p>
      <text:p text:style-name="P4"><text:tab/>Метод (2) позволяет создать объект, реализующий интерфейс <text:span text:style-name="T15">tdo.expr.</text:span><text:span text:style-name="T12">RowEvaluator </text:span>, <text:s/>и он будет использоваться для оценки ряда.</text:p>
      <text:p text:style-name="P4"><text:tab/>Метод (3) позволяет создать объект, реализующий интерфейс <text:span text:style-name="T15">tdo.impl.</text:span><text:span text:style-name="T12">Filterer</text:span>, и он буден использоваться для оценки ряда.</text:p>
      <text:p text:style-name="P4"><text:tab/>Метод (4) позволяет создать объект, реализующий интерфейс <text:span text:style-name="T15">tdo.impl.</text:span><text:span text:style-name="T12">Filterer</text:span>, на основе выражения с параметрами, назначить значения параметрам и затем использовать объект методом (3). Затем можно изменить значения параметров и вновь использовать Filterer объект методом (3).</text:p>
      <text:p text:style-name="P4"/>
      <text:p text:style-name="P5"><text:span text:style-name="T166"><text:tab/>Примечание.</text:span> В списке методы показаны по степени простоты в использовании: от самого простого к самому сложному.</text:p>
      <text:p text:style-name="P5"><text:tab/>Отменить конкретный фильтр можно методом: <text:tab/><text:tab/><text:tab/><text:tab/><text:tab/><text:tab/></text:p>
      <text:p text:style-name="P5"><text:tab/><text:tab/><text:span text:style-name="T181">public void </text:span><text:span text:style-name="T12">cancelFilter(</text:span><text:span text:style-name="T15">Filterer </text:span><text:span text:style-name="T10">filterer</text:span><text:span text:style-name="T12">).</text:span></text:p>
      <text:p text:style-name="P5"><text:tab/>Отмена всех фильтров производится методом: <text:tab/><text:tab/><text:tab/><text:tab/><text:tab/><text:tab/></text:p>
      <text:p text:style-name="P5"><text:tab/><text:tab/><text:span text:style-name="T181">public void</text:span><text:span text:style-name="T15"> </text:span><text:span text:style-name="T12">cancelFilter().</text:span></text:p>
      <text:p text:style-name="P54"><text:tab/></text:p>
      <text:p text:style-name="P5"><text:span text:style-name="T166">Пример</text:span>.</text:p>
      <text:p text:style-name="P109">DataTable persons = <text:span text:style-name="T180">new</text:span> <text:span text:style-name="T166">DataTable();</text:span></text:p>
      <text:p text:style-name="P109">persons.getColumns().<text:span text:style-name="T166">add</text:span>(String.class, "FirstName") ;</text:p>
      <text:p text:style-name="P109">persons.getColumns().<text:span text:style-name="T166">add</text:span>(String.class,"LastName") ;</text:p>
      <text:p text:style-name="P109">persons.getColumns().<text:span text:style-name="T166">add</text:span>(Date.class,"birthDay");</text:p>
      <text:p text:style-name="P109">persons.getColumns().<text:span text:style-name="T166">add</text:span>(Date.class,"startDay");</text:p>
      <text:p text:style-name="P109"/>
      <text:p text:style-name="P109">persons.<text:span text:style-name="T166">addRow</text:span>(new Object[] {"Tom", "Soyer", "1992-01-03", "2004-03-07"} <text:s/>);</text:p>
      <text:p text:style-name="P109">persons.<text:span text:style-name="T166">addRow</text:span>( new Object[] {"Bill", "Gates", "1973-12-12", "1994-08-06"} );</text:p>
      <text:p text:style-name="P109">persons.<text:span text:style-name="T166">addRow</text:span>( new Object[] {"Tom", "Gates", "1969-11-13", "1990-07-05"} );</text:p>
      <text:p text:style-name="P109">persons.<text:span text:style-name="T166">addRow</text:span>( new Object[] {"Bob", "Stone", "1970-01-01", "1993-09-03"} );</text:p>
      <text:p text:style-name="P109">persons.<text:span text:style-name="T166">addRow</text:span>( new Object[] {"Tom", "Gates", "1969-11-13", "1990-07-05"} );</text:p>
      <text:p text:style-name="P109"><text:soft-page-break/>persons.<text:span text:style-name="T166">addRow</text:span>( new Object[] {"Ann", "Stone", "1970-01-01", "1993-09-03"} ); <text:s text:c="7"/></text:p>
      <text:p text:style-name="P109">persons.<text:span text:style-name="T166">addRow</text:span>( new Object[] {"Ann", "Stone", "1982-01-01", "2003-11-03"} ); <text:s text:c="7"/></text:p>
      <text:p text:style-name="P109">persons.<text:span text:style-name="T166">addRow</text:span>( new Object[] {"Ann", "Stone", "1969-01-01", "1993-09-03"} ); <text:s text:c="7"/></text:p>
      <text:p text:style-name="P109"/>
      <text:p text:style-name="P109">ModelProvider mp = new ModelProvider();</text:p>
      <text:p text:style-name="P109">TableModel model = mp.getTableModel(persons);</text:p>
      <text:p text:style-name="P109">this.jTable1.setModel(model);</text:p>
      <text:h text:style-name="P84" text:outline-level="4"><text:tab/><text:span text:style-name="T55">Исходная таблица выгядит, как показано на рисунке ниже:</text:span></text:h>
      <text:p text:style-name="P4"><draw:frame draw:style-name="fr1" draw:name="Графический объект13" text:anchor-type="paragraph" svg:x="3.662cm" svg:y="0.503cm" svg:width="10.308cm" svg:height="5.061cm" draw:z-index="12"><draw:image xlink:href="Pictures/2000000700002845000013C44513AA16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tab/><text:tab/></text:p>
      <text:p text:style-name="P4"/>
      <text:p text:style-name="P4"/>
      <text:p text:style-name="P4"><text:tab/><text:tab/><text:tab/><text:span text:style-name="T166">Рис 1</text:span>. Исходная таблица <text:span text:style-name="T1">persons</text:span>.</text:p>
      <text:p text:style-name="P4"/>
      <text:p text:style-name="P4"><text:tab/>Применим к таблице фильтр по дате рождения:</text:p>
      <text:p text:style-name="P163"><text:span text:style-name="T180"><text:s text:c="4"/>private void </text:span><text:span text:style-name="T166">filterButton1ActionPerformed</text:span>(java.awt.event.ActionEvent evt) {</text:p>
      <text:p text:style-name="P163"><text:s text:c="8"/>filterer1 = <text:span text:style-name="T1">persons</text:span>.<text:span text:style-name="T166">filter(</text:span>"<text:span text:style-name="T38">birthDay &gt;= '1970-01-01'</text:span>");</text:p>
      <text:p text:style-name="P163"><text:s text:c="4"/>}</text:p>
      <text:p text:style-name="P163"/>
      <text:p text:style-name="P176"><text:tab/></text:p>
      <text:p text:style-name="P177"><text:tab/>В результате применения фильтра получим:</text:p>
      <text:h text:style-name="P150" text:outline-level="7"><draw:frame draw:style-name="fr1" draw:name="Графический объект14" text:anchor-type="paragraph" svg:x="3.037cm" svg:y="0.706cm" svg:width="10.289cm" svg:height="3.748cm" draw:z-index="13"><draw:image xlink:href="Pictures/200000070000283000000EA4EB3AA898.svm" xlink:type="simple" xlink:show="embed" xlink:actuate="onLoad"/></draw:frame></text:h>
      <text:p text:style-name="P18"/>
      <text:p text:style-name="P18"/>
      <text:p text:style-name="P18"/>
      <text:p text:style-name="P18"/>
      <text:p text:style-name="P18"/>
      <text:p text:style-name="P4"><text:tab/><text:tab/><text:tab/><text:span text:style-name="T166"><text:tab/>Рис 2</text:span>. Фильтр по дате<text:span text:style-name="T1"> birthDay</text:span>.</text:p>
      <text:p text:style-name="P4"><text:tab/></text:p>
      <text:p text:style-name="P4"><text:tab/>Определим обработчик события кнопки <text:span text:style-name="T66">cancelFilter1</text:span>.</text:p>
      <text:p text:style-name="P4"/>
      <text:p text:style-name="P116"><text:s/><text:span text:style-name="T180"><text:s text:c="3"/></text:span><text:span text:style-name="T181">private void </text:span><text:span text:style-name="T12">cancelFilter1Button1ActionPerformed</text:span><text:span text:style-name="T15">(java.awt.event.ActionEvent evt) {</text:span></text:p>
      <text:p text:style-name="P109"><text:s text:c="8"/>persons.<text:span text:style-name="T166">cancelFilter(</text:span><text:span text:style-name="T67">filterer1</text:span><text:span text:style-name="T166">);</text:span></text:p>
      <text:p text:style-name="P109"><text:soft-page-break/><text:s text:c="4"/>}</text:p>
      <text:p text:style-name="P121"><text:tab/>В результате выполнения метода <text:span text:style-name="T12">cancelFilterer</text:span> восстанавливается <text:span text:style-name="T1">исходная</text:span> таблица.</text:p>
      <text:p text:style-name="P121"/>
      <text:h text:style-name="P151" text:outline-level="2"><draw:frame draw:style-name="fr1" draw:name="Графический объект15" text:anchor-type="paragraph" svg:x="2.318cm" svg:y="0.309cm" svg:width="10.289cm" svg:height="4.172cm" draw:z-index="14"><draw:image xlink:href="Pictures/20000007000028300000104BC30F97DB.svm" xlink:type="simple" xlink:show="embed" xlink:actuate="onLoad"/></draw:frame></text:h>
      <text:h text:style-name="P71" text:outline-level="2"/>
      <text:h text:style-name="P71" text:outline-level="2"/>
      <text:h text:style-name="P74" text:outline-level="2"/>
      <text:h text:style-name="P73" text:outline-level="2"><text:span text:style-name="T166"><text:tab/><text:tab/>Рис 3</text:span>. Восстановленная исходная таблица <text:span text:style-name="T1">persons</text:span></text:h>
      <text:p text:style-name="P5"><text:tab/>Теперь предположим, что после применения фильтра по дате, мы хотим применить к результату другой фильтр, выбирающий ряды по <text:span text:style-name="T77">firstName</text:span> равным "Tom" или "Ann".</text:p>
      <text:p text:style-name="P5"><text:tab/>Добавим на форму еще одну кнопку <text:span text:style-name="T66">Filter2</text:span> и определим для нее обработчик события:</text:p>
      <text:p text:style-name="P164"><text:s text:c="4"/><text:span text:style-name="T180">private void</text:span> <text:span text:style-name="T166">filterButton2ActionPerformed</text:span>(java.awt.event.ActionEvent evt) {</text:p>
      <text:p text:style-name="P164"><text:s text:c="8"/>filterer2 = <text:span text:style-name="T1">persons</text:span>.<text:span text:style-name="T166">filter(</text:span>"<text:span text:style-name="T38">firstName in('Tom', 'Ann')</text:span>" <text:span text:style-name="T166">);</text:span></text:p>
      <text:p text:style-name="P164"><text:s text:c="4"/>}</text:p>
      <text:p text:style-name="P184"><text:tab/></text:p>
      <text:p text:style-name="P183"><text:tab/>Последовательно щелкнем на кнопках <text:span text:style-name="T66">Filter1</text:span> и <text:span text:style-name="T66">Filter2</text:span><text:span text:style-name="T144">, получая следующий результат:</text:span></text:p>
      <text:h text:style-name="P84" text:outline-level="4"><draw:frame draw:style-name="fr2" draw:name="Графический объект16" text:anchor-type="paragraph" svg:width="10.308cm" svg:height="4.426cm" draw:z-index="15"><draw:image xlink:href="Pictures/200000070000284500001149EA4B9613.svm" xlink:type="simple" xlink:show="embed" xlink:actuate="onLoad"/></draw:frame></text:h>
      <text:h text:style-name="P71" text:outline-level="2"/>
      <text:h text:style-name="P71" text:outline-level="2"/>
      <text:h text:style-name="P71" text:outline-level="2"/>
      <text:p text:style-name="P4"><text:tab/><text:tab/><text:tab/><text:span text:style-name="T166">Рис 4.</text:span> Последовательное применение фильтра</text:p>
      <text:p text:style-name="P4"/>
      <text:p text:style-name="P5"><text:tab/>Таким образом, фильтры при последовательном применении не заменяют друг друга, а следующий фильтр "уточняет" предыдущий.</text:p>
      <text:p text:style-name="P5"><text:tab/>Можно <text:span text:style-name="T1">отменить</text:span> либой из фильтров. Выполним щелчок мышью на кнопке <text:span text:style-name="T66">cancelFilter1</text:span>. В результате видим, что остался действующим только второй фильтр.</text:p>
      <text:p text:style-name="P5"><draw:frame draw:style-name="fr2" draw:name="Графический объект17" text:anchor-type="paragraph" svg:width="10.329cm" svg:height="3.956cm" draw:z-index="16"><draw:image xlink:href="Pictures/200000070000285A000010CA1637F5C1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span text:style-name="T166"><text:tab/><text:tab/><text:tab/>Рис 5.</text:span> Отмена фильтра по дате рождения</text:p>
      <text:p text:style-name="P5"><text:tab/></text:p>
      <text:p text:style-name="P5"><text:tab/>Часто требуется для выполнения фильтрации использовать в выражении условия фильтра данные, которые получены из вне. Для таких целей удобно в выражении использовать параметры. Добавим на форму две кнопки: обработчик события ActionPerformed первой предназначен для подготовки фильтра, а, соответственно обработчик второй кнопки выполняет фильтрацию.</text:p>
      <text:p text:style-name="P5"/>
      <text:p text:style-name="P117"><text:s text:c="2"/><text:span text:style-name="T180"><text:s/></text:span><text:span text:style-name="T181"><text:s/>private void </text:span><text:span text:style-name="T12">prepareFilterButtonActionPerformed</text:span><text:span text:style-name="T15">(java.awt.event.ActionEvent evt) {</text:span></text:p>
      <text:p text:style-name="P110"><text:s text:c="8"/><text:span text:style-name="T67">filterer3</text:span> = persons.<text:span text:style-name="T166">prepareFilter</text:span>("<text:span text:style-name="T38">birthDay &gt;= :</text:span><text:span text:style-name="T39">birth</text:span>");</text:p>
      <text:p text:style-name="P110"><text:s text:c="8"/><text:span text:style-name="T67">filterer3</text:span>.<text:span text:style-name="T166">setParameter</text:span>("<text:span text:style-name="T38">birth</text:span>", "<text:span text:style-name="T38">1970-01-01</text:span>");</text:p>
      <text:p text:style-name="P110"><text:s text:c="4"/>}</text:p>
      <text:p text:style-name="P110"/>
      <text:p text:style-name="P110"><text:s text:c="3"/><text:span text:style-name="T180"><text:s/>private void</text:span> <text:span text:style-name="T166">filterButton3ActionPerformed</text:span>(java.awt.event.ActionEvent evt) {</text:p>
      <text:p text:style-name="P110"><text:s text:c="8"/>persons.<text:span text:style-name="T166">filter</text:span>(<text:span text:style-name="T67">filterer3</text:span>); this.jTextField1.getText()</text:p>
      <text:p text:style-name="P110"><text:s text:c="4"/>} </text:p>
      <text:h text:style-name="P107" text:outline-level="5"/>
      <text:p text:style-name="P4"><text:tab/>Объект <text:span text:style-name="T77">filter3</text:span> получен применением к таблице метода <text:span text:style-name="T12">prepareFilter</text:span>. <text:s/>Обратим внимание на выражение. Оно содержит вместо даты-литерала параметр. Значение параметру назначается методом <text:span text:style-name="T15">filter3.</text:span><text:span text:style-name="T12">setParameter</text:span>. </text:p>
      <text:p text:style-name="P4"><text:tab/>Результат применения фильтра:</text:p>
      <text:p text:style-name="P4"><draw:frame draw:style-name="fr3" draw:name="Графический объект18" text:anchor-type="paragraph" svg:width="10.014cm" svg:height="5.569cm" draw:z-index="17"><draw:image xlink:href="Pictures/200000070000271D000015C0D0E2C7FF.svm" xlink:type="simple" xlink:show="embed" xlink:actuate="onLoad"/></draw:frame></text:p>
      <text:h text:style-name="P73" text:outline-level="2"/>
      <text:h text:style-name="P71" text:outline-level="2"/>
      <text:h text:style-name="P71" text:outline-level="2"/>
      <text:h text:style-name="P71" text:outline-level="2"/>
      <text:p text:style-name="P18"/>
      <text:p text:style-name="P4"><text:s text:c="2"/><text:tab/><text:tab/><text:tab/><text:span text:style-name="T166">Рис 6</text:span>. Использование <text:span text:style-name="T1">параметров</text:span> в выражении условия фильтра</text:p>
      <text:p text:style-name="P4"><text:tab/></text:p>
      <text:p text:style-name="P4"><text:tab/>Усложним предыдущий пример, добавив на форму swing-компонент <text:span text:style-name="T12">JTextField</text:span>, куда будем вводить значение параметра <text:span text:style-name="T34">:birth</text:span>. Назначим свойству <text:span text:style-name="T12">text</text:span> компонента <text:s/>значение по умолчанию равное "1<text:span text:style-name="T66">970-01-01</text:span>". <text:s/>Модифицируем обработчики кнопок:</text:p>
      <text:p text:style-name="P117"><text:s text:c="2"/><text:span text:style-name="T180"><text:s/></text:span><text:span text:style-name="T181"><text:s/>private void </text:span><text:span text:style-name="T12">prepareFilterButtonActionPerformed</text:span><text:span text:style-name="T15">(java.awt.event.ActionEvent evt) {</text:span></text:p>
      <text:p text:style-name="P110"><text:s text:c="8"/><text:span text:style-name="T67">filterer3</text:span> = persons.<text:span text:style-name="T166">prepareFilter</text:span>("<text:span text:style-name="T38">birthDay &gt;= :</text:span><text:span text:style-name="T39">birth</text:span>");</text:p>
      <text:p text:style-name="P110"><text:s text:c="4"/>}</text:p>
      <text:p text:style-name="P110"/>
      <text:p text:style-name="P110"><text:soft-page-break/></text:p>
      <text:p text:style-name="P110"/>
      <text:p text:style-name="P110"><text:s text:c="3"/><text:span text:style-name="T180"><text:s/>private void</text:span> <text:span text:style-name="T166">filterButton3ActionPerformed</text:span>(java.awt.event.ActionEvent evt) {</text:p>
      <text:p text:style-name="P110"><text:s text:c="8"/><text:span text:style-name="T67">filterer3</text:span>.<text:span text:style-name="T166">setParameter</text:span>("<text:span text:style-name="T38">birth</text:span>", <text:span text:style-name="T67">this</text:span>.jTextField1.<text:span text:style-name="T166">getText()</text:span> );</text:p>
      <text:p text:style-name="P110"><text:s text:c="8"/><text:span text:style-name="T67">persons</text:span>.<text:span text:style-name="T166">filter</text:span>(<text:span text:style-name="T67">filterer3</text:span>); </text:p>
      <text:p text:style-name="P110"><text:s text:c="4"/>} </text:p>
      <text:h text:style-name="P187" text:outline-level="7"/>
      <text:p text:style-name="P4"><text:tab/>Последовательно щелкнем на кнопки <text:span text:style-name="T66">prepareFilter</text:span> и <text:span text:style-name="T66">Filter3</text:span>. </text:p>
      <text:p text:style-name="P4"/>
      <text:h text:style-name="P84" text:outline-level="4"><draw:frame draw:style-name="fr3" draw:name="Графический объект19" text:anchor-type="paragraph" svg:width="14.266cm" svg:height="5.463cm" draw:z-index="18"><draw:image xlink:href="Pictures/20000007000037BB00001556C68ECB38.svm" xlink:type="simple" xlink:show="embed" xlink:actuate="onLoad"/></draw:frame></text:h>
      <text:p text:style-name="P4"><text:tab/><text:tab/><text:span text:style-name="T166">Рис 7.</text:span> Результат фильтра по умолчанию</text:p>
      <text:p text:style-name="P4"/>
      <text:p text:style-name="P4"><text:tab/>Если теперь изменить значение в текстовом поле, например на "1990-01-01" - это более жесткий фильтр, и щелкнуть <text:span text:style-name="T66">Filter3</text:span> (!!не надо теперь щелкать <text:span text:style-name="T66">prepareFilter</text:span>), то получим:</text:p>
      <text:p text:style-name="P4"><draw:frame draw:style-name="fr2" draw:name="Графический объект20" text:anchor-type="paragraph" svg:width="14.437cm" svg:height="5.249cm" draw:z-index="19"><draw:image xlink:href="Pictures/200000070000386500001482D202608C.svm" xlink:type="simple" xlink:show="embed" xlink:actuate="onLoad"/></draw:frame></text:p>
      <text:p text:style-name="P4"><text:span text:style-name="T166"><text:tab/>Рис 8.</text:span> Результат более жесткого фильтра</text:p>
      <text:p text:style-name="P4"><text:tab/>Еще раз изменим значение в текстовом поле, вернув значение"1970-01-01", и щелкнем <text:span text:style-name="T66">Filter3. </text:span><text:span text:style-name="T85">П</text:span>олучим: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Графический объект21" text:anchor-type="paragraph" svg:width="14.332cm" svg:height="5.42cm" draw:z-index="20"><draw:image xlink:href="Pictures/20000007000037FB0000152C0E51BBF3.svm" xlink:type="simple" xlink:show="embed" xlink:actuate="onLoad"/></draw:frame></text:p>
      <text:p text:style-name="P4"><text:span text:style-name="T166"><text:tab/>Рис 9.</text:span> </text:p>
      <text:p text:style-name="P4"/>
      <text:p text:style-name="P5"><text:tab/>Как видим, результат на <text:span text:style-name="T166">рис 9</text:span>. совпадает с результатом на <text:span text:style-name="T166">рис. 7</text:span>. Таким образом, новый <text:span text:style-name="T1">prepared</text:span> фильтр всегда <text:span text:style-name="T3">замещает</text:span> предыдущий, а не <text:span text:style-name="T3">уточняет</text:span> старый, как отмечалось выше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72" text:outline-level="2">Отношение один-ко-многим</text:h>
      <text:p text:style-name="P4"/>
      <text:p text:style-name="P4"><text:tab/>Дистрибутив <text:span text:style-name="T12">Netbeans 6 IDE</text:span> поставляется с <text:span text:style-name="T12">sample</text:span> базой данных. Воспользуемся структурой таблиц <text:span text:style-name="T12">Customer</text:span> и <text:span text:style-name="T12">Purchase_Order</text:span>. Упростив их для наших целей. </text:p>
      <text:p text:style-name="P55"><text:span text:style-name="T166"><text:tab/>Примечание</text:span>. <text:tab/>Здесь мы не собираемся работать с базой данных — это тема других разделов.</text:p>
      <text:p text:style-name="P55"/>
      <text:p text:style-name="P4"><text:tab/>По аналогии с таблицей <text:span text:style-name="T12">Customer</text:span> создадим таблицу <text:span text:style-name="T15">tdo.</text:span><text:span text:style-name="T12">DataTable</text:span>.</text:p>
      <text:p text:style-name="P4"/>
      <text:p text:style-name="P116">DataTable <text:span text:style-name="T66">customers</text:span> = <text:span text:style-name="T180">new</text:span><text:span text:style-name="T166"> DataTable();</text:span></text:p>
      <text:p text:style-name="P109">customers.getColumns().<text:span text:style-name="T166">add</text:span>(Integer.<text:span text:style-name="T1">class</text:span>, "<text:span text:style-name="T38">Customer_Id</text:span><text:span text:style-name="T85">"</text:span>);</text:p>
      <text:p text:style-name="P109">customers.getColumns().<text:span text:style-name="T166">add</text:span>(String.<text:span text:style-name="T1">class</text:span>, "<text:span text:style-name="T38">Name</text:span><text:span text:style-name="T85">"</text:span>);</text:p>
      <text:p text:style-name="P109">customers.getColumns().<text:span text:style-name="T166">add</text:span>(String.<text:span text:style-name="T1">class</text:span>, "<text:span text:style-name="T38">AddressLine1</text:span><text:span text:style-name="T85">"</text:span>);</text:p>
      <text:p text:style-name="P109">customers.getColumns().<text:span text:style-name="T166">add</text:span>(String.<text:span text:style-name="T1">class</text:span>, "<text:span text:style-name="T38">AddressLine2</text:span><text:span text:style-name="T85">"</text:span>);</text:p>
      <text:p text:style-name="P109">customers.getColumns().<text:span text:style-name="T166">add</text:span>(String.<text:span text:style-name="T1">class</text:span>, "<text:span text:style-name="T38">Zip</text:span><text:span text:style-name="T85">"</text:span>);</text:p>
      <text:p text:style-name="P109">customers.getColumns().<text:span text:style-name="T166">add</text:span>(String.<text:span text:style-name="T1">class</text:span>, "<text:span text:style-name="T38">City</text:span><text:span text:style-name="T85">"</text:span>);</text:p>
      <text:p text:style-name="P109">customers.getColumns().<text:span text:style-name="T166">add</text:span>(String.<text:span text:style-name="T1">class</text:span>, "<text:span text:style-name="T38">State</text:span><text:span text:style-name="T85">"</text:span>);</text:p>
      <text:p text:style-name="P4"/>
      <text:p text:style-name="P4"><text:tab/>Заполним таблицу <text:span text:style-name="T12">costomers</text:span> несколькими рядами:</text:p>
      <text:p text:style-name="P116">customers.<text:span text:style-name="T166">addRow( </text:span><text:span text:style-name="T180">new</text:span> Object[] { <text:span text:style-name="T38">1</text:span>, "<text:span text:style-name="T38">JumboCom</text:span>","<text:span text:style-name="T38">111 E. Las Olas Blvd</text:span>",</text:p>
      <text:p text:style-name="P116"><text:s text:c="46"/>"<text:span text:style-name="T38">Suite 51","33015</text:span>", "<text:span text:style-name="T38">Fort Lauderdale</text:span>", <text:s text:c="2"/>"<text:span text:style-name="T38">FL</text:span>");<text:tab/></text:p>
      <text:p text:style-name="P116">customers.<text:span text:style-name="T166">addRow( </text:span><text:span text:style-name="T180">new</text:span> Object[] { <text:span text:style-name="T38">2</text:span>, "<text:span text:style-name="T38">Livermore Enterprises</text:span>","<text:span text:style-name="T38">9754 Main Street</text:span>",</text:p>
      <text:p text:style-name="P116"><text:s text:c="46"/>"<text:span text:style-name="T38">P.O. Box 567</text:span>"<text:span text:style-name="T38">,"33055</text:span>", "<text:span text:style-name="T38">Miami</text:span>",</text:p>
      <text:p text:style-name="P116"><text:tab/><text:tab/><text:tab/><text:tab/> <text:s text:c="4"/>"<text:span text:style-name="T38">FL</text:span>");<text:tab/></text:p>
      <text:p text:style-name="P116">customers.<text:span text:style-name="T166">addRow( </text:span><text:span text:style-name="T180">new</text:span> Object[] { <text:span text:style-name="T38">3</text:span>, "<text:span text:style-name="T38">Nano Apple</text:span>","<text:span text:style-name="T38">8585 Murray Drive</text:span>",</text:p>
      <text:p text:style-name="P116"><text:s text:c="46"/>"<text:span text:style-name="T38">P.O. Box 456</text:span>"<text:span text:style-name="T38">,"12347</text:span>", "<text:span text:style-name="T38">Alanta</text:span>",</text:p>
      <text:p text:style-name="P116"><text:tab/><text:tab/><text:tab/><text:tab/> <text:s text:c="4"/>"<text:span text:style-name="T38">GA</text:span>");<text:tab/></text:p>
      <text:p text:style-name="P116"/>
      <text:p text:style-name="P116"/>
      <text:p text:style-name="P121"><text:tab/></text:p>
      <text:p text:style-name="P121">По аналогии с таблицей <text:span text:style-name="T12">Purchase_Order</text:span> создадим таблицу <text:span text:style-name="T15">tdo.</text:span><text:span text:style-name="T12">DataTable</text:span>.</text:p>
      <text:p text:style-name="P121"/>
      <text:p text:style-name="P116">DataTable <text:span text:style-name="T66">porders</text:span> = <text:span text:style-name="T180">new</text:span> <text:span text:style-name="T166">DataTable();</text:span></text:p>
      <text:p text:style-name="P109"><text:span text:style-name="T83">porders</text:span>.getColumns().<text:span text:style-name="T166">add</text:span>(Integer.<text:span text:style-name="T1">class</text:span>, "<text:span text:style-name="T38">Order_Num</text:span><text:span text:style-name="T85">"</text:span>);</text:p>
      <text:p text:style-name="P109"><text:span text:style-name="T83">porders</text:span>.getColumns().<text:span text:style-name="T166">add</text:span>(Integer.<text:span text:style-name="T1">class</text:span>, "<text:span text:style-name="T38">Customer_Id</text:span><text:span text:style-name="T85">"</text:span>);</text:p>
      <text:p text:style-name="P109"><text:span text:style-name="T83">porders</text:span>.getColumns().<text:span text:style-name="T166">add</text:span>(BigDecimal.<text:span text:style-name="T1">class</text:span>, "<text:span text:style-name="T38">Shipping_Cost</text:span><text:span text:style-name="T85">"</text:span>);</text:p>
      <text:p text:style-name="P109"><text:span text:style-name="T83">porders</text:span>.getColumns().<text:span text:style-name="T166">add</text:span>(Date.<text:span text:style-name="T1">class</text:span>, "<text:span text:style-name="T38">Sales_Date</text:span><text:span text:style-name="T85">"</text:span>);</text:p>
      <text:p text:style-name="P109"><text:span text:style-name="T83">porders</text:span>.getColumns().<text:span text:style-name="T166">add</text:span>(Date.<text:span text:style-name="T1">class</text:span>, "<text:span text:style-name="T38">Shipping_Date</text:span><text:span text:style-name="T85">"</text:span>);</text:p>
      <text:p text:style-name="P109"><text:soft-page-break/><text:span text:style-name="T83">porders</text:span>.getColumns().<text:span text:style-name="T166">add</text:span>(String.<text:span text:style-name="T1">class</text:span>, "<text:span text:style-name="T38">Freight_Company</text:span><text:span text:style-name="T85">"</text:span>);</text:p>
      <text:p text:style-name="P4"/>
      <text:p text:style-name="P4"><text:tab/>Заполним таблицу <text:span text:style-name="T12">porders </text:span>несколькими рядами:</text:p>
      <text:p text:style-name="P4"/>
      <text:p text:style-name="P116"><text:span text:style-name="T66">porders</text:span>.<text:span text:style-name="T166">addRow( </text:span><text:span text:style-name="T180">new</text:span> Object[] { <text:span text:style-name="T38">10398001</text:span>, <text:span text:style-name="T38">1</text:span>, <text:span text:style-name="T38">449.00</text:span>,</text:p>
      <text:p text:style-name="P116"><text:s text:c="46"/>"<text:span text:style-name="T38">2006-07-28","2006-07-28</text:span>","<text:span text:style-name="T38">Poney Express</text:span>");<text:tab/></text:p>
      <text:p text:style-name="P116"><text:span text:style-name="T66">porders</text:span>.<text:span text:style-name="T166">addRow( </text:span><text:span text:style-name="T180">new</text:span> Object[] { <text:span text:style-name="T38">10398002</text:span>, <text:span text:style-name="T38">2</text:span>, <text:span text:style-name="T38">359.99</text:span>,</text:p>
      <text:p text:style-name="P116"><text:s text:c="46"/>"<text:span text:style-name="T38">2006-07-28</text:span><text:span text:style-name="T85">", "</text:span><text:span text:style-name="T38">2006-07-28</text:span>", "<text:span text:style-name="T38">Poney Express</text:span>");<text:tab/></text:p>
      <text:p text:style-name="P116"><text:span text:style-name="T66">porders</text:span>.<text:span text:style-name="T166">addRow( </text:span><text:span text:style-name="T180">new</text:span> Object[] { <text:span text:style-name="T38">10398003</text:span>, <text:span text:style-name="T38">2</text:span>, <text:span text:style-name="T38">275.00</text:span>,</text:p>
      <text:p text:style-name="P116"><text:s text:c="46"/>"<text:span text:style-name="T38">2006-07-28</text:span><text:span text:style-name="T85">", "</text:span><text:span text:style-name="T38">2006-07-28</text:span>", "<text:span text:style-name="T38">Poney Express</text:span>");<text:tab/></text:p>
      <text:p text:style-name="P116"><text:span text:style-name="T66">porders</text:span>.<text:span text:style-name="T166">addRow( </text:span><text:span text:style-name="T180">new</text:span> Object[] { <text:span text:style-name="T38">10398004</text:span>, <text:span text:style-name="T38">3</text:span>, <text:span text:style-name="T38">275.00</text:span>,</text:p>
      <text:p text:style-name="P116"><text:s text:c="46"/>"<text:span text:style-name="T38">2006-07-28</text:span><text:span text:style-name="T85">", "</text:span><text:span text:style-name="T38">2006-07-28</text:span>", "<text:span text:style-name="T38">Poney Express</text:span>");<text:tab/></text:p>
      <text:p text:style-name="P116"><text:span text:style-name="T66">porders</text:span>.<text:span text:style-name="T166">addRow( </text:span><text:span text:style-name="T180">new</text:span> Object[] { <text:span text:style-name="T38">10398005</text:span>, <text:span text:style-name="T38">1</text:span>, <text:span text:style-name="T38">459.00</text:span>,</text:p>
      <text:p text:style-name="P116"><text:s text:c="46"/>"<text:span text:style-name="T38">2006-07-28</text:span><text:span text:style-name="T85">", "</text:span><text:span text:style-name="T38">2006-07-28</text:span>", "<text:span text:style-name="T38">Poney Express</text:span>");<text:tab/></text:p>
      <text:p text:style-name="P116"/>
      <text:p text:style-name="P116"/>
      <text:p text:style-name="P128"/>
      <text:p text:style-name="P121"><text:span text:style-name="T66"><text:tab/></text:span><text:span text:style-name="T85">Нам хотелось бы, перемещаясь по рядам таблицы </text:span><text:span text:style-name="T67">customers</text:span><text:span text:style-name="T85">, в таблице </text:span><text:span text:style-name="T67">porders</text:span><text:span text:style-name="T85"> получать только ряды, у которых поле </text:span><text:span text:style-name="T66">Customer_Id</text:span><text:span text:style-name="T85"> совпадает с одноименным полем в </text:span><text:span text:style-name="T67">customer</text:span><text:span text:style-name="T85">. </text:span></text:p>
      <text:p text:style-name="P121"><text:span text:style-name="T85"><text:tab/>Создать такое отношение можно применив к таблице </text:span><text:span text:style-name="T67">porders</text:span><text:span text:style-name="T85"> метод </text:span><text:span text:style-name="T121">setRelation</text:span><text:span text:style-name="T85">.</text:span></text:p>
      <text:p text:style-name="P121"><text:span text:style-name="T85"><text:tab/>Метод </text:span><text:span text:style-name="T121">setRalation</text:span><text:span text:style-name="T85"> имеет формат:</text:span></text:p>
      <text:p text:style-name="P116"><text:span text:style-name="T85"><text:tab/></text:span><text:span text:style-name="T181">public</text:span><text:span text:style-name="T122"> Relation </text:span><text:span text:style-name="T121">setRelation(</text:span><text:span text:style-name="T122">Table </text:span><text:span text:style-name="T127">parentTable</text:span><text:span text:style-name="T122">, String </text:span><text:span text:style-name="T127">keyList</text:span><text:span text:style-name="T122">, String </text:span><text:span text:style-name="T127">parentKeyList</text:span><text:span text:style-name="T122">)</text:span></text:p>
      <text:p text:style-name="P121"><text:span text:style-name="T85"><text:tab/></text:span><text:span text:style-name="T140">Параметры:</text:span></text:p>
      <text:list text:style-name="L4">
        <text:list-item>
          <text:p text:style-name="P248"><text:span text:style-name="T129">parentTable</text:span><text:span text:style-name="T85"> — родительская таблица. В нашем случае — это </text:span><text:span text:style-name="T130">customers</text:span><text:span text:style-name="T85">.</text:span></text:p>
        </text:list-item>
        <text:list-item>
          <text:p text:style-name="P248"><text:span text:style-name="T129">keyList</text:span><text:span text:style-name="T85"> — список колонок таблицы ( у нас </text:span><text:span text:style-name="T130">porders</text:span><text:span text:style-name="T85">) значения которых должны совпадать с заданными </text:span><text:span text:style-name="T129">parentKeyList</text:span><text:span text:style-name="T85"> значениями колонками</text:span></text:p>
        </text:list-item>
        <text:list-item>
          <text:p text:style-name="P248"><text:span text:style-name="T129">parentKeyList</text:span><text:span text:style-name="T85"> список колонок родительской таблицы ( </text:span><text:span text:style-name="T130">customers</text:span><text:span text:style-name="T85">).</text:span></text:p>
        </text:list-item>
      </text:list>
      <text:p text:style-name="P129"/>
      <text:p text:style-name="P121"><text:span text:style-name="T85"><text:tab/>Хотя в нашем примере имена ключевых колонок в обеих таблицах совпадают — это совершенно </text:span><text:span text:style-name="T139">не</text:span><text:span text:style-name="T85"> является обязательным.</text:span></text:p>
      <text:p text:style-name="P122"><text:span text:style-name="T85"><text:tab/>Создадим форму. Разместим на ней две таблицы </text:span><text:span text:style-name="T121">JTable</text:span><text:span text:style-name="T85">: верхняя — для данных из customers и ниже — для данных porder. Воспользуемся </text:span><text:span text:style-name="T121">PositionManager</text:span><text:span text:style-name="T85"> для отслеживания выбранных записей. </text:span></text:p>
      <text:p text:style-name="P129"><text:tab/>Добавим две кнопки: </text:p>
      <text:p text:style-name="P129"><text:tab/><text:span text:style-name="T84">init Tables</text:span> создает и инициализирует данными таблицы <text:span text:style-name="T2">customers</text:span> и <text:span text:style-name="T2">porders</text:span></text:p>
      <text:p text:style-name="P129"><text:tab/><text:span text:style-name="T84">Set Relation</text:span> устанавливает отношение на таблице <text:span text:style-name="T2">porders</text:span></text:p>
      <text:p text:style-name="P129"/>
      <text:p text:style-name="P112"><text:s text:c="4"/>DataTable <text:span text:style-name="T1">customers</text:span>;</text:p>
      <text:p text:style-name="P112"><text:s text:c="4"/>DataTable <text:span text:style-name="T1">porders</text:span>;</text:p>
      <text:p text:style-name="P112"><text:s text:c="4"/>PositionManager <text:span text:style-name="T1">pm</text:span>; <text:s text:c="5"/>// for customers</text:p>
      <text:p text:style-name="P112"><text:soft-page-break/><text:s text:c="4"/>PositionManager <text:span text:style-name="T1">pm1</text:span>; <text:s text:c="3"/>// for porders</text:p>
      <text:p text:style-name="P112"/>
      <text:p text:style-name="P112"><text:s text:c="4"/>private void <text:span text:style-name="T166">initTablesButton1ActionPerformed</text:span>(java.awt.event.ActionEvent evt) {</text:p>
      <text:p text:style-name="P112"><text:s text:c="8"/>customers = <text:span text:style-name="T180">new</text:span><text:span text:style-name="T166"> DataTable();</text:span></text:p>
      <text:p text:style-name="P112"><text:s text:c="8"/>pm = <text:span text:style-name="T180">new</text:span> <text:span text:style-name="T166">PositionManager</text:span>(<text:span text:style-name="T1">customers</text:span>);</text:p>
      <text:p text:style-name="P112"><text:s text:c="8"/>customers.getColumns().<text:span text:style-name="T166">add</text:span>(Integer.class, "Customer_Id");</text:p>
      <text:p text:style-name="P112"><text:s text:c="8"/>customers.getColumns().<text:span text:style-name="T166">add</text:span>(String.class, "Name");</text:p>
      <text:p text:style-name="P112"><text:s text:c="8"/>customers.getColumns().<text:span text:style-name="T166">add</text:span>(String.class, "AddressLine1");</text:p>
      <text:p text:style-name="P112"><text:s text:c="8"/>customers.getColumns().<text:span text:style-name="T166">add</text:span>(String.class, "AddressLine2");</text:p>
      <text:p text:style-name="P112"><text:s text:c="8"/>customers.getColumns().<text:span text:style-name="T166">add</text:span>(String.class, "Zip");</text:p>
      <text:p text:style-name="P112"><text:s text:c="8"/>customers.getColumns().<text:span text:style-name="T166">add</text:span>(String.class, "City");</text:p>
      <text:p text:style-name="P112"><text:s text:c="8"/>customers.getColumns().<text:span text:style-name="T166">add</text:span>(String.class, "State");</text:p>
      <text:p text:style-name="P112"/>
      <text:p text:style-name="P112"/>
      <text:p text:style-name="P112"><text:s text:c="8"/>customers.<text:span text:style-name="T166">addRow</text:span>(<text:span text:style-name="T180">new</text:span> Object[]{1, "JumboCom", "111 E. Las Olas Blvd",</text:p>
      <text:p text:style-name="P112"><text:s text:c="20"/>"Suite 51", "33015", "Fort Lauderdale", "FL"</text:p>
      <text:p text:style-name="P112"><text:s text:c="16"/>});</text:p>
      <text:p text:style-name="P112"><text:s text:c="8"/>customers.<text:span text:style-name="T166">addRow</text:span>(<text:span text:style-name="T180">new</text:span> Object[]{2, "Livermore Enterprises", "9754 Main Street",</text:p>
      <text:p text:style-name="P112"><text:s text:c="20"/>"P.O. Box 567", "33055", "Miami", "FL"</text:p>
      <text:p text:style-name="P112"><text:s text:c="16"/>});</text:p>
      <text:p text:style-name="P112"><text:s text:c="8"/>customers.<text:span text:style-name="T166">addRow</text:span>(<text:span text:style-name="T180">new</text:span> Object[]{3, "Nano Apple", "8585 Murray Drive",</text:p>
      <text:p text:style-name="P112"><text:s text:c="20"/>"P.O. Box 456", "12347", "Alanta", "GA"</text:p>
      <text:p text:style-name="P112"><text:s text:c="16"/>});</text:p>
      <text:p text:style-name="P112"/>
      <text:p text:style-name="P153"><text:s text:c="8"/>pm.add(this.jTable1);</text:p>
      <text:p text:style-name="P112"/>
      <text:p text:style-name="P112"/>
      <text:p text:style-name="P112"><text:s text:c="8"/>porders = <text:span text:style-name="T180">new</text:span> <text:span text:style-name="T166">DataTable();</text:span></text:p>
      <text:p text:style-name="P112"><text:s text:c="8"/>pm1 = <text:span text:style-name="T180">new</text:span> <text:span text:style-name="T166">PositionManager</text:span>(<text:span text:style-name="T1">porders</text:span>);</text:p>
      <text:p text:style-name="P112"><text:s text:c="8"/>porders.getColumns().<text:span text:style-name="T166">add</text:span>(Integer.class, "Order_Num");</text:p>
      <text:p text:style-name="P112"><text:s text:c="8"/>porders.getColumns().<text:span text:style-name="T166">add</text:span>(Integer.class, "Customer_Id");</text:p>
      <text:p text:style-name="P112"><text:s text:c="8"/>porders.getColumns().<text:span text:style-name="T166">add</text:span>(BigDecimal.class, "Shipping_Cost");</text:p>
      <text:p text:style-name="P112"><text:s text:c="8"/>porders.getColumns().<text:span text:style-name="T166">add</text:span>(Date.class, "Sales_Date");</text:p>
      <text:p text:style-name="P112"><text:s text:c="8"/>porders.getColumns().<text:span text:style-name="T166">add</text:span>(Date.class, "Shipping_Date");</text:p>
      <text:p text:style-name="P112"><text:s text:c="8"/>porders.getColumns().<text:span text:style-name="T166">add</text:span>(String.class, "Freight_Company");</text:p>
      <text:p text:style-name="P112"/>
      <text:p text:style-name="P112"><text:s text:c="8"/>porders.<text:span text:style-name="T166">addRow</text:span>(<text:span text:style-name="T180">new</text:span> Object[]{10398001, 1, 449.00,</text:p>
      <text:p text:style-name="P112"><text:soft-page-break/><text:s text:c="20"/>"2006-07-28", "2006-07-28", "Poney Express"});</text:p>
      <text:p text:style-name="P112"><text:s text:c="8"/>porders.<text:span text:style-name="T166">addRow</text:span>(<text:span text:style-name="T180">new</text:span> Object[]{10398002, 2, 359.99,</text:p>
      <text:p text:style-name="P112"><text:s text:c="20"/>"2006-07-28", "2006-07-28", "Poney Express"});</text:p>
      <text:p text:style-name="P112"><text:s text:c="8"/>porders.<text:span text:style-name="T166">addRow</text:span>(<text:span text:style-name="T180">new</text:span> Object[]{10398003, 2, 275.00,</text:p>
      <text:p text:style-name="P112"><text:s text:c="20"/>"2006-07-28", "2006-07-28", "Poney Express"});</text:p>
      <text:p text:style-name="P112"><text:s text:c="8"/>porders.<text:span text:style-name="T166">addRow</text:span>(new Object[]{10398004, 3, 275.00,</text:p>
      <text:p text:style-name="P112"><text:s text:c="20"/>"2006-07-28", "2006-07-28", "Poney Express"});</text:p>
      <text:p text:style-name="P112"><text:s text:c="8"/>porders.<text:span text:style-name="T166">addRow</text:span>(<text:span text:style-name="T180">new</text:span> Object[]{10398005, 1, 459.00,</text:p>
      <text:p text:style-name="P112"><text:s text:c="20"/>"2006-07-28", "2006-07-28", "Poney Express"});</text:p>
      <text:p text:style-name="P153"><text:s text:c="8"/>pm1.<text:span text:style-name="T166">add</text:span>(<text:span text:style-name="T1">this</text:span>.jTable2); <text:s text:c="11"/></text:p>
      <text:p text:style-name="P112"/>
      <text:p text:style-name="P112"><text:s text:c="4"/>}</text:p>
      <text:p text:style-name="P112"/>
      <text:p text:style-name="P153"><text:s text:c="3"/><text:span text:style-name="T180"><text:s/>private void </text:span><text:span text:style-name="T166">setRelationButton2ActionPerformed</text:span>(java.awt.event.ActionEvent evt) {</text:p>
      <text:p text:style-name="P153"><text:s text:c="8"/><text:span text:style-name="T1">porders</text:span>.<text:span text:style-name="T166">setRelation</text:span>(<text:span text:style-name="T1">customers</text:span>, "<text:span text:style-name="T38">Customer_Id</text:span>", "<text:span text:style-name="T38">Customer_Id</text:span>");</text:p>
      <text:p text:style-name="P153"><text:s text:c="4"/>}</text:p>
      <text:p text:style-name="P128"/>
      <text:p text:style-name="P122"><text:span text:style-name="T78"><text:tab/></text:span><text:span text:style-name="T88">Запустите форму, щелкните последовательно на кнопках </text:span><text:span text:style-name="T79">initTables</text:span><text:span text:style-name="T88"> и </text:span><text:span text:style-name="T79">Set Relation</text:span><text:span text:style-name="T88">. Перемещаясь по рядам </text:span><text:span text:style-name="T108">верхней</text:span><text:span text:style-name="T88"> таблицы, соответствующей </text:span><text:span text:style-name="T76">customers</text:span><text:span text:style-name="T88"> видим, что количество и состав рядов </text:span><text:span text:style-name="T108">нижней</text:span><text:span text:style-name="T88"> таблицы, соответствующей </text:span><text:span text:style-name="T76">porders</text:span><text:span text:style-name="T88"> изменяется синхронно.</text:span></text:p>
      <text:p text:style-name="P129"/>
      <text:p text:style-name="P121"><draw:frame draw:style-name="fr3" draw:name="Графический объект22" text:anchor-type="paragraph" svg:width="15.686cm" svg:height="8.236cm" draw:z-index="21"><draw:image xlink:href="Pictures/2000000700003D460000202B54393E6B.svm" xlink:type="simple" xlink:show="embed" xlink:actuate="onLoad"/></draw:frame><text:span text:style-name="T78"><text:tab/></text:span><text:span text:style-name="T109">Рис 1.</text:span><text:span text:style-name="T88"> Установка отношения</text:span></text:p>
      <text:p text:style-name="P128"/>
      <text:p text:style-name="P128"/>
      <text:p text:style-name="P128"/>
      <text:p text:style-name="P128"><text:soft-page-break/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1"><text:tab/></text:p>
      <text:h text:style-name="P151" text:outline-level="2"/>
      <text:h text:style-name="P151" text:outline-level="2"/>
      <text:p text:style-name="P124"/>
      <text:p text:style-name="P124"/>
      <text:p text:style-name="P124"/>
      <text:p text:style-name="P124"/>
      <text:h text:style-name="P151" text:outline-level="2">Использование валидаторов</text:h>
      <text:p text:style-name="P18"/>
      <text:h text:style-name="P79" text:outline-level="3">Примеры использования</text:h>
      <text:p text:style-name="Text_20_body"/>
      <text:p text:style-name="P5"><text:tab/>Таблицы<text:span text:style-name="T12"> DataTable TDO Framework </text:span>предоставляют приложению возможность контролировать корректность (<text:span text:style-name="T1">валидность</text:span>) вводимых данных. Рассмотрим простой пример. Создадим таблицу, представляющию сведения о сотруднике.</text:p>
      <text:p text:style-name="P4"/>
      <text:p text:style-name="P109">DataTable persons = new DataTable();</text:p>
      <text:p text:style-name="P109">persons.getColumns().<text:span text:style-name="T166">add</text:span>(String.class, "<text:span text:style-name="T38">FirstName</text:span>");</text:p>
      <text:p text:style-name="P109">persons.getColumns().<text:span text:style-name="T166">add</text:span>(String.class, "<text:span text:style-name="T38">LastName</text:span>");</text:p>
      <text:p text:style-name="P109">persons.getColumns().<text:span text:style-name="T166">add</text:span>(Integer.class, "<text:span text:style-name="T38">age</text:span>");</text:p>
      <text:p text:style-name="P109"/>
      <text:p text:style-name="P109">DataRow r1 = persons.<text:span text:style-name="T166">addRow</text:span>();</text:p>
      <text:p text:style-name="P109"><text:soft-page-break/>r1.<text:span text:style-name="T166">setValue</text:span>("<text:span text:style-name="T38">Tom</text:span>", "<text:span text:style-name="T38">firstName</text:span>" );</text:p>
      <text:p text:style-name="P109">r1.<text:span text:style-name="T166">setValue</text:span>("<text:span text:style-name="T38">Soyer</text:span>", "<text:span text:style-name="T38">lastName</text:span>" );</text:p>
      <text:p text:style-name="P109">r1.<text:span text:style-name="T139">setValue</text:span>(<text:span text:style-name="T185">1</text:span>,"<text:span text:style-name="T38">age</text:span>" );</text:p>
      <text:p text:style-name="P4"/>
      <text:p text:style-name="P4"><text:tab/>В последней строке кода значению возраста сотрудника назначено значение <text:s/>1, что является явной ошибкой. Логично предположить, что возраст сотрудника должен быть не менее 16 лет. Добавим к таблице "<text:span text:style-name="T1">валидатор колонки</text:span>" следующим образом:</text:p>
      <text:p text:style-name="P4"/>
      <text:p text:style-name="P109">persons.<text:span text:style-name="T166">addColumnValidator(</text:span>"<text:span text:style-name="T38">Age</text:span>", "<text:span text:style-name="T38">age &gt;= 16</text:span>", "<text:span text:style-name="T38">Age must be greater or equals 16</text:span>"); </text:p>
      <text:p text:style-name="P121"/>
      <text:p text:style-name="P121"><text:tab/>Метод регистрирует <text:span text:style-name="T1">валидатор колонки</text:span>. Первый параметр — это имя колонки, второй — выражение, которому должен удовлетворять ряд таблицы и третий — текст сообщения. Ниже показан модифицированный код:</text:p>
      <text:p text:style-name="P121"/>
      <text:p text:style-name="P109">DataTable persons = new DataTable();</text:p>
      <text:p text:style-name="P109">persons.getColumns().<text:span text:style-name="T166">add</text:span>(String.class, "FirstName");</text:p>
      <text:p text:style-name="P109">persons.getColumns().<text:span text:style-name="T166">add</text:span>(String.class, "LastName");</text:p>
      <text:p text:style-name="P109">persons.getColumns().<text:span text:style-name="T166">add</text:span>(Integer.class, "age");</text:p>
      <text:p text:style-name="P109"/>
      <text:p text:style-name="P109">persons.<text:span text:style-name="T166">addColumnValidator(</text:span>"<text:span text:style-name="T38">Age</text:span>", " <text:span text:style-name="T39">:value</text:span><text:span text:style-name="T38"> &gt;= 16</text:span>", "<text:span text:style-name="T38">Age must be greater or equals 16</text:span>"); </text:p>
      <text:p text:style-name="P109"/>
      <text:p text:style-name="P109">DataRow r1 = persons.<text:span text:style-name="T166">addRow</text:span>();</text:p>
      <text:p text:style-name="P109">r1.<text:span text:style-name="T166">setValue</text:span>("Tom", "firstName" );</text:p>
      <text:p text:style-name="P109">r1.<text:span text:style-name="T166">setValue</text:span>("Soyer", "lastName" );</text:p>
      <text:p text:style-name="P109">r1.<text:span text:style-name="T139">setValue</text:span>(<text:span text:style-name="T185">1,</text:span>"age" );</text:p>
      <text:p text:style-name="P109"/>
      <text:p text:style-name="P109">System.out.println("AGE=" + r1.getValue("age"));</text:p>
      <text:p text:style-name="P118"/>
      <text:p text:style-name="P188"><text:tab/>Листинг 1. </text:p>
      <text:p text:style-name="P146"/>
      <text:p text:style-name="P121"><text:tab/><text:span text:style-name="T166">Вывод на консоль:</text:span></text:p>
      <text:p text:style-name="P121"/>
      <text:p text:style-name="P125"><text:tab/><text:span text:style-name="T187">AGE=null</text:span></text:p>
      <text:p text:style-name="P121"><text:tab/>Заменив строку<text:span text:style-name="T15"> r1.</text:span><text:span text:style-name="T12">setValue</text:span><text:span text:style-name="T15">(1,"age")</text:span><text:tab/>на <text:s/><text:span text:style-name="T15">r1.</text:span><text:span text:style-name="T12">setValue</text:span><text:span text:style-name="T15">(16,"age")</text:span> и, вновь исполнив программу, получим на консоли:</text:p>
      <text:p text:style-name="P125"><text:tab/><text:span text:style-name="T187">AGE=16</text:span></text:p>
      <text:p text:style-name="P122"><text:tab/>Таким образом, мы можем "<text:span text:style-name="T1">подавить</text:span>" неправильный ввод значения в колонку, привязав к этой колонке валидатор.</text:p>
      <text:p text:style-name="P122"><text:tab/>Обратим внимание на использование валидатора колонки в выражении проверки валидности. Вместо имени колонки необходимо использовать параметр <text:span text:style-name="T12">:value</text:span>, как операнд выражения. Параметр всегда содержит новое <text:span text:style-name="T1">назначаемое</text:span>, но еще <text:span text:style-name="T1">не </text:span><text:soft-page-break/><text:span text:style-name="T1">назначенное</text:span> значение колонки. Для других колонок, если они используются в выражении, надо использовать их имена. Если же использовать имя колонки, для которой регистрируется валидатор, то надо помнить, что значение операнда колонки в выражении будет соответствовать <text:span text:style-name="T1">текущему, еще не измененному </text:span>значению.</text:p>
      <text:p text:style-name="P122"><text:tab/>Простое подавление ошибочного ввода не всегда удобно. Часто требуется оповестить приложение о попытке произвести такой ввод. Это возможно, поскольку таблица <text:span text:style-name="T12">DataTable</text:span> возбуждает событие <text:span text:style-name="T12">ValidateEvent</text:span> и оповещает об этом любого заинтерисованного слушателя.</text:p>
      <text:p text:style-name="P122"><text:tab/>Модифицируем код, добавив несколько строк, регистирующих обработчик события ошибочного ввода в заданную колонку:</text:p>
      <text:p text:style-name="P109">DataTable persons = <text:span text:style-name="T180">new</text:span> DataTable();</text:p>
      <text:p text:style-name="P109">persons.getColumns().<text:span text:style-name="T166">add</text:span>(String.class, "FirstName");</text:p>
      <text:p text:style-name="P109">persons.getColumns().<text:span text:style-name="T166">add</text:span>(String.class, "LastName");</text:p>
      <text:p text:style-name="P109">persons.getColumns().<text:span text:style-name="T166">add</text:span>(Integer.class, "age");</text:p>
      <text:p text:style-name="P109"/>
      <text:p text:style-name="P109">persons.<text:span text:style-name="T166">addColumnValidator(</text:span>"<text:span text:style-name="T38">Age</text:span>", "<text:span text:style-name="T39">:value </text:span><text:span text:style-name="T38">&gt;= 16</text:span>", "<text:span text:style-name="T38">Age must be greater or equals 16</text:span>"); </text:p>
      <text:p text:style-name="P152"><text:s text:c="8"/>persons.<text:span text:style-name="T166">addColumnValidateListener(</text:span></text:p>
      <text:p text:style-name="P152"><text:s text:c="12"/><text:span text:style-name="T180">new</text:span> <text:span text:style-name="T166">ValidateListener() </text:span>{</text:p>
      <text:p text:style-name="P152"/>
      <text:p text:style-name="P152"><text:s text:c="12"/><text:span text:style-name="T180">public</text:span> <text:span text:style-name="T180">void</text:span> <text:span text:style-name="T166">processError(</text:span>ValidateEvent e) {</text:p>
      <text:p text:style-name="P152"><text:s text:c="20"/><text:span text:style-name="T85">System</text:span>.out.println("MESSAGE: " + e.getMessage() + </text:p>
      <text:p text:style-name="P152"><text:s text:c="40"/>"; columnName=" + e.getColumnName() + </text:p>
      <text:p text:style-name="P152"><text:s text:c="40"/>"; invalid value=" + e.getValue());</text:p>
      <text:p text:style-name="P152"><text:s text:c="13"/>}</text:p>
      <text:p text:style-name="P152"><text:s text:c="10"/>}</text:p>
      <text:p text:style-name="P152"><text:s text:c="8"/>);</text:p>
      <text:p text:style-name="P109">DataRow r1 = persons.<text:span text:style-name="T166">addRow</text:span>();</text:p>
      <text:p text:style-name="P109">r1.<text:span text:style-name="T166">setValue</text:span>("Tom", "firstName" );</text:p>
      <text:p text:style-name="P109">r1.<text:span text:style-name="T166">setValue</text:span>("Soyer", "lastName" );</text:p>
      <text:p text:style-name="P109">r1.<text:span text:style-name="T139">setValue</text:span>(<text:span text:style-name="T185">1</text:span>,"age" );</text:p>
      <text:p text:style-name="P109"/>
      <text:p text:style-name="P109"/>
      <text:p text:style-name="P188">Листинг 2. </text:p>
      <text:p text:style-name="P121"/>
      <text:p text:style-name="P121"/>
      <text:p text:style-name="P121"><text:tab/><text:span text:style-name="T166">Вывод на консоль:</text:span></text:p>
      <text:p text:style-name="P125">MESSAGE: Age must be greater or equals 16; columnName=AGE; invalid value=1</text:p>
      <text:p text:style-name="P126"><text:tab/><text:span text:style-name="T85">Мы воспользовальсь анонимным классом, для создания обработчика события </text:span><text:span text:style-name="T121">ValidateEvent</text:span><text:span text:style-name="T85"> и, как видим, этот обрабочик состоит из одного метода: </text:span><text:span text:style-name="T121">processError</text:span><text:span text:style-name="T85">. Событие </text:span><text:span text:style-name="T121">ValidateEvent</text:span><text:span text:style-name="T85"> предоставляет методы для доступа к </text:span><text:span text:style-name="T129">индексу колонки,</text:span><text:span text:style-name="T85"> с которой связан валидатор, индицирующий ошибку, к </text:span><text:span text:style-name="T129">ошибочному значению</text:span><text:span text:style-name="T85"> и </text:span><text:span text:style-name="T129">тексту сообщения</text:span><text:span text:style-name="T85"> </text:span><text:soft-page-break/><text:span text:style-name="T85">валидатора. Кроме того, метод </text:span><text:span text:style-name="T121">getRow() </text:span><text:span text:style-name="T85">объекта-события возвращает ряд, колонка которого вызвала ошибку, а метод </text:span><text:span text:style-name="T121">getSource()</text:span><text:span text:style-name="T85"> возвращает объект типа </text:span><text:span text:style-name="T122">tdo.</text:span><text:span text:style-name="T121">Table, </text:span><text:span text:style-name="T88">содержащий ряд</text:span><text:span text:style-name="T85">.</text:span></text:p>
      <text:p text:style-name="P130"/>
      <text:p text:style-name="P126"><text:span text:style-name="T85"><text:tab/>Конечно, в реальном приложении вряд ли в таблице будет такое поле, как "</text:span><text:span text:style-name="T139">AGE</text:span><text:span text:style-name="T85">". Скорее всего информация о сотруднике будет содержать его </text:span><text:span text:style-name="T129">дату рождения</text:span><text:span text:style-name="T85"> и, наверное, </text:span><text:span text:style-name="T129">дату поступления</text:span><text:span text:style-name="T85"> на работу. Модифицируем вновь код примера, приведенногот выше для отражения указанных изменений.</text:span></text:p>
      <text:p text:style-name="P130"/>
      <text:p text:style-name="P109">DataTable persons = <text:span text:style-name="T180">new</text:span> DataTable();</text:p>
      <text:p text:style-name="P109">persons.getColumns().<text:span text:style-name="T166">add</text:span>(String.class, "FirstName");</text:p>
      <text:p text:style-name="P109">persons.getColumns().<text:span text:style-name="T166">add</text:span>(String.class, "LastName");</text:p>
      <text:p text:style-name="P109">persons.getColumns().<text:span text:style-name="T166">add</text:span>(Date.class, "birthDay");</text:p>
      <text:p text:style-name="P109">persons.getColumns().<text:span text:style-name="T166">add</text:span>(Date.class, "startDay");</text:p>
      <text:p text:style-name="P109"/>
      <text:p text:style-name="P109">persons.<text:span text:style-name="T166">addColumnValidator(</text:span>"<text:span text:style-name="T38">startDay</text:span>", "<text:span text:style-name="T39">:value &gt; </text:span><text:span text:style-name="T38"><text:s/>birthDay</text:span>", </text:p>
      <text:p text:style-name="P109"><text:tab/><text:tab/>"<text:span text:style-name="T38">A birthDay must be less than startDay</text:span>"); </text:p>
      <text:p text:style-name="P152"><text:s text:c="8"/>persons.<text:span text:style-name="T166">addColumnValidateListener(</text:span></text:p>
      <text:p text:style-name="P152"><text:s text:c="12"/><text:span text:style-name="T180">new</text:span> <text:span text:style-name="T166">ValidateListener() </text:span>{</text:p>
      <text:p text:style-name="P152"/>
      <text:p text:style-name="P152"><text:s text:c="12"/><text:span text:style-name="T180">public</text:span> <text:span text:style-name="T180">void</text:span> <text:span text:style-name="T166">processError(</text:span>ValidateEvent e) {</text:p>
      <text:p text:style-name="P152"><text:s text:c="16"/><text:span text:style-name="T85">System</text:span>.out.println("MESSAGE: " + e.getMessage() + </text:p>
      <text:p text:style-name="P152"><text:s text:c="40"/>"; columnName=" + e.getColumnName() + </text:p>
      <text:p text:style-name="P152"/>
      <text:p text:style-name="P152"><text:s text:c="40"/>"; invalid value=" + e.getValue());</text:p>
      <text:p text:style-name="P152"><text:s text:c="13"/>}</text:p>
      <text:p text:style-name="P152"/>
      <text:p text:style-name="P152"><text:s text:c="8"/>}</text:p>
      <text:p text:style-name="P152"><text:s text:c="16"/>);</text:p>
      <text:p text:style-name="P109">DataRow r1 = persons.<text:span text:style-name="T166">addRow</text:span>();</text:p>
      <text:p text:style-name="P109">r1.<text:span text:style-name="T166">setValue</text:span>("Tom", "firstName" );</text:p>
      <text:p text:style-name="P109">r1.<text:span text:style-name="T166">setValue</text:span>("Soyer", "lastName" );</text:p>
      <text:p text:style-name="P109"/>
      <text:p text:style-name="P111"><text:span text:style-name="T85">r1.</text:span><text:span text:style-name="T139">setValue</text:span><text:span text:style-name="T85">(</text:span><text:span text:style-name="T185">"2004-03-24"</text:span><text:span text:style-name="T85">,"startDay" );</text:span></text:p>
      <text:p text:style-name="P111"><text:span text:style-name="T85">r1.</text:span><text:span text:style-name="T139">setValue</text:span><text:span text:style-name="T85">(</text:span><text:span text:style-name="T185">"2005-04-24"</text:span><text:span text:style-name="T85">,"birthDay" );</text:span></text:p>
      <text:p text:style-name="P189">Листинг 3. </text:p>
      <text:p text:style-name="P126"><text:span text:style-name="T85"><text:tab/>Последние две строки кода назначают значения для колонок с именами </text:span><text:span text:style-name="T121">startDay</text:span><text:span text:style-name="T85"> и </text:span><text:span text:style-name="T121">birthDay</text:span><text:span text:style-name="T85"> соответственно. Код расценивается как валидный и не выводит на консоль сообщения !!!. Все дело в последовательности назначения значений. Если поменять местами строки:</text:span></text:p>
      <text:p text:style-name="P111"><text:soft-page-break/><text:span text:style-name="T85">r1.</text:span><text:span text:style-name="T139">setValue</text:span><text:span text:style-name="T85">(</text:span><text:span text:style-name="T185">"2005-04-24"</text:span><text:span text:style-name="T85">,"birthDay" );</text:span></text:p>
      <text:p text:style-name="P111"><text:span text:style-name="T85">r1.</text:span><text:span text:style-name="T139">setValue</text:span><text:span text:style-name="T85">(</text:span><text:span text:style-name="T185">"2004-03-24"</text:span><text:span text:style-name="T85">,"startDay" );</text:span></text:p>
      <text:p text:style-name="P130">то на консоль будет выведено:</text:p>
      <text:p text:style-name="P130"/>
      <text:p text:style-name="P126">MESSAGE: A birthDay must be less than startDay; columnName=STARTDAY; invalid value=2004-03-24</text:p>
      <text:p text:style-name="P126"/>
      <text:p text:style-name="P126"><text:tab/><text:span text:style-name="T85">Таким образом, использование </text:span><text:span text:style-name="T129">валидатора колонок</text:span><text:span text:style-name="T85"> может, как мы видели, зависеть от порядка назначения значений, если выражение проверки валидности зависит от значений других колонок.<text:tab/>Если изменения колонок проводятся в коде, то последовательность назначения колонок, как правило, можно контролировать. <text:s/>Однако, </text:span><text:span text:style-name="T85">если используются визуальные средства, например, </text:span><text:span text:style-name="T122">javax.swing.</text:span><text:span text:style-name="T121">JTable</text:span><text:span text:style-name="T85">, то такой крнтроль </text:span><text:span text:style-name="T85">практически невозможен.</text:span></text:p>
      <text:p text:style-name="P126"><text:span text:style-name="T85"><text:tab/>Таблицы </text:span><text:span text:style-name="T139">TDO</text:span><text:span text:style-name="T85"> предоставляют средства проверки валидности ряда </text:span><text:span text:style-name="T129">в целом</text:span><text:span text:style-name="T85">. Рассмотрим модифицированный пример:</text:span></text:p>
      <text:p text:style-name="P130"/>
      <text:p text:style-name="P155">DataTable <text:span text:style-name="T1">persons</text:span> = <text:span text:style-name="T180">new</text:span> DataTable();</text:p>
      <text:p text:style-name="P155"/>
      <text:p text:style-name="P155">persons.getColumns().add(<text:span text:style-name="T1">String</text:span>.class, "<text:span text:style-name="T38">FirstName</text:span>") ;</text:p>
      <text:p text:style-name="P155">persons.getColumns().add(<text:span text:style-name="T1">String</text:span>.class,"<text:span text:style-name="T38">LastName</text:span>") ;</text:p>
      <text:p text:style-name="P155">persons.getColumns().add(<text:span text:style-name="T1">Date</text:span>.class,"<text:span text:style-name="T38">birthDay</text:span>");</text:p>
      <text:p text:style-name="P155">persons.getColumns().add(<text:span text:style-name="T1">Date</text:span>.class,"<text:span text:style-name="T38">startDay</text:span>");</text:p>
      <text:p text:style-name="P155"/>
      <text:p text:style-name="P155"><text:span text:style-name="T1">persons</text:span>.<text:span text:style-name="T166">addRowValidator(</text:span>"<text:span text:style-name="T38">startDay &gt; birthDay</text:span>","<text:span text:style-name="T38">Age must be greater than start job date</text:span>");</text:p>
      <text:p text:style-name="P155"/>
      <text:p text:style-name="P155">DataRow r1 = <text:span text:style-name="T1">persons</text:span>.<text:span text:style-name="T166">addRow();</text:span></text:p>
      <text:p text:style-name="P155"/>
      <text:p text:style-name="P155">r1.setValue("<text:span text:style-name="T38">Tom</text:span>", "<text:span text:style-name="T38">firstName</text:span>");</text:p>
      <text:p text:style-name="P155">r1.setValue("<text:span text:style-name="T38">Soyer</text:span>", "<text:span text:style-name="T38">lastName</text:span>");</text:p>
      <text:p text:style-name="P155"/>
      <text:p text:style-name="P155">r1.<text:span text:style-name="T166">setValue</text:span>("<text:span text:style-name="T38">2008-12-01</text:span>","<text:span text:style-name="T38">birthDay</text:span>");</text:p>
      <text:p text:style-name="P155">r1.<text:span text:style-name="T166">setValue</text:span>("<text:span text:style-name="T38">2006-02-23</text:span>","<text:span text:style-name="T38">startDay</text:span>");</text:p>
      <text:p text:style-name="P155"/>
      <text:p text:style-name="P155"><text:span text:style-name="T180">if</text:span> ( <text:span text:style-name="T1">r1</text:span>.<text:span text:style-name="T166">validate()</text:span> )</text:p>
      <text:p text:style-name="P155"><text:s text:c="7"/>System.out.println("<text:span text:style-name="T38">The row is Valid</text:span>" );</text:p>
      <text:p text:style-name="P161">else</text:p>
      <text:p text:style-name="P155"><text:s text:c="7"/>System.out.println("<text:span text:style-name="T185">The row is invalid</text:span>" );<text:tab/></text:p>
      <text:p text:style-name="P155"/>
      <text:p text:style-name="P185">Листинг 4. </text:p>
      <text:p text:style-name="P167"><text:tab/>В коде примера мы воспользовались методом <text:span text:style-name="T12">validate(</text:span><text:span text:style-name="T15">DataRow</text:span><text:span text:style-name="T12">)</text:span> таблицы, который оценивает выражение проверки валидности ряда и возвращает <text:span text:style-name="T10">true</text:span>, если результат проверки <text:span text:style-name="T167">не</text:span> дает ошибки и <text:s/><text:span text:style-name="T10">false</text:span> — в противном случае.</text:p>
      <text:p text:style-name="P167"/>
      <text:p text:style-name="P167"><text:tab/>Также как в случае валидации колонки, приложение может зарегистрировать обработчики события <text:span text:style-name="T12">ValidateEvent</text:span>, вызываемые, когда валидация ряда проходит с ошибками. Ниже приведен пример использования:</text:p>
      <text:p text:style-name="P167"/>
      <text:p text:style-name="P155">DataTable <text:span text:style-name="T1">persons</text:span> = <text:span text:style-name="T180">new</text:span> DataTable();</text:p>
      <text:p text:style-name="P155"/>
      <text:p text:style-name="P155">persons.getColumns().add(<text:span text:style-name="T1">String</text:span>.class, "<text:span text:style-name="T38">FirstName</text:span>") ;</text:p>
      <text:p text:style-name="P155">persons.getColumns().add(<text:span text:style-name="T1">String</text:span>.class,"<text:span text:style-name="T38">LastName</text:span>") ;</text:p>
      <text:p text:style-name="P155">persons.getColumns().add(<text:span text:style-name="T1">Date</text:span>.class,"<text:span text:style-name="T38">birthDay</text:span>");</text:p>
      <text:p text:style-name="P155">persons.getColumns().add(<text:span text:style-name="T1">Date</text:span>.class,"<text:span text:style-name="T38">startDay</text:span>");</text:p>
      <text:p text:style-name="P155"><text:soft-page-break/></text:p>
      <text:p text:style-name="P155"><text:span text:style-name="T1">persons</text:span>.<text:span text:style-name="T166">addRowValidator(</text:span>"<text:span text:style-name="T38">startDay &gt; birthDay</text:span>","<text:span text:style-name="T38">Age must be greater than start job date</text:span>");</text:p>
      <text:p text:style-name="P155"/>
      <text:p text:style-name="P155"><text:span text:style-name="T1">persons</text:span>.<text:span text:style-name="T166">addRowValidateListener(</text:span></text:p>
      <text:p text:style-name="P156"/>
      <text:p text:style-name="P155"><text:s text:c="12"/><text:span text:style-name="T180">new</text:span> ValidateListener() <text:span text:style-name="T166">{</text:span></text:p>
      <text:p text:style-name="P155"/>
      <text:p text:style-name="P155"><text:s text:c="11"/><text:span text:style-name="T180"><text:s/>public void</text:span> <text:span text:style-name="T166">processError(</text:span>ValidateEvent e){</text:p>
      <text:p text:style-name="P155"><text:tab/> <text:s text:c="2"/>System.out.println("<text:span text:style-name="T38">BEFORE cancelEdit() : </text:span>" + e.getRow().<text:span text:style-name="T166">getValue(</text:span>"<text:span text:style-name="T38">birthDay</text:span>"<text:span text:style-name="T166">));</text:span></text:p>
      <text:p text:style-name="P155"><text:s text:c="16"/>System.out.println("<text:span text:style-name="T38">MESSAGE: </text:span>" + e.getMessage() );</text:p>
      <text:p text:style-name="P155"><text:s text:c="21"/></text:p>
      <text:p text:style-name="P178"><text:tab/> <text:s text:c="2"/>e.getRow().<text:span text:style-name="T166">cancelEdit(); </text:span><text:tab/> <text:s/></text:p>
      <text:p text:style-name="P155"><text:tab/></text:p>
      <text:p text:style-name="P155"><text:tab/> <text:s text:c="2"/>System.out.println("<text:span text:style-name="T38">AFTER cancelEdit() : </text:span>" + e.getRow().<text:span text:style-name="T166">getValue(</text:span>"birthDay"<text:span text:style-name="T166">)</text:span>);</text:p>
      <text:p text:style-name="P155"><text:s text:c="12"/>}</text:p>
      <text:p text:style-name="P155"/>
      <text:p text:style-name="P155"><text:s text:c="4"/><text:span text:style-name="T166"><text:s text:c="4"/>}</text:span></text:p>
      <text:p text:style-name="P156"><text:s text:c="16"/>);</text:p>
      <text:p text:style-name="P156"/>
      <text:p text:style-name="P155">DataRow r1 = <text:span text:style-name="T1">persons</text:span>.<text:span text:style-name="T166">addRow();</text:span></text:p>
      <text:p text:style-name="P155"/>
      <text:p text:style-name="P155">r1.setValue("<text:span text:style-name="T38">Tom</text:span>", "<text:span text:style-name="T38">firstName</text:span>");</text:p>
      <text:p text:style-name="P155">r1.setValue("<text:span text:style-name="T38">Soyer</text:span>", "<text:span text:style-name="T38">lastName</text:span>");</text:p>
      <text:p text:style-name="P155"/>
      <text:p text:style-name="P155">r1.<text:span text:style-name="T166">setValue</text:span>("<text:span text:style-name="T38">2008-12-01</text:span>","<text:span text:style-name="T38">birthDay</text:span>");</text:p>
      <text:p text:style-name="P155">r1.<text:span text:style-name="T166">setValue</text:span>("<text:span text:style-name="T38">2006-02-23</text:span>","<text:span text:style-name="T38">startDay</text:span>");</text:p>
      <text:p text:style-name="P155"><text:span text:style-name="T180">if</text:span> ( <text:span text:style-name="T1">r1</text:span>.<text:span text:style-name="T166">validate() </text:span>)</text:p>
      <text:p text:style-name="P155"><text:s text:c="7"/>System.out.println("<text:span text:style-name="T38">The row is Valid</text:span>" );</text:p>
      <text:p text:style-name="P161">else</text:p>
      <text:p text:style-name="P155"><text:s text:c="7"/>System.out.println("<text:span text:style-name="T185">The row is invalid</text:span>" );<text:tab/></text:p>
      <text:p text:style-name="P155"/>
      <text:p text:style-name="P185">Листинг 5. </text:p>
      <text:p text:style-name="P165"/>
      <text:p text:style-name="P165"><text:tab/><text:span text:style-name="T166">На консоль выводится результат:</text:span></text:p>
      <text:p text:style-name="P165"/>
      <text:p text:style-name="P172">MESSAGE: Age must be greater than start job date</text:p>
      <text:p text:style-name="P172"><text:span text:style-name="T166">BEFORE CANCELEDIT</text:span>: <text:span text:style-name="T166">Mon Dec</text:span> 01 00:00:00 EET <text:span text:style-name="T166">2008</text:span></text:p>
      <text:p text:style-name="P172"><text:span text:style-name="T166">AFTER CANCELEDIT</text:span>: <text:s text:c="3"/><text:span text:style-name="T166">Mon Dec</text:span> 01 00:00:00 EET <text:span text:style-name="T166">2008</text:span></text:p>
      <text:p text:style-name="P172">The row is invalid</text:p>
      <text:p text:style-name="P167"/>
      <text:p text:style-name="P167"><text:tab/>где первые три строки — результат работы обработчика типа <text:span text:style-name="T12">ValidateListener</text:span>, а последняя — результат применения метода <text:span text:style-name="T12">validate</text:span> к ряду. Мы попытались отказаться от ошибочно введенных данных, применив к ряду метод <text:span text:style-name="T12">cancelEdit()</text:span> в обработчике события <text:span text:style-name="T12">ValidateEvent</text:span>. Однако, поскольку к ряду не применялся метод <text:span text:style-name="T12">beginEdit()</text:span>, то и <text:span text:style-name="T12">cancelEdit() </text:span>не производит никаких действий. Далее мы покажем другой способ валидации ряда, где метод <text:span text:style-name="T12">cancelEdit()</text:span> выполнит нужную работу.</text:p>
      <text:p text:style-name="P167"/>
      <text:p text:style-name="P167"><text:tab/>Использование метода <text:span text:style-name="T12">validate</text:span> является удобным, но не единственным способом проведения валидации ряда. Метод <text:span text:style-name="T12">endEdit</text:span> объекта <text:span text:style-name="T12">DataRow</text:span> также может быть использован для этой цели.</text:p>
      <text:p text:style-name="P167"/>
      <text:p text:style-name="P155">DataTable <text:span text:style-name="T1">persons</text:span> = <text:span text:style-name="T180">new</text:span> <text:span text:style-name="T166">DataTable();</text:span></text:p>
      <text:p text:style-name="P155"/>
      <text:p text:style-name="P155">persons.getColumns().add(<text:span text:style-name="T1">String</text:span>.class, "<text:span text:style-name="T38">FirstName</text:span>") ;</text:p>
      <text:p text:style-name="P155">persons.getColumns().add(<text:span text:style-name="T1">String</text:span>.class,"<text:span text:style-name="T38">LastName</text:span>") ;</text:p>
      <text:p text:style-name="P155">persons.getColumns().add(<text:span text:style-name="T1">Date</text:span>.class,"<text:span text:style-name="T38">birthDay</text:span>");</text:p>
      <text:p text:style-name="P155">persons.getColumns().add(<text:span text:style-name="T1">Date</text:span>.class,"<text:span text:style-name="T38">startDay</text:span>");</text:p>
      <text:p text:style-name="P155"><text:soft-page-break/></text:p>
      <text:p text:style-name="P155"><text:span text:style-name="T1">persons</text:span>.<text:span text:style-name="T166">addValidator(</text:span>"<text:span text:style-name="T38">startDay &gt; birthDay</text:span>","<text:span text:style-name="T38">Age must be greater than start job date</text:span>");</text:p>
      <text:p text:style-name="P155"/>
      <text:p text:style-name="P155"><text:span text:style-name="T1">persons</text:span>.<text:span text:style-name="T166">addValidateListener(</text:span></text:p>
      <text:p text:style-name="P156"/>
      <text:p text:style-name="P155"><text:s text:c="12"/><text:span text:style-name="T180">new</text:span> <text:span text:style-name="T166">ValidateListener()</text:span> <text:span text:style-name="T166">{</text:span></text:p>
      <text:p text:style-name="P155"/>
      <text:p text:style-name="P155"><text:s text:c="11"/><text:span text:style-name="T180"><text:s/>public void</text:span> <text:span text:style-name="T166">processError(</text:span>ValidateEvent e){</text:p>
      <text:p text:style-name="P155"><text:tab/> <text:s text:c="2"/>System.out.println("<text:span text:style-name="T38">BEFORE cancelEdit() : </text:span>" + e.getRow().<text:span text:style-name="T166">getValue(</text:span>"<text:span text:style-name="T38">birthDay</text:span>"<text:span text:style-name="T166">));</text:span></text:p>
      <text:p text:style-name="P155"><text:s text:c="16"/>System.out.println("<text:span text:style-name="T38">MESSAGE: </text:span>" + e.getMessage() );</text:p>
      <text:p text:style-name="P155"><text:s text:c="21"/></text:p>
      <text:p text:style-name="P178"><text:tab/> <text:s text:c="2"/>e.getRow().<text:span text:style-name="T166">cancelEdit(); </text:span><text:tab/> <text:s/></text:p>
      <text:p text:style-name="P155"><text:tab/></text:p>
      <text:p text:style-name="P155"><text:tab/> <text:s text:c="2"/>System.out.println("<text:span text:style-name="T38">AFTER cancelEdit() : </text:span>" + e.getRow().<text:span text:style-name="T166">getValue(</text:span>"birthDay"<text:span text:style-name="T166">)</text:span>);</text:p>
      <text:p text:style-name="P155"/>
      <text:p text:style-name="P155"><text:s text:c="12"/>}</text:p>
      <text:p text:style-name="P155"/>
      <text:p text:style-name="P155"><text:s text:c="4"/><text:span text:style-name="T166"><text:s text:c="4"/>}</text:span></text:p>
      <text:p text:style-name="P156"><text:s text:c="16"/>);</text:p>
      <text:p text:style-name="P156"/>
      <text:p text:style-name="P155">DataRow r1 = <text:span text:style-name="T1">persons</text:span>.<text:span text:style-name="T166">addRow();</text:span></text:p>
      <text:p text:style-name="P155"/>
      <text:p text:style-name="P155">r1.setValue("<text:span text:style-name="T38">Tom</text:span>", "<text:span text:style-name="T38">firstName</text:span>");</text:p>
      <text:p text:style-name="P155">r1.setValue("<text:span text:style-name="T38">Soyer</text:span>", "<text:span text:style-name="T38">lastName</text:span>");</text:p>
      <text:p text:style-name="P155">r1.<text:span text:style-name="T166">beginEdit();</text:span></text:p>
      <text:p text:style-name="P155"><text:s text:c="4"/>r1.<text:span text:style-name="T166">setValue</text:span>("<text:span text:style-name="T38">1988-12-01</text:span>","<text:span text:style-name="T38">birthDay</text:span>");</text:p>
      <text:p text:style-name="P155"><text:s text:c="4"/>r1.<text:span text:style-name="T166">setValue</text:span>("<text:span text:style-name="T38">2006-02-23</text:span>","<text:span text:style-name="T38">startDay</text:span>");</text:p>
      <text:p text:style-name="P155">r1.<text:span text:style-name="T166">endEdit();</text:span></text:p>
      <text:p text:style-name="P160"/>
      <text:p text:style-name="P155">r1.<text:span text:style-name="T166">beginEdit();</text:span></text:p>
      <text:p text:style-name="P155"><text:s text:c="4"/>r1.<text:span text:style-name="T166">setValue</text:span>("<text:span text:style-name="T38">2008-12-01</text:span>","<text:span text:style-name="T38">birthDay</text:span>");</text:p>
      <text:p text:style-name="P155"><text:s text:c="4"/>r1.<text:span text:style-name="T166">setValue</text:span>("<text:span text:style-name="T38">2006-02-23</text:span>","<text:span text:style-name="T38">startDay</text:span>");</text:p>
      <text:p text:style-name="P155">r1.<text:span text:style-name="T166">endEdit();</text:span></text:p>
      <text:p text:style-name="P156"/>
      <text:p text:style-name="P185">Листинг 6. </text:p>
      <text:p text:style-name="P167"><text:tab/></text:p>
      <text:p text:style-name="P56"><text:span text:style-name="T93"><text:tab/>Метод </text:span><text:span text:style-name="T117"><text:tab/>endEdit() </text:span><text:span text:style-name="T93">инициирует валидацию ряда. <text:s/>Отметим, <text:s/>для исполнения метода </text:span><text:span text:style-name="T117">endEdit()</text:span><text:span text:style-name="T93"> необходимо выдать также метод</text:span><text:span text:style-name="T117"> beginEdit() </text:span><text:span text:style-name="T93">и изменить хотя бы одно поле.</text:span></text:p>
      <text:p text:style-name="P30"><text:tab/>Первая группа операторов:</text:p>
      <text:p text:style-name="P155">r1.<text:span text:style-name="T166">beginEdit();</text:span></text:p>
      <text:p text:style-name="P155"><text:s text:c="4"/>r1.<text:span text:style-name="T166">setValue</text:span>("<text:span text:style-name="T38">1988-12-01</text:span>","<text:span text:style-name="T38">birthDay</text:span>");</text:p>
      <text:p text:style-name="P155"><text:s text:c="4"/>r1.<text:span text:style-name="T166">setValue</text:span>("<text:span text:style-name="T38">2006-02-23</text:span>","<text:span text:style-name="T38">startDay</text:span>");</text:p>
      <text:p text:style-name="P155">r1.<text:span text:style-name="T166">endEdit();</text:span></text:p>
      <text:p text:style-name="P160"/>
      <text:p text:style-name="P30"><text:s/></text:p>
      <text:p text:style-name="P56"><text:span text:style-name="T93">устанавливает корректные данные. Вторая группа пытается установить ошибочное значение поля "</text:span><text:span text:style-name="T80">birthDay</text:span><text:span text:style-name="T93">". При валидации ряда вызывается обработчик события </text:span><text:span text:style-name="T117">ValidateEvent</text:span><text:span text:style-name="T93">, в котором методом </text:span><text:span text:style-name="T117">cancelEdit() </text:span><text:span text:style-name="T93">восстанавливается корректное значение. Результат работы программы выводится на консоль:</text:span></text:p>
      <text:p text:style-name="P181"><text:span text:style-name="T151">MESSAGE:</text:span><text:span text:style-name="T150"> Age must be greater than start job date</text:span></text:p>
      <text:p text:style-name="P181"><text:span text:style-name="T151">BEFORE CANCELEDIT:</text:span><text:span text:style-name="T150"> </text:span><text:span text:style-name="T151">Mon Dec</text:span><text:span text:style-name="T150"> 01 00:00:00 EET </text:span><text:span text:style-name="T151">2008</text:span></text:p>
      <text:p text:style-name="P181"><text:span text:style-name="T151">AFTER CANCELEDIT:</text:span><text:span text:style-name="T150"> <text:s/></text:span><text:span text:style-name="T151"><text:s/>Thu Dec </text:span><text:span text:style-name="T150">01 00:00:00 EET </text:span><text:span text:style-name="T151">1988</text:span></text:p>
      <text:p text:style-name="P181"><text:span text:style-name="T151">AFTER CANCELEDIT: </text:span><text:span text:style-name="T150">rowCount = 1</text:span></text:p>
      <text:p text:style-name="P182"><text:tab/></text:p>
      <text:list text:style-name="L26">
        <text:list-header>
          <text:p text:style-name="P278"><text:span text:style-name="T93"><text:tab/>Как мы знаем, объекты </text:span><text:span text:style-name="T117">DataTable</text:span><text:span text:style-name="T93"> поддерживают понятие "активного </text:span><text:soft-page-break/><text:span text:style-name="T93">ряда" ( или, в другой терминологии - "позицию курсора" ). Для этого, применяются методы </text:span><text:span text:style-name="T117">getActiveRow()</text:span><text:span text:style-name="T93"> и </text:span><text:span text:style-name="T117">setActiveRow(</text:span><text:span text:style-name="T120">int </text:span><text:span text:style-name="T126">rowIndex</text:span><text:span text:style-name="T117">)</text:span><text:span text:style-name="T93">. Изменение позиции активного ряда проводится методом </text:span><text:span text:style-name="T117">setActiveRow</text:span><text:span text:style-name="T93">. При этом, </text:span><text:span text:style-name="T98">старый</text:span><text:span text:style-name="T93"> активный ряд, если его индекс больше или равен 0, </text:span><text:span text:style-name="T138">автоматически</text:span><text:span text:style-name="T93"> подвергается проверке на валидность, разумеется, если определен хотя бы один </text:span><text:span text:style-name="T99">валидатор</text:span><text:span text:style-name="T93">. </text:span><text:span text:style-name="T99">Автоматическая</text:span><text:span text:style-name="T93"> валидация выполняется только, если</text:span><text:span text:style-name="T98"> </text:span><text:span text:style-name="T93">ряд находится в состоянии </text:span><text:span text:style-name="T123">editing</text:span><text:span text:style-name="T93">.</text:span><text:span text:style-name="T98"> </text:span><text:span text:style-name="T93">Формально — это означает, что для ряда row истино условие: </text:span><text:span text:style-name="T117">row.getState().isEditing()</text:span><text:span text:style-name="T93">. <text:s/>Оповещаются все зарегистрированные обработчики события </text:span><text:span text:style-name="T117">ValidateEvent</text:span><text:span text:style-name="T93"> и выбрасывается исключение типа </text:span><text:span text:style-name="T117">ValidateException</text:span><text:span text:style-name="T93">, тем самым прерывая обработку метода </text:span><text:span text:style-name="T117">setActiveRow</text:span><text:span text:style-name="T93"> и оставляя </text:span><text:span text:style-name="T99">старый</text:span><text:span text:style-name="T93"> активный ряд</text:span><text:span text:style-name="T99"> </text:span><text:span text:style-name="T137">по-прежнему активным</text:span><text:span text:style-name="T99">. </text:span><text:span text:style-name="T93">Рассмотрим следующий пример:</text:span></text:p>
        </text:list-header>
      </text:list>
      <text:p text:style-name="P182"/>
      <text:p text:style-name="P155">DataTable <text:span text:style-name="T1">persons</text:span> = <text:span text:style-name="T180">new</text:span> DataTable();</text:p>
      <text:p text:style-name="P155"/>
      <text:p text:style-name="P155">persons.getColumns().add(<text:span text:style-name="T1">String</text:span>.class, "<text:span text:style-name="T38">FirstName</text:span>") ;</text:p>
      <text:p text:style-name="P155">persons.getColumns().add(<text:span text:style-name="T1">String</text:span>.class,"<text:span text:style-name="T38">LastName</text:span>") ;</text:p>
      <text:p text:style-name="P155">persons.getColumns().add(<text:span text:style-name="T1">Date</text:span>.class,"<text:span text:style-name="T38">birthDay</text:span>");</text:p>
      <text:p text:style-name="P155">persons.getColumns().add(<text:span text:style-name="T1">Date</text:span>.class,"<text:span text:style-name="T38">startDay</text:span>");</text:p>
      <text:p text:style-name="P155"/>
      <text:p text:style-name="P155"><text:span text:style-name="T1">persons</text:span>.<text:span text:style-name="T166">addValidator(</text:span>"<text:span text:style-name="T38">startDay &gt; birthDay</text:span>","<text:span text:style-name="T38">Age must be greater than start job date</text:span>");</text:p>
      <text:p text:style-name="P155"/>
      <text:p text:style-name="P155"><text:span text:style-name="T1">persons</text:span>.<text:span text:style-name="T166">addValidateListener(</text:span></text:p>
      <text:p text:style-name="P156"/>
      <text:p text:style-name="P155"><text:s text:c="12"/><text:span text:style-name="T180">new</text:span> ValidateListener() <text:span text:style-name="T166">{</text:span></text:p>
      <text:p text:style-name="P155"/>
      <text:p text:style-name="P155"><text:s text:c="11"/><text:span text:style-name="T180"><text:s/>public void</text:span> <text:span text:style-name="T166">processError(</text:span>ValidateEvent e){</text:p>
      <text:p text:style-name="P155"><text:tab/> <text:s text:c="2"/>System.out.println("<text:span text:style-name="T38">BEFORE cancelEdit() : </text:span>" + e.getRow().<text:span text:style-name="T166">getValue(</text:span>"<text:span text:style-name="T38">birthDay</text:span>"<text:span text:style-name="T166">));</text:span></text:p>
      <text:p text:style-name="P155"><text:s text:c="16"/>System.out.println("<text:span text:style-name="T38">MESSAGE: </text:span>" + e.getMessage() );</text:p>
      <text:p text:style-name="P155"><text:s text:c="21"/></text:p>
      <text:p text:style-name="P178"><text:tab/> <text:s text:c="2"/>e.getRow().<text:span text:style-name="T166">cancelEdit(); </text:span><text:tab/> <text:s/></text:p>
      <text:p text:style-name="P155"><text:tab/></text:p>
      <text:p text:style-name="P155"><text:tab/> <text:s text:c="2"/>System.out.println("<text:span text:style-name="T38">AFTER cancelEdit() : </text:span>" + e.getRow().<text:span text:style-name="T166">getValue(</text:span>"birthDay"<text:span text:style-name="T166">)</text:span>);</text:p>
      <text:p text:style-name="P155"><text:s text:c="12"/>}</text:p>
      <text:p text:style-name="P155"/>
      <text:p text:style-name="P155"><text:s text:c="4"/><text:span text:style-name="T166"><text:s text:c="4"/>}</text:span></text:p>
      <text:p text:style-name="P156"><text:s text:c="16"/>);</text:p>
      <text:p text:style-name="P156"/>
      <text:p text:style-name="P156"/>
      <text:p text:style-name="P162">// Добавляем ряд, с индексом 0</text:p>
      <text:p text:style-name="P155">DataRow r1 = <text:span text:style-name="T1">persons</text:span>.<text:span text:style-name="T166">addRow();</text:span></text:p>
      <text:p text:style-name="P155">r1.setValue("<text:span text:style-name="T38">Tom</text:span>", "<text:span text:style-name="T38">firstName</text:span>");</text:p>
      <text:p text:style-name="P155">r1.setValue("<text:span text:style-name="T38">Soyer</text:span>", "<text:span text:style-name="T38">lastName</text:span>");</text:p>
      <text:p text:style-name="P155">r1.<text:span text:style-name="T166">beginEdit();</text:span></text:p>
      <text:p text:style-name="P155"><text:s text:c="4"/>r1.<text:span text:style-name="T166">setValue</text:span>("<text:span text:style-name="T38">1988-12-01</text:span>","<text:span text:style-name="T38">birthDay</text:span>");</text:p>
      <text:p text:style-name="P155"><text:s text:c="4"/>r1.<text:span text:style-name="T166">setValue</text:span>("<text:span text:style-name="T38">2006-02-23</text:span>","<text:span text:style-name="T38">startDay</text:span>");</text:p>
      <text:p text:style-name="P155">r1.<text:span text:style-name="T166">endEdit();</text:span></text:p>
      <text:p text:style-name="P156"/>
      <text:p text:style-name="P160">System.out.<text:span text:style-name="T166">println</text:span>(" <text:span text:style-name="T38">1). Active Row Index = </text:span>" + <text:span text:style-name="T1">persons</text:span>.<text:span text:style-name="T166">getActiveRow()</text:span> );</text:p>
      <text:p text:style-name="P160"/>
      <text:p text:style-name="P162">// Добавляем ряд, с индексом 1</text:p>
      <text:p text:style-name="P155">DataRow r2 = <text:span text:style-name="T1">persons</text:span>.<text:span text:style-name="T166">addRow();</text:span></text:p>
      <text:p text:style-name="P155">r2.setValue("<text:span text:style-name="T38">Bill</text:span>", "<text:span text:style-name="T38">firstName</text:span>");</text:p>
      <text:p text:style-name="P155">r2.setValue("<text:span text:style-name="T38">gates</text:span>", "<text:span text:style-name="T38">lastName</text:span>");</text:p>
      <text:p text:style-name="P155">r2.<text:span text:style-name="T166">beginEdit();</text:span></text:p>
      <text:p text:style-name="P155"><text:s text:c="4"/>r2.<text:span text:style-name="T166">setValue</text:span>("<text:span text:style-name="T38">1980-03-15</text:span>","<text:span text:style-name="T38">birthDay</text:span>");</text:p>
      <text:p text:style-name="P155"><text:s text:c="4"/>r2.<text:span text:style-name="T166">setValue</text:span>("<text:span text:style-name="T38">2003-04-05</text:span>","<text:span text:style-name="T38">startDay</text:span>");</text:p>
      <text:p text:style-name="P155">r2.<text:span text:style-name="T166">endEdit();</text:span></text:p>
      <text:p text:style-name="P156"><text:soft-page-break/></text:p>
      <text:p text:style-name="P160">System.out.<text:span text:style-name="T166">println</text:span>(" <text:span text:style-name="T38">2). Active Row Index = </text:span>" + <text:span text:style-name="T1">persons</text:span>.<text:span text:style-name="T166">getActiveRow()</text:span> );</text:p>
      <text:p text:style-name="P160"/>
      <text:p text:style-name="P162">// Now the cursor posision is 1 (active row=1)</text:p>
      <text:p text:style-name="P162"/>
      <text:p text:style-name="P156"><text:span text:style-name="T64">r2</text:span>.beginEdit();</text:p>
      <text:p text:style-name="P155">r2.<text:span text:style-name="T166">setValue</text:span>("<text:span text:style-name="T38">2008-03-15</text:span>","<text:span text:style-name="T38">birthDay</text:span>"); <text:s/><text:span text:style-name="T189">// Not a valid assignment</text:span></text:p>
      <text:p text:style-name="P162"/>
      <text:p text:style-name="P155"><text:span text:style-name="T180">try</text:span> {</text:p>
      <text:p text:style-name="P155"><text:s text:c="8"/><text:span text:style-name="T1">persons</text:span>.<text:span text:style-name="T166">setActiveRow(</text:span><text:span text:style-name="T38">0</text:span><text:span text:style-name="T166">); <text:s/></text:span><text:span text:style-name="T189">// Try to change active row</text:span></text:p>
      <text:p text:style-name="P155">} <text:span text:style-name="T180">catch</text:span>( Exception e ) {</text:p>
      <text:p text:style-name="P155"><text:s text:c="8"/>r2.<text:span text:style-name="T166">endEdit();</text:span></text:p>
      <text:p text:style-name="P155">}</text:p>
      <text:p text:style-name="P156"/>
      <text:p text:style-name="P155">System.out.<text:span text:style-name="T166">println(" </text:span><text:span text:style-name="T38">3). Active Row Inde</text:span><text:span text:style-name="T39">x =</text:span><text:span text:style-name="T166"> " + </text:span><text:span text:style-name="T1">persons</text:span><text:span text:style-name="T166">.getActiveRow() );</text:span></text:p>
      <text:p text:style-name="P155">System.out.<text:span text:style-name="T166">println(" </text:span><text:span text:style-name="T38">4). Active Row birthDay</text:span><text:span text:style-name="T39"> = </text:span><text:span text:style-name="T166">" + </text:span><text:span text:style-name="T1">persons</text:span><text:span text:style-name="T166">.getRow(</text:span>1<text:span text:style-name="T166">).getValue("</text:span><text:span text:style-name="T38">birthDay</text:span><text:span text:style-name="T166">") );</text:span></text:p>
      <text:p text:style-name="P155"><text:span text:style-name="T166"/></text:p>
      <text:p text:style-name="P185"><text:span text:style-name="T166">Листинг 7. </text:span></text:p>
      <text:p text:style-name="P167"><text:tab/></text:p>
      <text:p text:style-name="P167"><text:tab/>При попытке изменить позицию активной записи с текущего значения 1 на значение 0, выбрасывается исключение и позиция активного ряда остается 1, что можно увидеть на консоли:</text:p>
      <text:p text:style-name="P167"/>
      <text:p text:style-name="P173"><text:tab/>1). Active Row Index = 0</text:p>
      <text:p text:style-name="P173"><text:tab/>2). Active Row Index = 1</text:p>
      <text:p text:style-name="P173"><text:span text:style-name="T166">MESSAGE</text:span>: Age must be greater than start job date</text:p>
      <text:p text:style-name="P173"><text:span text:style-name="T166">BEFORE CANCELEDIT:</text:span> Sat Mar 15 00:00:00 EET 2008</text:p>
      <text:p text:style-name="P173"><text:span text:style-name="T166">AFTER CANCELEDIT</text:span>: Sat Mar 15 00:00:00 EET 1980</text:p>
      <text:p text:style-name="P173"><text:span text:style-name="T166">AFTER CANCELEDIT</text:span>: rowCount = 2</text:p>
      <text:p text:style-name="P173"><text:tab/>3). Active Row Index = 1</text:p>
      <text:list text:style-name="L27">
        <text:list-item>
          <text:p text:style-name="P281">Active Row birthDay = Sat Mar 15 00:00:00 EET 1980</text:p>
        </text:list-item>
      </text:list>
      <text:p text:style-name="P182"/>
      <text:p text:style-name="P182"/>
      <text:p text:style-name="P182"/>
      <text:p text:style-name="P56"><text:span text:style-name="T93"><text:tab/>Поскольку обработчик события </text:span><text:span text:style-name="T117">ValidateEvent</text:span><text:span text:style-name="T93"> выполняет </text:span><text:span text:style-name="T117">cancelEdit()</text:span><text:span text:style-name="T93">, то ряд восстановил значение поля </text:span><text:span text:style-name="T123">birthDay</text:span><text:span text:style-name="T93"> в состояние </text:span><text:span text:style-name="T92">до</text:span><text:span text:style-name="T93"> установки не корректного значения. Если бы метод </text:span><text:span text:style-name="T117">cancelEdit</text:span><text:span text:style-name="T93"> не применялся, то это поле содержало бы новое </text:span><text:span text:style-name="T99">не верное</text:span><text:span text:style-name="T93"> значение.</text:span></text:p>
      <text:p text:style-name="P56"><text:span text:style-name="T93"><text:tab/>Приведенная выше методика хорошо работает, когда оценка ряда производится в коде программы. Если же, например, таблица используется как модель для компонента </text:span><text:span text:style-name="T120">javax.swing.</text:span><text:span text:style-name="T117">JTable</text:span><text:span text:style-name="T93">, то момент, когда требуется провести проверку ряда трудно установить. Часто используется какая-либо кнопка, действием которой является проведение контроля ряда и, в случае ошибки, отмена проведенных изменений или исправление ошибок <text:s/>для повторного ввода и контроля. </text:span></text:p>
      <text:h text:style-name="P346" text:outline-level="10">Создание валидаторов</text:h>
      <text:p text:style-name="P130"><text:span text:style-name="T190"><text:tab/></text:span>В разделе "<text:span text:style-name="T1">Примеры использования</text:span>" мы создавали и регистрировали валидаторы применением методов <text:span text:style-name="T12">addRowValidator(</text:span><text:span text:style-name="T15">String </text:span><text:span text:style-name="T10">expression</text:span><text:span text:style-name="T15">, String </text:span><text:span text:style-name="T10">msg</text:span><text:span text:style-name="T12">)</text:span><text:span text:style-name="T15"> <text:s/>и </text:span><text:span text:style-name="T12">addColumnValidator(</text:span><text:span text:style-name="T15">String </text:span><text:span text:style-name="T10">columnName</text:span><text:span text:style-name="T15">,String </text:span><text:span text:style-name="T10">expression</text:span><text:span text:style-name="T15">, String </text:span><text:span text:style-name="T10">msg</text:span><text:span text:style-name="T12">) . </text:span><text:span text:style-name="T143">Эти методы предполагают использовать выражения для оценки валидности рядов таблицы. Хотя выражения предоставляют гибкие и удобные средства, но, иногда, логика контроля данных может быть достаточно сложной и потребовать применения сложного кода. Поэтому валидатор может быть создан без применения выражений методами:</text:span></text:p>
      <text:list text:style-name="L5">
        <text:list-item>
          <text:p text:style-name="P258"><text:span text:style-name="T159"><text:s/></text:span><text:span text:style-name="T12">addRowValidator</text:span><text:span text:style-name="T15">(Validator </text:span><text:span text:style-name="T10">validator</text:span><text:span text:style-name="T15">,String </text:span><text:span text:style-name="T10">msg</text:span><text:span text:style-name="T15">) <text:s/>и(или) <text:s text:c="27"/><text:tab/></text:span></text:p>
        </text:list-item>
        <text:list-item>
          <text:p text:style-name="P258"><text:span text:style-name="T15"><text:s/></text:span><text:span text:style-name="T12">addColumnValidator</text:span><text:span text:style-name="T15">(String columnName, Validator </text:span><text:span text:style-name="T10">validator</text:span><text:span text:style-name="T15">, String </text:span><text:span text:style-name="T10">msg</text:span><text:span text:style-name="T15">) </text:span></text:p>
        </text:list-item>
      </text:list>
      <text:p text:style-name="P138"><text:soft-page-break/></text:p>
      <text:p text:style-name="P131"><text:span text:style-name="T15"><text:tab/>Объект </text:span><text:span text:style-name="T8">validator</text:span><text:span text:style-name="T15"> в сигнатуре методов может быть любым классом, <text:s/>реализующим интерфейс tdo.impl.</text:span><text:span text:style-name="T12">Validator</text:span><text:span text:style-name="T15">. Ниже приведено определение интерфейса.</text:span></text:p>
      <text:p text:style-name="P138"/>
      <text:p text:style-name="P137"><text:span text:style-name="T180">public interface </text:span><text:span text:style-name="T166">Validator {</text:span></text:p>
      <text:p text:style-name="P137"><text:span text:style-name="T166"><text:s text:c="4"/></text:span>ExpressionContext<text:span text:style-name="T166"> getContext();</text:span></text:p>
      <text:p text:style-name="P137"><text:s text:c="4"/><text:span text:style-name="T180">boolean</text:span> <text:span text:style-name="T166">validate</text:span>(DataRow <text:span text:style-name="T1">row</text:span>);</text:p>
      <text:p text:style-name="P137"><text:s text:c="4"/><text:span text:style-name="T180">boolean</text:span> <text:span text:style-name="T166">validate</text:span>(DataRow <text:span text:style-name="T1">row</text:span>, Object <text:span text:style-name="T1">value</text:span>);</text:p>
      <text:p text:style-name="P137"><text:s text:c="4"/>String <text:span text:style-name="T166">getMessage</text:span>();</text:p>
      <text:p text:style-name="P137"><text:s text:c="4"/><text:span text:style-name="T180">void</text:span> <text:span text:style-name="T166">setMessage</text:span>(String <text:span text:style-name="T1">message</text:span>);</text:p>
      <text:p text:style-name="P140">}</text:p>
      <text:p text:style-name="P141"><text:tab/><text:span text:style-name="T149">Если требуется создать собственный класс для</text:span><text:span text:style-name="T147"> валидации рядов</text:span><text:span text:style-name="T149">, то, в общем случае, как показывает пример ниже, метод </text:span>getExpressionContext()<text:span text:style-name="T149"> должен возвращать </text:span><text:span text:style-name="T145">null</text:span><text:span text:style-name="T149">, поскольку выражение не используется. Метод с сигнатурой </text:span>validate(<text:span text:style-name="T64">DataRow</text:span>,<text:span text:style-name="T64">Object</text:span>)<text:span text:style-name="T149"> делегирует иcполнение перегруженному методу </text:span>validate(<text:span text:style-name="T64">DataRow</text:span>)<text:span text:style-name="T149">.</text:span></text:p>
      <text:p text:style-name="P130"><text:tab/>Как видно из примера использование <text:span text:style-name="T1">явно</text:span> созданных валидаторов ничем не отличается от использования валидаторов с выражениями контроля валидности.</text:p>
      <text:p text:style-name="P130"/>
      <text:p text:style-name="P134">Пример.</text:p>
      <text:p text:style-name="P157"><text:s text:c="8"/>DataTable <text:span text:style-name="T1">persons</text:span> = <text:span text:style-name="T180">new</text:span> <text:span text:style-name="T166">DataTable();</text:span></text:p>
      <text:p text:style-name="P157"><text:s text:c="8"/>persons.getColumns().add(String.class, "FirstName");</text:p>
      <text:p text:style-name="P157"><text:s text:c="8"/>persons.getColumns().add(String.class, "LastName");</text:p>
      <text:p text:style-name="P157"><text:s text:c="8"/>persons.getColumns().add(Date.class, "birthDay");</text:p>
      <text:p text:style-name="P157"><text:s text:c="8"/>persons.getColumns().add(Date.class, "startDay");</text:p>
      <text:p text:style-name="P157"/>
      <text:p text:style-name="P179"><text:s text:c="8"/>Validator <text:span text:style-name="T1">rv</text:span> = <text:span text:style-name="T180">new</text:span> <text:span text:style-name="T166">Validator() {</text:span></text:p>
      <text:p text:style-name="P179"><text:s text:c="12"/><text:span text:style-name="T180">private</text:span> String message;</text:p>
      <text:p text:style-name="P179"><text:s text:c="12"/><text:span text:style-name="T180">public</text:span> ExpressionContext <text:span text:style-name="T166">getContext() {</text:span></text:p>
      <text:p text:style-name="P179"><text:s text:c="16"/><text:span text:style-name="T180">return</text:span> <text:span text:style-name="T1">null</text:span>;</text:p>
      <text:p text:style-name="P179"><text:s text:c="7"/><text:span text:style-name="T166"><text:s text:c="5"/>}</text:span></text:p>
      <text:p text:style-name="P179"/>
      <text:p text:style-name="P179"><text:s text:c="11"/><text:span text:style-name="T180"><text:s/>public boolean</text:span> <text:span text:style-name="T166">validate(</text:span>DataRow <text:span text:style-name="T1">row</text:span>) <text:span text:style-name="T166">{</text:span></text:p>
      <text:p text:style-name="P179"><text:s text:c="16"/><text:span text:style-name="T180">boolean</text:span> result = <text:span text:style-name="T182">true</text:span>;</text:p>
      <text:p text:style-name="P179"><text:s text:c="16"/>Date birthDate = (Date)row.<text:span text:style-name="T166">getValue(</text:span>"<text:span text:style-name="T38">birthDay</text:span>"<text:span text:style-name="T166">);</text:span></text:p>
      <text:p text:style-name="P179"><text:s text:c="16"/><text:span text:style-name="T180">if</text:span> ( birthDate == <text:span text:style-name="T182">null</text:span> )</text:p>
      <text:p text:style-name="P179"><text:s text:c="20"/>birthDate = <text:span text:style-name="T180">new</text:span> Date(<text:span text:style-name="T38">0</text:span>);</text:p>
      <text:p text:style-name="P179"><text:s text:c="16"/>Date startDate = (Date)row.<text:span text:style-name="T166">getValue</text:span>("<text:span text:style-name="T38">startDay</text:span>");</text:p>
      <text:p text:style-name="P179"><text:s text:c="16"/><text:span text:style-name="T180">if</text:span> ( startDate == <text:span text:style-name="T180">null</text:span> )</text:p>
      <text:p text:style-name="P179"><text:s text:c="20"/>startDate = <text:span text:style-name="T180">new</text:span> Date(0);</text:p>
      <text:p text:style-name="P179"/>
      <text:p text:style-name="P179"><text:s text:c="16"/><text:span text:style-name="T180">if</text:span> ( birthDate.compareTo(startDate) != -1 ) {</text:p>
      <text:p text:style-name="P179"><text:s text:c="20"/>result = <text:span text:style-name="T180">false</text:span>;</text:p>
      <text:p text:style-name="P179"><text:s text:c="16"/>}</text:p>
      <text:p text:style-name="P179"><text:s text:c="16"/><text:span text:style-name="T180">return</text:span> result;</text:p>
      <text:p text:style-name="P180"/>
      <text:p text:style-name="P179"><text:s text:c="4"/><text:span text:style-name="T166"><text:s text:c="8"/>}</text:span></text:p>
      <text:p text:style-name="P179"/>
      <text:p text:style-name="P179"><text:soft-page-break/><text:s text:c="9"/><text:span text:style-name="T180"><text:s text:c="3"/>public boolean </text:span><text:span text:style-name="T166">validate(</text:span>DataRow <text:span text:style-name="T1">row</text:span>, Object <text:span text:style-name="T1">value</text:span><text:span text:style-name="T166">) {</text:span></text:p>
      <text:p text:style-name="P179"><text:s text:c="16"/><text:span text:style-name="T180">return</text:span> <text:span text:style-name="T166">validate(</text:span><text:span text:style-name="T1">row</text:span>);</text:p>
      <text:p text:style-name="P179"><text:s text:c="9"/><text:span text:style-name="T166"><text:s text:c="3"/>}</text:span></text:p>
      <text:p text:style-name="P179"/>
      <text:p text:style-name="P179"><text:s text:c="12"/><text:span text:style-name="T180">public</text:span> String <text:span text:style-name="T166">getMessage() {</text:span></text:p>
      <text:p text:style-name="P179"><text:s text:c="16"/><text:span text:style-name="T180">return</text:span> <text:span text:style-name="T182">this</text:span>.message;</text:p>
      <text:p text:style-name="P179"><text:s text:c="8"/><text:span text:style-name="T166"><text:s text:c="4"/>}</text:span></text:p>
      <text:p text:style-name="P179"/>
      <text:p text:style-name="P179"><text:s text:c="9"/><text:span text:style-name="T180"><text:s text:c="3"/>public void </text:span><text:span text:style-name="T166">setMessage(</text:span>String <text:span text:style-name="T1">message</text:span>) <text:span text:style-name="T166">{</text:span></text:p>
      <text:p text:style-name="P179"><text:s text:c="16"/><text:span text:style-name="T182">this</text:span>.message = message;</text:p>
      <text:p text:style-name="P179"><text:s text:c="7"/><text:span text:style-name="T166"><text:s text:c="5"/>}</text:span></text:p>
      <text:p text:style-name="P180"><text:s text:c="8"/>};</text:p>
      <text:p text:style-name="P157"/>
      <text:p text:style-name="P157"><text:s text:c="8"/>persons.<text:span text:style-name="T166">addRowValidator(rv</text:span>, "<text:span text:style-name="T38">Age must be greater than start job date </text:span>");</text:p>
      <text:p text:style-name="P157"/>
      <text:p text:style-name="P157"><text:s text:c="8"/>persons.<text:span text:style-name="T166">addRowValidateListener(</text:span></text:p>
      <text:p text:style-name="P157"><text:s text:c="16"/><text:span text:style-name="T180">new</text:span> <text:span text:style-name="T166">ValidateListener() {</text:span></text:p>
      <text:p text:style-name="P157"/>
      <text:p text:style-name="P157"><text:s text:c="16"/><text:span text:style-name="T180"><text:s text:c="4"/>public void</text:span> <text:span text:style-name="T166">processError(</text:span>ValidateEvent e<text:span text:style-name="T166">) {</text:span></text:p>
      <text:p text:style-name="P157"><text:s text:c="24"/>System.out.println("<text:span text:style-name="T38">validator MESSAGE: </text:span>" + e.getValidator().getMessage() );</text:p>
      <text:p text:style-name="P157"><text:s text:c="12"/><text:span text:style-name="T166"><text:s text:c="8"/>}</text:span></text:p>
      <text:p text:style-name="P159"><text:s text:c="16"/>});</text:p>
      <text:p text:style-name="P157"/>
      <text:p text:style-name="P157"><text:s text:c="8"/>DataRow r1 = persons.addRow();</text:p>
      <text:p text:style-name="P157"/>
      <text:p text:style-name="P157"><text:s text:c="8"/>r1.setValue("<text:span text:style-name="T38">Tom</text:span>", "<text:span text:style-name="T38">firstName</text:span>");</text:p>
      <text:p text:style-name="P157"><text:s text:c="8"/>r1.setValue("<text:span text:style-name="T38">Soyer</text:span>", "<text:span text:style-name="T38">lastName</text:span>");</text:p>
      <text:p text:style-name="P157"/>
      <text:p text:style-name="P157"><text:s text:c="8"/>r1.<text:span text:style-name="T166">beginEdit();</text:span></text:p>
      <text:p text:style-name="P157"><text:s text:c="11"/>r1.setValue("<text:span text:style-name="T38">1988-12-01</text:span>", "<text:span text:style-name="T38">birthDay</text:span>");</text:p>
      <text:p text:style-name="P157"><text:s text:c="11"/>r1.setValue("<text:span text:style-name="T38">2006-02-23</text:span>", "<text:span text:style-name="T38">startDay</text:span>");</text:p>
      <text:p text:style-name="P157"><text:s text:c="8"/>r1.<text:span text:style-name="T166">endEdit();</text:span></text:p>
      <text:p text:style-name="P159"/>
      <text:p text:style-name="P157"><text:s text:c="8"/>System.out.println("<text:span text:style-name="T38">1). Active Row Index =</text:span> " + persons.getActiveRow());</text:p>
      <text:p text:style-name="P157"/>
      <text:p text:style-name="P157"><text:s text:c="8"/>DataRow r2 = persons.<text:span text:style-name="T166">addRow();</text:span></text:p>
      <text:p text:style-name="P157"><text:s text:c="8"/>r2.<text:span text:style-name="T166">beginEdit();</text:span></text:p>
      <text:p text:style-name="P157"><text:s text:c="11"/>r2.setValue("<text:span text:style-name="T38">Bill</text:span>", "<text:span text:style-name="T38">firstName</text:span>");</text:p>
      <text:p text:style-name="P157"><text:s text:c="11"/>r2.setValue("<text:span text:style-name="T38">Gates</text:span>", "<text:span text:style-name="T38">lastName</text:span>");</text:p>
      <text:p text:style-name="P157"/>
      <text:p text:style-name="P157"><text:s text:c="11"/>r2.setValue("<text:span text:style-name="T38">1980-03-15</text:span>", "<text:span text:style-name="T38">birthDay</text:span>");</text:p>
      <text:p text:style-name="P157"><text:s text:c="11"/>r2.setValue("<text:span text:style-name="T38">2003-04-05</text:span>", "<text:span text:style-name="T38">startDay</text:span>");</text:p>
      <text:p text:style-name="P157"><text:s text:c="8"/>r2.<text:span text:style-name="T166">endEdit();</text:span></text:p>
      <text:p text:style-name="P159"/>
      <text:p text:style-name="P157"><text:s text:c="8"/>System.out.println("<text:span text:style-name="T38">2). Active Row Index =</text:span> " + persons.getActiveRow());</text:p>
      <text:p text:style-name="P157"><text:s text:c="8"/>r2.<text:span text:style-name="T166">beginEdit();</text:span></text:p>
      <text:p text:style-name="P157"><text:s text:c="8"/><text:tab/>r2.setValue("2008-03-15", "birthDay");</text:p>
      <text:p text:style-name="P157"><text:s text:c="8"/><text:span text:style-name="T180">try</text:span> <text:span text:style-name="T166">{</text:span></text:p>
      <text:p text:style-name="P157"><text:s text:c="12"/>persons.<text:span text:style-name="T166">setActiveRow(</text:span><text:span text:style-name="T183">0</text:span><text:span text:style-name="T166">);</text:span></text:p>
      <text:p text:style-name="P157"><text:s text:c="5"/><text:span text:style-name="T166"><text:s text:c="3"/>} </text:span><text:span text:style-name="T180">catch</text:span> (Exception e) {</text:p>
      <text:p text:style-name="P157"><text:s text:c="12"/>r2.<text:span text:style-name="T166">endEdit();</text:span></text:p>
      <text:p text:style-name="P157"><text:s text:c="2"/><text:span text:style-name="T166"><text:s text:c="6"/>}</text:span></text:p>
      <text:p text:style-name="P157"><text:soft-page-break/><text:s text:c="8"/>System.out.println("<text:span text:style-name="T166">3). Active Row Index =</text:span> " + persons.getActiveRow());</text:p>
      <text:p text:style-name="P157"/>
      <text:p text:style-name="P185">Листинг 8. </text:p>
      <text:p text:style-name="P166"/>
      <text:p text:style-name="P282">1). Active Row Index = 0</text:p>
      <text:p text:style-name="P282">2). Active Row Index = 1</text:p>
      <text:p text:style-name="P282">validator MESSAGE: Age must be greater than start job date </text:p>
      <text:p text:style-name="P282">validator MESSAGE: Age must be greater than start job date </text:p>
      <text:p text:style-name="P282">3). Active Row Index = 1</text:p>
      <text:p text:style-name="P167"><text:span text:style-name="T15"><text:tab/></text:span></text:p>
      <text:p text:style-name="P167"><text:span text:style-name="T15"><text:tab/></text:span><text:span text:style-name="T143">Не следует применять приведенный выше подход для создания валидаторов. TDO предоставляет два класса </text:span><text:span text:style-name="T15">tdo.impl.</text:span><text:span text:style-name="T12">ColumnValidator</text:span><text:span text:style-name="T143"> и </text:span><text:span text:style-name="T15"><text:s/>tdo.impl.</text:span><text:span text:style-name="T12">RowValidator</text:span><text:span text:style-name="T15"> </text:span><text:span text:style-name="T143">для создания соответственно </text:span><text:span text:style-name="T164">валидатора колонок</text:span><text:span text:style-name="T143"> и </text:span><text:span text:style-name="T164">валидатора рядов</text:span><text:span text:style-name="T143">. В каждом из них достаточно переопределить методы </text:span><text:span text:style-name="T12">validate(</text:span><text:span text:style-name="T15">DataRow</text:span><text:span text:style-name="T12">)</text:span><text:span text:style-name="T143"> — для рядов или </text:span><text:span text:style-name="T12">validate(</text:span><text:span text:style-name="T15">DataRow</text:span><text:span text:style-name="T12">,</text:span><text:span text:style-name="T15">Object</text:span><text:span text:style-name="T12">)</text:span><text:span text:style-name="T143"> для колонок.</text:span></text:p>
      <text:p text:style-name="P166"><text:s/></text:p>
      <text:p text:style-name="P170">Валидатор рядов таблицы (API)</text:p>
      <text:p text:style-name="P136"/>
      <text:p text:style-name="P130"><text:tab/>Таблицы TDO, начиная с <text:span text:style-name="T15">tdo.</text:span><text:span text:style-name="T12">SimpleTable</text:span>, предоставляют средства, позволяющие проводить <text:span text:style-name="T1">контроль валидности </text:span>данных на уровне ряда. Для этого определены следующие методы:</text:p>
      <text:p text:style-name="P137"/>
      <text:list text:style-name="L6">
        <text:list-item>
          <text:p text:style-name="P265"><text:span text:style-name="T166">addRowValidator</text:span>(Validator <text:span text:style-name="T1">validator</text:span>,String <text:span text:style-name="T1">msg</text:span>) </text:p>
        </text:list-item>
        <text:list-item>
          <text:p text:style-name="P265"><text:span text:style-name="T166">addRowValidator</text:span>(String <text:span text:style-name="T1">expression</text:span>,String <text:span text:style-name="T1">msg</text:span>) </text:p>
        </text:list-item>
        <text:list-item>
          <text:p text:style-name="P265"><text:span text:style-name="T166">removeRowValidator</text:span>(Validator <text:span text:style-name="T1">validator</text:span>) </text:p>
        </text:list-item>
        <text:list-item>
          <text:p text:style-name="P265"><text:span text:style-name="T166">addRowValidateListener</text:span>(ValidateListener <text:span text:style-name="T1">l</text:span>)</text:p>
        </text:list-item>
        <text:list-item>
          <text:p text:style-name="P265"><text:span text:style-name="T166">removeRowValidateListener</text:span>(ValidateListener <text:span text:style-name="T1">l</text:span>)</text:p>
        </text:list-item>
      </text:list>
      <text:p text:style-name="P137"/>
      <text:p text:style-name="P130"><text:tab/>Для таблицы может быть зарегистрировано <text:s/>любое количество валидаторов ряда. Методы <text:s/><text:span text:style-name="T12">addRowValidator </text:span>могут быть каждый со своей сигнатурой. Все размещаютя в списке с индексами от <text:span text:style-name="T167">нуля</text:span> в порядке регистации. Валидаторы выполняются по принципу исключающего "<text:span text:style-name="T166">И</text:span>". Это означает, что, если метод <text:span text:style-name="T32">validate</text:span> валидатора с индексом <text:span text:style-name="T191">i</text:span> возвращает булевое значение <text:span text:style-name="T8">false, </text:span>т.е. <text:s/>обнаружена ошибка в данных, то дальнейшее выполнение валидаторов с индексами большими <text:span text:style-name="T191">i </text:span><text:span text:style-name="T167">не проводится</text:span> и ряд считается <text:span text:style-name="T1">invalid</text:span>.</text:p>
      <text:h text:style-name="Heading_20_4" text:outline-level="4">Процесс валидации</text:h>
      <text:p text:style-name="P56"><text:tab/><text:span text:style-name="T144">Валидация ряда как и валидация колонок никогда не проводится, если значение свойства </text:span><text:span text:style-name="T8">validationEnabled</text:span><text:span text:style-name="T144"> установлено в значение </text:span><text:span text:style-name="T8">false</text:span><text:span text:style-name="T144">. По умолчанию это значение установлено в </text:span><text:span text:style-name="T8">true</text:span><text:span text:style-name="T144">. Значение свойства устанавливается методом таблицы </text:span><text:span text:style-name="T12">setValidationEnabled(</text:span><text:span text:style-name="T9">boolean</text:span><text:span text:style-name="T12">) </text:span><text:span text:style-name="T144">и проверяется методом</text:span><text:span text:style-name="T148"> </text:span><text:span text:style-name="T12">isValidationEnabled()</text:span><text:span text:style-name="T144">.</text:span></text:p>
      <text:p text:style-name="P130"><text:tab/>Валидация ряда может проводится <text:span text:style-name="T2">явно</text:span> или <text:span text:style-name="T2">не явно</text:span>. При <text:span text:style-name="T1">явной</text:span> валидации к существующему ряду применяется один из методов ряда <text:span text:style-name="T15">tdo.</text:span><text:span text:style-name="T12">DataRow</text:span>:</text:p>
      <text:list text:style-name="L7">
        <text:list-item>
          <text:p text:style-name="P288">boolean <text:span text:style-name="T166">validate(</text:span><text:span text:style-name="T166">)</text:span></text:p>
        </text:list-item>
        <text:list-item>
          <text:p text:style-name="P288">boolean <text:span text:style-name="T166">validateColumn(</text:span><text:span text:style-name="T64">String</text:span> <text:span text:style-name="T1">columnName</text:span>, Object <text:span text:style-name="T1">value</text:span><text:span text:style-name="T166">)</text:span></text:p>
        </text:list-item>
      </text:list>
      <text:p text:style-name="P134"/>
      <text:p text:style-name="P130"><text:span text:style-name="T166"><text:tab/></text:span>Каждый из этих методов проводит проверку ряда или колонки на валидность и, в случае обнаружения ошибки, возбуждает событие <text:span text:style-name="T15"><text:s/>tdo.event.</text:span><text:span text:style-name="T12">ValidateEvent</text:span>, оповещая все <text:soft-page-break/>зарегистрированные обработчики этого события об ошибке в данных. </text:p>
      <text:p text:style-name="P130"><text:tab/><text:span text:style-name="T1">Явная</text:span> валидация может быть применена к <text:span text:style-name="T1">любому</text:span> ряду, даже еще не добавленному к таблице, например:</text:p>
      <text:p text:style-name="P130"/>
      <text:p text:style-name="P158">Validator v = dt.<text:span text:style-name="T166">addRowValidator</text:span>(...);</text:p>
      <text:p text:style-name="P158"/>
      <text:p text:style-name="P158">DataRow <text:span text:style-name="T1">row</text:span> = dt.<text:span text:style-name="T166">createRow();</text:span></text:p>
      <text:p text:style-name="P158"><text:span text:style-name="T1">row</text:span>.<text:span text:style-name="T166">setValue(...);</text:span></text:p>
      <text:p text:style-name="P158"/>
      <text:p text:style-name="P158"><text:span text:style-name="T180">if</text:span> ( <text:s/>r.<text:span text:style-name="T166">validate</text:span>() <text:s/>) {</text:p>
      <text:p text:style-name="P158"><text:tab/>System.out.println("<text:span text:style-name="T38">ROW IS VALID</text:span>");</text:p>
      <text:p text:style-name="P158"><text:tab/>dt.<text:span text:style-name="T166">addRow(</text:span><text:span text:style-name="T2">row</text:span><text:span text:style-name="T166">);</text:span></text:p>
      <text:p text:style-name="P158">}</text:p>
      <text:p text:style-name="P158"><text:span text:style-name="T180">else</text:span> {</text:p>
      <text:p text:style-name="P158"><text:s text:c="10"/>System.out.println("<text:span text:style-name="T38">ROW IS INVALID</text:span>");</text:p>
      <text:p text:style-name="P158">}</text:p>
      <text:p text:style-name="P113"/>
      <text:p text:style-name="P185">Листинг 9. </text:p>
      <text:p text:style-name="P130"/>
      <text:p text:style-name="P130"><text:tab/><text:span text:style-name="T1">Неявная</text:span> валидация проводится в следующих случаях:</text:p>
      <text:p text:style-name="P130"/>
      <text:list text:style-name="L28">
        <text:list-item>
          <text:p text:style-name="P261">К ряду применен метод <text:span text:style-name="T12">beginEdit()</text:span>. Изменено хотя бы одно поле ряда. Тогда, при применении к ряду метода <text:s/><text:span text:style-name="T12">endEdit() <text:s/></text:span><text:span text:style-name="T15">или</text:span><text:span text:style-name="T12"> endEdit(</text:span><text:span text:style-name="T10">boolean</text:span><text:span text:style-name="T12">) </text:span>вызывается метод <text:span text:style-name="T12">validate</text:span><text:span text:style-name="T15">.</text:span> </text:p>
        </text:list-item>
        <text:list-item>
          <text:p text:style-name="P261">Изменяется позиция <text:span text:style-name="T1">активного</text:span> ряда таблицы. Для <text:span text:style-name="T1">текущего</text:span> активного ряда вызывается метод <text:span text:style-name="T12">endEdit(</text:span><text:span text:style-name="T10">true</text:span><text:span text:style-name="T12">)</text:span>. Этот метод выполняет валидацию только, если ряд находится в состоянии <text:span text:style-name="T8">editing</text:span>, т.е <text:span text:style-name="T15">row.getState().</text:span><text:span text:style-name="T12">isEditing()</text:span><text:span text:style-name="T15"> == </text:span><text:span text:style-name="T8">true</text:span>. <text:s text:c="2"/>Если обнаружена ошибка, то, после оповещения обработчиков, выбрасывается исключение <text:span text:style-name="T15">tdo.impl.</text:span><text:span text:style-name="T12">ValidateException</text:span>.</text:p>
        </text:list-item>
        <text:list-item>
          <text:p text:style-name="P261">К таблице применяется метод <text:span text:style-name="T12">addRow() </text:span>без параметров или метод<text:span text:style-name="T12"> insertRow(</text:span><text:span text:style-name="T15">int</text:span><text:span text:style-name="T12">) </text:span>с <text:span text:style-name="T1">одним</text:span> параметром, представляющим позицию вставляемого ряда. Оба <text:s/>метода приводят к изменению позиции <text:span text:style-name="T1">активного</text:span> ряда, а следовательно выполняют <text:span text:style-name="T1">валидацию</text:span> ряда. К слову, в случае <text:span text:style-name="T1">неудачной</text:span> валидации добавление или вставка ряда <text:span text:style-name="T166">не</text:span> производится.</text:p>
        </text:list-item>
      </text:list>
      <text:h text:style-name="P149" text:outline-level="5"/>
      <text:h text:style-name="Heading_20_4" text:outline-level="4"><text:span text:style-name="T190">Обработка события </text:span><text:span text:style-name="T52">ValidateEvent</text:span></text:h>
      <text:p text:style-name="P130"><text:tab/></text:p>
      <text:h text:style-name="Heading_20_5" text:outline-level="5">Интерфейс <text:span text:style-name="T41">ValidateListener</text:span><text:tab/></text:h>
      <text:p text:style-name="P130"><text:tab/>Таблица <text:span text:style-name="T12">DataTable</text:span> позволяет зарегистрировать любое количество обработчиков события <text:span text:style-name="T15">tdo.event.</text:span><text:span text:style-name="T12">ValidateEvent</text:span>. Для этой цели предоставляются методы <text:span text:style-name="T12">addRowValidateListener</text:span> и <text:span text:style-name="T12">removeRowValidateListener</text:span>. Оба метода принимают в качестве параметра ссылку на объект типа <text:span text:style-name="T15">tdo.event.</text:span><text:span text:style-name="T12">ValidateListener</text:span>. Ниже приведено определение интерфейса:</text:p>
      <text:p text:style-name="P130"/>
      <text:p text:style-name="P113"><text:span text:style-name="T180">public interface</text:span> <text:span text:style-name="T166">ValidateListener</text:span> <text:span text:style-name="T180">extends</text:span> EventListener<text:span text:style-name="T166">{</text:span></text:p>
      <text:p text:style-name="P113"><text:soft-page-break/><text:s text:c="4"/><text:span text:style-name="T180">void</text:span> <text:span text:style-name="T166">processError(</text:span>ValidateEvent <text:span text:style-name="T1">e</text:span>) <text:s/><text:span text:style-name="T180">throws</text:span> ValidateException;</text:p>
      <text:p text:style-name="P114">}</text:p>
      <text:p text:style-name="P114"/>
      <text:p text:style-name="P185">Листинг 10. </text:p>
      <text:p text:style-name="P130"/>
      <text:p text:style-name="P130"><text:tab/>Единственный метод <text:span text:style-name="T12">processEvent</text:span> принимает в качестве параметра объект типа <text:span text:style-name="T15">tdo.event.</text:span><text:span text:style-name="T12">ValidateEvent</text:span>, предоставляющий доступ к различной информации об ошибке и условиях ее вызвавших.</text:p>
      <text:p text:style-name="P130"/>
      <text:h text:style-name="Heading_20_5" text:outline-level="5">Класс <text:span text:style-name="T41">ValidateEvent</text:span></text:h>
      <text:p text:style-name="P130"><text:tab/>Объект <text:span text:style-name="T15">tdo.event.</text:span><text:span text:style-name="T12">ValidateEvent</text:span> используется в связи с валидаторами ряда и колонки. Ниже перечислены методы с краткими комментариями относящиеся к валидаторам ряда.</text:p>
      <text:p text:style-name="P130"/>
      <text:p text:style-name="P134">Метод <text:span text:style-name="T48">getMessage()</text:span></text:p>
      <text:p text:style-name="P145"/>
      <text:p text:style-name="P133"><text:span text:style-name="T178"><text:tab/></text:span><text:span text:style-name="T143">Возвращает текст сообщения об ошибке для валидатора, обнаружившего ошибку.</text:span></text:p>
      <text:h text:style-name="P148" text:outline-level="4">Синтаксис:</text:h>
      <text:p text:style-name="P132"/>
      <text:p text:style-name="P133"><text:span text:style-name="T184"><text:s text:c="2"/>public</text:span><text:span text:style-name="T177"> </text:span><text:span text:style-name="T184">String</text:span><text:span text:style-name="T178"> getMessage()</text:span></text:p>
      <text:p text:style-name="P133"><text:tab/>Когда валидатор регистрируется, то методы регистрации могут включать строковый параметр сообщения об ошибке. Каждый валидатор, таким образом может иметь свой текст сообщения. Рассматриваемый метод <text:span text:style-name="T32">getMessage </text:span>возвращает форматированный текст, принадлежащий валидатору, обнаружившему ошибку, если исходный текст включает специальные последовательности знаков, или оригинальный текст. <text:s text:c="40"/>( <text:span text:style-name="T182">см. addRowValidator(Validator,String) </text:span><text:span text:style-name="T1">)</text:span></text:p>
      <text:p text:style-name="P133"/>
      <text:p text:style-name="P134">Метод <text:span text:style-name="T48">getValidator()</text:span></text:p>
      <text:p text:style-name="P145"/>
      <text:p text:style-name="P133"><text:span text:style-name="T178"><text:tab/></text:span><text:span text:style-name="T143">Возвращает объект типа </text:span><text:span text:style-name="T15">tdo.impl.</text:span><text:span text:style-name="T12">Validator</text:span><text:span text:style-name="T143">, который обнаружил ошибку.</text:span></text:p>
      <text:h text:style-name="P148" text:outline-level="4">Синтаксис:</text:h>
      <text:p text:style-name="P132"/>
      <text:p text:style-name="P133"><text:span text:style-name="T184"><text:s text:c="2"/>public</text:span><text:span text:style-name="T177"> </text:span><text:span text:style-name="T184">Validator</text:span><text:span text:style-name="T178"> getValidator()</text:span></text:p>
      <text:p text:style-name="P135"/>
      <text:p text:style-name="P134">Метод <text:span text:style-name="T48">getTableServices()</text:span></text:p>
      <text:p text:style-name="P145"/>
      <text:p text:style-name="P133"><text:span text:style-name="T178"><text:tab/></text:span><text:span text:style-name="T143">Возвращает объект типа </text:span><text:span text:style-name="T15">tdo.services.</text:span><text:span text:style-name="T12">TableServices</text:span><text:span text:style-name="T143">, которому принадлежит проверяемый ряд.</text:span></text:p>
      <text:h text:style-name="P148" text:outline-level="4">Синтаксис:</text:h>
      <text:p text:style-name="P132"/>
      <text:p text:style-name="P133"><text:soft-page-break/><text:span text:style-name="T184"><text:s text:c="2"/>public</text:span><text:span text:style-name="T177"> </text:span><text:span text:style-name="T184">TableServices</text:span><text:span text:style-name="T178"> getTableServices()</text:span></text:p>
      <text:p text:style-name="P135"/>
      <text:p text:style-name="P134">Метод <text:span text:style-name="T48">get</text:span><text:span text:style-name="T49">ValidationManager</text:span><text:span text:style-name="T48">()</text:span></text:p>
      <text:p text:style-name="P145"/>
      <text:p text:style-name="P133"><text:span text:style-name="T178"><text:tab/></text:span><text:span text:style-name="T143">Возвращает объект типа </text:span><text:span text:style-name="T15">tdo.impl.</text:span><text:span text:style-name="T12">getValidationManager.</text:span><text:span text:style-name="T143"> Данный объект поддерживает список валидаторов ряда.</text:span></text:p>
      <text:h text:style-name="P148" text:outline-level="4">Синтаксис:</text:h>
      <text:p text:style-name="P132"/>
      <text:p text:style-name="P133"><text:span text:style-name="T184"><text:s text:c="2"/>public</text:span><text:span text:style-name="T177"> </text:span><text:span text:style-name="T184">ValidationManager</text:span><text:span text:style-name="T178"> getValidationManager()</text:span></text:p>
      <text:p text:style-name="P135"/>
      <text:h text:style-name="Heading_20_4" text:outline-level="4">Методы регистрации</text:h>
      <text:p text:style-name="Text_20_body"/>
      <text:h text:style-name="Heading_20_5" text:outline-level="5"><text:span text:style-name="T166">Метод</text:span> <text:span text:style-name="T43">addRowValidator( </text:span><text:span text:style-name="T47">Validator</text:span><text:span text:style-name="T43"> </text:span><text:span text:style-name="T45">validator</text:span><text:span text:style-name="T43">, <text:s/></text:span><text:span text:style-name="T46">String </text:span><text:span text:style-name="T45">message</text:span><text:span text:style-name="T43">)</text:span></text:h>
      <text:p text:style-name="P50"/>
      <text:p text:style-name="P26"><text:tab/>Добавляет заданный валидатор в список валидаторов ряда. </text:p>
      <text:p text:style-name="P26"><text:s/></text:p>
      <text:p text:style-name="P147">Синтаксис:</text:p>
      <text:p text:style-name="P132"/>
      <text:p text:style-name="P133"><text:span text:style-name="T184"><text:s text:c="2"/>public</text:span><text:span text:style-name="T177"> </text:span><text:span text:style-name="T184">void</text:span><text:span text:style-name="T178"> addRowValidator(Validator</text:span><text:span text:style-name="T179"> validator, </text:span><text:span text:style-name="T178">String</text:span><text:span text:style-name="T179"> message</text:span><text:span text:style-name="T178">)</text:span></text:p>
      <text:p text:style-name="P143"/>
      <text:p text:style-name="P132">Параметры:</text:p>
      <text:p text:style-name="P132"/>
      <text:list text:style-name="L8">
        <text:list-item>
          <text:p text:style-name="P289"><text:span text:style-name="T2">validator</text:span> <text:s/>- объект, реализующий интерфейс tdo.impl.<text:span text:style-name="T166">Validator</text:span></text:p>
        </text:list-item>
        <text:list-item>
          <text:p text:style-name="P289"><text:span text:style-name="T2">message</text:span> <text:s/>- строка, описывающая причину ошибки</text:p>
        </text:list-item>
      </text:list>
      <text:p text:style-name="Text_20_body"><text:tab/>Строка знаков параметра message может включать в себя как подстроки специальные последовательности символов:</text:p>
      <text:list text:style-name="L9">
        <text:list-item>
          <text:p text:style-name="P291">#i <text:s/><text:span text:style-name="T100">- эта подстрока заменяется </text:span><text:span text:style-name="T99">индексом</text:span><text:span text:style-name="T100"> объекта типа </text:span><text:span text:style-name="T122">Validator</text:span><text:span text:style-name="T100"> из списка валидаторов ряда.</text:span></text:p>
        </text:list-item>
        <text:list-item>
          <text:p text:style-name="P291"><text:span text:style-name="T6">#ri</text:span><text:span text:style-name="T110"> </text:span><text:span text:style-name="T100"><text:s/>- эта подстрока заменяется </text:span><text:span text:style-name="T99">индексом</text:span><text:span text:style-name="T100"> ряда, для которого выполняется валидация.</text:span></text:p>
        </text:list-item>
        <text:list-item>
          <text:p text:style-name="P291"><text:span text:style-name="T6">#t</text:span><text:span text:style-name="T110"> </text:span><text:span text:style-name="T100"><text:s/>- строковое значение имени таблицы, получаемое вызовом table.getTableName().</text:span></text:p>
        </text:list-item>
        <text:list-item>
          <text:p text:style-name="P291"><text:span text:style-name="T6">#e</text:span><text:span text:style-name="T100"> — если для регистации валидатора применялся метод со строковым значением выражения, то подстрока заменяется на текст выражения.</text:span></text:p>
        </text:list-item>
      </text:list>
      <text:h text:style-name="Heading_20_5" text:outline-level="5"><text:span text:style-name="T166">Метод</text:span> <text:span text:style-name="T43">addRowValidator( <text:s/></text:span><text:span text:style-name="T47">String </text:span><text:span text:style-name="T45">expression</text:span><text:span text:style-name="T43">, <text:s/></text:span><text:span text:style-name="T46">String </text:span><text:span text:style-name="T45">message</text:span><text:span text:style-name="T43">)</text:span></text:h>
      <text:p text:style-name="P50"/>
      <text:p text:style-name="P26"><text:tab/>Добавляет заданный валидатор в список валидаторов ряда. </text:p>
      <text:p text:style-name="P27"><text:tab/>Выражение, заданное параметром <text:span text:style-name="T10">expression</text:span> <text:s/>может использовать произвольные параметры, <text:s/>для чего, после регистрации валидатора к его контексту надо добавить имена параметров и их значения. Например, пусть есть таблица <text:span text:style-name="T8">persons</text:span> <text:s/>типа <text:span text:style-name="T12">DataTable</text:span> с данными о сотрудниках. Таблица содержит поле departId, содержащее целочисленный код отдела. Сотрудник отдела кадров отвечает за прием на работу только в отдел с кодом 101. <text:soft-page-break/>Естественно его программа ввода конфигурирована на это ограничение.</text:p>
      <text:p text:style-name="P27"/>
      <text:p text:style-name="P115">...............................</text:p>
      <text:p text:style-name="P115"><text:s text:c="2"/><text:tab/>// Где-то из конфирурационного параметра для сотрудника отдела кадров получен код <text:s text:c="4"/><text:tab/>// отдела, им курируемый</text:p>
      <text:p text:style-name="P115"><text:tab/><text:span text:style-name="T166">int</text:span> <text:span text:style-name="T1">departmentId</text:span> = ...</text:p>
      <text:p text:style-name="P115">...............................</text:p>
      <text:p text:style-name="P115"/>
      <text:p text:style-name="P115">Validator v = persons.<text:span text:style-name="T166">addRowValidator</text:span>("<text:span text:style-name="T38">departId = :depcode</text:span>", "<text:span text:style-name="T38">Invalid department</text:span>" );</text:p>
      <text:p text:style-name="P115">v.getExpressionContext().<text:span text:style-name="T166">setParameter(</text:span>"<text:span text:style-name="T38">depcode</text:span>", <text:span text:style-name="T41">departmentId</text:span><text:span text:style-name="T166">);</text:span></text:p>
      <text:p text:style-name="P115"><text:span text:style-name="T166"/></text:p>
      <text:p text:style-name="P185"><text:span text:style-name="T166">Листинг 11. </text:span></text:p>
      <text:p text:style-name="P27"/>
      <text:p text:style-name="P26"><text:s/></text:p>
      <text:p text:style-name="P147">Синтаксис:</text:p>
      <text:p text:style-name="P132"/>
      <text:p text:style-name="P133"><text:span text:style-name="T184"><text:s text:c="2"/>public</text:span><text:span text:style-name="T177"> </text:span><text:span text:style-name="T184">Validator</text:span><text:span text:style-name="T178"> addRowValidator(String </text:span><text:span text:style-name="T179">expression, </text:span><text:span text:style-name="T178">String</text:span><text:span text:style-name="T179"> message</text:span><text:span text:style-name="T178">)</text:span></text:p>
      <text:p text:style-name="P143"/>
      <text:p text:style-name="P132">Параметры:</text:p>
      <text:p text:style-name="P132"/>
      <text:list text:style-name="L8">
        <text:list-item text:start-value="1">
          <text:p text:style-name="P289"><text:span text:style-name="T2">expression</text:span> <text:s/>- <text:span text:style-name="T144">выражение условия валидности ряда в строковом формате. В выражении могут быть использованы имена колонок, параметры, встроенные и определяемые пользователем функции, а также литералы.</text:span></text:p>
        </text:list-item>
        <text:list-item>
          <text:p text:style-name="P289"><text:span text:style-name="T2">message</text:span> <text:s/>- <text:span text:style-name="T144">строка, описывающая причину ошибки</text:span></text:p>
          <text:p text:style-name="P252"/>
          <text:p text:style-name="P289"><text:span text:style-name="T144">Строка знаков параметра </text:span><text:span text:style-name="T146">message</text:span><text:span text:style-name="T144"> может включать в себя как подстроки специальные последовательности символов ( </text:span><text:span text:style-name="T145">см. addRowValidator(Validator,String)</text:span><text:span text:style-name="T144">).</text:span></text:p>
          <text:p text:style-name="P298"/>
        </text:list-item>
      </text:list>
      <text:p text:style-name="P132">Возвращаемое значение:</text:p>
      <text:p text:style-name="P123"><text:tab/></text:p>
      <text:p text:style-name="P144"><text:span text:style-name="T144"><text:tab/>Объект типа </text:span><text:span text:style-name="T15">tdo.impl.</text:span><text:span text:style-name="T12">Validator</text:span><text:span text:style-name="T144">, построенный для заданного параметром </text:span><text:span text:style-name="T146">expression</text:span><text:span text:style-name="T144"> выражения.</text:span></text:p>
      <text:p text:style-name="P123"/>
      <text:h text:style-name="Heading_20_5" text:outline-level="5"><text:span text:style-name="T166">Метод</text:span> <text:span text:style-name="T43">removeRowValidator( </text:span><text:span text:style-name="T47">Validator</text:span><text:span text:style-name="T43"> </text:span><text:span text:style-name="T45">validator</text:span><text:span text:style-name="T43">)</text:span></text:h>
      <text:p text:style-name="P50"/>
      <text:p text:style-name="P26"><text:tab/>Удаляет заданный валидатор из списка валидаторов ряда. </text:p>
      <text:p text:style-name="P26"><text:s/></text:p>
      <text:p text:style-name="P147">Синтаксис:</text:p>
      <text:p text:style-name="P132"/>
      <text:p text:style-name="P133"><text:span text:style-name="T184"><text:s text:c="2"/>public</text:span><text:span text:style-name="T177"> </text:span><text:span text:style-name="T184">void</text:span><text:span text:style-name="T178"> removeRowValidator(Validator</text:span><text:span text:style-name="T179"> validator</text:span><text:span text:style-name="T178">)</text:span></text:p>
      <text:p text:style-name="P143"/>
      <text:p text:style-name="P132">Параметры:</text:p>
      <text:p text:style-name="P132"><text:soft-page-break/></text:p>
      <text:list text:style-name="L8">
        <text:list-item text:start-value="1">
          <text:p text:style-name="P289"><text:span text:style-name="T2">validator</text:span> <text:s/>- объект, реализующий интерфейс tdo.impl.<text:span text:style-name="T166">Validator</text:span></text:p>
          <text:p text:style-name="P252"/>
        </text:list-item>
      </text:list>
      <text:p text:style-name="P123"/>
      <text:h text:style-name="Heading_20_4" text:outline-level="4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6">Валидатор колонок таблицы (API)</text:p>
      <text:p text:style-name="P130"><text:tab/>Таблицы TDO, начиная с <text:span text:style-name="T15">tdo.</text:span><text:span text:style-name="T12">SimpleTable</text:span>, предоставляют средства, позволяющие проводить <text:span text:style-name="T1">контроль валидности </text:span>данных на уровне колонок. Для этого определены следующие методы:</text:p>
      <text:p text:style-name="P137"/>
      <text:list text:style-name="L6">
        <text:list-item text:start-value="1">
          <text:p text:style-name="P265"><text:span text:style-name="T166">addColumnValidator</text:span>(String columnName, Validator <text:span text:style-name="T1">validator</text:span>,String <text:span text:style-name="T1">msg</text:span>) </text:p>
        </text:list-item>
        <text:list-item>
          <text:p text:style-name="P265"><text:span text:style-name="T166">addColumnValidator</text:span>(String columnName, String <text:span text:style-name="T1">expression</text:span>,String <text:span text:style-name="T1">msg</text:span>) </text:p>
        </text:list-item>
        <text:list-item>
          <text:p text:style-name="P265"><text:span text:style-name="T166">removeColumnValidator</text:span>(String<text:span text:style-name="T1"> columnName</text:span>) </text:p>
        </text:list-item>
        <text:list-item>
          <text:p text:style-name="P265"><text:span text:style-name="T166">addColumnValidateListener</text:span>(ValidateListener <text:span text:style-name="T1">l</text:span>)</text:p>
        </text:list-item>
        <text:list-item>
          <text:p text:style-name="P265"><text:span text:style-name="T166">removeColumnValidateListener</text:span>(ValidateListener <text:span text:style-name="T1">l</text:span>)</text:p>
        </text:list-item>
      </text:list>
      <text:p text:style-name="P137"/>
      <text:p text:style-name="P130"><text:tab/>Для любой колонки таблицы может быть зарегистрировано <text:s/>любое количество валидаторов колонок. Методы <text:s/><text:span text:style-name="T12">addColumnValidator </text:span>могут быть каждый со своей сигнатурой. Валидатор колонки размещается в списке валидаторов. Для каждого имени колонки создается свой список. Валидаторы выполняются по принципу исключающего "<text:span text:style-name="T166">И</text:span>". Это означает, что, если метод <text:span text:style-name="T32">validate</text:span> валидатора с индексом <text:span text:style-name="T191">i</text:span> возвращает булевое значение <text:span text:style-name="T8">false, </text:span>т.е. <text:s/>обнаружена ошибка в данных, то дальнейшее выполнение валидаторов с индексами большими <text:span text:style-name="T191">i </text:span><text:span text:style-name="T167">не проводится</text:span> и ряд считается <text:span text:style-name="T1">invalid</text:span>.</text:p>
      <text:h text:style-name="Heading_20_4" text:outline-level="4">Процесс валидации колонки</text:h>
      <text:p text:style-name="P56"><text:tab/><text:span text:style-name="T144">Валидация колонок как и валидация ряда никогда не проводится, если значение свойства </text:span><text:span text:style-name="T8">validationEnabled</text:span><text:span text:style-name="T144"> установлено в значение </text:span><text:span text:style-name="T8">false</text:span><text:span text:style-name="T144">. По умолчанию это значение установлено в </text:span><text:span text:style-name="T8">true</text:span><text:span text:style-name="T144">. Значение свойства устанавливается методом таблицы </text:span><text:span text:style-name="T12">setValidationEnabled(</text:span><text:span text:style-name="T14">boolean</text:span><text:span text:style-name="T12">) </text:span><text:span text:style-name="T144">и проверяется методом</text:span><text:span text:style-name="T148"> </text:span><text:span text:style-name="T12">isValidationEnabled()</text:span><text:span text:style-name="T144">.</text:span></text:p>
      <text:p text:style-name="P130"><text:tab/>Валидация колонки может проводится <text:span text:style-name="T2">явно</text:span> или <text:span text:style-name="T2">не явно</text:span>. При <text:span text:style-name="T1">явной</text:span> валидации к ряду применяется один из методов таблицы <text:span text:style-name="T15">tdo.</text:span><text:span text:style-name="T12">DataRow</text:span>:</text:p>
      <text:p text:style-name="P134"/>
      <text:list text:style-name="L10">
        <text:list-item>
          <text:p text:style-name="P321">boolean <text:span text:style-name="T166">validateColumn(</text:span>DataRow <text:span text:style-name="T1">row</text:span>, int <text:span text:style-name="T1">columnIndex</text:span>, Object <text:span text:style-name="T1">value</text:span><text:span text:style-name="T166">)</text:span></text:p>
          <text:p text:style-name="P321"><text:soft-page-break/><text:span text:style-name="T166"/></text:p>
        </text:list-item>
      </text:list>
      <text:p text:style-name="P134"/>
      <text:list text:style-name="L10">
        <text:list-header>
          <text:p text:style-name="P321"><text:span text:style-name="T166"><text:tab/></text:span>Метод проводит проверку на валидность и, в случае обнаружения ошибки, возбуждает событие <text:span text:style-name="T15"><text:s/>tdo.event.</text:span><text:span text:style-name="T12">ValidateEvent</text:span>, оповещая все зарегистрированные обработчики этого события об ошибке в данных. </text:p>
          <text:p text:style-name="P324"/>
        </text:list-header>
      </text:list>
      <text:p text:style-name="P154">DataTable dt = <text:span text:style-name="T180">new</text:span> DataTable();</text:p>
      <text:p text:style-name="P154">dt.getColumns().<text:span text:style-name="T166">add</text:span>(Integer.class,"<text:span text:style-name="T180">int1</text:span>");</text:p>
      <text:p text:style-name="P154"/>
      <text:p text:style-name="P154">dt.<text:span text:style-name="T166">addRow</text:span>(<text:span text:style-name="T180">new</text:span> Integer[] {<text:span text:style-name="T180">5</text:span>});</text:p>
      <text:p text:style-name="P154"/>
      <text:p text:style-name="P154">dt.<text:span text:style-name="T166">addColumnValidator</text:span>("<text:span text:style-name="T180">int1</text:span>", "<text:span text:style-name="T180">:value &gt;=5 and :value &lt;=8</text:span>", "<text:span text:style-name="T180">Column #cn must be #e</text:span>");</text:p>
      <text:p text:style-name="P154">DataRow row = dt.getRow(0);</text:p>
      <text:p text:style-name="P154"/>
      <text:p text:style-name="P154"/>
      <text:p text:style-name="P154"><text:span text:style-name="T180">if</text:span> ( row.<text:span text:style-name="T166">validate(</text:span> "<text:span text:style-name="T66">int1</text:span>", <text:span text:style-name="T66">9</text:span>)) {</text:p>
      <text:p text:style-name="P154"><text:s text:c="5"/>row.<text:span text:style-name="T166">setValue</text:span>(<text:span text:style-name="T180">9</text:span>, "<text:span text:style-name="T180">int1</text:span>");</text:p>
      <text:p text:style-name="P154"><text:s/>} <text:s text:c="2"/>System.out.<text:span text:style-name="T166">println</text:span>("<text:span text:style-name="T180">VALUE:</text:span> <text:span text:style-name="T180">9 <text:s/>isInvalid</text:span>") ); <text:s text:c="2"/></text:p>
      <text:p text:style-name="P154"><text:s/>System.out.<text:span text:style-name="T166">println</text:span>("<text:span text:style-name="T180">VALUE:</text:span> " + dt.getRow(0).getValue("<text:span text:style-name="T180">int1</text:span>") );</text:p>
      <text:p text:style-name="P154"/>
      <text:p text:style-name="P154"><text:s/>row.<text:span text:style-name="T166">setValue(</text:span><text:span text:style-name="T180">8</text:span>, "<text:span text:style-name="T180">int1</text:span>"<text:span text:style-name="T166"> );</text:span></text:p>
      <text:p text:style-name="P154"><text:s/>System.out.<text:span text:style-name="T166">println</text:span>("<text:span text:style-name="T180">VALID VALUE:</text:span> " + dt.getRow(0).getValue("<text:span text:style-name="T180">int1</text:span>") );</text:p>
      <text:p text:style-name="P154"/>
      <text:p text:style-name="P154"><text:s/>row.<text:span text:style-name="T166">setValue(</text:span><text:span text:style-name="T183">4</text:span>, "<text:span text:style-name="T180">int1</text:span>"<text:span text:style-name="T166"> );</text:span></text:p>
      <text:p text:style-name="P154"><text:s/>System.out.<text:span text:style-name="T166">println</text:span>("<text:span text:style-name="T180">INVALID VALUE 4 rejected. The column contains:</text:span> " + <text:tab/>dt.getRow(0).getValue("<text:span text:style-name="T180">int1</text:span>") );</text:p>
      <text:p text:style-name="P154"/>
      <text:p text:style-name="P185">Листинг 12. </text:p>
      <text:p text:style-name="P130"><text:tab/></text:p>
      <text:p text:style-name="P130"><text:tab/>На консоли:</text:p>
      <text:p text:style-name="P175"><text:span text:style-name="T152">VALUE:</text:span><text:span text:style-name="T152"> </text:span><text:span text:style-name="T152">9 <text:s/>isInvalid</text:span></text:p>
      <text:p text:style-name="P127">VALUE: 5<text:tab/></text:p>
      <text:p text:style-name="P127">VALID VALUE: 8<text:tab/></text:p>
      <text:p text:style-name="P174">INVALID VALUE 4 rejected. The column contains: 8</text:p>
      <text:p text:style-name="P174"/>
      <text:p text:style-name="P142"><text:span text:style-name="T152"><text:tab/>Вывод на консоль показывает, что валидация ряда показала ошибку, поэтому значение</text:span><text:span text:style-name="T81"> 9</text:span><text:span text:style-name="T152"> не записано в колонку. В примере мы вначале проверяем допустимо ли значение </text:span><text:span text:style-name="T81">9</text:span><text:span text:style-name="T152"> для колонки с именем </text:span><text:span text:style-name="T82">int1</text:span><text:span text:style-name="T152"> и если да, то записываем. Затем присваиваем колонке значение </text:span><text:span text:style-name="T81">8</text:span><text:span text:style-name="T152">, которое удовлетворяет условию валидности. Следующая строка пытается записать в колонку значение </text:span><text:span text:style-name="T81">4</text:span><text:span text:style-name="T152">, которое не допустимо. Как видим это значение не записывается.</text:span></text:p>
      <text:p text:style-name="P144"><text:span text:style-name="T99"><text:tab/>Явная</text:span><text:span text:style-name="T93"> валидация может быть применена к </text:span><text:span text:style-name="T99">любому</text:span><text:span text:style-name="T93"> ряду, даже еще не добавленному к таблице.</text:span></text:p>
      <text:p text:style-name="P130"><text:tab/><text:span text:style-name="T1">Неявная</text:span> валидация проводится при записи нового значения в колонку для которой есть хотя бы один зарегистрированный валидатор. Неверное значение не заносится в колонку ряда.</text:p>
      <text:p text:style-name="P130"/>
      <text:p text:style-name="P130"/>
      <text:h text:style-name="Heading_20_4" text:outline-level="4"><text:soft-page-break/><text:span text:style-name="T190">Обработка события </text:span><text:span text:style-name="T52">ValidateEvent</text:span></text:h>
      <text:p text:style-name="P130"><text:tab/></text:p>
      <text:h text:style-name="Heading_20_5" text:outline-level="5">Интерфейс <text:span text:style-name="T41">ValidateListener</text:span><text:tab/></text:h>
      <text:p text:style-name="P130"><text:tab/>Таблица <text:span text:style-name="T12">DataTable</text:span> позволяет зарегистрировать любое количество обработчиков события <text:span text:style-name="T15">tdo.event.</text:span><text:span text:style-name="T12">ValidateEvent</text:span>. Для этой цели предоставляются методы <text:span text:style-name="T12">addColumnValidateListener</text:span> и <text:span text:style-name="T12">removeColumnValidateListener</text:span>. Оба метода принимают в качестве параметра ссылку на объект типа <text:span text:style-name="T15">tdo.event.</text:span><text:span text:style-name="T12">ValidateListener</text:span>. Ниже приведено определение интерфейса:</text:p>
      <text:p text:style-name="P130"/>
      <text:p text:style-name="P113"><text:span text:style-name="T180">public interface</text:span> <text:span text:style-name="T166">ValidateListener</text:span> <text:span text:style-name="T180">extends</text:span> EventListener<text:span text:style-name="T166">{</text:span></text:p>
      <text:p text:style-name="P113"><text:s text:c="4"/><text:span text:style-name="T180">void</text:span> <text:span text:style-name="T166">processError(</text:span>ValidateEvent <text:span text:style-name="T1">e</text:span>) <text:s/><text:span text:style-name="T180">throws</text:span> ValidateException;</text:p>
      <text:p text:style-name="P114">}</text:p>
      <text:p text:style-name="P130"/>
      <text:p text:style-name="P130"><text:tab/>Единственный метод <text:span text:style-name="T12">processEvent</text:span> принимает в качестве параметра объект типа <text:span text:style-name="T15">tdo.event.</text:span><text:span text:style-name="T12">ValidateEvent</text:span>, предоставляющий доступ к различной информации об ошибке и условиях ее вызвавших.</text:p>
      <text:p text:style-name="P130"/>
      <text:h text:style-name="Heading_20_5" text:outline-level="5">Класс <text:span text:style-name="T41">ValidateEvent </text:span><text:span text:style-name="T86">при валидации колонок</text:span></text:h>
      <text:p text:style-name="P130"><text:tab/>Объект tdo.event.<text:span text:style-name="T166">ValidateEvent</text:span> используется в связи с валидаторами ряда и колонки. Ниже перечислены методы с краткими комментариями относящиеся к валидаторам ряда.</text:p>
      <text:p text:style-name="P130"/>
      <text:p text:style-name="P134">Метод <text:span text:style-name="T48">getMessage()</text:span></text:p>
      <text:p text:style-name="P145"/>
      <text:p text:style-name="P133"><text:span text:style-name="T178"><text:tab/></text:span><text:span text:style-name="T143">Возвращает текст сообщения об ошибке для валидатора, обнаружившего ошибку.</text:span></text:p>
      <text:h text:style-name="P148" text:outline-level="4">Синтаксис:</text:h>
      <text:p text:style-name="P132"/>
      <text:p text:style-name="P133"><text:span text:style-name="T184"><text:s text:c="2"/>public</text:span><text:span text:style-name="T177"> </text:span><text:span text:style-name="T184">String</text:span><text:span text:style-name="T178"> getMessage()</text:span></text:p>
      <text:p text:style-name="P133"><text:tab/>Когда валидатор регистрируется, то методы регистрации могут включать строковый параметр сообщения об ошибке. Каждый валидатор, таким образом может иметь свой текст сообщения. Рассматриваемый метод <text:span text:style-name="T32">getMessage </text:span>возвращает форматированный текст, принадлежащий валидатору, обнаружившему ошибку, если исходный текст включает специальные последовательности знаков, или оригинальный текст. <text:s text:c="40"/>( <text:span text:style-name="T182">см. addColumnValidator(StringValidator,String) </text:span><text:span text:style-name="T1">)</text:span></text:p>
      <text:p text:style-name="P133"/>
      <text:p text:style-name="P134">Метод <text:span text:style-name="T48">getValidator()</text:span></text:p>
      <text:p text:style-name="P145"/>
      <text:p text:style-name="P133"><text:span text:style-name="T178"><text:tab/></text:span><text:span text:style-name="T143">Возвращает объект типа </text:span><text:span text:style-name="T15">tdo.impl.</text:span><text:span text:style-name="T12">ColumnValidator</text:span><text:span text:style-name="T143">, который обнаружил ошибку.</text:span></text:p>
      <text:h text:style-name="P148" text:outline-level="4">Синтаксис:</text:h>
      <text:p text:style-name="P132"/>
      <text:p text:style-name="P133"><text:soft-page-break/><text:span text:style-name="T184"><text:s text:c="2"/>public</text:span><text:span text:style-name="T177"> </text:span><text:span text:style-name="T184">Validator</text:span><text:span text:style-name="T178"> getValidator()</text:span></text:p>
      <text:p text:style-name="P135"/>
      <text:p text:style-name="P134">Метод <text:span text:style-name="T48">getTableServices()</text:span></text:p>
      <text:p text:style-name="P145"/>
      <text:p text:style-name="P133"><text:span text:style-name="T178"><text:tab/></text:span><text:span text:style-name="T143">Возвращает объект типа </text:span><text:span text:style-name="T15">tdo.services.</text:span><text:span text:style-name="T12">TableServices</text:span><text:span text:style-name="T143">, которому принадлежит проверяемый ряд.</text:span></text:p>
      <text:h text:style-name="P148" text:outline-level="4">Синтаксис:</text:h>
      <text:p text:style-name="P132"/>
      <text:p text:style-name="P133"><text:span text:style-name="T184"><text:s text:c="2"/>public</text:span><text:span text:style-name="T177"> </text:span><text:span text:style-name="T184">TableServices</text:span><text:span text:style-name="T178"> getTableServices()</text:span></text:p>
      <text:p text:style-name="P135"/>
      <text:p text:style-name="P134">Метод <text:span text:style-name="T48">get</text:span><text:span text:style-name="T49">ValidationManager</text:span><text:span text:style-name="T48">()</text:span></text:p>
      <text:p text:style-name="P145"/>
      <text:p text:style-name="P133"><text:span text:style-name="T178"><text:tab/></text:span><text:span text:style-name="T143">Возвращает объект типа </text:span><text:span text:style-name="T15">tdo.impl.</text:span><text:span text:style-name="T12">getValidationManager.</text:span><text:span text:style-name="T143"> Данный объект </text:span><text:span text:style-name="T143">поддерживает списки валидаторов колонок.</text:span></text:p>
      <text:h text:style-name="P148" text:outline-level="4">Синтаксис:</text:h>
      <text:p text:style-name="P132"/>
      <text:p text:style-name="P133"><text:span text:style-name="T184"><text:s text:c="2"/>public</text:span><text:span text:style-name="T177"> </text:span><text:span text:style-name="T184">ValidationManager</text:span><text:span text:style-name="T178"> getValidationManager()</text:span></text:p>
      <text:p text:style-name="P135"/>
      <text:h text:style-name="Heading_20_4" text:outline-level="4">Методы регистрации</text:h>
      <text:p text:style-name="Text_20_body"/>
      <text:h text:style-name="Heading_20_5" text:outline-level="5"><text:span text:style-name="T166">Метод</text:span> <text:span text:style-name="T43">addColumnValidator( </text:span><text:span text:style-name="T47">String </text:span><text:span text:style-name="T45">columnName</text:span><text:span text:style-name="T43">, </text:span><text:span text:style-name="T47">Validator</text:span><text:span text:style-name="T43"> </text:span><text:span text:style-name="T45">validator</text:span><text:span text:style-name="T43">, <text:s/></text:span><text:span text:style-name="T46">String </text:span><text:span text:style-name="T45">message</text:span><text:span text:style-name="T43">)</text:span></text:h>
      <text:p text:style-name="P50"/>
      <text:p text:style-name="P26"><text:tab/>Добавляет заданный валидатор в список валидаторов соответствующий заданному имени колонки. Если для колонки с заданным именем список валидаторов еще не создан, то он создается.</text:p>
      <text:p text:style-name="P26"><text:s/></text:p>
      <text:p text:style-name="P147">Синтаксис:</text:p>
      <text:p text:style-name="P132"/>
      <text:p text:style-name="P168"><text:span text:style-name="T184"><text:s text:c="2"/>public</text:span><text:span text:style-name="T177"> </text:span><text:span text:style-name="T184">void</text:span><text:span text:style-name="T178"> addColumnValidator( String columnName, </text:span></text:p>
      <text:p text:style-name="P168"><text:span text:style-name="T178"><text:tab/><text:tab/><text:tab/><text:tab/>Validator</text:span><text:span text:style-name="T179"> validator, </text:span></text:p>
      <text:p text:style-name="P168"><text:span text:style-name="T179"><text:tab/><text:tab/><text:tab/><text:tab/></text:span><text:span text:style-name="T178">String</text:span><text:span text:style-name="T179"> message </text:span><text:span text:style-name="T178">)</text:span></text:p>
      <text:p text:style-name="P171"/>
      <text:p text:style-name="P132">Параметры:</text:p>
      <text:p text:style-name="P132"/>
      <text:list text:style-name="L11">
        <text:list-item>
          <text:p text:style-name="P325"><text:span text:style-name="T2">columnName</text:span> <text:s/>- имя колонки, для которой регистрируется валидатор.</text:p>
        </text:list-item>
        <text:list-item>
          <text:p text:style-name="P325"><text:span text:style-name="T2">validator</text:span><text:span text:style-name="T166"> <text:s/>- </text:span><text:span text:style-name="T64">объект, реализующий интерфейс tdo.impl.</text:span><text:span text:style-name="T166">Validator</text:span></text:p>
        </text:list-item>
        <text:list-item>
          <text:p text:style-name="P325"><text:span text:style-name="T2">message</text:span> <text:s/>- строка, описывающая причину ошибки</text:p>
        </text:list-item>
      </text:list>
      <text:p text:style-name="P56"><text:tab/>Строка знаков параметра message может включать в себя как подстроки специальные последовательности символов, несколько отличающийся от тех, что используются при валидации ряда.</text:p>
      <text:list text:style-name="L12">
        <text:list-item>
          <text:p text:style-name="P328"><text:soft-page-break/>#i <text:s/><text:span text:style-name="T100">- эта подстрока заменяется </text:span><text:span text:style-name="T99">индексом</text:span><text:span text:style-name="T100"> объекта типа </text:span><text:span text:style-name="T122">Validator</text:span><text:span text:style-name="T100"> из списка валидаторов ряда.</text:span></text:p>
        </text:list-item>
        <text:list-item>
          <text:p text:style-name="P328"><text:span text:style-name="T6">#ri</text:span><text:span text:style-name="T110"> </text:span><text:span text:style-name="T100"><text:s/>- эта подстрока заменяется </text:span><text:span text:style-name="T99">индексом</text:span><text:span text:style-name="T100"> ряда, для которого выполняется валидация.</text:span></text:p>
        </text:list-item>
        <text:list-item>
          <text:p text:style-name="P328"><text:span text:style-name="T6">#t</text:span><text:span text:style-name="T110"> </text:span><text:span text:style-name="T100"><text:s/>- строковое значение имени таблицы, получаемое вызовом table.getTableName().</text:span></text:p>
        </text:list-item>
        <text:list-item>
          <text:p text:style-name="P328"><text:span text:style-name="T6">#e</text:span><text:span text:style-name="T100"> — если для регистации валидатора применялся метод со строковым значением выражения, то подстрока заменяется на текст выражения.</text:span></text:p>
        </text:list-item>
        <text:list-item>
          <text:p text:style-name="P328"><text:span text:style-name="T6">#cn</text:span><text:span text:style-name="T113"> <text:s/></text:span><text:span text:style-name="T100">- эта подстрока заменяется </text:span><text:span text:style-name="T99">именем</text:span><text:span text:style-name="T100"> </text:span><text:span text:style-name="T99">колонки</text:span><text:span text:style-name="T100">, для которого выполняется валидация.</text:span></text:p>
        </text:list-item>
        <text:list-item>
          <text:p text:style-name="P328"><text:span text:style-name="T6"># v <text:s/></text:span><text:span text:style-name="T100">- эта подстрока заменяется </text:span><text:span text:style-name="T99">новым значением </text:span><text:span text:style-name="T100">, которое пытаемся ввести. </text:span></text:p>
          <text:p text:style-name="P198"/>
        </text:list-item>
      </text:list>
      <text:h text:style-name="Heading_20_5" text:outline-level="5"><text:span text:style-name="T166">Метод</text:span> <text:span text:style-name="T43">addColumnValidator( <text:s/></text:span><text:span text:style-name="T47">String </text:span><text:span text:style-name="T45">columnName, </text:span><text:span text:style-name="T47">String </text:span><text:span text:style-name="T45">expression</text:span><text:span text:style-name="T43">, <text:s/></text:span><text:span text:style-name="T46">String </text:span><text:span text:style-name="T45">message</text:span><text:span text:style-name="T43">)</text:span></text:h>
      <text:p text:style-name="P50"/>
      <text:p text:style-name="P26"><text:tab/>Добавляет заданный валидатор в список валидаторов ряда. </text:p>
      <text:p text:style-name="P27"><text:tab/>Выражение, заданное параметром <text:span text:style-name="T10">expression</text:span> может использовать предопределенный параметр <text:span text:style-name="T75">:value</text:span>, значением которого на момент валидации является <text:span text:style-name="T1">новое</text:span>, <text:span text:style-name="T1">проверяемое</text:span> значение.</text:p>
      <text:p text:style-name="P27"><text:tab/>Выражение, заданное параметром <text:span text:style-name="T10">expression</text:span> <text:s/>может использовать произвольные параметры, <text:s/>для чего, после регистрации валидатора к его контексту надо добавить имена параметров и их значения. </text:p>
      <text:p text:style-name="P26"><text:s/></text:p>
      <text:p text:style-name="P147">Синтаксис:</text:p>
      <text:p text:style-name="P132"/>
      <text:p text:style-name="P169"><text:span text:style-name="T184"><text:s text:c="2"/>public</text:span><text:span text:style-name="T177"> </text:span><text:span text:style-name="T184">Validator</text:span><text:span text:style-name="T178"> addColumnValidator( String columnName, <text:s text:c="11"/><text:tab/></text:span><text:span text:style-name="T178"><text:tab/><text:tab/><text:tab/><text:tab/>String </text:span><text:span text:style-name="T179">expression, </text:span></text:p>
      <text:p text:style-name="P169"><text:span text:style-name="T179"><text:tab/><text:tab/><text:tab/><text:tab/></text:span><text:span text:style-name="T178">String</text:span><text:span text:style-name="T179"> message</text:span><text:span text:style-name="T178">)</text:span></text:p>
      <text:p text:style-name="P171"/>
      <text:p text:style-name="P132">Параметры:</text:p>
      <text:p text:style-name="P132"/>
      <text:list text:style-name="L11">
        <text:list-header>
          <text:p text:style-name="P254"/>
        </text:list-header>
        <text:list-item>
          <text:p text:style-name="P325"><text:span text:style-name="T146">columnName</text:span><text:span text:style-name="T144"> <text:s/>- имя колонки, для которой регистрируется валидатор.</text:span></text:p>
        </text:list-item>
        <text:list-item>
          <text:p text:style-name="P325"><text:span text:style-name="T146">expression</text:span><text:span text:style-name="T144"> <text:s/>- выражение условия валидности ряда в строковом формате. В выражении могут быть использованы имена колонок, параметры, встроенные и определяемые пользователем функции, литералы. М</text:span><text:span text:style-name="T100">ожно использовать предопределенный параметр </text:span><text:span text:style-name="T75">:value</text:span><text:span text:style-name="T100">, значением которого на момент валидации является </text:span><text:span text:style-name="T99">новое</text:span><text:span text:style-name="T100">, </text:span><text:span text:style-name="T99">проверяемое</text:span><text:span text:style-name="T100"> значение.</text:span></text:p>
        </text:list-item>
        <text:list-item>
          <text:p text:style-name="P325"><text:span text:style-name="T2">message</text:span> <text:s/>- <text:span text:style-name="T144">строка, описывающая причину ошибки</text:span></text:p>
          <text:p text:style-name="P254"/>
          <text:p text:style-name="P325"><text:span text:style-name="T144">Строка знаков параметра </text:span><text:span text:style-name="T146">message</text:span><text:span text:style-name="T144"> может включать в себя как подстроки специальные последовательности символов.</text:span></text:p>
          <text:p text:style-name="P257"/>
        </text:list-item>
      </text:list>
      <text:p text:style-name="P132">Возвращаемое значение:</text:p>
      <text:p text:style-name="P123"><text:tab/></text:p>
      <text:p text:style-name="P144"><text:span text:style-name="T144"><text:tab/>Объект типа </text:span><text:span text:style-name="T15">tdo.impl.</text:span><text:span text:style-name="T12">ColumnValidator</text:span><text:span text:style-name="T144">, построенный для заданного параметром </text:span><text:span text:style-name="T146">expression</text:span><text:span text:style-name="T144"> выражения.</text:span></text:p>
      <text:p text:style-name="P123"/>
      <text:p text:style-name="P123"/>
      <text:h text:style-name="Heading_20_5" text:outline-level="5"><text:soft-page-break/><text:span text:style-name="T166">Метод</text:span> <text:span text:style-name="T43">removeColumnValidator( </text:span><text:span text:style-name="T47">Validator</text:span><text:span text:style-name="T43"> </text:span><text:span text:style-name="T45">validator</text:span><text:span text:style-name="T43">)</text:span></text:h>
      <text:p text:style-name="P50"/>
      <text:p text:style-name="P26"><text:tab/>Удаляет заданный валидатор из списка валидаторов ряда. </text:p>
      <text:p text:style-name="P26"><text:s/></text:p>
      <text:p text:style-name="P147">Синтаксис:</text:p>
      <text:p text:style-name="P132"/>
      <text:p text:style-name="P133"><text:span text:style-name="T184"><text:s text:c="2"/>public</text:span><text:span text:style-name="T177"> </text:span><text:span text:style-name="T184">void</text:span><text:span text:style-name="T178"> removeRowValidator(Validator</text:span><text:span text:style-name="T179"> validator</text:span><text:span text:style-name="T178">)</text:span></text:p>
      <text:p text:style-name="P143"/>
      <text:p text:style-name="P132">Параметры:</text:p>
      <text:p text:style-name="P132"/>
      <text:list text:style-name="L11">
        <text:list-item text:start-value="1">
          <text:p text:style-name="P325"><text:span text:style-name="T2">validator</text:span> <text:s/>- удаляемый объект, реализующий интерфейс tdo.impl.<text:span text:style-name="T166">Validator</text:span></text:p>
          <text:p text:style-name="P254"/>
        </text:list-item>
      </text:list>
      <text:p text:style-name="P123"/>
      <text:h text:style-name="Heading_20_4" text:outline-level="4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h text:style-name="P71" text:outline-level="2">Выражения</text:h>
      <text:p text:style-name="P57"/>
      <text:h text:style-name="P76" text:outline-level="3">Типы выражений </text:h>
      <text:p text:style-name="P57"/>
      <text:p text:style-name="P57"><text:tab/>Выражения используются в TDO во многих случаях: вычисляемые поля, выражения</text:p>
      <text:p text:style-name="P57">фильтра, списки полей сортировки, валидаторы.</text:p>
      <text:p text:style-name="P57"/>
      <text:p text:style-name="P57"><text:tab/>В TDO выражения подразделяются на <text:span text:style-name="T1">арифметичечкие</text:span>,<text:span text:style-name="T1">строковые</text:span>, <text:s/><text:span text:style-name="T1">сравнения</text:span>, <text:span text:style-name="T1">логические</text:span> и <text:span text:style-name="T1">списковые</text:span>.</text:p>
      <text:p text:style-name="P57"><text:span text:style-name="Огл_20_2"/></text:p>
      <text:p text:style-name="P57"><text:tab/><text:span text:style-name="T1">Арифметическое</text:span> <text:s/>выражение — это выражения, результатом вычисления которого</text:p>
      <text:p text:style-name="P57">является число.</text:p>
      <text:p text:style-name="P57"/>
      <text:p text:style-name="P57"><text:tab/><text:span text:style-name="T1">Строковое</text:span> <text:s/>выражение — это выражения, результатом вычисления которого</text:p>
      <text:p text:style-name="P57">является строка знаков.</text:p>
      <text:p text:style-name="P57"><text:soft-page-break/></text:p>
      <text:p text:style-name="P57"><text:tab/><text:span text:style-name="T1">Выражение</text:span> <text:span text:style-name="T1">сравнения</text:span> — это выражение, результатом вычисления которого</text:p>
      <text:p text:style-name="P57">является булевое значение <text:span text:style-name="T7">true</text:span> или <text:span text:style-name="T7">false</text:span>.</text:p>
      <text:p text:style-name="P57"/>
      <text:p text:style-name="P57"><text:tab/><text:span text:style-name="T1">Логическое</text:span> <text:span text:style-name="T35">выражение</text:span> <text:s/>— это выражение, результатом вычисления которого</text:p>
      <text:p text:style-name="P57">является булевое значение <text:span text:style-name="T7">true</text:span> или <text:span text:style-name="T7">false</text:span>.</text:p>
      <text:p text:style-name="P57"/>
      <text:h text:style-name="P76" text:outline-level="3">Использование круглых скобок</text:h>
      <text:p text:style-name="P20"><text:tab/><text:span text:style-name="T144">В выражении могут использоваться круглые скобки для группирования частей выражения и/или изменения порядка операций с любым уровнем вложенности, например:</text:span></text:p>
      <text:p text:style-name="P10"/>
      <text:p text:style-name="P21"><text:span text:style-name="T144"><text:tab/></text:span><text:span text:style-name="T19">((A+6) * 4 &gt; B) AND (C+4) = 7</text:span></text:p>
      <text:p text:style-name="P17"/>
      <text:h text:style-name="P76" text:outline-level="3"/>
      <text:h text:style-name="P76" text:outline-level="3">Арифметические выражения</text:h>
      <text:p text:style-name="P2"><text:tab/><text:span text:style-name="T61">Результатом арифметического выражения может быть целое <text:s/>значение типа </text:span><text:span text:style-name="T15">java.util.Long</text:span><text:span text:style-name="T61">, число с плавающей запятой типа </text:span><text:span text:style-name="T15">java.util.Double</text:span><text:span text:style-name="T61"> или значение типа </text:span><text:span text:style-name="T15">java.math.BigDecimal</text:span><text:span text:style-name="T61">.</text:span></text:p>
      <text:h text:style-name="Heading_20_4" text:outline-level="4">Операторы</text:h>
      <text:p text:style-name="P57"/>
      <text:p text:style-name="P57"><text:tab/>Допустимыми арифметическими операторами выражения являются:</text:p>
      <text:p text:style-name="P57"/>
      <text:list text:style-name="L13">
        <text:list-item>
          <text:p text:style-name="P299">Сложение (<text:span text:style-name="T39">+</text:span>), например: <text:span text:style-name="T11">column + 7</text:span></text:p>
        </text:list-item>
        <text:list-item>
          <text:p text:style-name="P299">Вычитание (<text:span text:style-name="T39">-</text:span>), например: <text:span text:style-name="T11">column — 7</text:span></text:p>
        </text:list-item>
        <text:list-item>
          <text:p text:style-name="P299">Умножение (<text:span text:style-name="T39">*</text:span>), например: <text:span text:style-name="T11">column * 7</text:span></text:p>
        </text:list-item>
        <text:list-item>
          <text:p text:style-name="P299">Деление (<text:span text:style-name="T39">/</text:span>), например: <text:span text:style-name="T11">column / 7</text:span></text:p>
        </text:list-item>
      </text:list>
      <text:p text:style-name="P57"/>
      <text:h text:style-name="P80" text:outline-level="4">Операнды</text:h>
      <text:p text:style-name="P15"><text:tab/></text:p>
      <text:p text:style-name="P15"><text:tab/><text:span text:style-name="T61">Операндом арифметического выражения может быть </text:span><text:span text:style-name="T57">числовой литерал</text:span><text:span text:style-name="T61">, </text:span><text:span text:style-name="T57">идентификатор </text:span><text:span text:style-name="T61"><text:s/>или </text:span><text:span text:style-name="T57">арифметическое выражение</text:span><text:span text:style-name="T61">. </text:span></text:p>
      <text:p text:style-name="P15"><text:span text:style-name="T61"><text:tab/></text:span><text:span text:style-name="T57">Числовой литерал</text:span><text:span text:style-name="T61"> может иметь тип <text:s/></text:span><text:span text:style-name="T15">int,long, float</text:span><text:span text:style-name="T53"> или </text:span><text:span text:style-name="T15">double</text:span><text:span text:style-name="T53">, например:</text:span></text:p>
      <text:p text:style-name="P7"><text:tab/><text:tab/>5 + 6L — 7.1F * 9D</text:p>
      <text:p text:style-name="P16"><text:span text:style-name="T53"><text:tab/></text:span><text:span text:style-name="T56">Идентификатор</text:span><text:span text:style-name="T53"> в TDO framework может быть </text:span><text:span text:style-name="T56">именем колонки</text:span><text:span text:style-name="T53"> схемы таблицы или </text:span><text:span text:style-name="T56">параметром</text:span><text:span text:style-name="T53">. </text:span><text:span text:style-name="T59">Параметр</text:span><text:span text:style-name="T53"> — это идентификатор с преффиксом равным символу </text:span><text:span text:style-name="T62">:</text:span><text:span text:style-name="T53"> (</text:span><text:span text:style-name="T56">двоеточие</text:span><text:span text:style-name="T53">). </text:span><text:span text:style-name="T56">Имя колонки</text:span><text:span text:style-name="T53"> или </text:span><text:span text:style-name="T56">параметр</text:span><text:span text:style-name="T53"> должны определять данные типа <text:s/></text:span><text:span text:style-name="T15">java.util.Byte, java.util.Short, java.util.Integer, java.util.Long, java.util.Float, java.util.Double, java.math.BigDecimal.</text:span></text:p>
      <text:p text:style-name="P8"><text:tab/></text:p>
      <text:h text:style-name="P80" text:outline-level="4">Использование скобок в выражении</text:h>
      <text:p text:style-name="P19"/>
      <text:p text:style-name="P20"><text:soft-page-break/><text:tab/><text:span text:style-name="T144">В выражении могут использоваться круглые скобки для выделения и группирования частей выражения с любым уровнем вложенности, например:</text:span></text:p>
      <text:p text:style-name="P15"><text:tab/><text:tab/>(( a + b ) * c ) /100</text:p>
      <text:p text:style-name="P19"/>
      <text:h text:style-name="P80" text:outline-level="4">Преобразование типов</text:h>
      <text:p text:style-name="P19"/>
      <text:p text:style-name="P20"><text:tab/><text:span text:style-name="T144">В процессе вычисления значения </text:span><text:span text:style-name="T145">арифметического</text:span><text:span text:style-name="T144"> выражения могут производится преобразования типов операндов выражения. Неформально правила преобразования могут быть представлены следующим образом:</text:span></text:p>
      <text:list text:style-name="L14">
        <text:list-item>
          <text:p text:style-name="P214">Если оба операнда в простом выражении имеют целочисленный тип, то они преобразуются к типу <text:span text:style-name="T15">Long</text:span> и результат операции будет <text:span text:style-name="T15">Long</text:span>. Исключением является оператор <text:span text:style-name="T1">деления</text:span>. В таком случае оба операнда преобразуются к типу <text:span text:style-name="T15">Double</text:span> и результатом является тип <text:span text:style-name="T15">Double</text:span>. </text:p>
        </text:list-item>
        <text:list-item>
          <text:p text:style-name="P214">Если один из операндов имеет тип <text:span text:style-name="T15">BigDecimal</text:span>, то второй преобразуется к типу <text:span text:style-name="T15">BigDecimal</text:span> <text:s/>и результат будет <text:span text:style-name="T15">BigDecimal</text:span>.</text:p>
        </text:list-item>
        <text:list-item>
          <text:p text:style-name="P214">Если один из операндов имеет тип <text:span text:style-name="T1">с плавающей точкой</text:span>, то оба операнда преобразуются к типу <text:span text:style-name="T15">Double</text:span> и результатом будет тип <text:span text:style-name="T15">Double</text:span>.</text:p>
          <text:p text:style-name="P214"/>
        </text:list-item>
      </text:list>
      <text:list text:style-name="L15">
        <text:list-header>
          <text:p text:style-name="P339"/>
        </text:list-header>
      </text:list>
      <text:p text:style-name="P9"><text:tab/>Допустимы также данные типа <text:span text:style-name="T12">String</text:span>, содержимое которых представляет собой <text:span text:style-name="T1">правильное число</text:span>. </text:p>
      <text:p text:style-name="P11"><text:tab/>Примеры. </text:p>
      <text:p text:style-name="P9"><text:tab/><text:tab/><text:span text:style-name="T19">'273' + 6 </text:span></text:p>
      <text:p text:style-name="P9"><text:tab/><text:tab/><text:span text:style-name="T1">Результат 279</text:span></text:p>
      <text:p text:style-name="P9"><text:tab/><text:span text:style-name="T19"><text:tab/>'273' + '6 '</text:span></text:p>
      <text:p text:style-name="P9"><text:tab/><text:tab/><text:span text:style-name="T1">Результат 279</text:span></text:p>
      <text:p text:style-name="P9"><text:tab/></text:p>
      <text:p text:style-name="P9"><text:tab/>Особый случай, когда значение одного из операндов или обоих сразу равно <text:span text:style-name="T12">null</text:span>. В этом случае операнды с <text:span text:style-name="T12">null</text:span> значениями считаются, как имеющие тип <text:span text:style-name="T12">Integer</text:span> со значением равным <text:span text:style-name="T15">Integer(0)</text:span> и дальнейшие действия по преобразованию типов проводятся согласно правилам, перечисленным выше.</text:p>
      <text:h text:style-name="P76" text:outline-level="3">Строковые операторы</text:h>
      <text:p text:style-name="P57"/>
      <text:p text:style-name="P57"><text:tab/>Существует единственный строковый оператор, используемый в TDO.</text:p>
      <text:p text:style-name="P57"/>
      <text:list text:style-name="L13">
        <text:list-item text:start-value="1">
          <text:p text:style-name="P299">Конкатенация (<text:span text:style-name="T39">|| </text:span>), например: '<text:span text:style-name="T11">ab'</text:span><text:span text:style-name="T13"> ||</text:span><text:span text:style-name="T11"> 'bc' </text:span><text:span text:style-name="T63">в результате дает строку </text:span><text:span text:style-name="T11">'abcd'</text:span><text:span text:style-name="T161">.</text:span></text:p>
        </text:list-item>
      </text:list>
      <text:p text:style-name="P67"/>
      <text:p text:style-name="Standard"><text:span text:style-name="T97"><text:tab/></text:span><text:span text:style-name="T96">Синтаксис:</text:span></text:p>
      <text:p text:style-name="P22"/>
      <text:p text:style-name="P24"><text:tab/><text:tab/><text:tab/><text:span text:style-name="T20">expr-1</text:span><text:span text:style-name="T19"> || <text:s/></text:span><text:span text:style-name="T20">expr-2</text:span></text:p>
      <text:p text:style-name="P68"><text:tab/><text:span text:style-name="T149">Если один или оба операнда равны </text:span><text:span text:style-name="T31">null</text:span><text:span text:style-name="T149">, то перед выполнением операции они преобразуются в </text:span><text:span text:style-name="T147">пустую</text:span><text:span text:style-name="T149"> строку знаков, т.е. объект типа </text:span><text:span text:style-name="T6">java.lang.String</text:span><text:span text:style-name="T149"> нулевой длины.</text:span></text:p>
      <text:p text:style-name="P59"/>
      <text:p text:style-name="P59"><text:soft-page-break/><text:tab/>При необходимости операнд(ы) преобразуюся в строку(и).</text:p>
      <text:p text:style-name="P59"/>
      <text:p text:style-name="P68"><text:span text:style-name="T149"><text:tab/></text:span><text:span text:style-name="T144">Пример</text:span><text:span text:style-name="T149">. </text:span></text:p>
      <text:p text:style-name="P59"/>
      <text:p text:style-name="P68"><text:span text:style-name="T149"><text:tab/><text:tab/>'abc' </text:span><text:span text:style-name="T144">||</text:span><text:span text:style-name="T149"> '12'</text:span></text:p>
      <text:p text:style-name="P68"><text:span text:style-name="T149"><text:tab/><text:tab/>'abc' </text:span><text:span text:style-name="T144">||</text:span><text:span text:style-name="T149"> 12</text:span></text:p>
      <text:p text:style-name="P59"/>
      <text:p text:style-name="P59"><text:tab/>оба выражения дают одинаковый результат: 'abc12'</text:p>
      <text:p text:style-name="P58"/>
      <text:h text:style-name="P76" text:outline-level="3">Операторы сравнения</text:h>
      <text:p text:style-name="P57"/>
      <text:p text:style-name="P57">Допустимыми операторами сравнения в выражении являются:</text:p>
      <text:p text:style-name="P57"/>
      <text:list text:style-name="L16">
        <text:list-item>
          <text:p text:style-name="P340"><text:span text:style-name="T11"><text:s/></text:span><text:span text:style-name="T153">Больше</text:span><text:span text:style-name="T65"> <text:s/></text:span><text:span text:style-name="T154">(</text:span><text:span text:style-name="T50"> &gt;</text:span><text:span text:style-name="T154"> )</text:span></text:p>
        </text:list-item>
        <text:list-item>
          <text:p text:style-name="P304"><text:s/>Меньше ( <text:span text:style-name="T39">&lt;</text:span> )</text:p>
        </text:list-item>
        <text:list-item>
          <text:p text:style-name="P304"><text:s/>Равно ( <text:span text:style-name="T39">=</text:span> )</text:p>
        </text:list-item>
        <text:list-item>
          <text:p text:style-name="P304"><text:s/>Не равно ( <text:span text:style-name="T39">&lt;&gt;</text:span> )</text:p>
        </text:list-item>
        <text:list-item>
          <text:p text:style-name="P304"><text:s/>Больше или равно ( <text:span text:style-name="T39">&gt;=</text:span> )</text:p>
        </text:list-item>
        <text:list-item>
          <text:p text:style-name="P304"><text:s/>Меньше или равно( <text:span text:style-name="T39">&lt;=</text:span> )</text:p>
        </text:list-item>
        <text:list-item>
          <text:p text:style-name="P304"><text:s/>Проверка на равенство значению <text:span text:style-name="T1">null</text:span> ( <text:span text:style-name="T39">is null</text:span>) <text:s/>, например: <text:span text:style-name="T67">Col2 is null</text:span></text:p>
        </text:list-item>
        <text:list-item>
          <text:p text:style-name="P304"><text:s/>Проверка на <text:span text:style-name="T2">не</text:span> равенство значению <text:s/><text:span text:style-name="T1">null</text:span> (<text:span text:style-name="T39"> is not null</text:span> ), <text:s/>например: <text:span text:style-name="T67">Col2 is null</text:span></text:p>
        </text:list-item>
        <text:list-item>
          <text:p text:style-name="P304"><text:s/>Проверка на принадлежность значения заданному интервалу ( <text:span text:style-name="T39">between</text:span> ) например: <text:s/><text:span text:style-name="T67">Col2 </text:span><text:span text:style-name="T68">between</text:span><text:span text:style-name="T67"> 36 </text:span><text:span text:style-name="T68">and</text:span><text:span text:style-name="T67"> 58</text:span></text:p>
        </text:list-item>
        <text:list-item>
          <text:p text:style-name="P304"><text:s/>Проверка на равенство значения одному из элементов списка ( <text:span text:style-name="T39">in</text:span> ) <text:s/>например: <text:span text:style-name="T67">Col2 </text:span><text:span text:style-name="T68">in</text:span><text:span text:style-name="T67"> ( 1,2,36,58)</text:span></text:p>
        </text:list-item>
        <text:list-item>
          <text:p text:style-name="P304"><text:s/>Проверка на равенство <text:span text:style-name="T1">начальной</text:span> <text:span text:style-name="T1">подстроки</text:span> строкового значения <text:s/>заданной строке ( <text:span text:style-name="T39">starting with</text:span> ), <text:s/>например: <text:s/><text:span text:style-name="T67">Col2 </text:span><text:span text:style-name="T68">starting with </text:span><text:span text:style-name="T67">'Mr.'</text:span></text:p>
        </text:list-item>
        <text:list-item>
          <text:p text:style-name="P304"><text:s/>Проверка, содержит ли строка заданную подстроку (<text:span text:style-name="T39">containing</text:span>), например: <text:span text:style-name="T67">Col2 </text:span><text:span text:style-name="T68">containing</text:span><text:span text:style-name="T67"> 'Mr.'</text:span></text:p>
        </text:list-item>
        <text:list-item>
          <text:p text:style-name="P304">Проверка на соответствие wildcard-шаблону ( <text:span text:style-name="T39">like</text:span> ), <text:s/>например: <text:s text:c="23"/><text:span text:style-name="T67"><text:tab/>Col2 </text:span><text:span text:style-name="T68">like</text:span><text:span text:style-name="T67"> '%Mr%'</text:span></text:p>
        </text:list-item>
        <text:list-item>
          <text:p text:style-name="P304">Проверка на соответствие регулярному выражению ( <text:span text:style-name="T39">regex</text:span> ), <text:s/>например: <text:span text:style-name="T67">Col2 </text:span><text:span text:style-name="T68">regex</text:span><text:span text:style-name="T67"> '[0-9]{1,6}'</text:span></text:p>
        </text:list-item>
      </text:list>
      <text:p text:style-name="P69"/>
      <text:p text:style-name="P65">Примечание.<text:span text:style-name="T53"> </text:span><text:span text:style-name="T54">Операторы могут быть набраны в любом регистре, например:</text:span></text:p>
      <text:p text:style-name="P66"><text:span text:style-name="T70"><text:tab/><text:tab/>Starting With </text:span><text:span text:style-name="T53">или </text:span><text:span text:style-name="T71">StArTiNg WiTh</text:span></text:p>
      <text:p text:style-name="P69"/>
      <text:h text:style-name="P80" text:outline-level="4">Преобразование типов</text:h>
      <text:p text:style-name="P19"/>
      <text:p text:style-name="P45"><text:tab/><text:span text:style-name="T89">В процессе вычисления значения операции сравнения могут производится преобразования типов операндов выражения. </text:span></text:p>
      <text:p text:style-name="P45"><text:span text:style-name="T89"><text:tab/>Для </text:span><text:span text:style-name="T94">стандартных</text:span><text:span text:style-name="T89"> операций сравнения, таких как </text:span><text:span text:style-name="T114">&lt;,&lt;=,&gt;,&gt;=,=,&lt;&gt; </text:span><text:span text:style-name="T89">действуют следующие правила:</text:span></text:p>
      <text:p text:style-name="P45"><text:span text:style-name="T89"><text:tab/></text:span><text:span text:style-name="T111">Примечание</text:span><text:span text:style-name="T112">. Для ясности и общности будем <text:s/>считать, что при сравнении результат получается одним из 0 или 1 или -1, как для методов </text:span><text:span text:style-name="T111">compareTo</text:span><text:span text:style-name="T112">.</text:span></text:p>
      <text:p text:style-name="P30"><text:tab/></text:p>
      <text:list text:style-name="L17">
        <text:list-item>
          <text:p text:style-name="P221"><text:span text:style-name="T89">Если оба операнда равны </text:span><text:span text:style-name="T117">null</text:span><text:span text:style-name="T89">, то результат всегда 0;</text:span></text:p>
        </text:list-item>
        <text:list-item>
          <text:p text:style-name="P221"><text:span text:style-name="T89">Если первый операнд равен </text:span><text:span text:style-name="T117">null</text:span><text:span text:style-name="T89">, а второй отличен от </text:span><text:span text:style-name="T117">null</text:span><text:span text:style-name="T89">, то результат всегда -1; </text:span></text:p>
        </text:list-item>
        <text:list-item>
          <text:p text:style-name="P221"><text:span text:style-name="T89">Если второй операнд равен </text:span><text:span text:style-name="T117">null</text:span><text:span text:style-name="T89">, <text:s/>а первый отличен от </text:span><text:span text:style-name="T117">null</text:span><text:span text:style-name="T89">, то результат всегда 1; </text:span></text:p>
        </text:list-item>
        <text:list-item>
          <text:p text:style-name="P221"><text:span text:style-name="T89">Если первый операнд равен второму в смысле java-операции сравнения <text:s text:c="2"/></text:span><text:span text:style-name="T90">==</text:span><text:span text:style-name="T89"> , то </text:span><text:soft-page-break/><text:span text:style-name="T89">считается, что операнды равны ( </text:span><text:span text:style-name="T95">результат <text:s/>0</text:span><text:span text:style-name="T89">) ;</text:span></text:p>
        </text:list-item>
        <text:list-item>
          <text:p text:style-name="P221"><text:span text:style-name="T89">Если один из операндов имеет тип </text:span><text:span text:style-name="T117">java.math.BigDecimal</text:span><text:span text:style-name="T89">, то другой операнд преобразуется, если необходимо, в тип j</text:span><text:span text:style-name="T117">ava.math.BigDecimal</text:span><text:span text:style-name="T89"> ;</text:span></text:p>
        </text:list-item>
        <text:list-item>
          <text:p text:style-name="P221"><text:span text:style-name="T89">Если один из операндов имеет тип j</text:span><text:span text:style-name="T117">ava.lang.Double</text:span><text:span text:style-name="T89">, то другой операнд преобразуется, если необходимо, в тип </text:span><text:span text:style-name="T115">java.lang.Double</text:span><text:span text:style-name="T89">;</text:span></text:p>
        </text:list-item>
        <text:list-item>
          <text:p text:style-name="P221"><text:span text:style-name="T89">Если один из операндов имеет тип j</text:span><text:span text:style-name="T117">ava.lang.Float</text:span><text:span text:style-name="T89">, то оба операнда преобразуются,в тип </text:span><text:span text:style-name="T117">java.lang.Double</text:span><text:span text:style-name="T89">;</text:span></text:p>
        </text:list-item>
        <text:list-item>
          <text:p text:style-name="P221"><text:span text:style-name="T89">Если тип одного из операндов </text:span><text:span text:style-name="T117">java.lang.Byte, java.lang.Short, java.lang.Integer</text:span><text:span text:style-name="T89">, то </text:span><text:span text:style-name="T95">оба</text:span><text:span text:style-name="T89"> операнда преобразуются, если необходимо, в тип <text:s text:c="3"/></text:span><text:span text:style-name="T117">java.lang.Long</text:span><text:span text:style-name="T89">;</text:span></text:p>
        </text:list-item>
        <text:list-item>
          <text:p text:style-name="P221"><text:span text:style-name="T89">Если оба операнда имеют тип </text:span><text:span text:style-name="T117">java.util.Date</text:span><text:span text:style-name="T89">, то результат определяется методом Date.</text:span><text:span text:style-name="T90">compareTo</text:span><text:span text:style-name="T89">(</text:span><text:span text:style-name="T95">Date</text:span><text:span text:style-name="T89">);</text:span></text:p>
        </text:list-item>
        <text:list-item>
          <text:p text:style-name="P221"><text:span text:style-name="T89">Если оба операнда имеют тип </text:span><text:span text:style-name="T117">java.sql.Timestamp</text:span><text:span text:style-name="T89">, то результат определяется методом </text:span><text:span text:style-name="T122">Timestamp</text:span><text:span text:style-name="T117">.compareTo(</text:span><text:span text:style-name="T122">Timestamp</text:span><text:span text:style-name="T117">)</text:span><text:span text:style-name="T89">;</text:span></text:p>
        </text:list-item>
        <text:list-item>
          <text:p text:style-name="P221"><text:span text:style-name="T89">Если первый операнд имеют тип </text:span><text:span text:style-name="T117">java.sql.Timestamp</text:span><text:span text:style-name="T89">, а второй операнд </text:span><text:span text:style-name="T117">java.util.Date</text:span><text:span text:style-name="T89">, то <text:s/>результат аналогичен выполнению метода </text:span><text:span text:style-name="T116">((</text:span><text:span text:style-name="T122">Timestamp</text:span><text:span text:style-name="T116">)firstValue).</text:span><text:span text:style-name="T117">compareTo</text:span><text:span text:style-name="T116">((</text:span><text:span text:style-name="T122">Date</text:span><text:span text:style-name="T116">)secondValue)</text:span><text:span text:style-name="T89">.</text:span></text:p>
        </text:list-item>
        <text:list-item>
          <text:p text:style-name="P221"><text:span text:style-name="T89">Если первый операнд имеют тип </text:span><text:span text:style-name="T117">java.util.Date</text:span><text:span text:style-name="T89">, а второй операнд </text:span><text:span text:style-name="T117">java.sql.Timestamp</text:span><text:span text:style-name="T89">, то <text:s text:c="5"/>результат аналогичен выполнению </text:span><text:span text:style-name="T117">((</text:span><text:span text:style-name="T122">Timestamp</text:span><text:span text:style-name="T117">)secondValue).compareTo((</text:span><text:span text:style-name="T122">Date</text:span><text:span text:style-name="T117">)firstValue)</text:span><text:span text:style-name="T89"> и, <text:s/>если значение результата равно 0, то возвращается 0. </text:span><text:span text:style-name="T90">Иначе</text:span><text:span text:style-name="T89"> возвращается результат с </text:span><text:span text:style-name="T95">противоположным знаком</text:span><text:span text:style-name="T89">;</text:span></text:p>
        </text:list-item>
        <text:list-item>
          <text:p text:style-name="P221"><text:span text:style-name="T89">Если один из операндов имеет тип </text:span><text:span text:style-name="T117">java.util.Date</text:span><text:span text:style-name="T89">, а второй операнд </text:span><text:span text:style-name="T117">java.lang.String</text:span><text:span text:style-name="T89">, то </text:span><text:span text:style-name="T95">строковый</text:span><text:span text:style-name="T89"> операнд <text:s/>преобразуется в тип </text:span><text:span text:style-name="T117">java.util.Date</text:span><text:span text:style-name="T89">. Результат аналогичен выполнению <text:s/>метода </text:span><text:span text:style-name="T122">Date</text:span><text:span text:style-name="T116">.</text:span><text:span text:style-name="T117">compareTo</text:span><text:span text:style-name="T116">(</text:span><text:span text:style-name="T122">Date</text:span><text:span text:style-name="T116">);</text:span></text:p>
        </text:list-item>
        <text:list-item>
          <text:p text:style-name="P221"><text:span text:style-name="T89">Если один из операндов имеет тип </text:span><text:span text:style-name="T117">java.sql.Timestamp</text:span><text:span text:style-name="T89">, а второй операнд </text:span><text:span text:style-name="T117">java.lang.String</text:span><text:span text:style-name="T89">, то строковый операнд преобразуется в тип </text:span><text:span text:style-name="T117">java.sql.Timestamp</text:span><text:span text:style-name="T89"> и Результат аналогичен выполнению <text:s/>метода </text:span><text:span text:style-name="T122">java.sql.Timestamp</text:span><text:span text:style-name="T116">.</text:span><text:span text:style-name="T117">compareTo</text:span><text:span text:style-name="T116">(</text:span><text:span text:style-name="T122">java.sql.Timestamp</text:span><text:span text:style-name="T116">);</text:span></text:p>
        </text:list-item>
        <text:list-item>
          <text:p text:style-name="P221"><text:span text:style-name="T89">Если оба операнда имеют тип </text:span><text:span text:style-name="T117">java.lang.String</text:span><text:span text:style-name="T89"> то возвращается результат выполнения метода </text:span><text:span text:style-name="T122">String</text:span><text:span text:style-name="T116">.</text:span><text:span text:style-name="T117">compareTo</text:span><text:span text:style-name="T116">(</text:span><text:span text:style-name="T122">String</text:span><text:span text:style-name="T116">)</text:span><text:span text:style-name="T89">.</text:span></text:p>
        </text:list-item>
        <text:list-item>
          <text:p text:style-name="P221"><text:span text:style-name="T89">Если первый операнд имеет тип </text:span><text:span text:style-name="T117">java.lang.String</text:span><text:span text:style-name="T89">, <text:s/>то второй преобразуется в строку </text:span><text:span text:style-name="T89">методом</text:span><text:span text:style-name="T90"> </text:span><text:span text:style-name="T117">toString()</text:span><text:span text:style-name="T90"> </text:span><text:span text:style-name="T89"><text:s text:c="3"/>и возвращается результат выполнения метода </text:span><text:span text:style-name="T122">String</text:span><text:span text:style-name="T116">.</text:span><text:span text:style-name="T117">compareTo</text:span><text:span text:style-name="T116">(</text:span><text:span text:style-name="T122">String</text:span><text:span text:style-name="T116">);</text:span></text:p>
        </text:list-item>
        <text:list-item>
          <text:p text:style-name="P221"><text:span text:style-name="T89">Если второй операнд имеет тип </text:span><text:span text:style-name="T117">java.lang.String</text:span><text:span text:style-name="T89"> <text:s/>то первый преобразуется в строку методом </text:span><text:span text:style-name="T117">toString()</text:span><text:span text:style-name="T89"> <text:s text:c="2"/>и возвращается результат выполнения метода </text:span><text:span text:style-name="T122">String</text:span><text:span text:style-name="T116">.</text:span><text:span text:style-name="T117">compareTo</text:span><text:span text:style-name="T116">(</text:span><text:span text:style-name="T122">String</text:span><text:span text:style-name="T116">).</text:span></text:p>
        </text:list-item>
        <text:list-item>
          <text:p text:style-name="P238"><text:span text:style-name="T89">Если выполнено условие <text:tab/></text:span><text:span text:style-name="T116">firstValue.</text:span><text:span text:style-name="T117">getClass()</text:span><text:span text:style-name="T116">.</text:span><text:span text:style-name="T117">equals</text:span><text:span text:style-name="T116">(secondValue.</text:span><text:span text:style-name="T117">getClass()</text:span><text:span text:style-name="T116">) );</text:span><text:span text:style-name="T89"> <text:s text:c="3"/>и если <text:s/>firstValue.</text:span><text:span text:style-name="T90">equals</text:span><text:span text:style-name="T89">(secondValue), то возвращается 0. <text:s/>В противном случае, т.е. ни одно из условий выше не выполнено, <text:s text:c="2"/>возвращается -1.</text:span></text:p>
        </text:list-item>
      </text:list>
      <text:p text:style-name="P30"/>
      <text:h text:style-name="Heading_20_4" text:outline-level="4">Операция <text:span text:style-name="T38">BETWEEN</text:span></text:h>
      <text:p text:style-name="Text_20_body"><text:span text:style-name="T38"><text:tab/></text:span><text:span text:style-name="T96">Синтаксис:</text:span></text:p>
      <text:p text:style-name="P22"><text:tab/><text:tab/><text:span text:style-name="T22">expr</text:span><text:span text:style-name="T23"> [</text:span><text:span text:style-name="T19">NOT</text:span><text:span text:style-name="T23">] </text:span><text:span text:style-name="T19"><text:s text:c="2"/></text:span><text:span text:style-name="T23">BETWEEN</text:span><text:span text:style-name="T19"> <text:s/></text:span><text:span text:style-name="T23"><text:s/></text:span><text:span text:style-name="T22">expr-1 </text:span><text:span text:style-name="T24">AND</text:span><text:span text:style-name="T21"> </text:span><text:span text:style-name="T22">expr-2</text:span><text:span text:style-name="T23"> </text:span></text:p>
      <text:p text:style-name="P39"/>
      <text:p text:style-name="P22"><text:soft-page-break/><text:tab/>Проверяет, лежит ли значение выражения <text:s/><text:span text:style-name="T8">expr</text:span> в интервале ограниченном левой границей <text:span text:style-name="T8">expr-1 </text:span><text:span text:style-name="T37">и правой </text:span><text:span text:style-name="T8"><text:s/>expr-2 </text:span><text:span text:style-name="T37">, включая сами границы.</text:span></text:p>
      <text:p text:style-name="P29"/>
      <text:p text:style-name="P23"><text:span text:style-name="T37"><text:tab/>В выражении </text:span><text:span text:style-name="T17">BETWEEN</text:span><text:span text:style-name="T37"> участвуют </text:span><text:span text:style-name="T4">три</text:span><text:span text:style-name="T37"> операнда. В процессе вычисления могут производится преобразования типов. </text:span><text:span text:style-name="T4">Первый</text:span><text:span text:style-name="T37"> операнд сравнивается со </text:span><text:span text:style-name="T4">вторым</text:span><text:span text:style-name="T37"> по </text:span><text:span text:style-name="T37">правилам "</text:span><text:span text:style-name="T36">&gt;=</text:span><text:span text:style-name="T37">" - </text:span><text:span text:style-name="T4">больше или равно</text:span><text:span text:style-name="T37">, а также с </text:span><text:span text:style-name="T4">третьим</text:span><text:span text:style-name="T37"> по правилам "</text:span><text:span text:style-name="T36">&lt;=</text:span><text:span text:style-name="T37">" <text:s/>- </text:span><text:span text:style-name="T4">меньше или равно</text:span><text:span text:style-name="T37">. Преобразование типов, при этом, проводится как для </text:span><text:span text:style-name="T4">стандартных</text:span><text:span text:style-name="T37"> операций сравнения.</text:span></text:p>
      <text:p text:style-name="P24"><text:tab/>Пример 1.</text:p>
      <text:p text:style-name="P25"><text:tab/><text:span text:style-name="T26"><text:tab/>'12' </text:span><text:span text:style-name="T25">BETWEEN</text:span><text:span text:style-name="T26"> 11 </text:span><text:span text:style-name="T25">AND</text:span><text:span text:style-name="T26"> '20'</text:span></text:p>
      <text:p text:style-name="P25"><text:span text:style-name="T26"><text:tab/><text:tab/>12 <text:s text:c="2"/></text:span><text:span text:style-name="T25">BETWEEN</text:span><text:span text:style-name="T26"> 11 </text:span><text:span text:style-name="T25">AND</text:span><text:span text:style-name="T26"> 20</text:span></text:p>
      <text:p text:style-name="P27"><text:tab/><text:tab/>Результат равен <text:span text:style-name="T8">true. </text:span></text:p>
      <text:p text:style-name="P24"><text:tab/>Пример 2.</text:p>
      <text:p text:style-name="P25"><text:tab/><text:span text:style-name="T26"><text:tab/>'12' </text:span><text:span text:style-name="T25">BETWEEN</text:span><text:span text:style-name="T26"> 11 </text:span><text:span text:style-name="T25">AND</text:span><text:span text:style-name="T26"> '2'</text:span></text:p>
      <text:p text:style-name="P27"><text:span text:style-name="T26"><text:tab/><text:tab/></text:span>Результат равен<text:span text:style-name="T26"> </text:span><text:span text:style-name="T8">true. </text:span><text:span text:style-name="T35">Это потому, что, как мы знаем, строка '12' сравнивается со строкой '2' по правилам для </text:span><text:span text:style-name="T1">стандартных</text:span><text:span text:style-name="T35"> операций сравнения. Но тогда сравнение производится методом </text:span><text:span text:style-name="T16">java.lang.String.</text:span><text:span text:style-name="T17">compareTo. </text:span><text:span text:style-name="T35">В этом случае, разумеется, строка '2' больше строки '12'.</text:span></text:p>
      <text:p text:style-name="P28"><text:span text:style-name="T156"><text:tab/>Операция </text:span><text:span text:style-name="T17">NOT BETWEEN</text:span><text:span text:style-name="T155"> </text:span><text:span text:style-name="T156">возвращает </text:span><text:span text:style-name="T12">true</text:span><text:span text:style-name="T156">, когда операция </text:span><text:span text:style-name="T17">BETWEEN</text:span><text:span text:style-name="T156"> возвращает </text:span><text:span text:style-name="T12">false</text:span><text:span text:style-name="T156"> и наоборот.</text:span></text:p>
      <text:h text:style-name="P76" text:outline-level="3"/>
      <text:h text:style-name="Heading_20_4" text:outline-level="4">Операция <text:span text:style-name="T38">IN</text:span></text:h>
      <text:p text:style-name="Text_20_body"><text:span text:style-name="T38"><text:tab/></text:span><text:span text:style-name="T96">Синтаксис:</text:span></text:p>
      <text:p text:style-name="P22"/>
      <text:p text:style-name="P22"><text:tab/><text:tab/><text:span text:style-name="T21">expr</text:span><text:span text:style-name="T23"> [</text:span><text:span text:style-name="T19">NOT</text:span><text:span text:style-name="T23">] </text:span><text:span text:style-name="T19"><text:s text:c="2"/>IN <text:s text:c="2"/></text:span><text:span text:style-name="T23">( </text:span><text:span text:style-name="T21">expr-1, expr-2, ..., expr-n</text:span><text:span text:style-name="T23"> )</text:span></text:p>
      <text:p text:style-name="P22"><text:tab/>Проверяет, содержится ли значение выражения <text:s/><text:span text:style-name="T8">expr</text:span> в списке. Элементы списка <text:span text:style-name="T8">expr-1, ..., expr-n </text:span>также могут быть выражениями.</text:p>
      <text:p text:style-name="P22"><text:tab/>Если <text:span text:style-name="T8">expr</text:span> равен <text:span text:style-name="T8">null</text:span>, то, если список <text:s/>содержит выражение со значением <text:span text:style-name="T8">null</text:span>, результат будет <text:span text:style-name="T8">true</text:span>. </text:p>
      <text:p text:style-name="P23"><text:tab/>Тип выражения <text:span text:style-name="T8">expr</text:span> может отличаться от типа элементов, а каждый элемент может быть <text:span text:style-name="T1">любого</text:span> типа. Сравнение производится <text:span text:style-name="T3">по-элементно</text:span> на равенство. При этом, для каждого сравнения может производится преобразование типов, как принято для стандартной операции <text:span text:style-name="T166">=</text:span> '<text:span text:style-name="T1">равно</text:span>'.</text:p>
      <text:p text:style-name="P25"><text:tab/>Пример.</text:p>
      <text:p text:style-name="P25"><text:tab/><text:span text:style-name="T26"><text:tab/>'12' </text:span><text:span text:style-name="T25">IN</text:span><text:span text:style-name="T26"> ( 3, '7' ,12)<text:tab/><text:tab/></text:span></text:p>
      <text:p text:style-name="P27"><text:tab/><text:tab/>Результат равен <text:span text:style-name="T8">true</text:span><text:span text:style-name="T1">, </text:span><text:span text:style-name="T35">хотя в списке содержится целое значение 12, проверяемое строковое значение преобразуется в </text:span><text:span text:style-name="T17">Integer</text:span><text:span text:style-name="T35">.</text:span></text:p>
      <text:p text:style-name="P27"><text:tab/>Операция <text:span text:style-name="T12">NOT IN</text:span><text:span text:style-name="T166"> </text:span>возвращает <text:span text:style-name="T8">true</text:span>, когда операция <text:span text:style-name="T12">IN</text:span> возвращает <text:span text:style-name="T8">false</text:span> и наоборот.</text:p>
      <text:p text:style-name="P27"/>
      <text:h text:style-name="Heading_20_4" text:outline-level="4"><text:soft-page-break/>Операция <text:span text:style-name="T38">Starting With</text:span></text:h>
      <text:p text:style-name="Text_20_body"><text:span text:style-name="T38"><text:tab/></text:span><text:span text:style-name="T96">Синтаксис:</text:span></text:p>
      <text:p text:style-name="P22"><text:tab/><text:tab/><text:span text:style-name="T21">str</text:span>-<text:span text:style-name="T21">expr</text:span><text:span text:style-name="T23"> [</text:span><text:span text:style-name="T19">NOT</text:span><text:span text:style-name="T23">] </text:span><text:span text:style-name="T19"><text:s/></text:span><text:span text:style-name="T23">Starting With</text:span><text:span text:style-name="T19"> <text:s/></text:span><text:span text:style-name="T23"><text:s/></text:span><text:span text:style-name="T21">str</text:span><text:span text:style-name="T23">-</text:span><text:span text:style-name="T21">expr-1</text:span></text:p>
      <text:p text:style-name="P40"/>
      <text:p text:style-name="P22"><text:tab/>Проверяет, содержится ли в начале значения выражения <text:s/><text:span text:style-name="T8">expr</text:span> в подстрока <text:s text:c="9"/><text:span text:style-name="T8">str-expr-1.</text:span></text:p>
      <text:p text:style-name="P22"><text:tab/>Если <text:span text:style-name="T8">expr</text:span> <text:s/>или <text:s/><text:span text:style-name="T21">str</text:span><text:span text:style-name="T23">-</text:span><text:span text:style-name="T21">expr-1 </text:span><text:span text:style-name="T37">или</text:span><text:span text:style-name="T21"> </text:span><text:span text:style-name="T37">оба</text:span><text:span text:style-name="T21"> </text:span><text:span text:style-name="T37">равен/равны</text:span><text:span text:style-name="T2"> </text:span><text:span text:style-name="T8">null <text:s/></text:span>то, выражение равно <text:s/><text:span text:style-name="T8">false.</text:span></text:p>
      <text:p text:style-name="P23"><text:tab/>Перед выполнением сравнения оба операнда выражения преобразуются, если необходимо, в строку знаков. </text:p>
      <text:p text:style-name="P25"><text:tab/>Пример.</text:p>
      <text:p text:style-name="P25"><text:tab/><text:span text:style-name="T26"><text:tab/>'1234' </text:span><text:span text:style-name="T25">starting with</text:span><text:span text:style-name="T26"> 12<text:tab/></text:span></text:p>
      <text:p text:style-name="P27"><text:tab/><text:tab/>Результат равен <text:span text:style-name="T8">true. <text:s/></text:span><text:span text:style-name="T35">Целое значение 12 второго операнда преобразуется в </text:span><text:span text:style-name="T17">String '12'</text:span><text:span text:style-name="T35">.</text:span></text:p>
      <text:p text:style-name="P62"><text:tab/>Пример.</text:p>
      <text:p text:style-name="P62"/>
      <text:p text:style-name="P25"><text:span text:style-name="T35"><text:tab/></text:span><text:span text:style-name="T27"><text:tab/></text:span><text:span text:style-name="T29">null</text:span><text:span text:style-name="T27"> </text:span><text:span text:style-name="T28">starting with</text:span><text:span text:style-name="T27"> 12<text:tab/></text:span></text:p>
      <text:p text:style-name="P25"><text:span text:style-name="T27"><text:tab/><text:tab/></text:span><text:span text:style-name="T29">null</text:span><text:span text:style-name="T27"> </text:span><text:span text:style-name="T28">starting with</text:span><text:span text:style-name="T27"> </text:span><text:span text:style-name="T29">null</text:span></text:p>
      <text:p text:style-name="P25"><text:span text:style-name="T35"><text:tab/></text:span><text:span text:style-name="T27"><text:tab/>'12' </text:span><text:span text:style-name="T28">starting with</text:span><text:span text:style-name="T27"> </text:span><text:span text:style-name="T29">null</text:span></text:p>
      <text:p text:style-name="P27"><text:span text:style-name="T37"><text:tab/><text:tab/>Результат всегда равен </text:span><text:span text:style-name="T8">false</text:span><text:span text:style-name="T2">.</text:span></text:p>
      <text:p text:style-name="P38"/>
      <text:p text:style-name="P27"><text:tab/>Операция <text:span text:style-name="T12">NOT STARTING WITH</text:span><text:span text:style-name="T166"> </text:span>возвращает <text:span text:style-name="T8">true</text:span>, когда операция <text:span text:style-name="T12">STARTING WITH</text:span> возвращает <text:span text:style-name="T8">false</text:span> и наоборот.</text:p>
      <text:p text:style-name="P27"/>
      <text:h text:style-name="Heading_20_4" text:outline-level="4">Операция <text:span text:style-name="T38">Containing</text:span></text:h>
      <text:p text:style-name="Text_20_body"><text:span text:style-name="T38"><text:tab/></text:span><text:span text:style-name="T96">Синтаксис:</text:span></text:p>
      <text:p text:style-name="P22"><text:tab/><text:tab/><text:span text:style-name="T21">str</text:span>-<text:span text:style-name="T21">expr</text:span><text:span text:style-name="T23"> [</text:span><text:span text:style-name="T19">NOT</text:span><text:span text:style-name="T23">] </text:span><text:span text:style-name="T19"><text:s/></text:span><text:span text:style-name="T23">CONTAINING</text:span><text:span text:style-name="T19"> <text:s/></text:span><text:span text:style-name="T23"><text:s/></text:span><text:span text:style-name="T21">str</text:span><text:span text:style-name="T23">-</text:span><text:span text:style-name="T21">expr-1</text:span></text:p>
      <text:p text:style-name="P40"/>
      <text:p text:style-name="P22"><text:tab/>Проверяет, содержится ли в строке <text:s/><text:span text:style-name="T8">expr</text:span> <text:s/>подстрока <text:s/><text:span text:style-name="T8">str-expr-1.</text:span></text:p>
      <text:p text:style-name="P22"><text:tab/>Если <text:span text:style-name="T8">expr</text:span> <text:s/>или <text:s/><text:span text:style-name="T21">str</text:span><text:span text:style-name="T23">-</text:span><text:span text:style-name="T21">expr-1 </text:span><text:span text:style-name="T37">или</text:span><text:span text:style-name="T21"> </text:span><text:span text:style-name="T2">оба</text:span><text:span text:style-name="T21"> </text:span><text:span text:style-name="T37">равен/равны</text:span><text:span text:style-name="T2"> </text:span><text:span text:style-name="T8">null <text:s/></text:span>то, выражение равно <text:s/><text:span text:style-name="T8">false.</text:span></text:p>
      <text:p text:style-name="P23"><text:tab/>Перед выполнением сравнения оба операнда выражения преобразуются, если необходимо, в строку знаков. </text:p>
      <text:p text:style-name="P25"><text:tab/>Пример.</text:p>
      <text:p text:style-name="P25"><text:tab/><text:span text:style-name="T26"><text:tab/>'1234' </text:span><text:span text:style-name="T25">containing</text:span><text:span text:style-name="T26"> 23<text:tab/></text:span></text:p>
      <text:p text:style-name="P25"><text:span text:style-name="T26"><text:tab/><text:tab/>'1234' </text:span><text:span text:style-name="T25">containing</text:span><text:span text:style-name="T26"> 34<text:tab/></text:span></text:p>
      <text:p text:style-name="P25"><text:span text:style-name="T26"><text:tab/><text:tab/>'1234' </text:span><text:span text:style-name="T25">containing</text:span><text:span text:style-name="T26"> '1234'<text:tab/></text:span></text:p>
      <text:p text:style-name="P27"><text:tab/><text:tab/>Результат равен <text:span text:style-name="T8">true. <text:s/></text:span></text:p>
      <text:p text:style-name="P62"><text:tab/>Пример.</text:p>
      <text:p text:style-name="P62"/>
      <text:p text:style-name="P25"><text:soft-page-break/><text:span text:style-name="T35"><text:tab/></text:span><text:span text:style-name="T27"><text:tab/></text:span><text:span text:style-name="T29">null</text:span><text:span text:style-name="T27"> </text:span><text:span text:style-name="T28">containing</text:span><text:span text:style-name="T27"> 12<text:tab/></text:span></text:p>
      <text:p text:style-name="P25"><text:span text:style-name="T27"><text:tab/><text:tab/></text:span><text:span text:style-name="T29">null</text:span><text:span text:style-name="T27"> </text:span><text:span text:style-name="T28">containing</text:span><text:span text:style-name="T27"> </text:span><text:span text:style-name="T29">null</text:span></text:p>
      <text:p text:style-name="P25"><text:span text:style-name="T35"><text:tab/></text:span><text:span text:style-name="T27"><text:tab/>'12' </text:span><text:span text:style-name="T28">containing</text:span><text:span text:style-name="T27"> </text:span><text:span text:style-name="T29">null</text:span></text:p>
      <text:p text:style-name="P27"><text:span text:style-name="T35"><text:tab/><text:tab/>Результат всегда равен </text:span><text:span text:style-name="T8">false</text:span><text:span text:style-name="T2">.</text:span></text:p>
      <text:p text:style-name="P38"/>
      <text:p text:style-name="P27"><text:tab/>Операция <text:span text:style-name="T12">NOT CONTAINING</text:span><text:span text:style-name="T166"> </text:span>возвращает <text:span text:style-name="T8">true</text:span>, когда операция <text:span text:style-name="T12">CONTAINING</text:span> возвращает <text:span text:style-name="T8">false</text:span> и наоборот.</text:p>
      <text:p text:style-name="P27"/>
      <text:h text:style-name="Heading_20_4" text:outline-level="4">Операция <text:span text:style-name="T38">LIKE</text:span></text:h>
      <text:p text:style-name="Text_20_body"><text:span text:style-name="T38"><text:tab/></text:span><text:span text:style-name="T96">Синтаксис:</text:span></text:p>
      <text:p text:style-name="P27"><text:tab/><text:tab/><text:span text:style-name="T21">str</text:span>-<text:span text:style-name="T21">expr</text:span><text:span text:style-name="T23"> [</text:span><text:span text:style-name="T19">NOT</text:span><text:span text:style-name="T23">] </text:span><text:span text:style-name="T19"><text:s/></text:span><text:span text:style-name="T23">LIKE</text:span><text:span text:style-name="T19"> <text:s/></text:span><text:span text:style-name="T23"><text:s/></text:span><text:span text:style-name="T21">str-expr-1</text:span></text:p>
      <text:p text:style-name="P46"><text:span text:style-name="T144"><text:tab/>Выполняет сравнение </text:span><text:span text:style-name="T123">str</text:span><text:span text:style-name="T101">-</text:span><text:span text:style-name="T123">expr</text:span><text:span text:style-name="T158"> </text:span><text:span text:style-name="T144">по заданному образцу </text:span><text:span text:style-name="T123">str</text:span><text:span text:style-name="T121">-</text:span><text:span text:style-name="T123">expr-1.</text:span></text:p>
      <text:p text:style-name="P46"><text:span text:style-name="T144"><text:tab/></text:span><text:span text:style-name="T146">str-expr-1 </text:span><text:span text:style-name="T144">это строковое выражение, содержащее </text:span><text:span text:style-name="T145">образец</text:span><text:span text:style-name="T144">.</text:span></text:p>
      <text:p text:style-name="P12"/>
      <text:p text:style-name="P46"><text:span text:style-name="T144"><text:s text:c="5"/><text:tab/>Условия </text:span><text:span text:style-name="T12">LIKE</text:span><text:span text:style-name="T144"> предназначены для сопоставления </text:span><text:span text:style-name="T145">символьных строк </text:span><text:span text:style-name="T144">с заданным </text:span><text:span text:style-name="T145">образцом</text:span><text:span text:style-name="T144">.</text:span></text:p>
      <text:p text:style-name="P46"><text:span text:style-name="T144"><text:tab/>Символы, представляющие значение </text:span><text:span text:style-name="T8">str-expr-1</text:span><text:span text:style-name="T144"> трактуются:</text:span></text:p>
      <text:list text:style-name="L18">
        <text:list-item>
          <text:p text:style-name="P239"><text:span text:style-name="T144">Символ </text:span><text:span text:style-name="T145">подчеркивания</text:span><text:span text:style-name="T144"> "</text:span><text:span text:style-name="T148">_</text:span><text:span text:style-name="T144">" обозначает </text:span><text:span text:style-name="T145">любой</text:span><text:span text:style-name="T144"> </text:span><text:span text:style-name="T145">отдельный</text:span><text:span text:style-name="T144"> символ;</text:span></text:p>
        </text:list-item>
        <text:list-item>
          <text:p text:style-name="P239"><text:span text:style-name="T144">Знак </text:span><text:span text:style-name="T145">процента</text:span><text:span text:style-name="T144"> "</text:span><text:span text:style-name="T148">%</text:span><text:span text:style-name="T144">" представляет </text:span><text:span text:style-name="T145">любую</text:span><text:span text:style-name="T144"> последовательность из </text:span><text:span text:style-name="T146">k</text:span><text:span text:style-name="T144"> <text:s/>символов (</text:span><text:span text:style-name="T145">где </text:span><text:span text:style-name="T146">k</text:span><text:span text:style-name="T145"> может быть равно нулю</text:span><text:span text:style-name="T144">);</text:span></text:p>
        </text:list-item>
        <text:list-item>
          <text:p text:style-name="P239"><text:span text:style-name="T144">Все другие символы обозначают </text:span><text:span text:style-name="T145">сами себя</text:span><text:span text:style-name="T144">.</text:span></text:p>
        </text:list-item>
      </text:list>
      <text:p text:style-name="P46"><text:span text:style-name="T144"><text:s text:c="4"/><text:tab/></text:span><text:span text:style-name="T148">Пример 1</text:span><text:span text:style-name="T144">. Выражение:</text:span></text:p>
      <text:p text:style-name="P46"><text:span text:style-name="T144"><text:s text:c="5"/><text:tab/><text:tab/></text:span><text:span text:style-name="T25">'Bill Gates' </text:span><text:span text:style-name="T30">LIKE</text:span><text:span text:style-name="T25"> '%Gates'</text:span></text:p>
      <text:p text:style-name="P46"><text:span text:style-name="T144"><text:s/><text:tab/><text:tab/>Даст </text:span><text:span text:style-name="T8">true</text:span><text:span text:style-name="T144"> для приведенного выше выражения. Строка </text:span><text:span text:style-name="T8">str-expr</text:span><text:span text:style-name="T144"> слева от ключевого слова </text:span><text:span text:style-name="T32">LIKE</text:span><text:span text:style-name="T144"> может содержать любые символы перед словом 'Gates'.</text:span></text:p>
      <text:p text:style-name="P46"><text:span text:style-name="T144"><text:s text:c="5"/></text:span><text:span text:style-name="T148"><text:tab/>Пример 2</text:span><text:span text:style-name="T144">. Выражение:</text:span></text:p>
      <text:p text:style-name="P46"><text:span text:style-name="T144"><text:s text:c="5"/><text:tab/><text:tab/></text:span><text:span text:style-name="T25">'Bill Gates' </text:span><text:span text:style-name="T30">LIKE</text:span><text:span text:style-name="T25"> 'B%ates'</text:span></text:p>
      <text:p text:style-name="P46"><text:span text:style-name="T144"><text:s text:c="5"/><text:tab/><text:tab/> Даст </text:span><text:span text:style-name="T8">true</text:span><text:span text:style-name="T144"> для приведенного выше выражения. Строка </text:span><text:span text:style-name="T8">str-expr </text:span><text:span text:style-name="T144"><text:s/>слева от ключевого слова </text:span><text:span text:style-name="T148">LIKE</text:span><text:span text:style-name="T144"> может содержать </text:span><text:span text:style-name="T145">любые</text:span><text:span text:style-name="T144"> символы между символом '</text:span><text:span text:style-name="T148">B</text:span><text:span text:style-name="T144">' и строкой '</text:span><text:span text:style-name="T148">ates</text:span><text:span text:style-name="T144">', например, </text:span><text:span text:style-name="T25">'Bob Lates' </text:span><text:span text:style-name="T30">LIKE</text:span><text:span text:style-name="T25"> 'B%ates'</text:span><text:span text:style-name="T144"> также даст </text:span><text:span text:style-name="T8">true</text:span><text:span text:style-name="T144">.</text:span></text:p>
      <text:p text:style-name="P46"><text:span text:style-name="T144"><text:s text:c="5"/></text:span><text:span text:style-name="T148"><text:tab/>Пример 3</text:span><text:span text:style-name="T144">. Выражение:</text:span></text:p>
      <text:p text:style-name="P46"><text:span text:style-name="T144"><text:s text:c="5"/><text:tab/><text:tab/></text:span><text:span text:style-name="T25">'Bill Gates' </text:span><text:span text:style-name="T30">LIKE</text:span><text:span text:style-name="T25"> 'Bill _ates'</text:span></text:p>
      <text:p text:style-name="P46"><text:span text:style-name="T144"><text:s text:c="5"/><text:tab/><text:tab/> Даст </text:span><text:span text:style-name="T8">true</text:span><text:span text:style-name="T144"> для приведенного выше выражения. Строка слева от ключевого слова </text:span><text:span text:style-name="T12">LIKE</text:span><text:span text:style-name="T144"> может содержать </text:span><text:span text:style-name="T145">любой</text:span><text:span text:style-name="T144"> символ вместо <text:s/>символа '</text:span><text:span text:style-name="T148">G</text:span><text:span text:style-name="T144">', например, <text:s text:c="18"/></text:span><text:span text:style-name="T15"><text:tab/>'Bill Lates' </text:span><text:span text:style-name="T12">LIKE</text:span><text:span text:style-name="T15"> 'Bill _ates'</text:span><text:span text:style-name="T144"> также даст </text:span><text:span text:style-name="T8">true</text:span><text:span text:style-name="T144">.</text:span></text:p>
      <text:p text:style-name="P46"><text:span text:style-name="T148"><text:tab/>Пример 4.</text:span><text:span text:style-name="T144"> Выражение:</text:span></text:p>
      <text:p text:style-name="P46"><text:span text:style-name="T144"><text:s text:c="5"/><text:tab/></text:span><text:span text:style-name="T25"><text:tab/>'Bob Gates' </text:span><text:span text:style-name="T30">LIKE</text:span><text:span text:style-name="T25"> 'B% Gate_'</text:span></text:p>
      <text:p text:style-name="P46"><text:span text:style-name="T144"><text:s text:c="5"/><text:tab/><text:tab/> Даст </text:span><text:span text:style-name="T8">true</text:span><text:span text:style-name="T144"> для приведенного выше выражения. Строка слева от ключевого слова </text:span><text:span text:style-name="T148">LIKE</text:span><text:span text:style-name="T144"> может содержать </text:span><text:span text:style-name="T145">любую</text:span><text:span text:style-name="T144"> </text:span><text:span text:style-name="T145">строку</text:span><text:span text:style-name="T144"> после символа '</text:span><text:span text:style-name="T148">B</text:span><text:span text:style-name="T144">', <text:s/>затем следует </text:span><text:span text:style-name="T146">пробел</text:span><text:span text:style-name="T144">, строка '</text:span><text:span text:style-name="T148">Gate</text:span><text:span text:style-name="T144">' и </text:span><text:span text:style-name="T145">любой</text:span><text:span text:style-name="T144"> </text:span><text:span text:style-name="T145">символ</text:span><text:span text:style-name="T144">.</text:span></text:p>
      <text:p text:style-name="P27"><text:soft-page-break/><text:tab/>Операция <text:span text:style-name="T12">NOT LIKE</text:span><text:span text:style-name="T166"> </text:span>возвращает <text:span text:style-name="T8">true</text:span>, когда операция <text:span text:style-name="T12">LIKE</text:span> возвращает <text:span text:style-name="T8">false</text:span> и наоборот.</text:p>
      <text:p text:style-name="P27"/>
      <text:h text:style-name="Heading_20_4" text:outline-level="4">Операция <text:span text:style-name="T38">RegEx</text:span></text:h>
      <text:p text:style-name="Text_20_body"><text:span text:style-name="T38"><text:tab/></text:span><text:span text:style-name="T96">Синтаксис:</text:span></text:p>
      <text:p text:style-name="P27"><text:tab/><text:tab/><text:span text:style-name="T21">str</text:span>-<text:span text:style-name="T21">expr</text:span><text:span text:style-name="T23"> [</text:span><text:span text:style-name="T19">NOT</text:span><text:span text:style-name="T23">] </text:span><text:span text:style-name="T19"><text:s/></text:span><text:span text:style-name="T23">REGEX</text:span><text:span text:style-name="T19"> <text:s/></text:span><text:span text:style-name="T23"><text:s/></text:span><text:span text:style-name="T21">str-expr-1</text:span></text:p>
      <text:p text:style-name="P46"><text:span text:style-name="T144"><text:tab/>Выполняет сравнение </text:span><text:span text:style-name="T123">str</text:span><text:span text:style-name="T101">-</text:span><text:span text:style-name="T123">expr</text:span><text:span text:style-name="T158"> </text:span><text:span text:style-name="T144">по заданному образцу </text:span><text:span text:style-name="T123">str</text:span><text:span text:style-name="T121">-</text:span><text:span text:style-name="T123">expr-1. </text:span></text:p>
      <text:p text:style-name="P46"><text:span text:style-name="T144"><text:tab/></text:span><text:span text:style-name="T146">str-expr-1 </text:span><text:span text:style-name="T144">это строковое выражение, содержащее </text:span><text:span text:style-name="T145">регулярное выражение.</text:span></text:p>
      <text:p text:style-name="P12"/>
      <text:p text:style-name="P26"><text:s/><text:tab/><text:span text:style-name="T166">Пример 1.</text:span> Выражение:</text:p>
      <text:p text:style-name="P27"><text:s text:c="5"/><text:tab/><text:tab/><text:span text:style-name="T25">'B. Gates' </text:span><text:span text:style-name="T30">regex</text:span><text:span text:style-name="T25"> '(B(ill)?|B.) Gates'</text:span></text:p>
      <text:p text:style-name="P27"><text:s text:c="5"/><text:tab/><text:tab/>Вернет <text:span text:style-name="T8">true</text:span> <text:s/>для приведенного выше выражения. Точно также вернет <text:span text:style-name="T8">true</text:span> выражение:</text:p>
      <text:p text:style-name="P27"><text:s text:c="5"/><text:tab/><text:tab/><text:span text:style-name="T25">'Bill Gates' </text:span><text:span text:style-name="T30">regex</text:span><text:span text:style-name="T25"> '(B(ill)?|B.) Gates'</text:span></text:p>
      <text:p text:style-name="P27"><text:s text:c="3"/></text:p>
      <text:p text:style-name="P27"><text:tab/><text:span text:style-name="T166">Пример 2</text:span>. Выражение:</text:p>
      <text:p text:style-name="P27"><text:s text:c="5"/><text:tab/><text:span text:style-name="T25"><text:tab/>'1' </text:span><text:span text:style-name="T30">RegEx</text:span><text:span text:style-name="T25"> '[0-9]{1,5}'</text:span></text:p>
      <text:p text:style-name="P37"><text:tab/><text:tab/>'12' <text:span text:style-name="T166">RegEx</text:span> '[0-9]{1,5}'</text:p>
      <text:p text:style-name="P37"><text:tab/><text:tab/>'123' <text:span text:style-name="T166">RegEx</text:span> '[0-9]{1,5}'</text:p>
      <text:p text:style-name="P37"><text:tab/><text:tab/>'1234' <text:span text:style-name="T166">RegEx</text:span> '[0-9]{1,5}'</text:p>
      <text:p text:style-name="P37"><text:tab/><text:tab/>'12345' <text:span text:style-name="T166">RegEx</text:span> '[0-9]{1,5}'</text:p>
      <text:p text:style-name="P27"><text:tab/><text:tab/>Все приведенные выражения дают при вычислении <text:span text:style-name="T8">true</text:span>. В них проверяется <text:span text:style-name="T1">левый</text:span> операнд на то, что его символы должны быть <text:span text:style-name="T5">цифрами</text:span> и <text:s/>количество цифр от <text:span text:style-name="T166">1</text:span> до <text:span text:style-name="T166">5</text:span>. Так что следующее выражение даст<text:tab/><text:span text:style-name="T33">false</text:span>.</text:p>
      <text:p text:style-name="P27"><text:tab/><text:tab/><text:span text:style-name="T25">'123456' </text:span><text:span text:style-name="T30">RegEx</text:span><text:span text:style-name="T25"> '[0-9]{1,5}'</text:span></text:p>
      <text:p text:style-name="P27"/>
      <text:p text:style-name="P63"><text:tab/>Операция <text:span text:style-name="T12">NOT REGEX</text:span><text:span text:style-name="T166"> </text:span>возвращает <text:span text:style-name="T8">true</text:span>, когда операция <text:span text:style-name="T12">REGEX</text:span> возвращает <text:span text:style-name="T8">false</text:span> и наоборот.</text:p>
      <text:p text:style-name="P27"/>
      <text:h text:style-name="P77" text:outline-level="3">Логические операторы</text:h>
      <text:p text:style-name="P57"/>
      <text:p text:style-name="P60">Допустимыми логическими операторами выражения являются:</text:p>
      <text:p text:style-name="P60"/>
      <text:list text:style-name="L19">
        <text:list-item>
          <text:p text:style-name="P317"><text:span text:style-name="T40">AND</text:span><text:span text:style-name="T86"> - логическое "И"</text:span></text:p>
        </text:list-item>
        <text:list-item>
          <text:p text:style-name="P317"><text:span text:style-name="T40">OR</text:span><text:span text:style-name="T67"> </text:span><text:span text:style-name="T69">- </text:span><text:span text:style-name="T86">логическое "ИЛИ"</text:span></text:p>
        </text:list-item>
        <text:list-item>
          <text:p text:style-name="P317"><text:span text:style-name="T40">NOT</text:span><text:span text:style-name="T67"> </text:span><text:span text:style-name="T86">- логическое </text:span><text:span text:style-name="T129">отрицание</text:span></text:p>
        </text:list-item>
      </text:list>
      <text:p text:style-name="P64"/>
      <text:p text:style-name="P65">Примечание.<text:span text:style-name="T53"> </text:span><text:span text:style-name="T54">Операторы могут быть набраны в любом регистре, например:</text:span></text:p>
      <text:p text:style-name="P66"><text:span text:style-name="T70"><text:tab/><text:tab/></text:span><text:span text:style-name="T73">And</text:span><text:span text:style-name="T70"> </text:span><text:span text:style-name="T53">или </text:span><text:span text:style-name="T72">oR</text:span></text:p>
      <text:p text:style-name="P70"/>
      <text:p text:style-name="P70"/>
      <text:h text:style-name="P76" text:outline-level="3"><text:soft-page-break/>Списковый оператор</text:h>
      <text:p text:style-name="P61"/>
      <text:p text:style-name="P60"><text:tab/>Списковым оператором является оператор, представленный запятой ( <text:span text:style-name="T39">, </text:span>). Оператор применяется для построения выражений списка, например: <text:span text:style-name="T74">A</text:span><text:span text:style-name="T42">,</text:span><text:span text:style-name="T74">1</text:span><text:span text:style-name="T42">,</text:span><text:span text:style-name="T74">2+7</text:span> - <text:s/>это <text:s/>списковое</text:p>
      <text:p text:style-name="P60">выражение, значением которого является объект типа <text:span text:style-name="T74">tdo.expr.ValueList</text:span>. </text:p>
      <text:p text:style-name="P60"/>
      <text:p text:style-name="P60"/>
      <text:h text:style-name="P76" text:outline-level="3"/>
      <text:h text:style-name="P76" text:outline-level="3">Оператор <text:span text:style-name="T41">AS</text:span></text:h>
      <text:p text:style-name="P3"/>
      <text:p text:style-name="P1"><text:span text:style-name="T1"><text:tab/></text:span><text:span text:style-name="T60">Оператор применяется для назначения имени колонке в </text:span><text:span text:style-name="T58">select</text:span><text:span text:style-name="T60">-операторе, когда </text:span></text:p>
      <text:p text:style-name="P4">требуется изменить имя колонки взамен назначаемому по умолчанию.</text:p>
      <text:p text:style-name="P4"/>
      <text:p text:style-name="P4"/>
      <text:p text:style-name="P4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78" text:outline-level="3">Функции в выражениях</text:h>
      <text:p text:style-name="P29"><text:tab/>Выражение может содержать в качестве операндов <text:span text:style-name="T1">вызовы функций</text:span>. <text:s/><text:span text:style-name="T1">Функция</text:span> состоит из <text:span text:style-name="T1">идентификатора</text:span> и <text:span text:style-name="T1">списка параметров</text:span>, разделенных запятыми. <text:span text:style-name="T1">Список параметров</text:span> заключен в круглые скобки. В качестве параметров могут использоваться ваыражения. Состав параметров, их количество и типы определяются синтаксисом и семантиков конкретной функции.</text:p>
      <text:p text:style-name="P29"><text:tab/>Условно функции можно разделить на группы:</text:p>
      <text:list text:style-name="L20">
        <text:list-item>
          <text:p text:style-name="P200">Функции обработки строк</text:p>
        </text:list-item>
        <text:list-item>
          <text:p text:style-name="P200">Функции преобразования типов</text:p>
        </text:list-item>
        <text:list-item>
          <text:p text:style-name="P200">Функции состояния</text:p>
        </text:list-item>
        <text:list-item>
          <text:p text:style-name="P200">Специальные функции</text:p>
        </text:list-item>
        <text:list-item>
          <text:p text:style-name="P200">Функции пакета <text:span text:style-name="T12">java.Math</text:span></text:p>
        </text:list-item>
      </text:list>
      <text:p text:style-name="P29"><text:soft-page-break/></text:p>
      <text:h text:style-name="P81" text:outline-level="4">Функции обработки строк<text:tab/></text:h>
      <text:p text:style-name="P13"><text:tab/>В следующей таблице приведены функции, <text:s/>специально предназначенные для обработки строк.</text:p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89">Имя функции</text:p>
          </table:table-cell>
          <table:table-cell table:style-name="Таблица1.A1" office:value-type="string">
            <text:p text:style-name="P86">Алиасы</text:p>
          </table:table-cell>
          <table:table-cell table:style-name="Таблица1.C1" office:value-type="string">
            <text:p text:style-name="P86">Описание</text:p>
          </table:table-cell>
        </table:table-row>
        <table:table-row>
          <table:table-cell table:style-name="Таблица1.A2" office:value-type="string">
            <text:p text:style-name="P92">UpperCase </text:p>
          </table:table-cell>
          <table:table-cell table:style-name="Таблица1.A2" office:value-type="string">
            <text:p text:style-name="P94">Upper, U</text:p>
          </table:table-cell>
          <table:table-cell table:style-name="Таблица1.C2" office:value-type="string">
            <text:p text:style-name="P85">Переводит символы строки в верхний регистр </text:p>
          </table:table-cell>
        </table:table-row>
        <table:table-row>
          <table:table-cell table:style-name="Таблица1.A3" office:value-type="string">
            <text:p text:style-name="P92">LowerCase</text:p>
          </table:table-cell>
          <table:table-cell table:style-name="Таблица1.A3" office:value-type="string">
            <text:p text:style-name="P94">Lower, L </text:p>
          </table:table-cell>
          <table:table-cell table:style-name="Таблица1.C3" office:value-type="string">
            <text:p text:style-name="P85">Переводит символы строки в нижний регистр </text:p>
          </table:table-cell>
        </table:table-row>
        <table:table-row>
          <table:table-cell table:style-name="Таблица1.A2" office:value-type="string">
            <text:p text:style-name="P92">Proper </text:p>
          </table:table-cell>
          <table:table-cell table:style-name="Таблица1.A2" office:value-type="string">
            <text:p text:style-name="P94">P</text:p>
          </table:table-cell>
          <table:table-cell table:style-name="Таблица1.C2" office:value-type="string">
            <text:p text:style-name="P90">Переводит самый первый символ строки в верхний регистр</text:p>
          </table:table-cell>
        </table:table-row>
        <table:table-row>
          <table:table-cell table:style-name="Таблица1.A3" office:value-type="string">
            <text:p text:style-name="P92">Header</text:p>
          </table:table-cell>
          <table:table-cell table:style-name="Таблица1.A3" office:value-type="string">
            <text:p text:style-name="P94">Hd</text:p>
          </table:table-cell>
          <table:table-cell table:style-name="Таблица1.C3" office:value-type="string">
            <text:p text:style-name="P85">Переводит самый первый символ каждого слова строки в верхний регистр </text:p>
          </table:table-cell>
        </table:table-row>
        <table:table-row>
          <table:table-cell table:style-name="Таблица1.A2" office:value-type="string">
            <text:p text:style-name="P92">Trim </text:p>
          </table:table-cell>
          <table:table-cell table:style-name="Таблица1.A2" office:value-type="string">
            <text:p text:style-name="P94">Tr</text:p>
          </table:table-cell>
          <table:table-cell table:style-name="Таблица1.C2" office:value-type="string">
            <text:p text:style-name="P85">Отсекает крайние символы пробела слева и справа строки </text:p>
          </table:table-cell>
        </table:table-row>
        <table:table-row>
          <table:table-cell table:style-name="Таблица1.A3" office:value-type="string">
            <text:p text:style-name="P92">Padl </text:p>
          </table:table-cell>
          <table:table-cell table:style-name="Таблица1.A3" office:value-type="string">
            <text:p text:style-name="P94">PL</text:p>
          </table:table-cell>
          <table:table-cell table:style-name="Таблица1.C3" office:value-type="string">
            <text:p text:style-name="P85">В зависимости от параметров функции и типа операнда добавляет к строке слева заданное количество символов </text:p>
          </table:table-cell>
        </table:table-row>
        <table:table-row>
          <table:table-cell table:style-name="Таблица1.A2" office:value-type="string">
            <text:p text:style-name="P92">Padr</text:p>
          </table:table-cell>
          <table:table-cell table:style-name="Таблица1.A2" office:value-type="string">
            <text:p text:style-name="P94">PR</text:p>
          </table:table-cell>
          <table:table-cell table:style-name="Таблица1.C2" office:value-type="string">
            <text:p text:style-name="P85">В зависимости от параметров функции и типа операнда добавляет к строке справа заданное количество символов </text:p>
          </table:table-cell>
        </table:table-row>
        <table:table-row>
          <table:table-cell table:style-name="Таблица1.A3" office:value-type="string">
            <text:p text:style-name="P92">Substring </text:p>
          </table:table-cell>
          <table:table-cell table:style-name="Таблица1.A3" office:value-type="string">
            <text:p text:style-name="P94">Substr</text:p>
          </table:table-cell>
          <table:table-cell table:style-name="Таблица1.C3" office:value-type="string">
            <text:p text:style-name="P85">Выделяет подстроку из заданной строки </text:p>
          </table:table-cell>
        </table:table-row>
        <table:table-row>
          <table:table-cell table:style-name="Таблица1.A2" office:value-type="string">
            <text:p text:style-name="P92">NumberFormat </text:p>
          </table:table-cell>
          <table:table-cell table:style-name="Таблица1.A2" office:value-type="string">
            <text:p text:style-name="P94">NumFormat, NF</text:p>
          </table:table-cell>
          <table:table-cell table:style-name="Таблица1.C2" office:value-type="string">
            <text:p text:style-name="P85">Форматирует числовое значение согласно заданному шаблону и возвращает строковое представление </text:p>
          </table:table-cell>
        </table:table-row>
        <table:table-row>
          <table:table-cell table:style-name="Таблица1.A3" office:value-type="string">
            <text:p text:style-name="P108">RNumberFormat</text:p>
          </table:table-cell>
          <table:table-cell table:style-name="Таблица1.A3" office:value-type="string">
            <text:p text:style-name="P94">RnumFormat,</text:p>
            <text:p text:style-name="P94">RNF</text:p>
          </table:table-cell>
          <table:table-cell table:style-name="Таблица1.C3" office:value-type="string">
            <text:p text:style-name="P85">Форматирует числовое значение согласно заданному шаблону и возвращает строковое представление </text:p>
          </table:table-cell>
        </table:table-row>
        <table:table-row>
          <table:table-cell table:style-name="Таблица1.A12" office:value-type="string">
            <text:p text:style-name="P92">DateFormat</text:p>
          </table:table-cell>
          <table:table-cell table:style-name="Таблица1.A12" office:value-type="string">
            <text:p text:style-name="P94">DF</text:p>
          </table:table-cell>
          <table:table-cell table:style-name="Таблица1.C12" office:value-type="string">
            <text:p text:style-name="P85">Форматирует значение даты согласно заданному шаблону и возвращает строковое представление </text:p>
          </table:table-cell>
        </table:table-row>
      </table:table>
      <text:p text:style-name="P30"/>
      <text:h text:style-name="P106" text:outline-level="5">Функция <text:span text:style-name="T41">UpperCase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UpperCase( </text:span><text:span text:style-name="T9">str-expr </text:span><text:span text:style-name="T15">)</text:span></text:p>
      <text:p text:style-name="P33"><text:tab/><text:span text:style-name="T167">Алиасные имена:</text:span> <text:span text:style-name="T12">U, Upper</text:span></text:p>
      <text:p text:style-name="P33"><text:tab/>Переводит символы строки в верхний регистр.</text:p>
      <text:p text:style-name="P34"><text:tab/>Если значение <text:span text:style-name="T8">str-expr</text:span> равно <text:span text:style-name="T8">null</text:span>, то преобразования <text:span text:style-name="T167">не</text:span> производится. Для остальных значений выражение преобразуется в строку применением метода <text:span text:style-name="T12">toString()</text:span>. </text:p>
      <text:p text:style-name="P4"><text:tab/><text:tab/><text:tab/><text:tab/><text:tab/><text:tab/></text:p>
      <text:h text:style-name="P106" text:outline-level="5">Функция <text:span text:style-name="T41">LowerCase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LowerCase( </text:span><text:span text:style-name="T9">str-expr </text:span><text:span text:style-name="T15">)</text:span></text:p>
      <text:p text:style-name="P33"><text:tab/><text:span text:style-name="T167">Алиасные имена:</text:span> <text:s/><text:span text:style-name="T12">L, Lower</text:span></text:p>
      <text:p text:style-name="P33"><text:tab/>Переводит символы строки в нижний регистр.</text:p>
      <text:p text:style-name="P34"><text:soft-page-break/><text:tab/>Если значение <text:span text:style-name="T8">str-expr</text:span> равно <text:span text:style-name="T8">null</text:span>, то преобразования <text:span text:style-name="T167">не</text:span> производится. Для остальных значений выражение преобразуется в строку применением метода <text:span text:style-name="T12">toString()</text:span>. </text:p>
      <text:p text:style-name="P4"/>
      <text:h text:style-name="P106" text:outline-level="5">Функция <text:s/><text:span text:style-name="T41">Proper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Proper( </text:span><text:span text:style-name="T9">str-expr </text:span><text:span text:style-name="T15">)</text:span></text:p>
      <text:p text:style-name="P33"><text:tab/><text:span text:style-name="T167">Алиасные имена:</text:span> <text:s/><text:span text:style-name="T12"><text:s/>P</text:span></text:p>
      <text:p text:style-name="P97"><text:tab/>Переводит самый первый символ строки в верхний регистр.</text:p>
      <text:p text:style-name="P97"/>
      <text:p text:style-name="P34"><text:tab/>Если значение <text:span text:style-name="T8">str-expr</text:span> равно <text:span text:style-name="T8">null</text:span>, то преобразования <text:span text:style-name="T167">не</text:span> производится. Для остальных значений выражение преобразуется в строку применением метода <text:span text:style-name="T12">toString()</text:span>. </text:p>
      <text:p text:style-name="P4"/>
      <text:h text:style-name="P106" text:outline-level="5">Функция <text:s/><text:span text:style-name="T41">Header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Header( </text:span><text:span text:style-name="T9">str-expr </text:span><text:span text:style-name="T15">[ </text:span><text:span text:style-name="T9">,delimeters</text:span><text:span text:style-name="T15">]</text:span><text:span text:style-name="T9"> </text:span><text:span text:style-name="T15">)</text:span></text:p>
      <text:p text:style-name="P33"><text:tab/><text:span text:style-name="T167">Алиасные имена:</text:span> <text:s/><text:span text:style-name="T12"><text:s/>Hd</text:span></text:p>
      <text:p text:style-name="P97"><text:tab/>Переводит самый первый символ каждого слова строки в верхний регистр.</text:p>
      <text:p text:style-name="P97"/>
      <text:p text:style-name="P34"><text:tab/>Если значение <text:span text:style-name="T8">str-expr</text:span> равно <text:span text:style-name="T8">null</text:span>, то преобразования <text:span text:style-name="T167">не</text:span> производится. Для остальных значений выражение преобразуется в строку применением метода <text:span text:style-name="T12">toString()</text:span>. </text:p>
      <text:p text:style-name="P34"><text:tab/>Параметр <text:span text:style-name="T10">delimeters</text:span> определяет символы-разделители слов в строке. Если <text:s/><text:span text:style-name="T10">delimeters</text:span> опущен, то по умолчанию он принимает строковое значение: <text:span text:style-name="T166">" .,:-_;"</text:span>, или <text:span text:style-name="T10">пробел,точка,запятая,двоеточие,дефис,подчеркивание, точка с запятой</text:span>.</text:p>
      <text:p text:style-name="P4"/>
      <text:h text:style-name="P106" text:outline-level="5">Функция <text:s/><text:span text:style-name="T41">Trim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Trim( </text:span><text:span text:style-name="T9">str-expr</text:span><text:span text:style-name="T15">)</text:span></text:p>
      <text:p text:style-name="P33"><text:tab/><text:span text:style-name="T167">Алиасные имена:</text:span> <text:s/><text:span text:style-name="T12"><text:s/>TR</text:span></text:p>
      <text:p text:style-name="P98"><text:tab/>Отсекает крайние символы пробела слева и справа строки. </text:p>
      <text:p text:style-name="P97"/>
      <text:p text:style-name="P34"><text:tab/>Если значение <text:span text:style-name="T8">str-expr</text:span> равно <text:span text:style-name="T8">null</text:span>, то преобразования <text:span text:style-name="T167">не</text:span> производится. Для остальных значений выражение преобразуется в строку применением метода <text:span text:style-name="T12">toString()</text:span>. </text:p>
      <text:p text:style-name="P34"/>
      <text:h text:style-name="P106" text:outline-level="5">Функция <text:s/><text:span text:style-name="T41">Padl</text:span></text:h>
      <text:p text:style-name="P31"><text:tab/><text:span text:style-name="T168">Синтаксис:</text:span></text:p>
      <text:p text:style-name="P32"><text:span text:style-name="T15"><text:tab/><text:tab/>PADL( </text:span><text:span text:style-name="T9">expr</text:span><text:span text:style-name="T15">, </text:span><text:span text:style-name="T9">size</text:span><text:span text:style-name="T15"> [ , </text:span><text:span text:style-name="T9">char</text:span><text:span text:style-name="T15">])</text:span></text:p>
      <text:p text:style-name="P33"><text:tab/><text:span text:style-name="T167">Алиасные имена:</text:span> <text:s/><text:span text:style-name="T12"><text:s/>PL</text:span></text:p>
      <text:p text:style-name="P98"><text:tab/>Добавляет к строке <text:span text:style-name="T1">слева</text:span> количество символов <text:span text:style-name="T8">char</text:span>, чтобы длина строки стала равной <text:span text:style-name="T8">size</text:span>. Если не задан символ-заполнитель <text:span text:style-name="T8">char</text:span>, то:</text:p>
      <text:p text:style-name="P98"/>
      <text:list text:style-name="L21">
        <text:list-item>
          <text:p text:style-name="P342"><text:soft-page-break/>Если <text:span text:style-name="T8">expr</text:span> имеет тип <text:span text:style-name="T12">Number</text:span>, то, по умолчанию дополнение производится символом '0'.</text:p>
        </text:list-item>
        <text:list-item>
          <text:p text:style-name="P342">Если <text:span text:style-name="T8">expr</text:span> имеет тип отличный от <text:span text:style-name="T12">Number</text:span>, то, по умолчанию дополнение производится символом <text:span text:style-name="T1">пробела</text:span>.</text:p>
        </text:list-item>
      </text:list>
      <text:p text:style-name="P98"/>
      <text:p text:style-name="P98"><text:tab/>Если значение <text:span text:style-name="T8">expr</text:span> равно <text:span text:style-name="T8">null</text:span>, то преобразования <text:span text:style-name="T167">не</text:span> производится. Для остальных значений выражение преобразуется в строку применением метода <text:span text:style-name="T12">toString()</text:span>. </text:p>
      <text:p text:style-name="P98"><text:tab/></text:p>
      <text:p text:style-name="P98"/>
      <text:h text:style-name="P106" text:outline-level="5">Функция <text:s/><text:span text:style-name="T41">Padr</text:span></text:h>
      <text:p text:style-name="P31"><text:tab/><text:span text:style-name="T168">Синтаксис:</text:span></text:p>
      <text:p text:style-name="P32"><text:span text:style-name="T15"><text:tab/><text:tab/>PADR( </text:span><text:span text:style-name="T9">expr</text:span><text:span text:style-name="T15">, </text:span><text:span text:style-name="T9">size</text:span><text:span text:style-name="T15"> [ , </text:span><text:span text:style-name="T9">char</text:span><text:span text:style-name="T15">])</text:span></text:p>
      <text:p text:style-name="P33"><text:tab/><text:span text:style-name="T167">Алиасные имена:</text:span> <text:s/><text:span text:style-name="T12"><text:s/>PR</text:span></text:p>
      <text:p text:style-name="P98"><text:tab/>Добавляет к строке <text:span text:style-name="T1">справа</text:span> количество символов <text:span text:style-name="T8">char</text:span>, чтобы длина строки стала равной <text:span text:style-name="T8">size</text:span>. Если не задан символ-заполнитель <text:span text:style-name="T8">char</text:span>, то:</text:p>
      <text:p text:style-name="P98"/>
      <text:list text:style-name="L21">
        <text:list-item text:start-value="1">
          <text:p text:style-name="P342">Если <text:span text:style-name="T8">expr</text:span> имеет тип <text:span text:style-name="T12">Number</text:span>, то, по умолчанию дополнение производится символом '0'.</text:p>
        </text:list-item>
        <text:list-item>
          <text:p text:style-name="P342">Если <text:span text:style-name="T8">expr</text:span> имеет тип отличный от <text:span text:style-name="T12">Number</text:span>, то, по умолчанию дополнение производится символом <text:span text:style-name="T1">пробела</text:span>.</text:p>
        </text:list-item>
      </text:list>
      <text:p text:style-name="P98"/>
      <text:p text:style-name="P98"><text:tab/>Если значение <text:span text:style-name="T8">expr</text:span> равно <text:span text:style-name="T8">null</text:span>, то преобразования <text:span text:style-name="T167">не</text:span> производится. Для остальных значений выражение преобразуется в строку применением метода <text:span text:style-name="T12">toString()</text:span>. </text:p>
      <text:p text:style-name="P98"><text:tab/></text:p>
      <text:h text:style-name="P106" text:outline-level="5">Функция <text:s/><text:span text:style-name="T41">Substring</text:span></text:h>
      <text:p text:style-name="P31"><text:tab/><text:span text:style-name="T168">Синтаксис:</text:span></text:p>
      <text:p text:style-name="P32"><text:span text:style-name="T15"><text:tab/><text:tab/>Substring( </text:span><text:span text:style-name="T9">source</text:span><text:span text:style-name="T15">, </text:span><text:span text:style-name="T9">startpos</text:span><text:span text:style-name="T15"> [ , </text:span><text:span text:style-name="T9">endpos </text:span><text:span text:style-name="T15">] )</text:span></text:p>
      <text:p text:style-name="P33"><text:tab/><text:span text:style-name="T167">Алиасные имена:</text:span> <text:s/><text:span text:style-name="T12"><text:s/>Substr</text:span></text:p>
      <text:p text:style-name="P98"><text:tab/>Выделяет <text:span text:style-name="T1">подстроку</text:span>, начиная с позиции <text:span text:style-name="T8">startpos</text:span> и заканчивая позицией <text:span text:style-name="T8">endpos</text:span> из заданной строки <text:span text:style-name="T8">source</text:span>. Если параметр <text:span text:style-name="T8">endpos</text:span> не задан, то принимается равным <text:span text:style-name="T10">source</text:span><text:span text:style-name="T12">.length - 1</text:span><text:span text:style-name="T15">. </text:span></text:p>
      <text:p text:style-name="P98"/>
      <text:p text:style-name="P98"><text:tab/><text:span text:style-name="T34">Примечание</text:span><text:span text:style-name="T6">. Нумерация символов начинается с 0.<text:tab/></text:span></text:p>
      <text:p text:style-name="P99"/>
      <text:p text:style-name="P98"/>
      <text:p text:style-name="P98"/>
      <text:p text:style-name="P98"><text:tab/>Если значение <text:span text:style-name="T8">source</text:span> равно <text:span text:style-name="T8">null</text:span>, то преобразования <text:span text:style-name="T167">не</text:span> производится. Для остальных значений выражение преобразуется в строку применением метода <text:span text:style-name="T12">toString()</text:span>. </text:p>
      <text:p text:style-name="P98"/>
      <text:p text:style-name="P34"/>
      <text:h text:style-name="P106" text:outline-level="5">Функция <text:s/><text:span text:style-name="T44">NumberFormat</text:span></text:h>
      <text:p text:style-name="P31"><text:tab/><text:span text:style-name="T168">Синтаксис:</text:span></text:p>
      <text:p text:style-name="P98"><text:span text:style-name="T15"><text:tab/><text:tab/></text:span><text:span text:style-name="T12">NumberFormat(</text:span><text:span text:style-name="T10">expr</text:span><text:span text:style-name="T12"> , [ </text:span><text:span text:style-name="T10">pattern </text:span><text:span text:style-name="T12">[</text:span><text:span text:style-name="T10">, decseparator</text:span><text:span text:style-name="T12">[ </text:span><text:span text:style-name="T10">, groupseparator </text:span><text:span text:style-name="T12">]] ] )</text:span></text:p>
      <text:p text:style-name="P100"/>
      <text:p text:style-name="P33"><text:tab/><text:span text:style-name="T167">Алиасные имена:</text:span> <text:s/><text:span text:style-name="T12"><text:s/>NumFormat, NF</text:span></text:p>
      <text:p text:style-name="P98"><text:tab/>Форматирует числовой операнд <text:span text:style-name="T8">expr</text:span> согласно заданному шаблону <text:span text:style-name="T8">pattern</text:span> и преобразует его в <text:span text:style-name="T1">строковое</text:span> значение.</text:p>
      <text:p text:style-name="P98"><text:soft-page-break/><text:tab/>По умолчанию <text:span text:style-name="T8">pattern</text:span> равен "###.########", <text:s/>разделитель целой и дробной частей <text:span text:style-name="T8">decseparator</text:span> равен '.' - точка, и разделитель групп <text:span text:style-name="T8">groupseparator</text:span><text:span text:style-name="T10"> </text:span>цифр равен ' ' - пробелу.</text:p>
      <text:p text:style-name="P98"/>
      <text:p text:style-name="P98"><text:tab/>Если значение <text:span text:style-name="T8">expr</text:span> равно <text:span text:style-name="T8">null</text:span>, то преобразуется в <text:span text:style-name="T12">Integer</text:span> со значение 0.</text:p>
      <text:p text:style-name="P98"><text:tab/></text:p>
      <text:p text:style-name="P98"><text:tab/> <text:span text:style-name="T167">Правила округления</text:span></text:p>
      <text:p text:style-name="P98"/>
      <text:p text:style-name="P98"><text:tab/>Функция NumberFormat проводит округление значения по правилам арифметики. Например, если для числа 12345678.125 применить шаблон '########.##', т.е. указав два знака после десятичной точки и выполнить функцию <text:span text:style-name="T170">NumberFormat</text:span>, то получается результат: <text:span text:style-name="T166">12345678.</text:span><text:span text:style-name="T2">13</text:span>, поскольку функция выполняет форматирование в моде округления равной <text:s/><text:span text:style-name="T169">java.math.RoundingMode.</text:span><text:span text:style-name="T170">HALF_UP</text:span>. <text:s/>Если же выполнить функцию <text:span text:style-name="T170">RNumberFormat</text:span>, то получается результат <text:span text:style-name="T166">12345678.</text:span><text:span text:style-name="T2">12</text:span>. <text:s/>Эта функция выполняется в моде <text:s text:c="4"/><text:span text:style-name="T169">java.math.RoundingMode.</text:span><text:span text:style-name="T170">HALF_EVEN</text:span>.</text:p>
      <text:p text:style-name="P98"/>
      <text:h text:style-name="P106" text:outline-level="5">Функция <text:s/><text:span text:style-name="T44">RNumberFormat</text:span></text:h>
      <text:p text:style-name="P31"><text:tab/><text:span text:style-name="T168">Синтаксис:</text:span></text:p>
      <text:p text:style-name="P98"><text:span text:style-name="T15"><text:tab/><text:tab/></text:span><text:span text:style-name="T12">RNumberFormat(</text:span><text:span text:style-name="T10">expr</text:span><text:span text:style-name="T12"> , [ </text:span><text:span text:style-name="T10">pattern </text:span><text:span text:style-name="T12">[</text:span><text:span text:style-name="T10">, decseparator</text:span><text:span text:style-name="T12">[ </text:span><text:span text:style-name="T10">, groupseparator </text:span><text:span text:style-name="T12">]] ] )</text:span></text:p>
      <text:p text:style-name="P100"/>
      <text:p text:style-name="P33"><text:tab/><text:span text:style-name="T167">Алиасные имена:</text:span> <text:s/><text:span text:style-name="T12"><text:s/>RNumFormat, RNF</text:span></text:p>
      <text:p text:style-name="P98"><text:tab/>Форматирует числовой операнд <text:span text:style-name="T8">expr</text:span> согласно заданному шаблону <text:span text:style-name="T8">pattern</text:span> и преобразует его в <text:span text:style-name="T1">строковое</text:span> значение.</text:p>
      <text:p text:style-name="P98"><text:tab/>По умолчанию <text:s/>разделитель целой и дробной частей <text:span text:style-name="T8">decseparator</text:span> равен '.' - точка, и разделитель групп <text:span text:style-name="T8">groupseparator</text:span><text:span text:style-name="T10"> </text:span>цифр равен ' ' - пробелу.</text:p>
      <text:p text:style-name="P98"/>
      <text:p text:style-name="P98"><text:tab/>Если значение <text:span text:style-name="T8">expr</text:span> равно <text:span text:style-name="T8">null</text:span>, то преобразуется в <text:span text:style-name="T12">Integer</text:span> со значение 0.</text:p>
      <text:p text:style-name="P98"><text:tab/></text:p>
      <text:p text:style-name="P98"><text:tab/> <text:span text:style-name="T167">Правила округления</text:span></text:p>
      <text:p text:style-name="P98"/>
      <text:p text:style-name="P98"><text:tab/>Функция RNumberFormat проводит округление значения по правилам несколько отличающихся от арифметических. Например, если для числа <text:span text:style-name="T166">12345678.125</text:span> применить шаблон '########.##', т.е. указав два знака после десятичной точки и выполнить функцию <text:span text:style-name="T170">RNumberFormat</text:span>, то получается результат: <text:span text:style-name="T166">12345678.</text:span><text:span text:style-name="T2">12</text:span>, поскольку функция выполняет форматирование в моде округления равной <text:s/><text:span text:style-name="T169">java.math.RoundingMode.</text:span><text:span text:style-name="T170">HALF_EVEN</text:span>. <text:s/>Если же выполнить функцию <text:span text:style-name="T170">NumberFormat</text:span>, то получается результат <text:span text:style-name="T166">12345678.</text:span><text:span text:style-name="T2">13</text:span>. <text:s/>Эта функция выполняется в моде <text:s text:c="4"/><text:span text:style-name="T169">java.math.RoundingMode.</text:span><text:span text:style-name="T170">HALF_UP</text:span>.</text:p>
      <text:p text:style-name="P98"/>
      <text:h text:style-name="P106" text:outline-level="5">Функция <text:span text:style-name="T41">DateFormat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DateFormat( </text:span><text:span text:style-name="T9">date-expr </text:span><text:span text:style-name="T15">[ <text:s/>[ </text:span><text:span text:style-name="T9">, pattern </text:span><text:span text:style-name="T15">[</text:span><text:span text:style-name="T9"> , localeLang </text:span><text:span text:style-name="T15">]</text:span><text:span text:style-name="T9"> <text:s/></text:span><text:span text:style-name="T15">]</text:span><text:span text:style-name="T9"> <text:s text:c="2"/></text:span><text:span text:style-name="T15">)</text:span></text:p>
      <text:p text:style-name="Text_20_body"><text:span text:style-name="T91"><text:tab/></text:span><text:span text:style-name="T92">Алиасные имена:</text:span><text:span text:style-name="T91"> <text:s/></text:span><text:span text:style-name="T12">DF</text:span></text:p>
      <text:p text:style-name="P85"><text:span text:style-name="T12"><text:tab/></text:span><text:span text:style-name="T64">Преобразует заданное значение даты </text:span><text:span text:style-name="T8">date-expr</text:span><text:span text:style-name="T64"> в тип </text:span><text:span text:style-name="Source_20_Text"><text:span text:style-name="T171">java.lang.String</text:span></text:span><text:span text:style-name="T64"> по заданному образцу </text:span><text:span text:style-name="T8">pattern </text:span><text:span text:style-name="T37">и заданому </text:span><text:span text:style-name="T8">localeLang</text:span><text:span text:style-name="T64">. </text:span></text:p>
      <text:p text:style-name="P96"/>
      <text:p text:style-name="Text_20_body"><text:span text:style-name="T12"><text:tab/></text:span><text:span text:style-name="T18">Параметры</text:span><text:span text:style-name="T12">:</text:span></text:p>
      <text:list text:style-name="L22">
        <text:list-item>
          <text:p text:style-name="P205"><text:span text:style-name="T174">date-expr </text:span><text:span text:style-name="T9"><text:s/></text:span><text:span text:style-name="T4">— </text:span><text:span text:style-name="T64">выражение типа </text:span><text:span text:style-name="T171">java.util.Date</text:span><text:span text:style-name="T64">, которое преобразуется </text:span><text:span text:style-name="T4">в <text:tab/></text:span><text:span text:style-name="T171">java.lang.String</text:span><text:span text:style-name="T4">.</text:span></text:p>
        </text:list-item>
        <text:list-item>
          <text:p text:style-name="P205"><text:span text:style-name="T174">pattern</text:span><text:span text:style-name="T9"> <text:s text:c="2"/></text:span><text:span text:style-name="T4">- <text:s/></text:span><text:span text:style-name="T64">строковое выражения, представляющее собой шаблон <text:s text:c="2"/></text:span><text:soft-page-break/><text:span text:style-name="T64"><text:tab/>(</text:span><text:span text:style-name="T4">образец</text:span><text:span text:style-name="T64">) согласно которому дата должна быть представлена </text:span><text:span text:style-name="T162">как</text:span><text:span text:style-name="T175"> <text:tab/>строка</text:span><text:span text:style-name="T4">. </text:span></text:p>
        </text:list-item>
        <text:list-item>
          <text:p text:style-name="P205"><text:span text:style-name="T174">localeLang</text:span><text:span text:style-name="T9"> <text:s/></text:span><text:span text:style-name="T4">- </text:span><text:span text:style-name="T64">строковый код страны, как определено конструктором <text:tab/>класса </text:span><text:span text:style-name="T171">java.util.Locale</text:span><text:span text:style-name="T64">. Например "ru" - русский, а "en" - <text:tab/>английский.</text:span></text:p>
        </text:list-item>
      </text:list>
      <text:p text:style-name="P12"/>
      <text:p text:style-name="P85"><text:span text:style-name="T64"><text:tab/>Если </text:span><text:span text:style-name="T8">pattern</text:span><text:span text:style-name="T64"> не задан, то преобразование производится с использованием <text:s/>значения равного "</text:span><text:span text:style-name="T170">dd.MM.yy</text:span><text:span text:style-name="T64">".</text:span></text:p>
      <text:p text:style-name="P91"><text:tab/></text:p>
      <text:p text:style-name="P91"><text:tab/>Если не задан <text:span text:style-name="T8">localeLang</text:span>, то преобразование выполняется согласно текущим языковым установкам операционной системы <text:s/>компьютера. Для правильного использования функции необходимо точно знать какой язык использован для представления даты в формате строки знаков. </text:p>
      <text:p text:style-name="P91"/>
      <text:p text:style-name="P33"><text:tab/>Значение <text:span text:style-name="T176">date-expr</text:span><text:span text:style-name="T169"> </text:span>равное <text:span text:style-name="T176">null</text:span>, преобразуется в <text:span text:style-name="T169">java.util.Date</text:span> со значением D<text:span text:style-name="T169">ate(0) </text:span><text:span text:style-name="T143">перед преобразованием в строку знаков</text:span>.</text:p>
      <text:p text:style-name="P33"><text:tab/>Преобразование проводится с помощью класса <text:span text:style-name="T169">java.text.SimpleDateFormat</text:span>. </text:p>
      <text:p text:style-name="P34"/>
      <text:p text:style-name="P91"/>
      <text:p text:style-name="P91"><text:tab/><text:span text:style-name="T166">Пример</text:span>. Пусть строка <text:span text:style-name="T176">date-expr</text:span> содержит значение типа <text:span text:style-name="T169">java.util.Date</text:span>, соответствующее <text:span text:style-name="T170">12 июля 2005.</text:span></text:p>
      <text:p text:style-name="P91"/>
      <text:p text:style-name="P91"><text:tab/>Для такой даты применим шаблон <text:span text:style-name="T169">'</text:span><text:span text:style-name="T170">MMM, d yyyy</text:span><text:span text:style-name="T169">'.</text:span></text:p>
      <text:p text:style-name="P105"/>
      <text:p text:style-name="P91"><text:tab/>Если выполнить выражение <text:span text:style-name="T12">DateFormat</text:span><text:span text:style-name="T15">( </text:span><text:span text:style-name="T176">date-expr</text:span><text:span text:style-name="T15">, '</text:span><text:span text:style-name="T181">MMM, d yyyy</text:span><text:span text:style-name="T15">')</text:span> , то для <text:span text:style-name="T166">Windows</text:span> с русскими языковыми установками возвращается "<text:span text:style-name="T180">Июл, 12 2005"</text:span>.</text:p>
      <text:p text:style-name="P91"/>
      <text:p text:style-name="P91"><text:tab/>Если выполнить выражение <text:span text:style-name="T15"><text:s/></text:span><text:span text:style-name="T17">DateFormat</text:span><text:span text:style-name="T15">(</text:span><text:span text:style-name="T176">date-expr</text:span><text:span text:style-name="T15">, 'MMM, d yyyy','</text:span><text:span text:style-name="T186">en</text:span><text:span text:style-name="T15">') , то возвращактся строка </text:span>"<text:span text:style-name="T180">Jul, 12 2005"</text:span><text:span text:style-name="T85">, поскольку</text:span> третьим параметром мы <text:span text:style-name="T1">явно</text:span> проинформировали функцию, на каком языке представлена дата — английском.</text:p>
      <text:p text:style-name="P98"/>
      <text:h text:style-name="P81" text:outline-level="4">Функции преобразования</text:h>
      <text:p text:style-name="P13"><text:tab/>В следующей таблице приведены функции, <text:s/>специально предназначенные для преобразования значений выражений в заданный тип.</text:p>
      <text:p text:style-name="P1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89">Имя функции</text:p>
          </table:table-cell>
          <table:table-cell table:style-name="Таблица2.A1" office:value-type="string">
            <text:p text:style-name="P86">Алиасы</text:p>
          </table:table-cell>
          <table:table-cell table:style-name="Таблица2.C1" office:value-type="string">
            <text:p text:style-name="P86">Описание</text:p>
          </table:table-cell>
        </table:table-row>
        <table:table-row>
          <table:table-cell table:style-name="Таблица2.A2" office:value-type="string">
            <text:p text:style-name="P92">BigDecimal</text:p>
          </table:table-cell>
          <table:table-cell table:style-name="Таблица2.A2" office:value-type="string">
            <text:p text:style-name="P94">Dec</text:p>
          </table:table-cell>
          <table:table-cell table:style-name="Таблица2.C2" office:value-type="string">
            <text:p text:style-name="P87">Преобразует заданное значение в тип <text:span text:style-name="Source_20_Text">java.math.BigDecimal</text:span>. </text:p>
          </table:table-cell>
        </table:table-row>
        <table:table-row>
          <table:table-cell table:style-name="Таблица2.A3" office:value-type="string">
            <text:p text:style-name="P92">Double</text:p>
          </table:table-cell>
          <table:table-cell table:style-name="Таблица2.A3" office:value-type="string">
            <text:p text:style-name="P94">Dou </text:p>
          </table:table-cell>
          <table:table-cell table:style-name="Таблица2.C3" office:value-type="string">
            <text:p text:style-name="P87">Преобразует заданное значение в тип <text:span text:style-name="Source_20_Text">java.lang.Double</text:span>. </text:p>
          </table:table-cell>
        </table:table-row>
        <table:table-row>
          <table:table-cell table:style-name="Таблица2.A2" office:value-type="string">
            <text:p text:style-name="P92">Float </text:p>
          </table:table-cell>
          <table:table-cell table:style-name="Таблица2.A2" office:value-type="string">
            <text:p text:style-name="P94">FL, REAL</text:p>
          </table:table-cell>
          <table:table-cell table:style-name="Таблица2.C2" office:value-type="string">
            <text:p text:style-name="P95">Преобразует заданное значение в тип <text:span text:style-name="Source_20_Text">java.lang.Float</text:span>. </text:p>
          </table:table-cell>
        </table:table-row>
        <table:table-row>
          <table:table-cell table:style-name="Таблица2.A3" office:value-type="string">
            <text:p text:style-name="P92">Long</text:p>
          </table:table-cell>
          <table:table-cell table:style-name="Таблица2.A3" office:value-type="string">
            <text:p text:style-name="P94">Lo,BigInt</text:p>
          </table:table-cell>
          <table:table-cell table:style-name="Таблица2.C3" office:value-type="string">
            <text:p text:style-name="P85">Преобразует заданное значение в тип <text:span text:style-name="Source_20_Text">java.lang.Long</text:span> </text:p>
          </table:table-cell>
        </table:table-row>
        <table:table-row>
          <table:table-cell table:style-name="Таблица2.A2" office:value-type="string">
            <text:p text:style-name="P92">Integer </text:p>
          </table:table-cell>
          <table:table-cell table:style-name="Таблица2.A2" office:value-type="string">
            <text:p text:style-name="P94">Int </text:p>
          </table:table-cell>
          <table:table-cell table:style-name="Таблица2.C2" office:value-type="string">
            <text:p text:style-name="P85">Преобразует заданное значение в тип <text:span text:style-name="Source_20_Text">java.lang.Integer</text:span>. </text:p>
          </table:table-cell>
        </table:table-row>
        <table:table-row>
          <table:table-cell table:style-name="Таблица2.A3" office:value-type="string">
            <text:p text:style-name="P92">Short </text:p>
          </table:table-cell>
          <table:table-cell table:style-name="Таблица2.A3" office:value-type="string">
            <text:p text:style-name="P94">Small, Smallint </text:p>
          </table:table-cell>
          <table:table-cell table:style-name="Таблица2.C3" office:value-type="string">
            <text:p text:style-name="P85">Преобразует заданное значение в тип <text:span text:style-name="Source_20_Text">java.lang.Short</text:span>. </text:p>
          </table:table-cell>
        </table:table-row>
        <table:table-row>
          <table:table-cell table:style-name="Таблица2.A2" office:value-type="string">
            <text:p text:style-name="P92">Byte</text:p>
          </table:table-cell>
          <table:table-cell table:style-name="Таблица2.A2" office:value-type="string">
            <text:p text:style-name="P94">Tiny, TyniInt </text:p>
          </table:table-cell>
          <table:table-cell table:style-name="Таблица2.C2" office:value-type="string">
            <text:p text:style-name="P85">Преобразует заданное значение в тип <text:soft-page-break/><text:span text:style-name="Source_20_Text">java.lang.Byte</text:span>. </text:p>
          </table:table-cell>
        </table:table-row>
        <table:table-row>
          <table:table-cell table:style-name="Таблица2.A3" office:value-type="string">
            <text:p text:style-name="P92">Timestamp</text:p>
          </table:table-cell>
          <table:table-cell table:style-name="Таблица2.A3" office:value-type="string">
            <text:p text:style-name="P94">Tsm</text:p>
          </table:table-cell>
          <table:table-cell table:style-name="Таблица2.C3" office:value-type="string">
            <text:p text:style-name="P85">Преобразует заданное значение в тип <text:span text:style-name="Source_20_Text">java.sql.Timestamp</text:span> по заданному образцу. </text:p>
          </table:table-cell>
        </table:table-row>
        <table:table-row>
          <table:table-cell table:style-name="Таблица2.A2" office:value-type="string">
            <text:p text:style-name="P92">Date </text:p>
          </table:table-cell>
          <table:table-cell table:style-name="Таблица2.A2" office:value-type="string">
            <text:p text:style-name="P94">Dat</text:p>
          </table:table-cell>
          <table:table-cell table:style-name="Таблица2.C2" office:value-type="string">
            <text:p text:style-name="P85">Преобразует заданное значение в тип <text:span text:style-name="Source_20_Text">java.util.Date</text:span> по заданному образцу. </text:p>
          </table:table-cell>
        </table:table-row>
        <table:table-row>
          <table:table-cell table:style-name="Таблица2.A2" office:value-type="string">
            <text:p text:style-name="P92">$</text:p>
          </table:table-cell>
          <table:table-cell table:style-name="Таблица2.A2" office:value-type="string">
            <text:p text:style-name="P94"/>
          </table:table-cell>
          <table:table-cell table:style-name="Таблица2.C2" office:value-type="string">
            <text:p text:style-name="P85">Создает по заданным как целые значениям года, месяца и даты месяца объект типа <text:span text:style-name="Source_20_Text">java.util.Date</text:span></text:p>
          </table:table-cell>
        </table:table-row>
        <table:table-row>
          <table:table-cell table:style-name="Таблица2.A2" office:value-type="string">
            <text:p text:style-name="P92">Now</text:p>
          </table:table-cell>
          <table:table-cell table:style-name="Таблица2.A2" office:value-type="string">
            <text:p text:style-name="P94">today</text:p>
          </table:table-cell>
          <table:table-cell table:style-name="Таблица2.C2" office:value-type="string">
            <text:p text:style-name="P85">Возвращает текущую дату как объект типа <text:span text:style-name="Source_20_Text">java.util.Date</text:span></text:p>
          </table:table-cell>
        </table:table-row>
      </table:table>
      <text:p text:style-name="P30"/>
      <text:h text:style-name="P106" text:outline-level="5">Функция <text:span text:style-name="T41">BigDecimal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BigDecimal( </text:span><text:span text:style-name="T9">expr, </text:span><text:span text:style-name="T15">[ </text:span><text:span text:style-name="T9">scale </text:span><text:span text:style-name="T15">]</text:span><text:span text:style-name="T9"> <text:s/></text:span><text:span text:style-name="T15">)</text:span></text:p>
      <text:p text:style-name="P33"><text:tab/><text:span text:style-name="T167">Алиасные имена:</text:span> <text:span text:style-name="T12">Dec</text:span></text:p>
      <text:p text:style-name="P33"><text:tab/>Если значение <text:span text:style-name="T8">expr</text:span> равно <text:span text:style-name="T8">null</text:span>, то считается равным <text:span text:style-name="T169">java.lang.Integer </text:span>со значением 0.</text:p>
      <text:p text:style-name="P33"><text:tab/>Преобразует заданное значение <text:span text:style-name="T8">expr</text:span> в тип <text:span text:style-name="Source_20_Text">java.math.BigDecimal</text:span>. </text:p>
      <text:p text:style-name="P33"><text:tab/>По умолчанию <text:span text:style-name="T8">scale</text:span>, если не задан принимается равным 2.</text:p>
      <text:p text:style-name="P33"><text:tab/>Для нового десятичного значения устанавливается значение масштаба:</text:p>
      <text:p text:style-name="P33"><text:tab/><text:tab/><text:span text:style-name="T12">setScale( </text:span><text:span text:style-name="T10">scale</text:span><text:span text:style-name="T15">, BigDecimal.ROUND_HALF_UP</text:span><text:span text:style-name="T12">)</text:span><text:span text:style-name="T15">;</text:span></text:p>
      <text:h text:style-name="P106" text:outline-level="5">Функция <text:span text:style-name="T41">Double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Double( </text:span><text:span text:style-name="T9">expr</text:span><text:span text:style-name="T9"> <text:s/></text:span><text:span text:style-name="T15">)</text:span></text:p>
      <text:p text:style-name="P33"><text:tab/><text:span text:style-name="T167">Алиасные имена:</text:span> <text:span text:style-name="T12">Dou</text:span></text:p>
      <text:p text:style-name="P33"><text:tab/>Значение <text:span text:style-name="T8">expr</text:span> равно <text:span text:style-name="T8">null</text:span>, преобразуется в <text:span text:style-name="T169">java.lang.Double</text:span> со значением 0.</text:p>
      <text:p text:style-name="P33"><text:tab/>Иначе, преобразует заданное значение <text:span text:style-name="T8">expr</text:span> в тип <text:span text:style-name="Source_20_Text">java.lang.Double</text:span>. </text:p>
      <text:h text:style-name="P106" text:outline-level="5">Функция <text:span text:style-name="T41">Float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Float( </text:span><text:span text:style-name="T9">expr <text:s/></text:span><text:span text:style-name="T15">)</text:span></text:p>
      <text:p text:style-name="P33"><text:tab/><text:span text:style-name="T167">Алиасные имена:</text:span> <text:span text:style-name="T12">Fl, Real</text:span></text:p>
      <text:p text:style-name="P33"><text:tab/>Значение <text:span text:style-name="T8">expr</text:span> равно <text:span text:style-name="T8">null</text:span>, преобразуется в <text:span text:style-name="T169">java.lang.Float</text:span> со значением 0.</text:p>
      <text:p text:style-name="P33"><text:tab/>Иначе, преобразует заданное значение <text:span text:style-name="T8">expr</text:span> в тип <text:span text:style-name="Source_20_Text">java.lang.Float</text:span>. </text:p>
      <text:p text:style-name="P33"/>
      <text:h text:style-name="P106" text:outline-level="5">Функция <text:span text:style-name="T41">Long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Long( </text:span><text:span text:style-name="T9">expr <text:s/></text:span><text:span text:style-name="T15">)</text:span></text:p>
      <text:p text:style-name="P33"><text:tab/><text:span text:style-name="T167">Алиасные имена:</text:span> <text:span text:style-name="T12">Lo, BigInt</text:span></text:p>
      <text:p text:style-name="P33"><text:soft-page-break/><text:tab/>Значение <text:span text:style-name="T8">expr</text:span> равно <text:span text:style-name="T8">null</text:span>, преобразуется в <text:span text:style-name="T169">java.lang.Long </text:span>со значением 0.</text:p>
      <text:p text:style-name="P33"><text:tab/>Иначе, преобразует заданное значение <text:span text:style-name="T8">expr</text:span> в тип <text:span text:style-name="Source_20_Text">java.lang.Long</text:span>. </text:p>
      <text:h text:style-name="P106" text:outline-level="5">Функция <text:span text:style-name="T41">Integer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Integer( </text:span><text:span text:style-name="T9">expr <text:s/></text:span><text:span text:style-name="T15">)</text:span></text:p>
      <text:p text:style-name="P33"><text:tab/><text:span text:style-name="T167">Алиасные имена:</text:span> <text:s/><text:span text:style-name="T12">Int</text:span></text:p>
      <text:p text:style-name="P33"><text:tab/>Значение <text:span text:style-name="T8">expr</text:span> равно <text:span text:style-name="T8">null</text:span>, преобразуется в <text:span text:style-name="T169">java.lang.Integer</text:span> со значением 0.</text:p>
      <text:p text:style-name="P33"><text:tab/>Иначе, преобразует заданное значение <text:span text:style-name="T8">expr</text:span> в тип <text:span text:style-name="Source_20_Text">java.lang.Integer</text:span>. </text:p>
      <text:h text:style-name="P106" text:outline-level="5">Функция <text:span text:style-name="T41">Short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Short( </text:span><text:span text:style-name="T9">expr <text:s/></text:span><text:span text:style-name="T15">)</text:span></text:p>
      <text:p text:style-name="P33"><text:tab/><text:span text:style-name="T167">Алиасные имена:</text:span> <text:s/><text:span text:style-name="T12">Small,Smallint</text:span></text:p>
      <text:p text:style-name="P33"><text:tab/>Значение <text:span text:style-name="T8">expr</text:span> равно <text:span text:style-name="T8">null</text:span>, преобразуется в <text:span text:style-name="T169">java.lang.Short</text:span> со значением 0.</text:p>
      <text:p text:style-name="P33"><text:tab/>Иначе, преобразует заданное значение <text:span text:style-name="T8">expr</text:span> в тип <text:span text:style-name="Source_20_Text">java.lang.Short</text:span>. </text:p>
      <text:p text:style-name="P34"><text:tab/></text:p>
      <text:h text:style-name="P106" text:outline-level="5">Функция <text:span text:style-name="T41">Byte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Byte( </text:span><text:span text:style-name="T9">expr <text:s/></text:span><text:span text:style-name="T15">)</text:span></text:p>
      <text:p text:style-name="Text_20_body"><text:span text:style-name="T91"><text:tab/></text:span><text:span text:style-name="T92">Алиасные имена:</text:span><text:span text:style-name="T91"> <text:s/></text:span><text:span text:style-name="T12">Tiny, TyniInt </text:span></text:p>
      <text:p text:style-name="P33"><text:tab/>Значение <text:span text:style-name="T8">expr</text:span> равно <text:span text:style-name="T8">null</text:span>, преобразуется в <text:span text:style-name="T169">java.lang.Byte</text:span> со значением 0.</text:p>
      <text:p text:style-name="P33"><text:tab/>Иначе, преобразует заданное значение <text:span text:style-name="T8">expr</text:span> в тип <text:span text:style-name="Source_20_Text">java.lang.Byte</text:span>. </text:p>
      <text:p text:style-name="P34"/>
      <text:h text:style-name="P106" text:outline-level="5">Функция <text:span text:style-name="T41">Date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Date( </text:span><text:span text:style-name="T9">expr </text:span><text:span text:style-name="T15">[ <text:s/>[ </text:span><text:span text:style-name="T9">, pattern </text:span><text:span text:style-name="T15">[</text:span><text:span text:style-name="T9"> , localeLang </text:span><text:span text:style-name="T15">]</text:span><text:span text:style-name="T9"> <text:s/></text:span><text:span text:style-name="T15">]</text:span><text:span text:style-name="T9"> <text:s text:c="2"/></text:span><text:span text:style-name="T15">)</text:span></text:p>
      <text:p text:style-name="Text_20_body"><text:span text:style-name="T91"><text:tab/></text:span><text:span text:style-name="T92">Алиасные имена:</text:span><text:span text:style-name="T91"> <text:s/></text:span><text:span text:style-name="T12">Dat</text:span></text:p>
      <text:p text:style-name="P85"><text:span text:style-name="T12"><text:tab/></text:span><text:span text:style-name="T64">Преобразует заданное значение </text:span><text:span text:style-name="T8">expr</text:span><text:span text:style-name="T64"> в тип </text:span><text:span text:style-name="Source_20_Text"><text:span text:style-name="T171">java.util.Date</text:span></text:span><text:span text:style-name="T64"> по заданному образцу </text:span></text:p>
      <text:p text:style-name="P85"><text:span text:style-name="T8">pattern </text:span><text:span text:style-name="T157">и заданому </text:span><text:span text:style-name="T8">localeLang</text:span><text:span text:style-name="T64">. </text:span></text:p>
      <text:p text:style-name="P96"/>
      <text:p text:style-name="Text_20_body"><text:span text:style-name="T12"><text:tab/></text:span><text:span text:style-name="T18">Параметры</text:span><text:span text:style-name="T12">:</text:span></text:p>
      <text:list text:style-name="L22">
        <text:list-item text:start-value="1">
          <text:p text:style-name="P205"><text:span text:style-name="T174">expr </text:span><text:span text:style-name="T9"><text:s/></text:span><text:span text:style-name="T163">— </text:span><text:span text:style-name="T162">строковое выражения, которое преобразуется </text:span><text:span text:style-name="T163">в <text:tab/></text:span><text:span text:style-name="T171">java.util.Date</text:span><text:span text:style-name="T163">.</text:span></text:p>
        </text:list-item>
        <text:list-item>
          <text:p text:style-name="P205"><text:span text:style-name="T174">pattern</text:span><text:span text:style-name="T9"> <text:s text:c="2"/></text:span><text:span text:style-name="T163">- <text:s/></text:span><text:span text:style-name="T162">строковое выражения, представляющее собой шаблон <text:s text:c="2"/><text:tab/>(</text:span><text:span text:style-name="T163">образец</text:span><text:span text:style-name="T162">) согласно которому представлена дата в строке</text:span><text:span text:style-name="T163"> </text:span><text:span text:style-name="T174">expr</text:span><text:span text:style-name="T163">. </text:span></text:p>
        </text:list-item>
        <text:list-item>
          <text:p text:style-name="P205"><text:span text:style-name="T174">localeLang</text:span><text:span text:style-name="T9"> <text:s/></text:span><text:span text:style-name="T163">- </text:span><text:span text:style-name="T162">строковый код страны, как определено конструктором <text:tab/>класса </text:span><text:span text:style-name="T171">java.util.Locale</text:span><text:span text:style-name="T162">. Например "ru" - русский, а "en" - <text:tab/>английский.</text:span></text:p>
        </text:list-item>
      </text:list>
      <text:p text:style-name="P9"><text:span text:style-name="T64"><text:tab/>Применяется, когда строковое выражение </text:span><text:span text:style-name="T8">expr</text:span><text:span text:style-name="T64"> содержит дату в формате, </text:span><text:soft-page-break/><text:span text:style-name="T64">совпадающим с </text:span><text:span text:style-name="T8">pattern</text:span><text:span text:style-name="T64">. </text:span></text:p>
      <text:p text:style-name="P91"/>
      <text:p text:style-name="P85"><text:span text:style-name="T64"><text:tab/>Если </text:span><text:span text:style-name="T8">pattern</text:span><text:span text:style-name="T64"> не задан, то преобразование производится с использованием <text:s/></text:span><text:span text:style-name="T64">предполагая значение равное "</text:span><text:span text:style-name="T170">dd.MM.yy</text:span><text:span text:style-name="T64">".</text:span></text:p>
      <text:p text:style-name="P91"><text:tab/></text:p>
      <text:p text:style-name="P91"><text:tab/>Если не задан <text:span text:style-name="T8">localeLang</text:span>, то преобразование выполняется согласно текущим языковым установкам операционной системы <text:s/>компьютера. Для правильного использования функции необходимо точно знать какой язык использован для представления даты в формате строки знаков. Пример ниже, показывает как правильного использовать функцию <text:span text:style-name="T15">Timestamp</text:span>.</text:p>
      <text:p text:style-name="P91"/>
      <text:p text:style-name="P33"><text:tab/>Значение <text:span text:style-name="T8">expr</text:span> равное <text:span text:style-name="T8">null</text:span>, преобразуется в <text:span text:style-name="T169">java.util.Date</text:span> со значением D<text:span text:style-name="T169">ate</text:span><text:span text:style-name="T169">(0)</text:span>.</text:p>
      <text:p text:style-name="P33"><text:tab/>Иначе, преобразует заданное значение <text:span text:style-name="T8">expr</text:span> в тип <text:span text:style-name="Source_20_Text"><text:span text:style-name="T169">java.util.Date</text:span></text:span>. </text:p>
      <text:p text:style-name="P33"><text:tab/>Преобразование проводится с помощью класса <text:span text:style-name="T169">java.text.SimpleDateFormat</text:span>. </text:p>
      <text:p text:style-name="P34"/>
      <text:p text:style-name="P91"/>
      <text:p text:style-name="P91"><text:tab/><text:span text:style-name="T166">Пример</text:span>. Пусть строка <text:span text:style-name="T176">expr</text:span> содержит значение '<text:span text:style-name="T170">Jul, 12 2005</text:span>' , т.е. Краткое название месяца, число месяца и год. </text:p>
      <text:p text:style-name="P91"/>
      <text:p text:style-name="P91"><text:tab/>Для такой даты применяется шаблон <text:span text:style-name="T169">'</text:span><text:span text:style-name="T170">MMM, d yyyy</text:span><text:span text:style-name="T169">'.</text:span></text:p>
      <text:p text:style-name="P105"/>
      <text:p text:style-name="P91"><text:tab/>Если выполнить выражение D<text:span text:style-name="T12">ate</text:span><text:span text:style-name="T15">('</text:span><text:span text:style-name="T181">Jul, 12 2005</text:span><text:span text:style-name="T15">', '</text:span><text:span text:style-name="T181">MMM, d yyyy</text:span><text:span text:style-name="T15">')</text:span> , то для <text:span text:style-name="T166">Windows</text:span> с русскими языковыми установками скорее всего будет выброшено исключение. Если бы значением expr было '<text:span text:style-name="T180">Июл, 12 2005</text:span>' , то функция сработает правильно. Но не всегда приложение само создает данные. Если, например, у Вас появилась база данных, у которой есть таблица со строковым полем для хранения даты и дата хранится по указанному выше шаблону, т.е. '<text:span text:style-name="T180">MMM, d yyyy</text:span>', но краткие имена введены на английском языке, то ничего не остается как воспользоваться функцией <text:span text:style-name="T12">Date</text:span>, как приведено ниже:</text:p>
      <text:p text:style-name="P91"/>
      <text:p text:style-name="P91"><text:tab/><text:tab/><text:span text:style-name="T15"> </text:span><text:span text:style-name="T17">Date</text:span><text:span text:style-name="T15">('Jul, 12 2005','MMM, d yyyy','</text:span><text:span text:style-name="T186">en</text:span><text:span text:style-name="T15">') </text:span></text:p>
      <text:p text:style-name="P91"/>
      <text:p text:style-name="P91">здесь, третьим параметром мы <text:span text:style-name="T1">явно</text:span> проинформировали функцию, на каком языке представлена дата — английском.</text:p>
      <text:p text:style-name="P88"/>
      <text:p text:style-name="P33"/>
      <text:h text:style-name="P106" text:outline-level="5">Функция <text:s/><text:span text:style-name="T41">Timestamp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Timestamp( </text:span><text:span text:style-name="T9">expr </text:span><text:span text:style-name="T15">[ <text:s/>[ </text:span><text:span text:style-name="T9">, pattern </text:span><text:span text:style-name="T15">[</text:span><text:span text:style-name="T9"> , localeLang </text:span><text:span text:style-name="T15">]</text:span><text:span text:style-name="T9"> <text:s/></text:span><text:span text:style-name="T15">]</text:span><text:span text:style-name="T9"> <text:s text:c="2"/></text:span><text:span text:style-name="T15">)</text:span></text:p>
      <text:p text:style-name="Text_20_body"><text:span text:style-name="T91"><text:tab/></text:span><text:span text:style-name="T92">Алиасное имя:</text:span><text:span text:style-name="T91"> <text:s/></text:span><text:span text:style-name="T118">Tsm</text:span></text:p>
      <text:p text:style-name="P85"><text:span text:style-name="T12"><text:tab/></text:span><text:span text:style-name="T64">Преобразует заданное значение </text:span><text:span text:style-name="T8">expr</text:span><text:span text:style-name="T64"> в тип </text:span><text:span text:style-name="Source_20_Text"><text:span text:style-name="T171">java.sql.Timestamp</text:span></text:span><text:span text:style-name="T64"> по заданному образцу </text:span><text:span text:style-name="T8">pattern</text:span><text:span text:style-name="T64">. </text:span></text:p>
      <text:p text:style-name="P96"/>
      <text:p text:style-name="Text_20_body"><text:span text:style-name="T12"><text:tab/></text:span><text:span text:style-name="T18">Параметры</text:span><text:span text:style-name="T12">:</text:span></text:p>
      <text:list text:style-name="L22">
        <text:list-item text:start-value="1">
          <text:p text:style-name="P205"><text:span text:style-name="T174">expr </text:span><text:span text:style-name="T9"><text:s/></text:span><text:span text:style-name="T163">— </text:span><text:span text:style-name="T162">строковое выражения, которое преобразуется </text:span><text:span text:style-name="T163">в </text:span><text:span text:style-name="T171">java.sql.Timestamp</text:span><text:span text:style-name="T163">.</text:span></text:p>
        </text:list-item>
        <text:list-item>
          <text:p text:style-name="P205"><text:span text:style-name="T174">pattern</text:span><text:span text:style-name="T9"> <text:s text:c="2"/></text:span><text:span text:style-name="T163">- <text:s/></text:span><text:span text:style-name="T162">строковое выражения, представляющее собой шаблон <text:s text:c="2"/><text:tab/>(</text:span><text:span text:style-name="T163">образец</text:span><text:span text:style-name="T162">) согласно которому представлена дата в строке</text:span><text:span text:style-name="T163"> </text:span><text:span text:style-name="T174">expr</text:span><text:span text:style-name="T163">. </text:span></text:p>
        </text:list-item>
        <text:list-item>
          <text:p text:style-name="P205"><text:span text:style-name="T174">localeLang</text:span><text:span text:style-name="T9"> <text:s/></text:span><text:span text:style-name="T163">- </text:span><text:span text:style-name="T162">строковый код страны, как определено конструктором <text:tab/>класса </text:span><text:span text:style-name="T171">java.util.Locale</text:span><text:span text:style-name="T162">. Например "ru" - русский, а "en" - </text:span><text:soft-page-break/><text:span text:style-name="T162"><text:tab/>английский.</text:span></text:p>
        </text:list-item>
      </text:list>
      <text:p text:style-name="P53"><text:tab/></text:p>
      <text:p text:style-name="P91"><text:tab/></text:p>
      <text:p text:style-name="P85"><text:span text:style-name="T64"><text:tab/>Применяется, когда строковое выражение </text:span><text:span text:style-name="T8">expr</text:span><text:span text:style-name="T64"> содержит дату в формате,</text:span></text:p>
      <text:p text:style-name="P85"><text:span text:style-name="T64">совпадающим с </text:span><text:span text:style-name="T8">pattern</text:span><text:span text:style-name="T64">. </text:span></text:p>
      <text:p text:style-name="P91"/>
      <text:p text:style-name="P85"><text:span text:style-name="T64"><text:tab/>Если </text:span><text:span text:style-name="T8">pattern</text:span><text:span text:style-name="T64"> не задан, то преобразование производится с использованием <text:s/>значения равного "</text:span><text:span text:style-name="T170">dd.MM.yy</text:span><text:span text:style-name="T64">".</text:span></text:p>
      <text:p text:style-name="P91"><text:tab/></text:p>
      <text:p text:style-name="P91"><text:tab/>Если не задан <text:span text:style-name="T8">localeLang</text:span>, то преобразование выполняется согласно текущим языковым установкам операционной системы <text:s/>компьютера. Для правильного использования функции необходимо точно знать какой язык использован для представления даты в формате строки знаков. Пример ниже, показывает как правильного использовать функцию <text:span text:style-name="T169">Timestamp</text:span>.</text:p>
      <text:p text:style-name="P91"/>
      <text:p text:style-name="P33"><text:tab/>Значение <text:span text:style-name="T8">expr</text:span> равное <text:span text:style-name="T8">null</text:span>, преобразуется в <text:span text:style-name="T169">java.sql.Timestamp</text:span> со значением <text:span text:style-name="T169">Timestamp</text:span><text:span text:style-name="T169">(0)</text:span>.</text:p>
      <text:p text:style-name="P33"><text:tab/>Иначе, преобразует заданное значение <text:span text:style-name="T8">expr</text:span> в тип <text:span text:style-name="Source_20_Text">java.sql.Timestamp</text:span>. </text:p>
      <text:p text:style-name="P33"><text:tab/>Преобразование проводится с помощью класса <text:span text:style-name="T169">java.text.SimpleDateFormat</text:span>. </text:p>
      <text:p text:style-name="P34"/>
      <text:p text:style-name="P91"/>
      <text:p text:style-name="P91"><text:tab/><text:span text:style-name="T166">Пример</text:span>. Пусть строка <text:span text:style-name="T176">expr</text:span> содержит значение '<text:span text:style-name="T170">Jul, 12 2005</text:span>' , т.е. Краткое <text:span text:style-name="T1">название месяца, число месяца </text:span>и <text:span text:style-name="T1">год</text:span>. </text:p>
      <text:p text:style-name="P91"/>
      <text:p text:style-name="P91"><text:tab/>Для такой даты применяется шаблон <text:span text:style-name="T169">'</text:span><text:span text:style-name="T170">MMM, d yyyy</text:span><text:span text:style-name="T169">'.</text:span></text:p>
      <text:p text:style-name="P105"/>
      <text:p text:style-name="P91"><text:tab/>Если выполнить выражение <text:span text:style-name="T12">Timestamp</text:span><text:span text:style-name="T15">('</text:span><text:span text:style-name="T181">Jul, 12 2005</text:span><text:span text:style-name="T15">', '</text:span><text:span text:style-name="T181">MMM, d yyyy</text:span><text:span text:style-name="T15">')</text:span> , то для <text:span text:style-name="T166">Windows</text:span> с русскими языковыми установками скорее всего будет выброшено исключение. Если бы значением expr было '<text:span text:style-name="T180">Июл, 12 2005</text:span>' , то функция сработает правильно. Но не всегда приложение само создает данные. Если, например, у Вас появилась база данных, у которой есть таблица со строковым полем для хранения даты и дата хранится по указанному выше шаблону, т.е. '<text:span text:style-name="T180">MMM, d yyyy</text:span>', но краткие имена введены на английском языке, то ничего не остается как воспользоваться функцией <text:span text:style-name="T12">Timestamp</text:span>, как приведено ниже:</text:p>
      <text:p text:style-name="P91"/>
      <text:p text:style-name="P91"><text:tab/><text:tab/><text:span text:style-name="T15"> </text:span><text:span text:style-name="T17">Timestamp</text:span><text:span text:style-name="T15">('Jul, 12 2005','MMM, d yyyy','</text:span><text:span text:style-name="T186">en</text:span><text:span text:style-name="T15">') </text:span></text:p>
      <text:p text:style-name="P91"/>
      <text:p text:style-name="P91">здесь, третьим параметром мы <text:span text:style-name="T1">явно</text:span> проинформировали функцию, на каком языке представлена дата — английском.</text:p>
      <text:p text:style-name="P91"/>
      <text:h text:style-name="P106" text:outline-level="5">Функция <text:span text:style-name="T41">$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$</text:span><text:span text:style-name="T15">( <text:s/></text:span><text:span text:style-name="T175">year, month, day</text:span><text:span text:style-name="T9"> <text:s/></text:span><text:span text:style-name="T15">)</text:span></text:p>
      <text:p text:style-name="P12"><text:span text:style-name="T12"><text:tab/></text:span><text:span text:style-name="T165">Параметры:</text:span></text:p>
      <text:list text:style-name="L23">
        <text:list-item>
          <text:p text:style-name="P218"><text:span text:style-name="T176">year</text:span><text:span text:style-name="T165"> </text:span><text:span text:style-name="T143">— целочисленное выражение — год.</text:span></text:p>
        </text:list-item>
        <text:list-item>
          <text:p text:style-name="P218"><text:span text:style-name="T176">month</text:span><text:span text:style-name="T165"> </text:span><text:span text:style-name="T143">— целочисленное выражение — месяц.</text:span></text:p>
        </text:list-item>
        <text:list-item>
          <text:p text:style-name="P218"><text:span text:style-name="T176">day</text:span><text:span text:style-name="T165"> </text:span><text:span text:style-name="T143">— целочисленное выражение — день месяца.</text:span></text:p>
        </text:list-item>
      </text:list>
      <text:p text:style-name="P34"><text:tab/>Создает и возвращает объект типа <text:span text:style-name="T169">java.util.Date</text:span> по заданным целочисленным значениям <text:span text:style-name="T1">года</text:span>, <text:span text:style-name="T1">месяца</text:span> и дня <text:span text:style-name="T1">месяца</text:span>.</text:p>
      <text:h text:style-name="P106" text:outline-level="5"><text:soft-page-break/>Функция <text:s/><text:span text:style-name="T41">Now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Now()</text:span></text:p>
      <text:p text:style-name="Text_20_body"><text:span text:style-name="T91"><text:tab/></text:span><text:span text:style-name="T92">Алиасное имя:</text:span><text:span text:style-name="T91"> <text:s/></text:span><text:span text:style-name="T118">today</text:span></text:p>
      <text:p text:style-name="P91"><text:tab/>Возвращает значение текущей даты, установленной в системе, типа <text:span text:style-name="T169">java.util.Date</text:span>.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h text:style-name="P81" text:outline-level="4">Функции состояния</text:h>
      <text:p text:style-name="P13"><text:tab/>В следующей таблице приведены функции, <text:s/>специально предназначенные для преобразования значений выражений в заданный тип.</text:p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89">Имя функции</text:p>
          </table:table-cell>
          <table:table-cell table:style-name="Таблица3.A1" office:value-type="string">
            <text:p text:style-name="P86">Алиасы</text:p>
          </table:table-cell>
          <table:table-cell table:style-name="Таблица3.C1" office:value-type="string">
            <text:p text:style-name="P86">Описание</text:p>
          </table:table-cell>
        </table:table-row>
        <table:table-row>
          <table:table-cell table:style-name="Таблица3.A2" office:value-type="string">
            <text:p text:style-name="P92">IsDeleted</text:p>
          </table:table-cell>
          <table:table-cell table:style-name="Таблица3.A2" office:value-type="string">
            <text:p text:style-name="P94">IsDel</text:p>
          </table:table-cell>
          <table:table-cell table:style-name="Таблица3.C2" office:value-type="string">
            <text:p text:style-name="P87">Возвращает значение <text:span text:style-name="Source_20_Text">true</text:span> если текущий ряд удален для заданного алиаса таблицы или алиаса по умолчанию, если опущен параметр. Если ряд не удален возвращает <text:span text:style-name="Source_20_Text">false</text:span>. </text:p>
          </table:table-cell>
        </table:table-row>
        <table:table-row>
          <table:table-cell table:style-name="Таблица3.A3" office:value-type="string">
            <text:p text:style-name="P92">RowState</text:p>
          </table:table-cell>
          <table:table-cell table:style-name="Таблица3.A3" office:value-type="string">
            <text:p text:style-name="P94"><text:s/></text:p>
          </table:table-cell>
          <table:table-cell table:style-name="Таблица3.C3" office:value-type="string">
            <text:p text:style-name="P87">Возвращает значение свойства <text:span text:style-name="Source_20_Text">editingState</text:span> текущего ряда для заданного алиаса таблицы или алиаса по умолчанию, если опущен параметр. </text:p>
          </table:table-cell>
        </table:table-row>
        <table:table-row>
          <table:table-cell table:style-name="Таблица3.A2" office:value-type="string">
            <text:p text:style-name="P92">Depth </text:p>
          </table:table-cell>
          <table:table-cell table:style-name="Таблица3.A2" office:value-type="string">
            <text:p text:style-name="P94"/>
          </table:table-cell>
          <table:table-cell table:style-name="Таблица3.C2" office:value-type="string">
            <text:p text:style-name="P101"><text:span text:style-name="T14">Возвращает значение </text:span><text:span text:style-name="T172">RowState.getDepth()</text:span><text:span text:style-name="T14"> для текущего ряда и заданного алиаса таблицы или алиаса по умолчанию, если опущен параметр. </text:span></text:p>
          </table:table-cell>
        </table:table-row>
        <table:table-row>
          <table:table-cell table:style-name="Таблица3.A2" office:value-type="string">
            <text:p text:style-name="P92">RowNo</text:p>
          </table:table-cell>
          <table:table-cell table:style-name="Таблица3.A2" office:value-type="string">
            <text:p text:style-name="P94"/>
          </table:table-cell>
          <table:table-cell table:style-name="Таблица3.C2" office:value-type="string">
            <text:p text:style-name="P101">Возвращает индекс текущего ряда для заданного алиаса таблицы или алиаса по умолчанию, если опущен параметр. </text:p>
          </table:table-cell>
        </table:table-row>
        <table:table-row>
          <table:table-cell table:style-name="Таблица3.A2" office:value-type="string">
            <text:p text:style-name="P92">RowValue</text:p>
          </table:table-cell>
          <table:table-cell table:style-name="Таблица3.A2" office:value-type="string">
            <text:p text:style-name="P94">Rv</text:p>
          </table:table-cell>
          <table:table-cell table:style-name="Таблица3.C2" office:value-type="string">
            <text:p text:style-name="P101">Возвращает значение ячейки ряда для заданного индекса таблицы и заданного имени колонки. </text:p>
          </table:table-cell>
        </table:table-row>
      </table:table>
      <text:p text:style-name="P48"/>
      <text:h text:style-name="P106" text:outline-level="5">Функция <text:s/><text:span text:style-name="T41">IsDeleted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IsDeleted( </text:span><text:span text:style-name="T9"><text:s/></text:span><text:span text:style-name="T15">[</text:span><text:span text:style-name="T9"> alias </text:span><text:span text:style-name="T15">]</text:span><text:span text:style-name="T9"> <text:s/></text:span><text:span text:style-name="T15">)</text:span></text:p>
      <text:p text:style-name="Text_20_body"><text:span text:style-name="T91"><text:tab/></text:span><text:span text:style-name="T92">Алиасные имена:</text:span><text:span text:style-name="T91"> <text:s/></text:span><text:span text:style-name="T118">IsDel</text:span></text:p>
      <text:p text:style-name="P93"><text:tab/></text:p>
      <text:p text:style-name="P87"><text:span text:style-name="T14"><text:tab/></text:span><text:span text:style-name="T64">Возвращает значение </text:span><text:span text:style-name="Source_20_Text"><text:span text:style-name="T171">true</text:span></text:span><text:span text:style-name="T64"> если текущий ряд удален для заданного алиаса таблицы или алиаса по умолчанию, если опущен параметр. Если ряд не удален возвращает </text:span><text:span text:style-name="Source_20_Text"><text:span text:style-name="T171">false</text:span></text:span><text:span text:style-name="T64">. </text:span></text:p>
      <text:p text:style-name="P102"/>
      <text:p text:style-name="P102"/>
      <text:h text:style-name="P106" text:outline-level="5">Функция <text:s/><text:span text:style-name="T41">RowState</text:span></text:h>
      <text:p text:style-name="P31"><text:tab/><text:span text:style-name="T168">Синтаксис:</text:span></text:p>
      <text:p text:style-name="P32"><text:soft-page-break/><text:span text:style-name="T64"><text:tab/></text:span><text:span text:style-name="T14"><text:tab/></text:span><text:span text:style-name="T15">RowState( </text:span><text:span text:style-name="T9"><text:s/></text:span><text:span text:style-name="T15">[</text:span><text:span text:style-name="T9"> alias </text:span><text:span text:style-name="T15">]</text:span><text:span text:style-name="T9"> <text:s/></text:span><text:span text:style-name="T15">)</text:span></text:p>
      <text:p text:style-name="P9"><text:span text:style-name="T119"><text:tab/></text:span><text:span text:style-name="T87">Возвращает значение свойства </text:span><text:span text:style-name="Source_20_Text"><text:span text:style-name="T131">editingState</text:span></text:span><text:span text:style-name="T87"> текущего ряда для заданного алиаса </text:span><text:span text:style-name="T87">таблицы или алиаса по умолчанию, если опущен параметр. </text:span><text:span text:style-name="T166"><text:tab/></text:span></text:p>
      <text:p text:style-name="P103"/>
      <text:h text:style-name="P106" text:outline-level="5">Функция <text:s/><text:span text:style-name="T41">Depth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Depth( </text:span><text:span text:style-name="T9"><text:s/></text:span><text:span text:style-name="T15">[</text:span><text:span text:style-name="T9"> alias </text:span><text:span text:style-name="T15">]</text:span><text:span text:style-name="T9"> <text:s/></text:span><text:span text:style-name="T15">)</text:span></text:p>
      <text:p text:style-name="Text_20_body"><text:span text:style-name="T91"><text:tab/>Возвращает значение </text:span><text:span text:style-name="T172">RowState.getDepth()</text:span><text:span text:style-name="T91"> для текущего ряда и заданного алиаса таблицы или алиаса по умолчанию, если опущен параметр. </text:span></text:p>
      <text:p text:style-name="P33"/>
      <text:p text:style-name="P33"/>
      <text:h text:style-name="P106" text:outline-level="5">Функция <text:s/><text:span text:style-name="T41">RowNo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RowNo( </text:span><text:span text:style-name="T9"><text:s/></text:span><text:span text:style-name="T15">[</text:span><text:span text:style-name="T9"> alias </text:span><text:span text:style-name="T15">]</text:span><text:span text:style-name="T9"> <text:s/></text:span><text:span text:style-name="T15">)</text:span></text:p>
      <text:p text:style-name="P9"><text:span text:style-name="T119"><text:tab/></text:span><text:span text:style-name="T103">Возвращает индекс текущего ряда для заданного алиаса таблицы или алиаса по умолчанию, если опущен параметр. </text:span></text:p>
      <text:p text:style-name="P9"><text:span text:style-name="T103"><text:tab/>Необязательный параметр </text:span><text:span text:style-name="T133">alias</text:span><text:span text:style-name="T103"> определяет строковое значение алиаса таблицы.</text:span></text:p>
      <text:p text:style-name="P97"/>
      <text:h text:style-name="P106" text:outline-level="5">Функция <text:s/><text:span text:style-name="T41">RowValue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RowValue( </text:span><text:span text:style-name="T9"><text:s text:c="2"/>rowIndex-expr, columnName <text:s text:c="2"/></text:span><text:span text:style-name="T15">)</text:span></text:p>
      <text:p text:style-name="P32"><text:span text:style-name="T64"><text:tab/></text:span><text:span text:style-name="T168">Алиасные имена:</text:span><text:span text:style-name="T64"> <text:s/></text:span><text:span text:style-name="T15">Rv</text:span></text:p>
      <text:p text:style-name="P9"><text:span text:style-name="T119"><text:tab/></text:span><text:span text:style-name="T103">Возвращает значение ячейки ряда для заданного </text:span><text:span text:style-name="T107">индекса</text:span><text:span text:style-name="T103"> таблицы и заданного </text:span><text:span text:style-name="T107">имени</text:span><text:span text:style-name="T103"> </text:span><text:span text:style-name="T107">колонки</text:span><text:span text:style-name="T103">.</text:span><text:span text:style-name="T102"> </text:span></text:p>
      <text:p text:style-name="P49"><text:span text:style-name="T104"><text:tab/></text:span><text:span text:style-name="T106">Параметры</text:span><text:span text:style-name="T105">:</text:span></text:p>
      <text:p text:style-name="P49"/>
      <text:list text:style-name="L24">
        <text:list-item>
          <text:p text:style-name="P242"><text:span text:style-name="T121">rowIndex-expr</text:span><text:span text:style-name="T122"> <text:s/>- </text:span><text:span text:style-name="T104">выражение целочисленного типа, определяющее индекс ряда;</text:span></text:p>
        </text:list-item>
        <text:list-item>
          <text:p text:style-name="P242"><text:span text:style-name="T121"><text:s/>columnName</text:span><text:span text:style-name="T122"> <text:s/>- </text:span><text:span text:style-name="T104">имя колонки таблицы типа </text:span><text:span text:style-name="T132">tdo.Table</text:span><text:span text:style-name="T104">, содержащей ряд.</text:span></text:p>
        </text:list-item>
      </text:list>
      <text:p text:style-name="P35"/>
      <text:p text:style-name="P35"/>
      <text:h text:style-name="P83" text:outline-level="4">Специальные функции</text:h>
      <text:p text:style-name="P36"/>
      <text:p text:style-name="P51"><text:span text:style-name="T88"><text:tab/>В настоящий момент только одна функция определена в данной категории — </text:span><text:span text:style-name="T134">IIF</text:span><text:span text:style-name="T88">.</text:span></text:p>
      <text:p text:style-name="P29"/>
      <text:h text:style-name="P106" text:outline-level="5">Функция <text:s/><text:span text:style-name="T41">IIF</text:span></text:h>
      <text:p text:style-name="P31"><text:tab/><text:span text:style-name="T168">Синтаксис:</text:span></text:p>
      <text:p text:style-name="P32"><text:span text:style-name="T64"><text:tab/></text:span><text:span text:style-name="T14"><text:tab/></text:span><text:span text:style-name="T15">IIF( </text:span><text:span text:style-name="T9"><text:s text:c="2"/>cond-expr, value1, value2 <text:s text:c="2"/></text:span><text:span text:style-name="T15">)</text:span></text:p>
      <text:p text:style-name="P41"><text:soft-page-break/></text:p>
      <text:p text:style-name="P9"><text:span text:style-name="T119"><text:tab/></text:span><text:span text:style-name="T103">Возвращает значение </text:span><text:span text:style-name="T125">value1</text:span><text:span text:style-name="T103">, если </text:span><text:span text:style-name="T125">cond-expr</text:span><text:span text:style-name="T103"> равен </text:span><text:span text:style-name="T131">true</text:span><text:span text:style-name="T103">. Возвращает <text:s/></text:span><text:span text:style-name="T125">value2</text:span><text:span text:style-name="T124"> </text:span><text:span text:style-name="T103">в </text:span><text:span text:style-name="T103">противном случае.</text:span></text:p>
      <text:p text:style-name="P49"><text:span text:style-name="T104"><text:tab/></text:span><text:span text:style-name="T106">Параметры</text:span><text:span text:style-name="T105">:</text:span></text:p>
      <text:list text:style-name="L25">
        <text:list-item>
          <text:p text:style-name="P244"><text:span text:style-name="T121">cond-expr —</text:span><text:span text:style-name="T88"> выражение булевого типа;</text:span></text:p>
        </text:list-item>
        <text:list-item>
          <text:p text:style-name="P244"><text:span text:style-name="T109">value1</text:span><text:span text:style-name="T88"> — </text:span><text:span text:style-name="T104">значение, возвращаемое функцией,</text:span><text:span text:style-name="T88"> </text:span><text:span text:style-name="T104">когда</text:span><text:span text:style-name="T88"> </text:span><text:span text:style-name="T121">cond-expr </text:span><text:span text:style-name="T104">равно </text:span><text:span text:style-name="T132">true</text:span><text:span text:style-name="T121">. </text:span></text:p>
        </text:list-item>
        <text:list-item>
          <text:p text:style-name="P244"><text:span text:style-name="T109">value2</text:span><text:span text:style-name="T88"> — </text:span><text:span text:style-name="T104">значение, возвращаемое функцией,</text:span><text:span text:style-name="T88"> </text:span><text:span text:style-name="T104">когда</text:span><text:span text:style-name="T109"> </text:span><text:span text:style-name="T121">cond-expr</text:span><text:span text:style-name="T110"> </text:span><text:span text:style-name="T104">равно </text:span><text:span text:style-name="T132">true</text:span><text:span text:style-name="T110">. </text:span></text:p>
        </text:list-item>
      </text:list>
      <text:p text:style-name="P43"/>
      <text:p text:style-name="P43"/>
      <text:p text:style-name="P43"/>
      <text:p text:style-name="P43"/>
      <text:h text:style-name="P82" text:outline-level="4"><text:span text:style-name="T88">Функции-оболочки пакета </text:span><text:span text:style-name="T51">java.Math</text:span></text:h>
      <text:p text:style-name="P44"/>
      <text:p text:style-name="P52"><text:span text:style-name="T134"><text:tab/></text:span><text:span text:style-name="T89">Для каждого метода <text:s/>из <text:s/>пакета </text:span><text:span text:style-name="T136">java</text:span><text:span text:style-name="T135">.</text:span><text:span text:style-name="T136">Math</text:span><text:span text:style-name="T89"> определена одноименная функция выражений.</text:span></text:p>
      <text:p text:style-name="P41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4">ABS</text:p>
          </table:table-cell>
          <table:table-cell table:style-name="Таблица4.B1" office:value-type="string">
            <text:p text:style-name="P101"><text:span text:style-name="T144"><text:s/>Соответствует функции из пакета </text:span><text:span text:style-name="Source_20_Text"><text:span text:style-name="T172">java.Math.</text:span></text:span><text:span text:style-name="Source_20_Text"><text:span text:style-name="T173">abs</text:span></text:span><text:span text:style-name="Source_20_Text"><text:span text:style-name="T172">(Double)</text:span></text:span></text:p>
          </table:table-cell>
        </table:table-row>
        <table:table-row>
          <table:table-cell table:style-name="Таблица4.A2" office:value-type="string">
            <text:p text:style-name="P104">ACOS</text:p>
          </table:table-cell>
          <table:table-cell table:style-name="Таблица4.B2" office:value-type="string">
            <text:p text:style-name="P101"><text:span text:style-name="T144"><text:s/>Соответствует функции из пакета </text:span><text:span text:style-name="Source_20_Text"><text:span text:style-name="T172">java.Math.</text:span></text:span><text:span text:style-name="Source_20_Text"><text:span text:style-name="T173">acos</text:span></text:span><text:span text:style-name="Source_20_Text"><text:span text:style-name="T172">(Double)</text:span></text:span></text:p>
          </table:table-cell>
        </table:table-row>
        <table:table-row>
          <table:table-cell table:style-name="Таблица4.A2" office:value-type="string">
            <text:p text:style-name="P104">ASIN</text:p>
          </table:table-cell>
          <table:table-cell table:style-name="Таблица4.B2" office:value-type="string">
            <text:p text:style-name="P101"><text:span text:style-name="T144"><text:s/>Соответствует функции из пакета </text:span><text:span text:style-name="Source_20_Text"><text:span text:style-name="T172">java.Math.</text:span></text:span><text:span text:style-name="Source_20_Text"><text:span text:style-name="T173">asin</text:span></text:span><text:span text:style-name="Source_20_Text"><text:span text:style-name="T172">(Double)</text:span></text:span></text:p>
          </table:table-cell>
        </table:table-row>
        <table:table-row>
          <table:table-cell table:style-name="Таблица4.A2" office:value-type="string">
            <text:p text:style-name="P104">ATAN</text:p>
          </table:table-cell>
          <table:table-cell table:style-name="Таблица4.B2" office:value-type="string">
            <text:p text:style-name="P101"><text:span text:style-name="T144"><text:s/>Соответствует функции из пакета </text:span><text:span text:style-name="Source_20_Text"><text:span text:style-name="T172">java.Math.</text:span></text:span><text:span text:style-name="Source_20_Text"><text:span text:style-name="T173">atan</text:span></text:span><text:span text:style-name="Source_20_Text"><text:span text:style-name="T172">(Double)</text:span></text:span></text:p>
          </table:table-cell>
        </table:table-row>
        <table:table-row>
          <table:table-cell table:style-name="Таблица4.A2" office:value-type="string">
            <text:p text:style-name="P104">CEIL</text:p>
          </table:table-cell>
          <table:table-cell table:style-name="Таблица4.B2" office:value-type="string">
            <text:p text:style-name="P101"><text:span text:style-name="T144"><text:s/>Соответствует функции из пакета </text:span><text:span text:style-name="Source_20_Text"><text:span text:style-name="T172">java.Math.</text:span></text:span><text:span text:style-name="Source_20_Text"><text:span text:style-name="T173">ceil</text:span></text:span><text:span text:style-name="Source_20_Text"><text:span text:style-name="T172">(Double)</text:span></text:span></text:p>
          </table:table-cell>
        </table:table-row>
        <table:table-row>
          <table:table-cell table:style-name="Таблица4.A2" office:value-type="string">
            <text:p text:style-name="P104">COS</text:p>
          </table:table-cell>
          <table:table-cell table:style-name="Таблица4.B2" office:value-type="string">
            <text:p text:style-name="P101"><text:span text:style-name="T144"><text:s/>Соответствует функции из пакета </text:span><text:span text:style-name="Source_20_Text"><text:span text:style-name="T172">java.Math.</text:span></text:span><text:span text:style-name="Source_20_Text"><text:span text:style-name="T173">cos</text:span></text:span><text:span text:style-name="Source_20_Text"><text:span text:style-name="T172">(Double)</text:span></text:span></text:p>
          </table:table-cell>
        </table:table-row>
        <table:table-row>
          <table:table-cell table:style-name="Таблица4.A2" office:value-type="string">
            <text:p text:style-name="P104">SIN</text:p>
          </table:table-cell>
          <table:table-cell table:style-name="Таблица4.B2" office:value-type="string">
            <text:p text:style-name="P101"><text:span text:style-name="T144"><text:s/>Соответствует функции из пакета</text:span><text:span text:style-name="T172"> </text:span><text:span text:style-name="Source_20_Text"><text:span text:style-name="T172">java.Math.</text:span></text:span><text:span text:style-name="Source_20_Text"><text:span text:style-name="T173">sin</text:span></text:span><text:span text:style-name="Source_20_Text"><text:span text:style-name="T172">(Double)</text:span></text:span></text:p>
          </table:table-cell>
        </table:table-row>
        <table:table-row>
          <table:table-cell table:style-name="Таблица4.A2" office:value-type="string">
            <text:p text:style-name="P104">TAN</text:p>
          </table:table-cell>
          <table:table-cell table:style-name="Таблица4.B2" office:value-type="string">
            <text:p text:style-name="P101"><text:span text:style-name="T144"><text:s/>Соответствует функции из пакета </text:span><text:span text:style-name="Source_20_Text"><text:span text:style-name="T172">java.Math.</text:span></text:span><text:span text:style-name="Source_20_Text"><text:span text:style-name="T173">tan</text:span></text:span><text:span text:style-name="Source_20_Text"><text:span text:style-name="T172">(Double)</text:span></text:span></text:p>
          </table:table-cell>
        </table:table-row>
        <table:table-row>
          <table:table-cell table:style-name="Таблица4.A2" office:value-type="string">
            <text:p text:style-name="P104">EXP</text:p>
          </table:table-cell>
          <table:table-cell table:style-name="Таблица4.B2" office:value-type="string">
            <text:p text:style-name="P101"><text:span text:style-name="T144"><text:s/>Соответствует функции из пакета </text:span><text:span text:style-name="Source_20_Text"><text:span text:style-name="T172">java.Math.</text:span></text:span><text:span text:style-name="Source_20_Text"><text:span text:style-name="T173">exp</text:span></text:span><text:span text:style-name="Source_20_Text"><text:span text:style-name="T172">(Double)</text:span></text:span></text:p>
          </table:table-cell>
        </table:table-row>
        <table:table-row>
          <table:table-cell table:style-name="Таблица4.A2" office:value-type="string">
            <text:p text:style-name="P104">FLOOR</text:p>
          </table:table-cell>
          <table:table-cell table:style-name="Таблица4.B2" office:value-type="string">
            <text:p text:style-name="P101"><text:span text:style-name="T144"><text:s/>Соответствует функции из пакета</text:span><text:span text:style-name="T172"> </text:span><text:span text:style-name="Source_20_Text"><text:span text:style-name="T172">java.Math.</text:span></text:span><text:span text:style-name="Source_20_Text"><text:span text:style-name="T173">floor</text:span></text:span><text:span text:style-name="Source_20_Text"><text:span text:style-name="T172">(Double)</text:span></text:span></text:p>
          </table:table-cell>
        </table:table-row>
        <table:table-row>
          <table:table-cell table:style-name="Таблица4.A2" office:value-type="string">
            <text:p text:style-name="P104">LOG</text:p>
          </table:table-cell>
          <table:table-cell table:style-name="Таблица4.B2" office:value-type="string">
            <text:p text:style-name="P101"><text:span text:style-name="T144"><text:s/>Соответствует функции из пакета </text:span><text:span text:style-name="Source_20_Text"><text:span text:style-name="T172">java.Math.</text:span></text:span><text:span text:style-name="Source_20_Text"><text:span text:style-name="T173">log</text:span></text:span><text:span text:style-name="Source_20_Text"><text:span text:style-name="T172">(Double)</text:span></text:span></text:p>
          </table:table-cell>
        </table:table-row>
        <table:table-row>
          <table:table-cell table:style-name="Таблица4.A2" office:value-type="string">
            <text:p text:style-name="P104">RINT</text:p>
          </table:table-cell>
          <table:table-cell table:style-name="Таблица4.B2" office:value-type="string">
            <text:p text:style-name="P101"><text:span text:style-name="T144"><text:s/>Соответствует функции из пакета </text:span><text:span text:style-name="Source_20_Text"><text:span text:style-name="T172">java.Math.</text:span></text:span><text:span text:style-name="Source_20_Text"><text:span text:style-name="T173">rint</text:span></text:span><text:span text:style-name="Source_20_Text"><text:span text:style-name="T172">(Double)</text:span></text:span></text:p>
          </table:table-cell>
        </table:table-row>
        <table:table-row>
          <table:table-cell table:style-name="Таблица4.A2" office:value-type="string">
            <text:p text:style-name="P104">ROUND</text:p>
          </table:table-cell>
          <table:table-cell table:style-name="Таблица4.B2" office:value-type="string">
            <text:p text:style-name="P101"><text:span text:style-name="T144"><text:s/>Соответствует функции из пакета </text:span><text:span text:style-name="Source_20_Text"><text:span text:style-name="T172">java.Math.</text:span></text:span><text:span text:style-name="Source_20_Text"><text:span text:style-name="T173">round</text:span></text:span><text:span text:style-name="Source_20_Text"><text:span text:style-name="T172">(Double)</text:span></text:span></text:p>
          </table:table-cell>
        </table:table-row>
        <table:table-row>
          <table:table-cell table:style-name="Таблица4.A2" office:value-type="string">
            <text:p text:style-name="P104">SQRT</text:p>
          </table:table-cell>
          <table:table-cell table:style-name="Таблица4.B2" office:value-type="string">
            <text:p text:style-name="P101"><text:span text:style-name="T144"><text:s/>Соответствует функции из пакета </text:span><text:span text:style-name="Source_20_Text"><text:span text:style-name="T172">java.Math.</text:span></text:span><text:span text:style-name="Source_20_Text"><text:span text:style-name="T173">sqrt</text:span></text:span><text:span text:style-name="Source_20_Text"><text:span text:style-name="T172">(Double)</text:span></text:span></text:p>
          </table:table-cell>
        </table:table-row>
        <table:table-row>
          <table:table-cell table:style-name="Таблица4.A2" office:value-type="string">
            <text:p text:style-name="P104">TODEGREES</text:p>
          </table:table-cell>
          <table:table-cell table:style-name="Таблица4.B2" office:value-type="string">
            <text:p text:style-name="P101"><text:span text:style-name="T144"><text:s/>Соответствует функции из пакета </text:span><text:span text:style-name="Source_20_Text"><text:span text:style-name="T172">java.Math.</text:span></text:span><text:span text:style-name="Source_20_Text"><text:span text:style-name="T173">toDegrees</text:span></text:span><text:span text:style-name="Source_20_Text"><text:span text:style-name="T172">(Double)</text:span></text:span></text:p>
          </table:table-cell>
        </table:table-row>
        <table:table-row>
          <table:table-cell table:style-name="Таблица4.A2" office:value-type="string">
            <text:p text:style-name="P104">TORADIANS</text:p>
          </table:table-cell>
          <table:table-cell table:style-name="Таблица4.B2" office:value-type="string">
            <text:p text:style-name="P101"><text:span text:style-name="T144"><text:s/>Соответствует функции из пакета</text:span><text:span text:style-name="T172"> </text:span><text:span text:style-name="Source_20_Text"><text:span text:style-name="T172">java.Math.</text:span></text:span><text:span text:style-name="Source_20_Text"><text:span text:style-name="T173">toRadians</text:span></text:span><text:span text:style-name="Source_20_Text"><text:span text:style-name="T172">(Double)</text:span></text:span></text:p>
          </table:table-cell>
        </table:table-row>
        <table:table-row>
          <table:table-cell table:style-name="Таблица4.A2" office:value-type="string">
            <text:p text:style-name="P104">ATAN2</text:p>
          </table:table-cell>
          <table:table-cell table:style-name="Таблица4.B2" office:value-type="string">
            <text:p text:style-name="P101"><text:span text:style-name="T144"><text:s/>Соответствует функции из пакета</text:span><text:span text:style-name="T172"> </text:span><text:span text:style-name="Source_20_Text"><text:span text:style-name="T172">java.Math.</text:span></text:span><text:span text:style-name="Source_20_Text"><text:span text:style-name="T173">atan2</text:span></text:span><text:span text:style-name="Source_20_Text"><text:span text:style-name="T172">(Double,Double)</text:span></text:span></text:p>
          </table:table-cell>
        </table:table-row>
        <table:table-row>
          <table:table-cell table:style-name="Таблица4.A2" office:value-type="string">
            <text:p text:style-name="P104">POW</text:p>
          </table:table-cell>
          <table:table-cell table:style-name="Таблица4.B2" office:value-type="string">
            <text:p text:style-name="P101"><text:span text:style-name="T144"><text:s/>Соответствует функции из пакета </text:span><text:span text:style-name="Source_20_Text"><text:span text:style-name="T172">java.Math.</text:span></text:span><text:span text:style-name="Source_20_Text"><text:span text:style-name="T173">pow</text:span></text:span><text:span text:style-name="Source_20_Text"><text:span text:style-name="T172">(Double,Double)</text:span></text:span></text:p>
          </table:table-cell>
        </table:table-row>
        <table:table-row>
          <table:table-cell table:style-name="Таблица4.A2" office:value-type="string">
            <text:p text:style-name="P104">IEEEREMAINDER</text:p>
          </table:table-cell>
          <table:table-cell table:style-name="Таблица4.B2" office:value-type="string">
            <text:p text:style-name="P101"><text:span text:style-name="T144"><text:s/>Соответствует функции из пакета <text:s text:c="2"/></text:span><text:span text:style-name="Source_20_Text"><text:span text:style-name="T172">java.Math.</text:span></text:span><text:span text:style-name="Source_20_Text"><text:span text:style-name="T173">IEEEremainder</text:span></text:span><text:span text:style-name="Source_20_Text"><text:span text:style-name="T172">(Double,Double)</text:span></text:span><text:span text:style-name="T172"> </text:span></text:p>
            <text:p text:style-name="P101"/>
          </table:table-cell>
        </table:table-row>
        <table:table-row>
          <table:table-cell table:style-name="Таблица4.A2" office:value-type="string">
            <text:p text:style-name="P104">RANDOM</text:p>
          </table:table-cell>
          <table:table-cell table:style-name="Таблица4.B2" office:value-type="string">
            <text:p text:style-name="P101"><text:span text:style-name="T144"><text:s/>Соответствует функции из пакета <text:s text:c="2"/></text:span><text:span text:style-name="Source_20_Text"><text:span text:style-name="T172">java.Math.</text:span></text:span><text:span text:style-name="Source_20_Text"><text:span text:style-name="T173">random()</text:span></text:span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ru" style:country-asian="RU" style:font-name-complex="Tahoma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Огл_20_2" style:display-name="Огл 2" style:family="text">
      <style:text-properties style:font-name="Verdana" fo:font-size="10pt" style:font-size-asian="12pt" style:font-size-complex="12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6-11T12:58:53</meta:creation-date>
    <dc:creator>Valery Shyshkin</dc:creator>
    <dc:date>2008-08-22T21:28:58</dc:date>
    <meta:print-date>2008-06-19T12:20:23</meta:print-date>
    <meta:editing-cycles>147</meta:editing-cycles>
    <meta:editing-duration>P7DT10H6M32S</meta:editing-duration>
    <meta:user-defined meta:name="Info 1"/>
    <meta:user-defined meta:name="Info 2"/>
    <meta:user-defined meta:name="Info 3"/>
    <meta:user-defined meta:name="Info 4"/>
    <meta:document-statistic meta:table-count="4" meta:image-count="22" meta:object-count="0" meta:page-count="59" meta:paragraph-count="1406" meta:word-count="10103" meta:character-count="85873"/>
  </office:meta>
</office:document-meta>
</file>